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173in"/>
    </style:style>
    <style:style style:name="co3" style:family="table-column">
      <style:table-column-properties fo:break-before="auto" style:column-width="0.8425in"/>
    </style:style>
    <style:style style:name="co4" style:family="table-column">
      <style:table-column-properties fo:break-before="auto" style:column-width="0.2098in"/>
    </style:style>
    <style:style style:name="co5" style:family="table-column">
      <style:table-column-properties fo:break-before="auto" style:column-width="1.0335in"/>
    </style:style>
    <style:style style:name="co6" style:family="table-column">
      <style:table-column-properties fo:break-before="auto" style:column-width="1.2201in"/>
    </style:style>
    <style:style style:name="co7" style:family="table-column">
      <style:table-column-properties fo:break-before="auto" style:column-width="0.7146in"/>
    </style:style>
    <style:style style:name="co8" style:family="table-column">
      <style:table-column-properties fo:break-before="auto" style:column-width="1.0362in"/>
    </style:style>
    <style:style style:name="co9" style:family="table-column">
      <style:table-column-properties fo:break-before="auto" style:column-width="1.3398in"/>
    </style:style>
    <style:style style:name="co10" style:family="table-column">
      <style:table-column-properties fo:break-before="auto" style:column-width="0.6339in"/>
    </style:style>
    <style:style style:name="co11" style:family="table-column">
      <style:table-column-properties fo:break-before="auto" style:column-width="1.0543in"/>
    </style:style>
    <style:style style:name="co12" style:family="table-column">
      <style:table-column-properties fo:break-before="auto" style:column-width="1.2508in"/>
    </style:style>
    <style:style style:name="co13" style:family="table-column">
      <style:table-column-properties fo:break-before="auto" style:column-width="1.161in"/>
    </style:style>
    <style:style style:name="co14" style:family="table-column">
      <style:table-column-properties fo:break-before="auto" style:column-width="1.0717in"/>
    </style:style>
    <style:style style:name="co15" style:family="table-column">
      <style:table-column-properties fo:break-before="auto" style:column-width="1.4563in"/>
    </style:style>
    <style:style style:name="co16" style:family="table-column">
      <style:table-column-properties fo:break-before="auto" style:column-width="0.6508in"/>
    </style:style>
    <style:style style:name="co17" style:family="table-column">
      <style:table-column-properties fo:break-before="auto" style:column-width="1.6882in"/>
    </style:style>
    <style:style style:name="co18" style:family="table-column">
      <style:table-column-properties fo:break-before="auto" style:column-width="1.0807in"/>
    </style:style>
    <style:style style:name="co19" style:family="table-column">
      <style:table-column-properties fo:break-before="auto" style:column-width="1.1972in"/>
    </style:style>
    <style:style style:name="co20" style:family="table-column">
      <style:table-column-properties fo:break-before="auto" style:column-width="1.4201in"/>
    </style:style>
    <style:style style:name="co21" style:family="table-column">
      <style:table-column-properties fo:break-before="auto" style:column-width="1.248in"/>
    </style:style>
    <style:style style:name="co22" style:family="table-column">
      <style:table-column-properties fo:break-before="auto" style:column-width="0.2799in"/>
    </style:style>
    <style:style style:name="co23" style:family="table-column">
      <style:table-column-properties fo:break-before="auto" style:column-width="1.4in"/>
    </style:style>
    <style:style style:name="co24" style:family="table-column">
      <style:table-column-properties fo:break-before="auto" style:column-width="0.1201in"/>
    </style:style>
    <style:style style:name="co25" style:family="table-column">
      <style:table-column-properties fo:break-before="auto" style:column-width="1.2008in"/>
    </style:style>
    <style:style style:name="co26" style:family="table-column">
      <style:table-column-properties fo:break-before="auto" style:column-width="1.2327in"/>
    </style:style>
    <style:style style:name="co27" style:family="table-column">
      <style:table-column-properties fo:break-before="auto" style:column-width="1.0181in"/>
    </style:style>
    <style:style style:name="co28" style:family="table-column">
      <style:table-column-properties fo:break-before="auto" style:column-width="1.5008in"/>
    </style:style>
    <style:style style:name="co29" style:family="table-column">
      <style:table-column-properties fo:break-before="auto" style:column-width="1.672in"/>
    </style:style>
    <style:style style:name="co30" style:family="table-column">
      <style:table-column-properties fo:break-before="auto" style:column-width="1.2646in"/>
    </style:style>
    <style:style style:name="co31" style:family="table-column">
      <style:table-column-properties fo:break-before="auto" style:column-width="1.4154in"/>
    </style:style>
    <style:style style:name="ro1" style:family="table-row">
      <style:table-row-properties style:row-height="0.3327in" fo:break-before="auto" style:use-optimal-row-height="false"/>
    </style:style>
    <style:style style:name="ro2" style:family="table-row">
      <style:table-row-properties style:row-height="0.178in" fo:break-before="auto" style:use-optimal-row-height="false"/>
    </style:style>
    <style:style style:name="ro3" style:family="table-row">
      <style:table-row-properties style:row-height="0.3098in" fo:break-before="auto" style:use-optimal-row-height="false"/>
    </style:style>
    <style:style style:name="ro4" style:family="table-row">
      <style:table-row-properties style:row-height="0.2244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ro6" style:family="table-row">
      <style:table-row-properties style:row-height="0.1799in" fo:break-before="auto" style:use-optimal-row-height="false"/>
    </style:style>
    <style:style style:name="ro7" style:family="table-row">
      <style:table-row-properties style:row-height="0.3063in" fo:break-before="auto" style:use-optimal-row-height="true"/>
    </style:style>
    <style:style style:name="ro8" style:family="table-row">
      <style:table-row-properties style:row-height="0.372in" fo:break-before="auto" style:use-optimal-row-height="true"/>
    </style:style>
    <style:style style:name="ro9" style:family="table-row">
      <style:table-row-properties style:row-height="0.2083in" fo:break-before="auto" style:use-optimal-row-height="true"/>
    </style:style>
    <style:style style:name="ro10" style:family="table-row">
      <style:table-row-properties style:row-height="0.273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Heading_20_1">
      <style:table-cell-properties fo:border-bottom="0.74pt solid #000000" fo:border-left="none" fo:border-right="0.74pt solid #000000" fo:border-top="none"/>
      <style:text-properties fo:font-size="22pt"/>
    </style:style>
    <style:style style:name="ce62" style:family="table-cell" style:parent-style-name="Heading_20_1">
      <style:table-cell-properties fo:border="0.74pt solid #000000"/>
    </style:style>
    <style:style style:name="ce63" style:family="table-cell" style:parent-style-name="Accent_20_3">
      <style:table-cell-properties fo:border="0.74pt solid #000000"/>
    </style:style>
    <style:style style:name="ce64" style:family="table-cell" style:parent-style-name="Default">
      <style:table-cell-properties fo:border="0.74pt solid #000000"/>
    </style:style>
    <style:style style:name="ce65" style:family="table-cell" style:parent-style-name="Default">
      <style:table-cell-properties fo:border="0.74pt solid #000000" fo:padding-bottom="0.0138in" fo:padding-left="0.0138in" fo:padding-right="0.0417in" fo:padding-top="0.0138in"/>
      <style:text-properties fo:font-size="13pt" style:font-size-asian="13pt" style:font-size-complex="13pt"/>
    </style:style>
    <style:style style:name="ce66" style:family="table-cell" style:parent-style-name="Default" style:data-style-name="N11">
      <style:table-cell-properties fo:background-color="#81d41a" fo:border="0.74pt solid #000000" fo:padding-bottom="0.0138in" fo:padding-left="0.0138in" fo:padding-right="0.0417in" fo:padding-top="0.0138in"/>
      <style:text-properties fo:font-size="13pt" style:font-size-asian="13pt" style:font-size-complex="13pt"/>
    </style:style>
    <style:style style:name="ce67" style:family="table-cell" style:parent-style-name="Default" style:data-style-name="N11">
      <style:table-cell-properties fo:background-color="transparent" fo:border="0.74pt solid #000000" fo:padding-bottom="0.0138in" fo:padding-left="0.0138in" fo:padding-right="0.0417in" fo:padding-top="0.0138in"/>
      <style:text-properties fo:font-size="13pt" style:font-size-asian="13pt" style:font-size-complex="13pt"/>
    </style:style>
    <style:style style:name="ce68" style:family="table-cell" style:parent-style-name="Default" style:data-style-name="N11">
      <style:table-cell-properties fo:background-color="#ff0000" fo:border="0.74pt solid #000000" fo:padding-bottom="0.0138in" fo:padding-left="0.0138in" fo:padding-right="0.0417in" fo:padding-top="0.0138in"/>
      <style:text-properties fo:font-size="13pt" style:font-size-asian="13pt" style:font-size-complex="13pt"/>
    </style:style>
    <style:style style:name="ce69" style:family="table-cell" style:parent-style-name="Accent_20_3">
      <style:table-cell-properties fo:border-bottom="0.74pt solid #000000" style:text-align-source="fix" style:repeat-content="false" fo:border-left="2.01pt solid #000000" fo:padding-bottom="0.0138in" fo:padding-left="0.0417in" fo:padding-right="0.0138in" fo:padding-top="0.0138in" fo:border-right="0.74pt solid #000000" fo:border-top="0.74pt solid #000000" style:vertical-align="middle"/>
      <style:paragraph-properties fo:text-align="center"/>
    </style:style>
    <style:style style:name="ce10" style:family="table-cell" style:parent-style-name="Accent_20_3">
      <style:table-cell-properties fo:border-bottom="0.74pt solid #000000" fo:border-left="2.01pt solid #000000" fo:padding-bottom="0.0138in" fo:padding-left="0.0417in" fo:padding-right="0.0138in" fo:padding-top="0.0138in" fo:border-right="0.74pt solid #000000" fo:border-top="0.74pt solid #000000"/>
    </style:style>
    <style:style style:name="ce71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end"/>
      <style:text-properties fo:font-size="13pt" style:font-size-asian="13pt" style:font-size-complex="13pt"/>
    </style:style>
    <style:style style:name="ce72" style:family="table-cell" style:parent-style-name="Default">
      <style:table-cell-properties style:text-align-source="fix" style:repeat-content="false" fo:border="0.74pt solid #000000"/>
      <style:paragraph-properties fo:text-align="end"/>
      <style:text-properties fo:font-size="13pt" style:font-size-asian="13pt" style:font-size-complex="13pt"/>
    </style:style>
    <style:style style:name="ce73" style:family="table-cell" style:parent-style-name="Default">
      <style:table-cell-properties fo:background-color="#ff0000" style:text-align-source="fix" style:repeat-content="false" fo:border="0.74pt solid #000000"/>
      <style:paragraph-properties fo:text-align="end"/>
      <style:text-properties fo:font-size="13pt" style:font-size-asian="13pt" style:font-size-complex="13pt"/>
    </style:style>
    <style:style style:name="ce74" style:family="table-cell" style:parent-style-name="Default">
      <style:table-cell-properties fo:border-bottom="none" fo:border-left="none" fo:border-right="0.74pt solid #000000" fo:border-top="none"/>
    </style:style>
    <style:style style:name="ce75" style:family="table-cell" style:parent-style-name="Default" style:data-style-name="N11">
      <style:table-cell-properties fo:border-bottom="none" fo:border-left="none" fo:border-right="0.74pt solid #000000" fo:border-top="none"/>
    </style:style>
    <style:style style:name="ce76" style:family="table-cell" style:parent-style-name="Default">
      <style:table-cell-properties fo:border-bottom="0.74pt solid #000000" fo:border-left="none" fo:border-right="none" fo:border-top="none"/>
    </style:style>
    <style:style style:name="ce77" style:family="table-cell" style:parent-style-name="Default" style:data-style-name="N11">
      <style:table-cell-properties fo:background-color="#c9211e" fo:border="0.74pt solid #000000" fo:padding-bottom="0.0138in" fo:padding-left="0.0138in" fo:padding-right="0.0417in" fo:padding-top="0.0138in"/>
      <style:text-properties fo:font-size="13pt" style:font-size-asian="13pt" style:font-size-complex="13pt"/>
    </style:style>
    <style:style style:name="ce78" style:family="table-cell" style:parent-style-name="Accent_20_3">
      <style:table-cell-properties style:text-align-source="fix" style:repeat-content="false" fo:border="0.74pt solid #000000" style:vertical-align="middle"/>
      <style:paragraph-properties fo:text-align="center"/>
    </style:style>
    <style:style style:name="ce88" style:family="table-cell" style:parent-style-name="Accent_20_3">
      <style:table-cell-properties style:text-align-source="fix" style:repeat-content="false"/>
      <style:paragraph-properties fo:text-align="center"/>
    </style:style>
    <style:style style:name="ce79" style:family="table-cell" style:parent-style-name="Default" style:data-style-name="N11">
      <style:table-cell-properties fo:border-bottom="none" fo:background-color="transparent" fo:border-left="0.74pt solid #000000" fo:border-right="0.74pt solid #000000" fo:border-top="0.74pt solid #000000"/>
    </style:style>
    <style:style style:name="ce80" style:family="table-cell" style:parent-style-name="Heading_20_2">
      <style:table-cell-properties style:text-align-source="fix" style:repeat-content="false" fo:border="0.74pt solid #000000"/>
      <style:paragraph-properties fo:text-align="center" fo:margin-left="0in"/>
    </style:style>
    <style:style style:name="ce81" style:family="table-cell" style:parent-style-name="Accent_20_2">
      <style:table-cell-properties style:text-align-source="fix" style:repeat-content="false" fo:border="0.74pt solid #000000"/>
      <style:paragraph-properties fo:text-align="center" fo:margin-left="0in"/>
    </style:style>
    <style:style style:name="ce82" style:family="table-cell" style:parent-style-name="Accent_20_1">
      <style:table-cell-properties style:text-align-source="fix" style:repeat-content="false"/>
      <style:paragraph-properties fo:text-align="center" fo:margin-left="0in"/>
    </style:style>
    <style:style style:name="ce83" style:family="table-cell" style:parent-style-name="Default" style:data-style-name="N11">
      <style:table-cell-properties fo:background-color="transparent" fo:border="0.74pt solid #000000"/>
    </style:style>
    <style:style style:name="ce43" style:family="table-cell" style:parent-style-name="Default" style:data-style-name="N11">
      <style:table-cell-properties fo:background-color="#81d41a"/>
    </style:style>
    <style:style style:name="ce48" style:family="table-cell" style:parent-style-name="Default" style:data-style-name="N11">
      <style:table-cell-properties fo:background-color="#ff0000"/>
    </style:style>
    <style:style style:name="ce49" style:family="table-cell" style:parent-style-name="Default" style:data-style-name="N11"/>
    <style:style style:name="ce87" style:family="table-cell" style:parent-style-name="Accent_20_3">
      <style:table-cell-properties fo:border="0.74pt solid #000000" fo:padding-bottom="0.0138in" fo:padding-left="0.0555in" fo:padding-right="0.0138in" fo:padding-top="0.0138in"/>
    </style:style>
    <style:style style:name="ce89" style:family="table-cell" style:parent-style-name="Default" style:data-style-name="N11">
      <style:table-cell-properties fo:border-bottom="none" fo:background-color="#81d41a" fo:border-left="0.74pt solid #000000" fo:border-right="0.74pt solid #000000" fo:border-top="0.74pt solid #000000"/>
    </style:style>
    <style:style style:name="ce90" style:family="table-cell" style:parent-style-name="Default" style:data-style-name="N11">
      <style:table-cell-properties fo:background-color="#81d41a" fo:border="0.74pt solid #000000"/>
    </style:style>
    <style:style style:name="ce91" style:family="table-cell" style:parent-style-name="Default" style:data-style-name="N11">
      <style:table-cell-properties fo:border-bottom="none" fo:background-color="#c9211e" fo:border-left="0.74pt solid #000000" fo:border-right="0.74pt solid #000000" fo:border-top="0.74pt solid #000000"/>
    </style:style>
    <style:style style:name="ce92" style:family="table-cell" style:parent-style-name="Default" style:data-style-name="N11">
      <style:table-cell-properties fo:background-color="#c9211e" fo:border="0.74pt solid #000000"/>
    </style:style>
    <style:style style:name="ce36" style:family="table-cell" style:parent-style-name="Default">
      <style:table-cell-properties fo:background-color="#d8f1fb"/>
    </style:style>
    <style:style style:name="ce37" style:family="table-cell" style:parent-style-name="Default">
      <style:table-cell-properties fo:background-color="#c7ecfb"/>
    </style:style>
    <style:style style:name="ce38" style:family="table-cell" style:parent-style-name="Default" style:data-style-name="N11">
      <style:table-cell-properties fo:border="0.74pt solid #000000" fo:padding-bottom="0.0138in" fo:padding-left="0.0138in" fo:padding-right="0.0417in" fo:padding-top="0.0138in"/>
      <style:text-properties fo:font-size="13pt" style:font-size-asian="13pt" style:font-size-complex="13pt"/>
    </style:style>
    <style:style style:name="ce41" style:family="table-cell" style:parent-style-name="Heading_20_1">
      <style:table-cell-properties style:text-align-source="fix" style:repeat-content="false" fo:border="0.74pt solid #000000"/>
      <style:paragraph-properties fo:text-align="center"/>
    </style:style>
    <style:style style:name="ce42" style:family="table-cell" style:parent-style-name="Accent_20_1">
      <style:table-cell-properties fo:border-bottom="0.74pt solid #000000" style:text-align-source="fix" style:repeat-content="false" fo:border-left="0.74pt solid #000000" fo:border-right="0.74pt solid #000000" fo:border-top="0.74pt solid #ffffff"/>
      <style:paragraph-properties fo:text-align="center"/>
    </style:style>
    <style:style style:name="ce44" style:family="table-cell" style:parent-style-name="Default" style:data-style-name="N11">
      <style:table-cell-properties fo:background-color="#d8f1fb" fo:border="0.74pt solid #000000" fo:padding-bottom="0.0138in" fo:padding-left="0.0138in" fo:padding-right="0.0417in" fo:padding-top="0.0138in"/>
      <style:text-properties fo:font-size="13pt" fo:font-style="italic" fo:font-weight="bold" style:font-size-asian="13pt" style:font-size-complex="13pt"/>
    </style:style>
    <style:style style:name="ce45" style:family="table-cell" style:parent-style-name="Default" style:data-style-name="N11">
      <style:table-cell-properties fo:background-color="#c7ecfb" fo:border="0.74pt solid #000000" fo:padding-bottom="0.0138in" fo:padding-left="0.0138in" fo:padding-right="0.0417in" fo:padding-top="0.0138in"/>
      <style:text-properties fo:font-size="13pt" fo:font-style="italic" fo:font-weight="bold" style:font-size-asian="13pt" style:font-size-complex="13pt"/>
    </style:style>
    <style:style style:name="ce35" style:family="table-cell" style:parent-style-name="Default">
      <style:table-cell-properties fo:border="none"/>
    </style:style>
    <style:style style:name="ce47" style:family="table-cell" style:parent-style-name="Default">
      <style:table-cell-properties fo:background-color="#d8f1fb"/>
      <style:text-properties fo:font-style="italic" fo:font-weight="bold"/>
    </style:style>
    <style:style style:name="ce50" style:family="table-cell" style:parent-style-name="Default">
      <style:table-cell-properties fo:background-color="#c7ecfb"/>
      <style:text-properties fo:font-style="italic" fo:font-weight="bold"/>
    </style:style>
    <style:style style:name="ce56" style:family="table-cell" style:parent-style-name="Footnote" style:data-style-name="N100">
      <style:table-cell-properties style:text-align-source="fix" style:repeat-content="false" fo:wrap-option="wrap" style:vertical-align="top"/>
      <style:paragraph-properties fo:text-align="start"/>
      <style:text-properties fo:color="#000000"/>
    </style:style>
    <style:style style:name="ce58" style:family="table-cell" style:parent-style-name="Heading_20_1">
      <style:table-cell-properties style:text-align-source="fix" style:repeat-content="false"/>
      <style:paragraph-properties fo:text-align="center"/>
    </style:style>
    <style:style style:name="ce59" style:family="table-cell" style:parent-style-name="Accent_20_3">
      <style:table-cell-properties fo:border="0.74pt solid #000000"/>
      <style:text-properties fo:font-size="16pt" style:font-size-asian="16pt" style:font-size-complex="16pt"/>
    </style:style>
    <style:style style:name="ce60" style:family="table-cell" style:parent-style-name="Default">
      <style:table-cell-properties fo:border="0.74pt solid #000000"/>
      <style:text-properties fo:font-size="13pt" style:font-size-asian="13pt" style:font-size-complex="13pt"/>
    </style:style>
    <style:style style:name="ce61" style:family="table-cell" style:parent-style-name="Default" style:data-style-name="N2">
      <style:table-cell-properties fo:border="0.74pt solid #000000"/>
      <style:text-properties fo:font-size="13pt" style:font-size-asian="13pt" style:font-size-complex="13pt"/>
    </style:style>
    <style:style style:name="ce70" style:family="table-cell" style:parent-style-name="Default" style:data-style-name="N11">
      <style:table-cell-properties fo:border="0.74pt solid #000000"/>
      <style:text-properties fo:font-size="13pt" style:font-size-asian="13pt" style:font-size-complex="13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ImageNet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ce74"/>
        <table:table-column table:style-name="co5" table:default-cell-style-name="Default"/>
        <table:table-column table:style-name="co6" table:number-columns-repeated="2" table:default-cell-style-name="Default"/>
        <table:table-column table:style-name="co1" table:number-columns-repeated="3" table:default-cell-style-name="Default"/>
        <table:table-column table:style-name="co4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Modelli di Keras</text:p>
          </table:table-cell>
          <table:covered-table-cell table:number-columns-repeated="5"/>
          <table:table-cell table:style-name="ce76"/>
          <table:table-cell table:style-name="ce1" office:value-type="string" calcext:value-type="string" table:number-columns-spanned="6" table:number-rows-spanned="1">
            <text:p>Modelli di PyTorch</text:p>
          </table:table-cell>
          <table:covered-table-cell table:number-columns-repeated="5"/>
          <table:table-cell table:style-name="ce76"/>
          <table:table-cell table:style-name="ce1" office:value-type="string" calcext:value-type="string" table:number-columns-spanned="3" table:number-rows-spanned="1">
            <text:p>Keras VS PyTorch</text:p>
          </table:table-cell>
          <table:covered-table-cell table:number-columns-repeated="2"/>
        </table:table-row>
        <table:table-row table:style-name="ro2">
          <table:table-cell table:number-columns-repeated="5"/>
          <table:table-cell table:style-name="ce74"/>
          <table:table-cell table:style-name="Default"/>
          <table:table-cell table:number-columns-repeated="5"/>
          <table:table-cell table:style-name="ce74"/>
          <table:table-cell table:number-columns-repeated="4"/>
        </table:table-row>
        <table:table-row table:style-name="ro3">
          <table:table-cell table:style-name="ce62" office:value-type="string" calcext:value-type="string" table:number-columns-spanned="2" table:number-rows-spanned="1">
            <text:p>MobileNet</text:p>
          </table:table-cell>
          <table:covered-table-cell table:style-name="ce64"/>
          <table:table-cell table:number-columns-repeated="3"/>
          <table:table-cell table:style-name="ce74"/>
          <table:table-cell/>
          <table:table-cell table:style-name="ce62" office:value-type="string" calcext:value-type="string" table:number-columns-spanned="2" table:number-rows-spanned="1">
            <text:p>MobileNetV2</text:p>
          </table:table-cell>
          <table:covered-table-cell/>
          <table:table-cell table:number-columns-repeated="3"/>
          <table:table-cell table:style-name="ce74"/>
          <table:table-cell table:number-columns-repeated="4"/>
        </table:table-row>
        <table:table-row table:style-name="ro4">
          <table:table-cell table:style-name="ce63" office:value-type="string" calcext:value-type="string">
            <text:p>Guess T1</text:p>
          </table:table-cell>
          <table:table-cell table:style-name="ce65" office:value-type="float" office:value="2676" calcext:value-type="float">
            <text:p>2676</text:p>
          </table:table-cell>
          <table:table-cell table:style-name="ce69" office:value-type="string" calcext:value-type="string" table:number-columns-spanned="1" table:number-rows-spanned="3">
            <text:p>Model Size</text:p>
          </table:table-cell>
          <table:table-cell table:style-name="ce71" office:value-type="string" calcext:value-type="string" table:number-columns-spanned="1" table:number-rows-spanned="3">
            <text:p>16 MB</text:p>
          </table:table-cell>
          <table:table-cell/>
          <table:table-cell table:style-name="ce74"/>
          <table:table-cell/>
          <table:table-cell table:style-name="ce63" office:value-type="string" calcext:value-type="string">
            <text:p>Guess T1</text:p>
          </table:table-cell>
          <table:table-cell table:style-name="ce65" office:value-type="float" office:value="2809" calcext:value-type="float">
            <text:p>2809</text:p>
          </table:table-cell>
          <table:table-cell table:style-name="ce69" office:value-type="string" calcext:value-type="string" table:number-columns-spanned="1" table:number-rows-spanned="3">
            <text:p>Model Size</text:p>
          </table:table-cell>
          <table:table-cell table:style-name="ce71" office:value-type="string" calcext:value-type="string" table:number-columns-spanned="1" table:number-rows-spanned="3">
            <text:p>14 MB</text:p>
          </table:table-cell>
          <table:table-cell/>
          <table:table-cell table:style-name="ce74"/>
          <table:table-cell/>
          <table:table-cell table:style-name="ce78" office:value-type="string" calcext:value-type="string" table:number-columns-spanned="1" table:number-rows-spanned="3">
            <text:p>Diff *</text:p>
          </table:table-cell>
          <table:table-cell table:style-name="ce78" office:value-type="string" calcext:value-type="string" table:number-columns-spanned="1" table:number-rows-spanned="3">
            <text:p>Winner</text:p>
          </table:table-cell>
          <table:table-cell/>
        </table:table-row>
        <table:table-row table:style-name="ro4">
          <table:table-cell table:style-name="ce63" office:value-type="string" calcext:value-type="string">
            <text:p>Guess T5</text:p>
          </table:table-cell>
          <table:table-cell table:style-name="ce65" office:value-type="float" office:value="3480" calcext:value-type="float">
            <text:p>3480</text:p>
          </table:table-cell>
          <table:covered-table-cell table:number-columns-repeated="2"/>
          <table:table-cell/>
          <table:table-cell table:style-name="ce74"/>
          <table:table-cell/>
          <table:table-cell table:style-name="ce63" office:value-type="string" calcext:value-type="string">
            <text:p>Guess T5</text:p>
          </table:table-cell>
          <table:table-cell table:style-name="ce65" office:value-type="float" office:value="3524" calcext:value-type="float">
            <text:p>3524</text:p>
          </table:table-cell>
          <table:covered-table-cell table:number-columns-repeated="2"/>
          <table:table-cell/>
          <table:table-cell table:style-name="ce74"/>
          <table:table-cell/>
          <table:covered-table-cell table:number-columns-repeated="2"/>
          <table:table-cell/>
        </table:table-row>
        <table:table-row table:style-name="ro4">
          <table:table-cell table:style-name="ce63" office:value-type="string" calcext:value-type="string">
            <text:p>Total</text:p>
          </table:table-cell>
          <table:table-cell table:style-name="ce65" office:value-type="float" office:value="3923" calcext:value-type="float">
            <text:p>3923</text:p>
          </table:table-cell>
          <table:covered-table-cell table:number-columns-repeated="2"/>
          <table:table-cell/>
          <table:table-cell table:style-name="ce74"/>
          <table:table-cell/>
          <table:table-cell table:style-name="ce63" office:value-type="string" calcext:value-type="string">
            <text:p>Total</text:p>
          </table:table-cell>
          <table:table-cell table:style-name="ce65" office:value-type="float" office:value="3923" calcext:value-type="float">
            <text:p>3923</text:p>
          </table:table-cell>
          <table:covered-table-cell table:number-columns-repeated="2"/>
          <table:table-cell/>
          <table:table-cell table:style-name="ce74"/>
          <table:table-cell/>
          <table:covered-table-cell table:number-columns-repeated="2"/>
          <table:table-cell/>
        </table:table-row>
        <table:table-row table:style-name="ro4">
          <table:table-cell table:style-name="ce63" office:value-type="string" calcext:value-type="string">
            <text:p>TOP 1</text:p>
          </table:table-cell>
          <table:table-cell table:style-name="ce66" office:value-type="percentage" office:value="0.682131022176905" calcext:value-type="percentage">
            <text:p>68.21%</text:p>
          </table:table-cell>
          <table:table-cell table:style-name="ce10" office:value-type="string" calcext:value-type="string">
            <text:p>Expected TOP 1</text:p>
          </table:table-cell>
          <table:table-cell table:style-name="ce67" office:value-type="percentage" office:value="0.704" calcext:value-type="percentage">
            <text:p>70.40%</text:p>
          </table:table-cell>
          <table:table-cell table:style-name="ce66" table:formula="of:=[.B7]-[.D7]" office:value-type="percentage" office:value="-0.0218689778230949" calcext:value-type="percentage">
            <text:p>-2.19%</text:p>
          </table:table-cell>
          <table:table-cell table:style-name="ce75" table:number-columns-repeated="2"/>
          <table:table-cell table:style-name="ce63" office:value-type="string" calcext:value-type="string">
            <text:p>TOP 1</text:p>
          </table:table-cell>
          <table:table-cell table:style-name="ce67" office:value-type="percentage" office:value="0.716033647718583" calcext:value-type="percentage">
            <text:p>71.60%</text:p>
          </table:table-cell>
          <table:table-cell table:style-name="ce10" office:value-type="string" calcext:value-type="string">
            <text:p>Expected TOP 1</text:p>
          </table:table-cell>
          <table:table-cell table:style-name="ce67" office:value-type="percentage" office:value="0.71878" calcext:value-type="percentage">
            <text:p>71.88%</text:p>
          </table:table-cell>
          <table:table-cell table:style-name="ce67" table:formula="of:=[.I7]-[.K7]" office:value-type="percentage" office:value="-0.00274635228141695" calcext:value-type="percentage">
            <text:p>-0.27%</text:p>
          </table:table-cell>
          <table:table-cell table:style-name="ce74"/>
          <table:table-cell/>
          <table:table-cell table:style-name="ce67" table:formula="of:=[.B7]-[.I7]" office:value-type="percentage" office:value="-0.033902625541678" calcext:value-type="percentage">
            <text:p>-3.39%</text:p>
          </table:table-cell>
          <table:table-cell table:style-name="ce67" table:formula="of:=IF([.$O7]&gt;0;&quot;Keras&quot;;&quot;PyTorch&quot;)" office:value-type="string" office:string-value="PyTorch" calcext:value-type="string">
            <text:p>PyTorch</text:p>
          </table:table-cell>
          <table:table-cell/>
        </table:table-row>
        <table:table-row table:style-name="ro4">
          <table:table-cell table:style-name="ce63" office:value-type="string" calcext:value-type="string">
            <text:p>TOP 5</text:p>
          </table:table-cell>
          <table:table-cell table:style-name="ce66" office:value-type="percentage" office:value="0.887076217180729" calcext:value-type="percentage">
            <text:p>88.71%</text:p>
          </table:table-cell>
          <table:table-cell table:style-name="ce10" office:value-type="string" calcext:value-type="string">
            <text:p>Expected TOP 5</text:p>
          </table:table-cell>
          <table:table-cell table:style-name="ce67" office:value-type="percentage" office:value="0.895" calcext:value-type="percentage">
            <text:p>89.50%</text:p>
          </table:table-cell>
          <table:table-cell table:style-name="ce66" table:formula="of:=[.B8]-[.D8]" office:value-type="percentage" office:value="-0.00792378281927098" calcext:value-type="percentage">
            <text:p>-0.79%</text:p>
          </table:table-cell>
          <table:table-cell table:style-name="ce74"/>
          <table:table-cell/>
          <table:table-cell table:style-name="ce63" office:value-type="string" calcext:value-type="string">
            <text:p>TOP 5</text:p>
          </table:table-cell>
          <table:table-cell table:style-name="ce67" office:value-type="percentage" office:value="0.898292123374968" calcext:value-type="percentage">
            <text:p>89.83%</text:p>
          </table:table-cell>
          <table:table-cell table:style-name="ce10" office:value-type="string" calcext:value-type="string">
            <text:p>Expected TOP 5</text:p>
          </table:table-cell>
          <table:table-cell table:style-name="ce67" office:value-type="percentage" office:value="0.90268" calcext:value-type="percentage">
            <text:p>90.27%</text:p>
          </table:table-cell>
          <table:table-cell table:style-name="ce77" table:formula="of:=[.I8]-[.K8]" office:value-type="percentage" office:value="-0.00438787662503204" calcext:value-type="percentage">
            <text:p>-0.44%</text:p>
          </table:table-cell>
          <table:table-cell table:style-name="ce74"/>
          <table:table-cell/>
          <table:table-cell table:style-name="ce67" table:formula="of:=[.B8]-[.I8]" office:value-type="percentage" office:value="-0.011215906194239" calcext:value-type="percentage">
            <text:p>-1.12%</text:p>
          </table:table-cell>
          <table:table-cell table:style-name="ce67" table:formula="of:=IF([.$O8]&gt;0;&quot;Keras&quot;;&quot;PyTorch&quot;)" office:value-type="string" office:string-value="PyTorch" calcext:value-type="string">
            <text:p>PyTorch</text:p>
          </table:table-cell>
          <table:table-cell/>
        </table:table-row>
        <table:table-row table:style-name="ro5" table:number-rows-repeated="3">
          <table:table-cell table:number-columns-repeated="5"/>
          <table:table-cell table:style-name="ce74"/>
          <table:table-cell table:style-name="Default"/>
          <table:table-cell table:number-columns-repeated="5"/>
          <table:table-cell table:style-name="ce74"/>
          <table:table-cell table:number-columns-repeated="4"/>
        </table:table-row>
        <table:table-row table:style-name="ro3">
          <table:table-cell table:style-name="ce62" office:value-type="string" calcext:value-type="string" table:number-columns-spanned="2" table:number-rows-spanned="1">
            <text:p>Inception V3</text:p>
          </table:table-cell>
          <table:covered-table-cell table:style-name="ce64"/>
          <table:table-cell table:number-columns-repeated="3"/>
          <table:table-cell table:style-name="ce74"/>
          <table:table-cell/>
          <table:table-cell table:style-name="ce62" office:value-type="string" calcext:value-type="string" table:number-columns-spanned="2" table:number-rows-spanned="1">
            <text:p>Inception V3</text:p>
          </table:table-cell>
          <table:covered-table-cell/>
          <table:table-cell table:number-columns-repeated="3"/>
          <table:table-cell table:style-name="ce74"/>
          <table:table-cell table:number-columns-repeated="4"/>
        </table:table-row>
        <table:table-row table:style-name="ro4">
          <table:table-cell table:style-name="ce63" office:value-type="string" calcext:value-type="string">
            <text:p>Guess T1</text:p>
          </table:table-cell>
          <table:table-cell table:style-name="ce65" office:value-type="float" office:value="2983" calcext:value-type="float">
            <text:p>2983</text:p>
          </table:table-cell>
          <table:table-cell table:style-name="ce69" office:value-type="string" calcext:value-type="string" table:number-columns-spanned="1" table:number-rows-spanned="3">
            <text:p>Model Size</text:p>
          </table:table-cell>
          <table:table-cell table:style-name="ce71" office:value-type="string" calcext:value-type="string" table:number-columns-spanned="1" table:number-rows-spanned="3">
            <text:p>92 MB</text:p>
          </table:table-cell>
          <table:table-cell/>
          <table:table-cell table:style-name="ce74"/>
          <table:table-cell/>
          <table:table-cell table:style-name="ce63" office:value-type="string" calcext:value-type="string">
            <text:p>Guess T1</text:p>
          </table:table-cell>
          <table:table-cell table:style-name="ce65" office:value-type="float" office:value="3015" calcext:value-type="float">
            <text:p>3015</text:p>
          </table:table-cell>
          <table:table-cell table:style-name="ce69" office:value-type="string" calcext:value-type="string" table:number-columns-spanned="1" table:number-rows-spanned="3">
            <text:p>Model Size</text:p>
          </table:table-cell>
          <table:table-cell table:style-name="ce71" office:value-type="string" calcext:value-type="string" table:number-columns-spanned="1" table:number-rows-spanned="3">
            <text:p>104 MB</text:p>
          </table:table-cell>
          <table:table-cell/>
          <table:table-cell table:style-name="ce74"/>
          <table:table-cell/>
          <table:table-cell table:style-name="ce78" office:value-type="string" calcext:value-type="string" table:number-columns-spanned="1" table:number-rows-spanned="3">
            <text:p>Diff</text:p>
          </table:table-cell>
          <table:table-cell table:style-name="ce78" office:value-type="string" calcext:value-type="string" table:number-columns-spanned="1" table:number-rows-spanned="3">
            <text:p>Winner</text:p>
          </table:table-cell>
          <table:table-cell/>
        </table:table-row>
        <table:table-row table:style-name="ro4">
          <table:table-cell table:style-name="ce63" office:value-type="string" calcext:value-type="string">
            <text:p>Guess T5</text:p>
          </table:table-cell>
          <table:table-cell table:style-name="ce65" office:value-type="float" office:value="3643" calcext:value-type="float">
            <text:p>3643</text:p>
          </table:table-cell>
          <table:covered-table-cell table:number-columns-repeated="2"/>
          <table:table-cell/>
          <table:table-cell table:style-name="ce74"/>
          <table:table-cell/>
          <table:table-cell table:style-name="ce63" office:value-type="string" calcext:value-type="string">
            <text:p>Guess T5</text:p>
          </table:table-cell>
          <table:table-cell table:style-name="ce65" office:value-type="float" office:value="3651" calcext:value-type="float">
            <text:p>3651</text:p>
          </table:table-cell>
          <table:covered-table-cell table:number-columns-repeated="2"/>
          <table:table-cell/>
          <table:table-cell table:style-name="ce74"/>
          <table:table-cell/>
          <table:covered-table-cell table:number-columns-repeated="2"/>
          <table:table-cell/>
        </table:table-row>
        <table:table-row table:style-name="ro4">
          <table:table-cell table:style-name="ce63" office:value-type="string" calcext:value-type="string">
            <text:p>Total</text:p>
          </table:table-cell>
          <table:table-cell table:style-name="ce65" office:value-type="float" office:value="3923" calcext:value-type="float">
            <text:p>3923</text:p>
          </table:table-cell>
          <table:covered-table-cell table:number-columns-repeated="2"/>
          <table:table-cell/>
          <table:table-cell table:style-name="ce74"/>
          <table:table-cell/>
          <table:table-cell table:style-name="ce63" office:value-type="string" calcext:value-type="string">
            <text:p>Total</text:p>
          </table:table-cell>
          <table:table-cell table:style-name="ce65" office:value-type="float" office:value="3923" calcext:value-type="float">
            <text:p>3923</text:p>
          </table:table-cell>
          <table:covered-table-cell table:number-columns-repeated="2"/>
          <table:table-cell/>
          <table:table-cell table:style-name="ce74"/>
          <table:table-cell/>
          <table:covered-table-cell table:number-columns-repeated="2"/>
          <table:table-cell/>
        </table:table-row>
        <table:table-row table:style-name="ro4">
          <table:table-cell table:style-name="ce63" office:value-type="string" calcext:value-type="string">
            <text:p>TOP 1</text:p>
          </table:table-cell>
          <table:table-cell table:style-name="ce66" office:value-type="percentage" office:value="0.760387458577619" calcext:value-type="percentage">
            <text:p>76.04%</text:p>
          </table:table-cell>
          <table:table-cell table:style-name="ce10" office:value-type="string" calcext:value-type="string">
            <text:p>Expected TOP 1</text:p>
          </table:table-cell>
          <table:table-cell table:style-name="ce67" office:value-type="percentage" office:value="0.779" calcext:value-type="percentage">
            <text:p>77.90%</text:p>
          </table:table-cell>
          <table:table-cell table:style-name="ce66" table:formula="of:=[.B16]-[.D16]" office:value-type="percentage" office:value="-0.018612541422381" calcext:value-type="percentage">
            <text:p>-1.86%</text:p>
          </table:table-cell>
          <table:table-cell table:style-name="ce74"/>
          <table:table-cell/>
          <table:table-cell table:style-name="ce63" office:value-type="string" calcext:value-type="string">
            <text:p>TOP 1</text:p>
          </table:table-cell>
          <table:table-cell table:style-name="ce67" office:value-type="percentage" office:value="0.768544481264339" calcext:value-type="percentage">
            <text:p>76.85%</text:p>
          </table:table-cell>
          <table:table-cell table:style-name="ce10" office:value-type="string" calcext:value-type="string">
            <text:p>Expected TOP 1</text:p>
          </table:table-cell>
          <table:table-cell table:style-name="ce67" office:value-type="percentage" office:value="0.77294" calcext:value-type="percentage">
            <text:p>77.29%</text:p>
          </table:table-cell>
          <table:table-cell table:style-name="ce67" table:formula="of:=[.I16]-[.K16]" office:value-type="percentage" office:value="-0.00439551873566091" calcext:value-type="percentage">
            <text:p>-0.44%</text:p>
          </table:table-cell>
          <table:table-cell table:style-name="ce74"/>
          <table:table-cell/>
          <table:table-cell table:style-name="ce67" table:formula="of:=[.B16]-[.I16]" office:value-type="percentage" office:value="-0.00815702268672003" calcext:value-type="percentage">
            <text:p>-0.82%</text:p>
          </table:table-cell>
          <table:table-cell table:style-name="ce67" table:formula="of:=IF([.$O16]&gt;0;&quot;Keras&quot;;&quot;PyTorch&quot;)" office:value-type="string" office:string-value="PyTorch" calcext:value-type="string">
            <text:p>PyTorch</text:p>
          </table:table-cell>
          <table:table-cell/>
        </table:table-row>
        <table:table-row table:style-name="ro4">
          <table:table-cell table:style-name="ce63" office:value-type="string" calcext:value-type="string">
            <text:p>TOP 5</text:p>
          </table:table-cell>
          <table:table-cell table:style-name="ce66" office:value-type="percentage" office:value="0.928626051491206" calcext:value-type="percentage">
            <text:p>92.86%</text:p>
          </table:table-cell>
          <table:table-cell table:style-name="ce10" office:value-type="string" calcext:value-type="string">
            <text:p>Expected TOP 5</text:p>
          </table:table-cell>
          <table:table-cell table:style-name="ce67" office:value-type="percentage" office:value="0.937" calcext:value-type="percentage">
            <text:p>93.70%</text:p>
          </table:table-cell>
          <table:table-cell table:style-name="ce66" table:formula="of:=[.B17]-[.D17]" office:value-type="percentage" office:value="-0.00837394850879403" calcext:value-type="percentage">
            <text:p>-0.84%</text:p>
          </table:table-cell>
          <table:table-cell table:style-name="ce74"/>
          <table:table-cell/>
          <table:table-cell table:style-name="ce63" office:value-type="string" calcext:value-type="string">
            <text:p>TOP 5</text:p>
          </table:table-cell>
          <table:table-cell table:style-name="ce67" office:value-type="percentage" office:value="0.930665307162886" calcext:value-type="percentage">
            <text:p>93.07%</text:p>
          </table:table-cell>
          <table:table-cell table:style-name="ce10" office:value-type="string" calcext:value-type="string">
            <text:p>Expected TOP 5</text:p>
          </table:table-cell>
          <table:table-cell table:style-name="ce67" office:value-type="percentage" office:value="0.9345" calcext:value-type="percentage">
            <text:p>93.45%</text:p>
          </table:table-cell>
          <table:table-cell table:style-name="ce67" table:formula="of:=[.I17]-[.K17]" office:value-type="percentage" office:value="-0.00383469283711402" calcext:value-type="percentage">
            <text:p>-0.38%</text:p>
          </table:table-cell>
          <table:table-cell table:style-name="ce74"/>
          <table:table-cell/>
          <table:table-cell table:style-name="ce67" table:formula="of:=[.B17]-[.I17]" office:value-type="percentage" office:value="-0.00203925567167995" calcext:value-type="percentage">
            <text:p>-0.20%</text:p>
          </table:table-cell>
          <table:table-cell table:style-name="ce67" table:formula="of:=IF([.$O17]&gt;0;&quot;Keras&quot;;&quot;PyTorch&quot;)" office:value-type="string" office:string-value="PyTorch" calcext:value-type="string">
            <text:p>PyTorch</text:p>
          </table:table-cell>
          <table:table-cell/>
        </table:table-row>
        <table:table-row table:style-name="ro5">
          <table:table-cell table:number-columns-repeated="5"/>
          <table:table-cell table:style-name="ce74"/>
          <table:table-cell table:style-name="Default"/>
          <table:table-cell table:number-columns-repeated="5"/>
          <table:table-cell table:style-name="ce74"/>
          <table:table-cell table:number-columns-repeated="4"/>
        </table:table-row>
        <table:table-row table:style-name="ro6" table:number-rows-repeated="2">
          <table:table-cell table:number-columns-repeated="5"/>
          <table:table-cell table:style-name="ce74"/>
          <table:table-cell table:style-name="Default"/>
          <table:table-cell table:number-columns-repeated="5"/>
          <table:table-cell table:style-name="ce74"/>
          <table:table-cell table:number-columns-repeated="4"/>
        </table:table-row>
        <table:table-row table:style-name="ro3">
          <table:table-cell table:style-name="ce62" office:value-type="string" calcext:value-type="string" table:number-columns-spanned="2" table:number-rows-spanned="1">
            <text:p>ResNet152 V2</text:p>
          </table:table-cell>
          <table:covered-table-cell table:style-name="ce64"/>
          <table:table-cell table:number-columns-repeated="3"/>
          <table:table-cell table:style-name="ce74"/>
          <table:table-cell/>
          <table:table-cell table:style-name="ce62" office:value-type="string" calcext:value-type="string" table:number-columns-spanned="2" table:number-rows-spanned="1">
            <text:p>ResNet152</text:p>
          </table:table-cell>
          <table:covered-table-cell/>
          <table:table-cell table:number-columns-repeated="3"/>
          <table:table-cell table:style-name="ce74"/>
          <table:table-cell table:number-columns-repeated="4"/>
        </table:table-row>
        <table:table-row table:style-name="ro4">
          <table:table-cell table:style-name="ce63" office:value-type="string" calcext:value-type="string">
            <text:p>Guess T1</text:p>
          </table:table-cell>
          <table:table-cell table:style-name="ce65" office:value-type="float" office:value="2699" calcext:value-type="float">
            <text:p>2699</text:p>
          </table:table-cell>
          <table:table-cell table:style-name="ce69" office:value-type="string" calcext:value-type="string" table:number-columns-spanned="1" table:number-rows-spanned="3">
            <text:p>Model Size</text:p>
          </table:table-cell>
          <table:table-cell table:style-name="ce71" office:value-type="string" calcext:value-type="string" table:number-columns-spanned="1" table:number-rows-spanned="3">
            <text:p>232 MB</text:p>
          </table:table-cell>
          <table:table-cell/>
          <table:table-cell table:style-name="ce74"/>
          <table:table-cell/>
          <table:table-cell table:style-name="ce63" office:value-type="string" calcext:value-type="string">
            <text:p>Guess T1</text:p>
          </table:table-cell>
          <table:table-cell table:style-name="ce65" office:value-type="float" office:value="3001" calcext:value-type="float">
            <text:p>3001</text:p>
          </table:table-cell>
          <table:table-cell table:style-name="ce69" office:value-type="string" calcext:value-type="string" table:number-columns-spanned="1" table:number-rows-spanned="3">
            <text:p>Model Size</text:p>
          </table:table-cell>
          <table:table-cell table:style-name="ce71" office:value-type="string" calcext:value-type="string" table:number-columns-spanned="1" table:number-rows-spanned="3">
            <text:p>231 MB</text:p>
          </table:table-cell>
          <table:table-cell/>
          <table:table-cell table:style-name="ce74"/>
          <table:table-cell/>
          <table:table-cell table:style-name="ce78" office:value-type="string" calcext:value-type="string" table:number-columns-spanned="1" table:number-rows-spanned="3">
            <text:p>Diff *</text:p>
          </table:table-cell>
          <table:table-cell table:style-name="ce78" office:value-type="string" calcext:value-type="string" table:number-columns-spanned="1" table:number-rows-spanned="3">
            <text:p>Winner</text:p>
          </table:table-cell>
          <table:table-cell/>
        </table:table-row>
        <table:table-row table:style-name="ro4">
          <table:table-cell table:style-name="ce63" office:value-type="string" calcext:value-type="string">
            <text:p>Guess T5</text:p>
          </table:table-cell>
          <table:table-cell table:style-name="ce65" office:value-type="float" office:value="3496" calcext:value-type="float">
            <text:p>3496</text:p>
          </table:table-cell>
          <table:covered-table-cell table:number-columns-repeated="2"/>
          <table:table-cell/>
          <table:table-cell table:style-name="ce74"/>
          <table:table-cell/>
          <table:table-cell table:style-name="ce63" office:value-type="string" calcext:value-type="string">
            <text:p>Guess T5</text:p>
          </table:table-cell>
          <table:table-cell table:style-name="ce65" office:value-type="float" office:value="3678" calcext:value-type="float">
            <text:p>3678</text:p>
          </table:table-cell>
          <table:covered-table-cell table:number-columns-repeated="2"/>
          <table:table-cell/>
          <table:table-cell table:style-name="ce74"/>
          <table:table-cell/>
          <table:covered-table-cell table:number-columns-repeated="2"/>
          <table:table-cell/>
        </table:table-row>
        <table:table-row table:style-name="ro4">
          <table:table-cell table:style-name="ce63" office:value-type="string" calcext:value-type="string">
            <text:p>Total</text:p>
          </table:table-cell>
          <table:table-cell table:style-name="ce65" office:value-type="float" office:value="3923" calcext:value-type="float">
            <text:p>3923</text:p>
          </table:table-cell>
          <table:covered-table-cell table:number-columns-repeated="2"/>
          <table:table-cell/>
          <table:table-cell table:style-name="ce74"/>
          <table:table-cell/>
          <table:table-cell table:style-name="ce63" office:value-type="string" calcext:value-type="string">
            <text:p>Total</text:p>
          </table:table-cell>
          <table:table-cell table:style-name="ce65" office:value-type="float" office:value="3923" calcext:value-type="float">
            <text:p>3923</text:p>
          </table:table-cell>
          <table:covered-table-cell table:number-columns-repeated="2"/>
          <table:table-cell/>
          <table:table-cell table:style-name="ce74"/>
          <table:table-cell/>
          <table:covered-table-cell table:number-columns-repeated="2"/>
          <table:table-cell/>
        </table:table-row>
        <table:table-row table:style-name="ro4">
          <table:table-cell table:style-name="ce63" office:value-type="string" calcext:value-type="string">
            <text:p>TOP 1</text:p>
          </table:table-cell>
          <table:table-cell table:style-name="ce67" office:value-type="percentage" office:value="0.687993882232985" calcext:value-type="percentage">
            <text:p>68.80%</text:p>
          </table:table-cell>
          <table:table-cell table:style-name="ce10" office:value-type="string" calcext:value-type="string">
            <text:p>Expected TOP 1</text:p>
          </table:table-cell>
          <table:table-cell table:style-name="ce67" office:value-type="percentage" office:value="0.78" calcext:value-type="percentage">
            <text:p>78.00%</text:p>
          </table:table-cell>
          <table:table-cell table:style-name="ce67" table:formula="of:=[.B25]-[.D25]" office:value-type="percentage" office:value="-0.0920061177670151" calcext:value-type="percentage">
            <text:p>-9.20%</text:p>
          </table:table-cell>
          <table:table-cell table:style-name="ce74"/>
          <table:table-cell/>
          <table:table-cell table:style-name="ce63" office:value-type="string" calcext:value-type="string">
            <text:p>TOP 1</text:p>
          </table:table-cell>
          <table:table-cell table:style-name="ce67" office:value-type="percentage" office:value="0.764975783838899" calcext:value-type="percentage">
            <text:p>76.50%</text:p>
          </table:table-cell>
          <table:table-cell table:style-name="ce10" office:value-type="string" calcext:value-type="string">
            <text:p>Expected TOP 1</text:p>
          </table:table-cell>
          <table:table-cell table:style-name="ce67" office:value-type="percentage" office:value="0.78312" calcext:value-type="percentage">
            <text:p>78.31%</text:p>
          </table:table-cell>
          <table:table-cell table:style-name="ce77" table:formula="of:=[.I25]-[.K25]" office:value-type="percentage" office:value="-0.0181442161611011" calcext:value-type="percentage">
            <text:p>-1.81%</text:p>
          </table:table-cell>
          <table:table-cell table:style-name="ce74"/>
          <table:table-cell/>
          <table:table-cell table:style-name="ce67" table:formula="of:=[.B25]-[.I25]" office:value-type="percentage" office:value="-0.076981901605914" calcext:value-type="percentage">
            <text:p>-7.70%</text:p>
          </table:table-cell>
          <table:table-cell table:style-name="ce67" table:formula="of:=IF([.$O25]&gt;0;&quot;Keras&quot;;&quot;PyTorch&quot;)" office:value-type="string" office:string-value="PyTorch" calcext:value-type="string">
            <text:p>PyTorch</text:p>
          </table:table-cell>
          <table:table-cell/>
        </table:table-row>
        <table:table-row table:style-name="ro4">
          <table:table-cell table:style-name="ce63" office:value-type="string" calcext:value-type="string">
            <text:p>TOP 5</text:p>
          </table:table-cell>
          <table:table-cell table:style-name="ce67" office:value-type="percentage" office:value="0.891154728524089" calcext:value-type="percentage">
            <text:p>89.12%</text:p>
          </table:table-cell>
          <table:table-cell table:style-name="ce10" office:value-type="string" calcext:value-type="string">
            <text:p>Expected TOP 5</text:p>
          </table:table-cell>
          <table:table-cell table:style-name="ce67" office:value-type="percentage" office:value="0.9421" calcext:value-type="percentage">
            <text:p>94.21%</text:p>
          </table:table-cell>
          <table:table-cell table:style-name="ce67" table:formula="of:=[.B26]-[.D26]" office:value-type="percentage" office:value="-0.0509452714759111" calcext:value-type="percentage">
            <text:p>-5.09%</text:p>
          </table:table-cell>
          <table:table-cell table:style-name="ce74"/>
          <table:table-cell/>
          <table:table-cell table:style-name="ce63" office:value-type="string" calcext:value-type="string">
            <text:p>TOP 5</text:p>
          </table:table-cell>
          <table:table-cell table:style-name="ce67" office:value-type="percentage" office:value="0.937547795054805" calcext:value-type="percentage">
            <text:p>93.75%</text:p>
          </table:table-cell>
          <table:table-cell table:style-name="ce10" office:value-type="string" calcext:value-type="string">
            <text:p>Expected TOP 5</text:p>
          </table:table-cell>
          <table:table-cell table:style-name="ce67" office:value-type="percentage" office:value="0.94046" calcext:value-type="percentage">
            <text:p>94.05%</text:p>
          </table:table-cell>
          <table:table-cell table:style-name="ce67" table:formula="of:=[.I26]-[.K26]" office:value-type="percentage" office:value="-0.00291220494519495" calcext:value-type="percentage">
            <text:p>-0.29%</text:p>
          </table:table-cell>
          <table:table-cell table:style-name="ce74"/>
          <table:table-cell/>
          <table:table-cell table:style-name="ce67" table:formula="of:=[.B26]-[.I26]" office:value-type="percentage" office:value="-0.0463930665307161" calcext:value-type="percentage">
            <text:p>-4.64%</text:p>
          </table:table-cell>
          <table:table-cell table:style-name="ce67" table:formula="of:=IF([.$O26]&gt;0;&quot;Keras&quot;;&quot;PyTorch&quot;)" office:value-type="string" office:string-value="PyTorch" calcext:value-type="string">
            <text:p>PyTorch</text:p>
          </table:table-cell>
          <table:table-cell/>
        </table:table-row>
        <table:table-row table:style-name="ro5" table:number-rows-repeated="3">
          <table:table-cell table:number-columns-repeated="5"/>
          <table:table-cell table:style-name="ce74"/>
          <table:table-cell table:style-name="Default"/>
          <table:table-cell table:number-columns-repeated="5"/>
          <table:table-cell table:style-name="ce74"/>
          <table:table-cell table:number-columns-repeated="4"/>
        </table:table-row>
        <table:table-row table:style-name="ro7">
          <table:table-cell table:style-name="ce62" office:value-type="string" calcext:value-type="string" table:number-columns-spanned="2" table:number-rows-spanned="1">
            <text:p>ResNet50 V2</text:p>
          </table:table-cell>
          <table:covered-table-cell/>
          <table:table-cell table:number-columns-repeated="3"/>
          <table:table-cell table:style-name="ce74"/>
          <table:table-cell/>
          <table:table-cell table:style-name="ce62" office:value-type="string" calcext:value-type="string" table:number-columns-spanned="2" table:number-rows-spanned="1">
            <text:p>AlexNet</text:p>
          </table:table-cell>
          <table:covered-table-cell/>
          <table:table-cell table:number-columns-repeated="3"/>
          <table:table-cell table:style-name="ce74"/>
          <table:table-cell table:number-columns-repeated="4"/>
        </table:table-row>
        <table:table-row table:style-name="ro4">
          <table:table-cell table:style-name="ce63" office:value-type="string" calcext:value-type="string">
            <text:p>Guess T1</text:p>
          </table:table-cell>
          <table:table-cell table:style-name="ce65" office:value-type="float" office:value="2567" calcext:value-type="float">
            <text:p>2567</text:p>
          </table:table-cell>
          <table:table-cell table:style-name="ce69" office:value-type="string" calcext:value-type="string" table:number-columns-spanned="1" table:number-rows-spanned="3">
            <text:p>Model Size</text:p>
          </table:table-cell>
          <table:table-cell table:style-name="ce71" office:value-type="string" calcext:value-type="string" table:number-columns-spanned="1" table:number-rows-spanned="3">
            <text:p>98 MB</text:p>
          </table:table-cell>
          <table:table-cell/>
          <table:table-cell table:style-name="ce74"/>
          <table:table-cell/>
          <table:table-cell table:style-name="ce63" office:value-type="string" calcext:value-type="string">
            <text:p>Guess T1</text:p>
          </table:table-cell>
          <table:table-cell table:style-name="ce65" office:value-type="float" office:value="2209" calcext:value-type="float">
            <text:p>2209</text:p>
          </table:table-cell>
          <table:table-cell table:style-name="ce69" office:value-type="string" calcext:value-type="string" table:number-columns-spanned="1" table:number-rows-spanned="3">
            <text:p>Model Size</text:p>
          </table:table-cell>
          <table:table-cell table:style-name="ce71" office:value-type="string" calcext:value-type="string" table:number-columns-spanned="1" table:number-rows-spanned="3">
            <text:p>234 MB</text:p>
          </table:table-cell>
          <table:table-cell/>
          <table:table-cell table:style-name="ce74"/>
          <table:table-cell table:number-columns-repeated="4"/>
        </table:table-row>
        <table:table-row table:style-name="ro4">
          <table:table-cell table:style-name="ce63" office:value-type="string" calcext:value-type="string">
            <text:p>Guess T5</text:p>
          </table:table-cell>
          <table:table-cell table:style-name="ce65" office:value-type="float" office:value="3422" calcext:value-type="float">
            <text:p>3422</text:p>
          </table:table-cell>
          <table:covered-table-cell table:number-columns-repeated="2"/>
          <table:table-cell/>
          <table:table-cell table:style-name="ce74"/>
          <table:table-cell/>
          <table:table-cell table:style-name="ce63" office:value-type="string" calcext:value-type="string">
            <text:p>Guess T5</text:p>
          </table:table-cell>
          <table:table-cell table:style-name="ce65" office:value-type="float" office:value="3099" calcext:value-type="float">
            <text:p>3099</text:p>
          </table:table-cell>
          <table:covered-table-cell table:number-columns-repeated="2"/>
          <table:table-cell/>
          <table:table-cell table:style-name="ce74"/>
          <table:table-cell table:number-columns-repeated="4"/>
        </table:table-row>
        <table:table-row table:style-name="ro4">
          <table:table-cell table:style-name="ce63" office:value-type="string" calcext:value-type="string">
            <text:p>Total</text:p>
          </table:table-cell>
          <table:table-cell table:style-name="ce65" office:value-type="float" office:value="3923" calcext:value-type="float">
            <text:p>3923</text:p>
          </table:table-cell>
          <table:covered-table-cell table:number-columns-repeated="2"/>
          <table:table-cell/>
          <table:table-cell table:style-name="ce74"/>
          <table:table-cell/>
          <table:table-cell table:style-name="ce63" office:value-type="string" calcext:value-type="string">
            <text:p>Total</text:p>
          </table:table-cell>
          <table:table-cell table:style-name="ce65" office:value-type="float" office:value="3923" calcext:value-type="float">
            <text:p>3923</text:p>
          </table:table-cell>
          <table:covered-table-cell table:number-columns-repeated="2"/>
          <table:table-cell/>
          <table:table-cell table:style-name="ce74"/>
          <table:table-cell table:number-columns-repeated="4"/>
        </table:table-row>
        <table:table-row table:style-name="ro4">
          <table:table-cell table:style-name="ce63" office:value-type="string" calcext:value-type="string">
            <text:p>TOP 1</text:p>
          </table:table-cell>
          <table:table-cell table:style-name="ce68" office:value-type="percentage" office:value="0.6543" calcext:value-type="percentage">
            <text:p>65.43%</text:p>
          </table:table-cell>
          <table:table-cell table:style-name="ce10" office:value-type="string" calcext:value-type="string">
            <text:p>Expected TOP 1</text:p>
          </table:table-cell>
          <table:table-cell table:style-name="ce67" office:value-type="percentage" office:value="0.7601" calcext:value-type="percentage">
            <text:p>76.01%</text:p>
          </table:table-cell>
          <table:table-cell table:style-name="ce68" table:formula="of:=[.B34]-[.D34]" office:value-type="percentage" office:value="-0.1058" calcext:value-type="percentage">
            <text:p>-10.58%</text:p>
          </table:table-cell>
          <table:table-cell table:style-name="ce74"/>
          <table:table-cell/>
          <table:table-cell table:style-name="ce63" office:value-type="string" calcext:value-type="string">
            <text:p>TOP 1</text:p>
          </table:table-cell>
          <table:table-cell table:style-name="ce67" office:value-type="percentage" office:value="0.563089472342595" calcext:value-type="percentage">
            <text:p>56.31%</text:p>
          </table:table-cell>
          <table:table-cell table:style-name="ce10" office:value-type="string" calcext:value-type="string">
            <text:p>Expected TOP 1</text:p>
          </table:table-cell>
          <table:table-cell table:style-name="ce67" office:value-type="percentage" office:value="0.56522" calcext:value-type="percentage">
            <text:p>56.52%</text:p>
          </table:table-cell>
          <table:table-cell table:style-name="ce67" table:formula="of:=[.I34]-[.K34]" office:value-type="percentage" office:value="-0.00213052765740496" calcext:value-type="percentage">
            <text:p>-0.21%</text:p>
          </table:table-cell>
          <table:table-cell table:style-name="ce74"/>
          <table:table-cell table:number-columns-repeated="4"/>
        </table:table-row>
        <table:table-row table:style-name="ro4">
          <table:table-cell table:style-name="ce63" office:value-type="string" calcext:value-type="string">
            <text:p>TOP 5</text:p>
          </table:table-cell>
          <table:table-cell table:style-name="ce67" office:value-type="percentage" office:value="0.87229161356105" calcext:value-type="percentage">
            <text:p>87.23%</text:p>
          </table:table-cell>
          <table:table-cell table:style-name="ce10" office:value-type="string" calcext:value-type="string">
            <text:p>Expected TOP 5</text:p>
          </table:table-cell>
          <table:table-cell table:style-name="ce67" office:value-type="percentage" office:value="0.9282" calcext:value-type="percentage">
            <text:p>92.82%</text:p>
          </table:table-cell>
          <table:table-cell table:style-name="ce67" table:formula="of:=[.B35]-[.D35]" office:value-type="percentage" office:value="-0.05590838643895" calcext:value-type="percentage">
            <text:p>-5.59%</text:p>
          </table:table-cell>
          <table:table-cell table:style-name="ce74"/>
          <table:table-cell/>
          <table:table-cell table:style-name="ce63" office:value-type="string" calcext:value-type="string">
            <text:p>TOP 5</text:p>
          </table:table-cell>
          <table:table-cell table:style-name="ce67" office:value-type="percentage" office:value="0.789956665816977" calcext:value-type="percentage">
            <text:p>79.00%</text:p>
          </table:table-cell>
          <table:table-cell table:style-name="ce10" office:value-type="string" calcext:value-type="string">
            <text:p>Expected TOP 5</text:p>
          </table:table-cell>
          <table:table-cell table:style-name="ce67" office:value-type="percentage" office:value="0.79066" calcext:value-type="percentage">
            <text:p>79.07%</text:p>
          </table:table-cell>
          <table:table-cell table:style-name="ce67" table:formula="of:=[.I35]-[.K35]" office:value-type="percentage" office:value="-0.000703334183023041" calcext:value-type="percentage">
            <text:p>-0.07%</text:p>
          </table:table-cell>
          <table:table-cell table:style-name="ce74"/>
          <table:table-cell table:number-columns-repeated="4"/>
        </table:table-row>
        <table:table-row table:style-name="ro5" table:number-rows-repeated="10">
          <table:table-cell table:number-columns-repeated="5"/>
          <table:table-cell table:style-name="ce74"/>
          <table:table-cell table:style-name="Default"/>
          <table:table-cell table:number-columns-repeated="5"/>
          <table:table-cell table:style-name="ce74"/>
          <table:table-cell table:number-columns-repeated="4"/>
        </table:table-row>
        <table:table-row table:style-name="ro7">
          <table:table-cell table:style-name="ce62" office:value-type="string" calcext:value-type="string" table:number-columns-spanned="2" table:number-rows-spanned="1">
            <text:p>ResNet50</text:p>
          </table:table-cell>
          <table:covered-table-cell/>
          <table:table-cell table:number-columns-repeated="3"/>
          <table:table-cell table:style-name="ce74"/>
          <table:table-cell/>
          <table:table-cell table:style-name="ce62" office:value-type="string" calcext:value-type="string" table:number-columns-spanned="2" table:number-rows-spanned="1">
            <text:p>ResNet50</text:p>
          </table:table-cell>
          <table:covered-table-cell/>
          <table:table-cell table:number-columns-repeated="3"/>
          <table:table-cell table:style-name="ce74"/>
          <table:table-cell table:number-columns-repeated="4"/>
        </table:table-row>
        <table:table-row table:style-name="ro4">
          <table:table-cell table:style-name="ce63" office:value-type="string" calcext:value-type="string">
            <text:p>Guess T1</text:p>
          </table:table-cell>
          <table:table-cell table:style-name="ce65" office:value-type="float" office:value="2661" calcext:value-type="float">
            <text:p>2661</text:p>
          </table:table-cell>
          <table:table-cell table:style-name="ce69" office:value-type="string" calcext:value-type="string" table:number-columns-spanned="1" table:number-rows-spanned="3">
            <text:p>Model Size</text:p>
          </table:table-cell>
          <table:table-cell table:style-name="ce71" office:value-type="string" calcext:value-type="string" table:number-columns-spanned="1" table:number-rows-spanned="3">
            <text:p>98 MB</text:p>
          </table:table-cell>
          <table:table-cell/>
          <table:table-cell table:style-name="ce74"/>
          <table:table-cell/>
          <table:table-cell table:style-name="ce63" office:value-type="string" calcext:value-type="string">
            <text:p>Guess T1</text:p>
          </table:table-cell>
          <table:table-cell table:style-name="ce65" office:value-type="float" office:value="2970" calcext:value-type="float">
            <text:p>2970</text:p>
          </table:table-cell>
          <table:table-cell table:style-name="ce69" office:value-type="string" calcext:value-type="string" table:number-columns-spanned="1" table:number-rows-spanned="3">
            <text:p>Model Size</text:p>
          </table:table-cell>
          <table:table-cell table:style-name="ce71" office:value-type="string" calcext:value-type="string" table:number-columns-spanned="1" table:number-rows-spanned="3">
            <text:p>98 MB</text:p>
          </table:table-cell>
          <table:table-cell/>
          <table:table-cell table:style-name="ce74"/>
          <table:table-cell/>
          <table:table-cell table:style-name="ce78" office:value-type="string" calcext:value-type="string" table:number-columns-spanned="1" table:number-rows-spanned="3">
            <text:p>Diff</text:p>
          </table:table-cell>
          <table:table-cell table:style-name="ce78" office:value-type="string" calcext:value-type="string" table:number-columns-spanned="1" table:number-rows-spanned="3">
            <text:p>Winner</text:p>
          </table:table-cell>
          <table:table-cell/>
        </table:table-row>
        <table:table-row table:style-name="ro4">
          <table:table-cell table:style-name="ce63" office:value-type="string" calcext:value-type="string">
            <text:p>Guess T5</text:p>
          </table:table-cell>
          <table:table-cell table:style-name="ce65" office:value-type="float" office:value="3466" calcext:value-type="float">
            <text:p>3466</text:p>
          </table:table-cell>
          <table:covered-table-cell table:style-name="ce10"/>
          <table:covered-table-cell table:style-name="ce72"/>
          <table:table-cell/>
          <table:table-cell table:style-name="ce74"/>
          <table:table-cell/>
          <table:table-cell table:style-name="ce63" office:value-type="string" calcext:value-type="string">
            <text:p>Guess T5</text:p>
          </table:table-cell>
          <table:table-cell table:style-name="ce65" office:value-type="float" office:value="3650" calcext:value-type="float">
            <text:p>3650</text:p>
          </table:table-cell>
          <table:covered-table-cell table:number-columns-repeated="2"/>
          <table:table-cell/>
          <table:table-cell table:style-name="ce74"/>
          <table:table-cell/>
          <table:covered-table-cell table:number-columns-repeated="2"/>
          <table:table-cell/>
        </table:table-row>
        <table:table-row table:style-name="ro4">
          <table:table-cell table:style-name="ce63" office:value-type="string" calcext:value-type="string">
            <text:p>Total</text:p>
          </table:table-cell>
          <table:table-cell table:style-name="ce65" office:value-type="float" office:value="3923" calcext:value-type="float">
            <text:p>3923</text:p>
          </table:table-cell>
          <table:covered-table-cell table:style-name="ce10"/>
          <table:covered-table-cell table:style-name="ce73"/>
          <table:table-cell/>
          <table:table-cell table:style-name="ce74"/>
          <table:table-cell/>
          <table:table-cell table:style-name="ce63" office:value-type="string" calcext:value-type="string">
            <text:p>Total</text:p>
          </table:table-cell>
          <table:table-cell table:style-name="ce65" office:value-type="float" office:value="3923" calcext:value-type="float">
            <text:p>3923</text:p>
          </table:table-cell>
          <table:covered-table-cell table:number-columns-repeated="2"/>
          <table:table-cell/>
          <table:table-cell table:style-name="ce74"/>
          <table:table-cell/>
          <table:covered-table-cell table:number-columns-repeated="2"/>
          <table:table-cell/>
        </table:table-row>
        <table:table-row table:style-name="ro4">
          <table:table-cell table:style-name="ce63" office:value-type="string" calcext:value-type="string">
            <text:p>TOP 1</text:p>
          </table:table-cell>
          <table:table-cell table:style-name="ce67" office:value-type="percentage" office:value="0.678307417792506" calcext:value-type="percentage">
            <text:p>67.83%</text:p>
          </table:table-cell>
          <table:table-cell table:style-name="ce10" office:value-type="string" calcext:value-type="string">
            <text:p>Expected TOP 1</text:p>
          </table:table-cell>
          <table:table-cell table:style-name="ce67" office:value-type="percentage" office:value="0.749" calcext:value-type="percentage">
            <text:p>74.90%</text:p>
          </table:table-cell>
          <table:table-cell table:style-name="ce67" table:formula="of:=[.B50]-[.D50]" office:value-type="percentage" office:value="-0.070692582207494" calcext:value-type="percentage">
            <text:p>-7.07%</text:p>
          </table:table-cell>
          <table:table-cell table:style-name="ce74"/>
          <table:table-cell/>
          <table:table-cell table:style-name="ce63" office:value-type="string" calcext:value-type="string">
            <text:p>TOP 1</text:p>
          </table:table-cell>
          <table:table-cell table:style-name="ce67" office:value-type="percentage" office:value="0.757073668111139" calcext:value-type="percentage">
            <text:p>75.71%</text:p>
          </table:table-cell>
          <table:table-cell table:style-name="ce10" office:value-type="string" calcext:value-type="string">
            <text:p>Expected TOP 1</text:p>
          </table:table-cell>
          <table:table-cell table:style-name="ce67" office:value-type="percentage" office:value="0.7613" calcext:value-type="percentage">
            <text:p>76.13%</text:p>
          </table:table-cell>
          <table:table-cell table:style-name="ce67" table:formula="of:=[.I50]-[.K50]" office:value-type="percentage" office:value="-0.00422633188886101" calcext:value-type="percentage">
            <text:p>-0.42%</text:p>
          </table:table-cell>
          <table:table-cell table:style-name="ce74"/>
          <table:table-cell/>
          <table:table-cell table:style-name="ce67" table:formula="of:=[.B50]-[.I50]" office:value-type="percentage" office:value="-0.0787662503186329" calcext:value-type="percentage">
            <text:p>-7.88%</text:p>
          </table:table-cell>
          <table:table-cell table:style-name="ce67" table:formula="of:=IF([.$O50]&gt;0;&quot;Keras&quot;;&quot;PyTorch&quot;)" office:value-type="string" office:string-value="PyTorch" calcext:value-type="string">
            <text:p>PyTorch</text:p>
          </table:table-cell>
          <table:table-cell/>
        </table:table-row>
        <table:table-row table:style-name="ro4">
          <table:table-cell table:style-name="ce63" office:value-type="string" calcext:value-type="string">
            <text:p>TOP 5</text:p>
          </table:table-cell>
          <table:table-cell table:style-name="ce66" office:value-type="percentage" office:value="0.883507519755289" calcext:value-type="percentage">
            <text:p>88.35%</text:p>
          </table:table-cell>
          <table:table-cell table:style-name="ce10" office:value-type="string" calcext:value-type="string">
            <text:p>Expected TOP 5</text:p>
          </table:table-cell>
          <table:table-cell table:style-name="ce67" office:value-type="percentage" office:value="0.912" calcext:value-type="percentage">
            <text:p>91.20%</text:p>
          </table:table-cell>
          <table:table-cell table:style-name="ce66" table:formula="of:=[.B51]-[.D51]" office:value-type="percentage" office:value="-0.0284924802447111" calcext:value-type="percentage">
            <text:p>-2.85%</text:p>
          </table:table-cell>
          <table:table-cell table:style-name="ce74"/>
          <table:table-cell/>
          <table:table-cell table:style-name="ce63" office:value-type="string" calcext:value-type="string">
            <text:p>TOP 5</text:p>
          </table:table-cell>
          <table:table-cell table:style-name="ce67" office:value-type="percentage" office:value="0.930410400203926" calcext:value-type="percentage">
            <text:p>93.04%</text:p>
          </table:table-cell>
          <table:table-cell table:style-name="ce10" office:value-type="string" calcext:value-type="string">
            <text:p>Expected TOP 5</text:p>
          </table:table-cell>
          <table:table-cell table:style-name="ce67" office:value-type="percentage" office:value="0.92862" calcext:value-type="percentage">
            <text:p>92.86%</text:p>
          </table:table-cell>
          <table:table-cell table:style-name="ce67" table:formula="of:=[.I51]-[.K51]" office:value-type="percentage" office:value="0.00179040020392596" calcext:value-type="percentage">
            <text:p>0.18%</text:p>
          </table:table-cell>
          <table:table-cell table:style-name="ce74"/>
          <table:table-cell/>
          <table:table-cell table:style-name="ce67" table:formula="of:=[.B51]-[.I51]" office:value-type="percentage" office:value="-0.046902880448637" calcext:value-type="percentage">
            <text:p>-4.69%</text:p>
          </table:table-cell>
          <table:table-cell table:style-name="ce67" table:formula="of:=IF([.$O51]&gt;0;&quot;Keras&quot;;&quot;PyTorch&quot;)" office:value-type="string" office:string-value="PyTorch" calcext:value-type="string">
            <text:p>PyTorch</text:p>
          </table:table-cell>
          <table:table-cell/>
        </table:table-row>
        <table:table-row table:style-name="ro5" table:number-rows-repeated="3">
          <table:table-cell table:number-columns-repeated="5"/>
          <table:table-cell table:style-name="ce74"/>
          <table:table-cell table:style-name="Default"/>
          <table:table-cell table:number-columns-repeated="5"/>
          <table:table-cell table:style-name="ce74"/>
          <table:table-cell table:number-columns-repeated="4"/>
        </table:table-row>
        <table:table-row table:style-name="ro7">
          <table:table-cell table:style-name="ce62" office:value-type="string" calcext:value-type="string" table:number-columns-spanned="2" table:number-rows-spanned="1">
            <text:p>VGG16</text:p>
          </table:table-cell>
          <table:covered-table-cell/>
          <table:table-cell table:number-columns-repeated="3"/>
          <table:table-cell table:style-name="ce74"/>
          <table:table-cell/>
          <table:table-cell table:style-name="ce62" office:value-type="string" calcext:value-type="string" table:number-columns-spanned="2" table:number-rows-spanned="1">
            <text:p>VGG16</text:p>
          </table:table-cell>
          <table:covered-table-cell/>
          <table:table-cell table:number-columns-repeated="3"/>
          <table:table-cell table:style-name="ce74"/>
          <table:table-cell table:number-columns-repeated="4"/>
        </table:table-row>
        <table:table-row table:style-name="ro4">
          <table:table-cell table:style-name="ce63" office:value-type="string" calcext:value-type="string">
            <text:p>Guess T1</text:p>
          </table:table-cell>
          <table:table-cell table:style-name="ce65" office:value-type="float" office:value="2502" calcext:value-type="float">
            <text:p>2502</text:p>
          </table:table-cell>
          <table:table-cell table:style-name="ce69" office:value-type="string" calcext:value-type="string" table:number-columns-spanned="1" table:number-rows-spanned="3">
            <text:p>Model Size</text:p>
          </table:table-cell>
          <table:table-cell table:style-name="ce71" office:value-type="string" calcext:value-type="string" table:number-columns-spanned="1" table:number-rows-spanned="3">
            <text:p>528 MB</text:p>
          </table:table-cell>
          <table:table-cell/>
          <table:table-cell table:style-name="ce74"/>
          <table:table-cell/>
          <table:table-cell table:style-name="ce63" office:value-type="string" calcext:value-type="string">
            <text:p>Guess T1</text:p>
          </table:table-cell>
          <table:table-cell table:style-name="ce65" office:value-type="float" office:value="2762" calcext:value-type="float">
            <text:p>2762</text:p>
          </table:table-cell>
          <table:table-cell table:style-name="ce69" office:value-type="string" calcext:value-type="string" table:number-columns-spanned="1" table:number-rows-spanned="3">
            <text:p>Model Size</text:p>
          </table:table-cell>
          <table:table-cell table:style-name="ce71" office:value-type="string" calcext:value-type="string" table:number-columns-spanned="1" table:number-rows-spanned="3">
            <text:p>528 MB</text:p>
          </table:table-cell>
          <table:table-cell/>
          <table:table-cell table:style-name="ce74"/>
          <table:table-cell/>
          <table:table-cell table:style-name="ce78" office:value-type="string" calcext:value-type="string" table:number-columns-spanned="1" table:number-rows-spanned="3">
            <text:p>Diff</text:p>
          </table:table-cell>
          <table:table-cell table:style-name="ce78" office:value-type="string" calcext:value-type="string" table:number-columns-spanned="1" table:number-rows-spanned="3">
            <text:p>Winner</text:p>
          </table:table-cell>
          <table:table-cell/>
        </table:table-row>
        <table:table-row table:style-name="ro4">
          <table:table-cell table:style-name="ce63" office:value-type="string" calcext:value-type="string">
            <text:p>Guess T5</text:p>
          </table:table-cell>
          <table:table-cell table:style-name="ce65" office:value-type="float" office:value="3369" calcext:value-type="float">
            <text:p>3369</text:p>
          </table:table-cell>
          <table:covered-table-cell table:style-name="ce10"/>
          <table:covered-table-cell table:style-name="ce72"/>
          <table:table-cell/>
          <table:table-cell table:style-name="ce74"/>
          <table:table-cell/>
          <table:table-cell table:style-name="ce63" office:value-type="string" calcext:value-type="string">
            <text:p>Guess T5</text:p>
          </table:table-cell>
          <table:table-cell table:style-name="ce65" office:value-type="float" office:value="3547" calcext:value-type="float">
            <text:p>3547</text:p>
          </table:table-cell>
          <table:covered-table-cell table:number-columns-repeated="2"/>
          <table:table-cell/>
          <table:table-cell table:style-name="ce74"/>
          <table:table-cell/>
          <table:covered-table-cell table:number-columns-repeated="2"/>
          <table:table-cell/>
        </table:table-row>
        <table:table-row table:style-name="ro4">
          <table:table-cell table:style-name="ce63" office:value-type="string" calcext:value-type="string">
            <text:p>Total</text:p>
          </table:table-cell>
          <table:table-cell table:style-name="ce65" office:value-type="float" office:value="3923" calcext:value-type="float">
            <text:p>3923</text:p>
          </table:table-cell>
          <table:covered-table-cell table:style-name="ce10"/>
          <table:covered-table-cell table:style-name="ce73"/>
          <table:table-cell/>
          <table:table-cell table:style-name="ce74"/>
          <table:table-cell/>
          <table:table-cell table:style-name="ce63" office:value-type="string" calcext:value-type="string">
            <text:p>Total</text:p>
          </table:table-cell>
          <table:table-cell table:style-name="ce65" office:value-type="float" office:value="3923" calcext:value-type="float">
            <text:p>3923</text:p>
          </table:table-cell>
          <table:covered-table-cell table:number-columns-repeated="2"/>
          <table:table-cell/>
          <table:table-cell table:style-name="ce74"/>
          <table:table-cell/>
          <table:covered-table-cell table:number-columns-repeated="2"/>
          <table:table-cell/>
        </table:table-row>
        <table:table-row table:style-name="ro4">
          <table:table-cell table:style-name="ce63" office:value-type="string" calcext:value-type="string">
            <text:p>TOP 1</text:p>
          </table:table-cell>
          <table:table-cell table:style-name="ce67" office:value-type="percentage" office:value="0.637777211317869" calcext:value-type="percentage">
            <text:p>63.78%</text:p>
          </table:table-cell>
          <table:table-cell table:style-name="ce10" office:value-type="string" calcext:value-type="string">
            <text:p>Expected TOP 1</text:p>
          </table:table-cell>
          <table:table-cell table:style-name="ce67" office:value-type="percentage" office:value="0.713" calcext:value-type="percentage">
            <text:p>71.30%</text:p>
          </table:table-cell>
          <table:table-cell table:style-name="ce67" table:formula="of:=[.B59]-[.D59]" office:value-type="percentage" office:value="-0.0752227886821309" calcext:value-type="percentage">
            <text:p>-7.52%</text:p>
          </table:table-cell>
          <table:table-cell table:style-name="ce74"/>
          <table:table-cell/>
          <table:table-cell table:style-name="ce63" office:value-type="string" calcext:value-type="string">
            <text:p>TOP 1</text:p>
          </table:table-cell>
          <table:table-cell table:style-name="ce67" office:value-type="percentage" office:value="0.704053020647464" calcext:value-type="percentage">
            <text:p>70.41%</text:p>
          </table:table-cell>
          <table:table-cell table:style-name="ce10" office:value-type="string" calcext:value-type="string">
            <text:p>Expected TOP 1</text:p>
          </table:table-cell>
          <table:table-cell table:style-name="ce67" office:value-type="percentage" office:value="0.71592" calcext:value-type="percentage">
            <text:p>71.59%</text:p>
          </table:table-cell>
          <table:table-cell table:style-name="ce67" table:formula="of:=[.I59]-[.K59]" office:value-type="percentage" office:value="-0.011866979352536" calcext:value-type="percentage">
            <text:p>-1.19%</text:p>
          </table:table-cell>
          <table:table-cell table:style-name="ce74"/>
          <table:table-cell/>
          <table:table-cell table:style-name="ce67" table:formula="of:=[.B59]-[.I59]" office:value-type="percentage" office:value="-0.066275809329595" calcext:value-type="percentage">
            <text:p>-6.63%</text:p>
          </table:table-cell>
          <table:table-cell table:style-name="ce67" table:formula="of:=IF([.$O59]&gt;0;&quot;Keras&quot;;&quot;PyTorch&quot;)" office:value-type="string" office:string-value="PyTorch" calcext:value-type="string">
            <text:p>PyTorch</text:p>
          </table:table-cell>
          <table:table-cell/>
        </table:table-row>
        <table:table-row table:style-name="ro4">
          <table:table-cell table:style-name="ce63" office:value-type="string" calcext:value-type="string">
            <text:p>TOP 5</text:p>
          </table:table-cell>
          <table:table-cell table:style-name="ce67" office:value-type="percentage" office:value="0.858781544736171" calcext:value-type="percentage">
            <text:p>85.88%</text:p>
          </table:table-cell>
          <table:table-cell table:style-name="ce10" office:value-type="string" calcext:value-type="string">
            <text:p>Expected TOP 5</text:p>
          </table:table-cell>
          <table:table-cell table:style-name="ce67" office:value-type="percentage" office:value="0.9001" calcext:value-type="percentage">
            <text:p>90.01%</text:p>
          </table:table-cell>
          <table:table-cell table:style-name="ce67" table:formula="of:=[.B60]-[.D60]" office:value-type="percentage" office:value="-0.041318455263829" calcext:value-type="percentage">
            <text:p>-4.13%</text:p>
          </table:table-cell>
          <table:table-cell table:style-name="ce74"/>
          <table:table-cell/>
          <table:table-cell table:style-name="ce63" office:value-type="string" calcext:value-type="string">
            <text:p>TOP 5</text:p>
          </table:table-cell>
          <table:table-cell table:style-name="ce67" office:value-type="percentage" office:value="0.904154983431048" calcext:value-type="percentage">
            <text:p>90.42%</text:p>
          </table:table-cell>
          <table:table-cell table:style-name="ce10" office:value-type="string" calcext:value-type="string">
            <text:p>Expected TOP 5</text:p>
          </table:table-cell>
          <table:table-cell table:style-name="ce67" office:value-type="percentage" office:value="0.90382" calcext:value-type="percentage">
            <text:p>90.38%</text:p>
          </table:table-cell>
          <table:table-cell table:style-name="ce66" table:formula="of:=[.I60]-[.K60]" office:value-type="percentage" office:value="0.000334983431048097" calcext:value-type="percentage">
            <text:p>0.03%</text:p>
          </table:table-cell>
          <table:table-cell table:style-name="ce74"/>
          <table:table-cell/>
          <table:table-cell table:style-name="ce67" table:formula="of:=[.B60]-[.I60]" office:value-type="percentage" office:value="-0.0453734386948771" calcext:value-type="percentage">
            <text:p>-4.54%</text:p>
          </table:table-cell>
          <table:table-cell table:style-name="ce67" table:formula="of:=IF([.$O60]&gt;0;&quot;Keras&quot;;&quot;PyTorch&quot;)" office:value-type="string" office:string-value="PyTorch" calcext:value-type="string">
            <text:p>PyTorch</text:p>
          </table:table-cell>
          <table:table-cell/>
        </table:table-row>
        <table:table-row table:style-name="ro5" table:number-rows-repeated="3">
          <table:table-cell table:number-columns-repeated="5"/>
          <table:table-cell table:style-name="ce74"/>
          <table:table-cell table:style-name="Default"/>
          <table:table-cell table:number-columns-repeated="5"/>
          <table:table-cell table:style-name="ce74"/>
          <table:table-cell table:number-columns-repeated="4"/>
        </table:table-row>
        <table:table-row table:style-name="ro7">
          <table:table-cell table:style-name="ce62" office:value-type="string" calcext:value-type="string" table:number-columns-spanned="2" table:number-rows-spanned="1">
            <text:p>VGG19</text:p>
          </table:table-cell>
          <table:covered-table-cell/>
          <table:table-cell table:number-columns-repeated="3"/>
          <table:table-cell table:style-name="ce74"/>
          <table:table-cell/>
          <table:table-cell table:style-name="ce62" office:value-type="string" calcext:value-type="string" table:number-columns-spanned="2" table:number-rows-spanned="1">
            <text:p>VGG19</text:p>
          </table:table-cell>
          <table:covered-table-cell/>
          <table:table-cell table:number-columns-repeated="3"/>
          <table:table-cell table:style-name="ce74"/>
          <table:table-cell table:number-columns-repeated="4"/>
        </table:table-row>
        <table:table-row table:style-name="ro4">
          <table:table-cell table:style-name="ce63" office:value-type="string" calcext:value-type="string">
            <text:p>Guess T1</text:p>
          </table:table-cell>
          <table:table-cell table:style-name="ce65" office:value-type="float" office:value="2516" calcext:value-type="float">
            <text:p>2516</text:p>
          </table:table-cell>
          <table:table-cell table:style-name="ce69" office:value-type="string" calcext:value-type="string" table:number-columns-spanned="1" table:number-rows-spanned="3">
            <text:p>Model Size</text:p>
          </table:table-cell>
          <table:table-cell table:style-name="ce71" office:value-type="string" calcext:value-type="string" table:number-columns-spanned="1" table:number-rows-spanned="3">
            <text:p>549 MB</text:p>
          </table:table-cell>
          <table:table-cell/>
          <table:table-cell table:style-name="ce74"/>
          <table:table-cell/>
          <table:table-cell table:style-name="ce63" office:value-type="string" calcext:value-type="string">
            <text:p>Guess T1</text:p>
          </table:table-cell>
          <table:table-cell table:style-name="ce65" office:value-type="float" office:value="2802" calcext:value-type="float">
            <text:p>2802</text:p>
          </table:table-cell>
          <table:table-cell table:style-name="ce69" office:value-type="string" calcext:value-type="string" table:number-columns-spanned="1" table:number-rows-spanned="3">
            <text:p>Model Size</text:p>
          </table:table-cell>
          <table:table-cell table:style-name="ce71" office:value-type="string" calcext:value-type="string" table:number-columns-spanned="1" table:number-rows-spanned="3">
            <text:p>549 MB</text:p>
          </table:table-cell>
          <table:table-cell/>
          <table:table-cell table:style-name="ce74"/>
          <table:table-cell/>
          <table:table-cell table:style-name="ce78" office:value-type="string" calcext:value-type="string" table:number-columns-spanned="1" table:number-rows-spanned="3">
            <text:p>Diff</text:p>
          </table:table-cell>
          <table:table-cell table:style-name="ce78" office:value-type="string" calcext:value-type="string" table:number-columns-spanned="1" table:number-rows-spanned="3">
            <text:p>Winner</text:p>
          </table:table-cell>
          <table:table-cell/>
        </table:table-row>
        <table:table-row table:style-name="ro4">
          <table:table-cell table:style-name="ce63" office:value-type="string" calcext:value-type="string">
            <text:p>Guess T5</text:p>
          </table:table-cell>
          <table:table-cell table:style-name="ce65" office:value-type="float" office:value="3365" calcext:value-type="float">
            <text:p>3365</text:p>
          </table:table-cell>
          <table:covered-table-cell table:style-name="ce10"/>
          <table:covered-table-cell table:style-name="ce72"/>
          <table:table-cell/>
          <table:table-cell table:style-name="ce74"/>
          <table:table-cell/>
          <table:table-cell table:style-name="ce63" office:value-type="string" calcext:value-type="string">
            <text:p>Guess T5</text:p>
          </table:table-cell>
          <table:table-cell table:style-name="ce65" office:value-type="float" office:value="3553" calcext:value-type="float">
            <text:p>3553</text:p>
          </table:table-cell>
          <table:covered-table-cell table:number-columns-repeated="2"/>
          <table:table-cell/>
          <table:table-cell table:style-name="ce74"/>
          <table:table-cell/>
          <table:covered-table-cell table:number-columns-repeated="2"/>
          <table:table-cell/>
        </table:table-row>
        <table:table-row table:style-name="ro4">
          <table:table-cell table:style-name="ce63" office:value-type="string" calcext:value-type="string">
            <text:p>Total</text:p>
          </table:table-cell>
          <table:table-cell table:style-name="ce65" office:value-type="float" office:value="3923" calcext:value-type="float">
            <text:p>3923</text:p>
          </table:table-cell>
          <table:covered-table-cell table:style-name="ce10"/>
          <table:covered-table-cell table:style-name="ce73"/>
          <table:table-cell/>
          <table:table-cell table:style-name="ce74"/>
          <table:table-cell/>
          <table:table-cell table:style-name="ce63" office:value-type="string" calcext:value-type="string">
            <text:p>Total</text:p>
          </table:table-cell>
          <table:table-cell table:style-name="ce65" office:value-type="float" office:value="3923" calcext:value-type="float">
            <text:p>3923</text:p>
          </table:table-cell>
          <table:covered-table-cell table:number-columns-repeated="2"/>
          <table:table-cell/>
          <table:table-cell table:style-name="ce74"/>
          <table:table-cell/>
          <table:covered-table-cell table:number-columns-repeated="2"/>
          <table:table-cell/>
        </table:table-row>
        <table:table-row table:style-name="ro4">
          <table:table-cell table:style-name="ce63" office:value-type="string" calcext:value-type="string">
            <text:p>TOP 1</text:p>
          </table:table-cell>
          <table:table-cell table:style-name="ce67" office:value-type="percentage" office:value="0.641345908743309" calcext:value-type="percentage">
            <text:p>64.13%</text:p>
          </table:table-cell>
          <table:table-cell table:style-name="ce10" office:value-type="string" calcext:value-type="string">
            <text:p>Expected TOP 1</text:p>
          </table:table-cell>
          <table:table-cell table:style-name="ce67" office:value-type="percentage" office:value="0.713" calcext:value-type="percentage">
            <text:p>71.30%</text:p>
          </table:table-cell>
          <table:table-cell table:style-name="ce67" table:formula="of:=[.B68]-[.D68]" office:value-type="percentage" office:value="-0.071654091256691" calcext:value-type="percentage">
            <text:p>-7.17%</text:p>
          </table:table-cell>
          <table:table-cell table:style-name="ce74"/>
          <table:table-cell/>
          <table:table-cell table:style-name="ce63" office:value-type="string" calcext:value-type="string">
            <text:p>TOP 1</text:p>
          </table:table-cell>
          <table:table-cell table:style-name="ce67" office:value-type="percentage" office:value="0.714249299005863" calcext:value-type="percentage">
            <text:p>71.42%</text:p>
          </table:table-cell>
          <table:table-cell table:style-name="ce10" office:value-type="string" calcext:value-type="string">
            <text:p>Expected TOP 1</text:p>
          </table:table-cell>
          <table:table-cell table:style-name="ce67" office:value-type="percentage" office:value="0.72376" calcext:value-type="percentage">
            <text:p>72.38%</text:p>
          </table:table-cell>
          <table:table-cell table:style-name="ce67" table:formula="of:=[.I68]-[.K68]" office:value-type="percentage" office:value="-0.00951070099413698" calcext:value-type="percentage">
            <text:p>-0.95%</text:p>
          </table:table-cell>
          <table:table-cell table:style-name="ce74"/>
          <table:table-cell/>
          <table:table-cell table:style-name="ce67" table:formula="of:=[.B68]-[.I68]" office:value-type="percentage" office:value="-0.072903390262554" calcext:value-type="percentage">
            <text:p>-7.29%</text:p>
          </table:table-cell>
          <table:table-cell table:style-name="ce67" table:formula="of:=IF([.$O68]&gt;0;&quot;Keras&quot;;&quot;PyTorch&quot;)" office:value-type="string" office:string-value="PyTorch" calcext:value-type="string">
            <text:p>PyTorch</text:p>
          </table:table-cell>
          <table:table-cell/>
        </table:table-row>
        <table:table-row table:style-name="ro4">
          <table:table-cell table:style-name="ce63" office:value-type="string" calcext:value-type="string">
            <text:p>TOP 5</text:p>
          </table:table-cell>
          <table:table-cell table:style-name="ce67" office:value-type="percentage" office:value="0.857761916900331" calcext:value-type="percentage">
            <text:p>85.78%</text:p>
          </table:table-cell>
          <table:table-cell table:style-name="ce10" office:value-type="string" calcext:value-type="string">
            <text:p>Expected TOP 5</text:p>
          </table:table-cell>
          <table:table-cell table:style-name="ce67" office:value-type="percentage" office:value="0.9" calcext:value-type="percentage">
            <text:p>90.00%</text:p>
          </table:table-cell>
          <table:table-cell table:style-name="ce67" table:formula="of:=[.B69]-[.D69]" office:value-type="percentage" office:value="-0.042238083099669" calcext:value-type="percentage">
            <text:p>-4.22%</text:p>
          </table:table-cell>
          <table:table-cell table:style-name="ce74"/>
          <table:table-cell/>
          <table:table-cell table:style-name="ce63" office:value-type="string" calcext:value-type="string">
            <text:p>TOP 5</text:p>
          </table:table-cell>
          <table:table-cell table:style-name="ce67" office:value-type="percentage" office:value="0.905684425184808" calcext:value-type="percentage">
            <text:p>90.57%</text:p>
          </table:table-cell>
          <table:table-cell table:style-name="ce10" office:value-type="string" calcext:value-type="string">
            <text:p>Expected TOP 5</text:p>
          </table:table-cell>
          <table:table-cell table:style-name="ce67" office:value-type="percentage" office:value="0.90876" calcext:value-type="percentage">
            <text:p>90.88%</text:p>
          </table:table-cell>
          <table:table-cell table:style-name="ce67" table:formula="of:=[.I69]-[.K69]" office:value-type="percentage" office:value="-0.00307557481519205" calcext:value-type="percentage">
            <text:p>-0.31%</text:p>
          </table:table-cell>
          <table:table-cell table:style-name="ce74"/>
          <table:table-cell/>
          <table:table-cell table:style-name="ce67" table:formula="of:=[.B69]-[.I69]" office:value-type="percentage" office:value="-0.047922508284477" calcext:value-type="percentage">
            <text:p>-4.79%</text:p>
          </table:table-cell>
          <table:table-cell table:style-name="ce67" table:formula="of:=IF([.$O69]&gt;0;&quot;Keras&quot;;&quot;PyTorch&quot;)" office:value-type="string" office:string-value="PyTorch" calcext:value-type="string">
            <text:p>PyTorch</text:p>
          </table:table-cell>
          <table:table-cell/>
        </table:table-row>
        <table:table-row table:style-name="ro5" table:number-rows-repeated="3">
          <table:table-cell table:number-columns-repeated="5"/>
          <table:table-cell table:style-name="ce74"/>
          <table:table-cell table:style-name="Default"/>
          <table:table-cell table:number-columns-repeated="5"/>
          <table:table-cell table:style-name="ce74"/>
          <table:table-cell table:number-columns-repeated="4"/>
        </table:table-row>
        <table:table-row table:style-name="ro7">
          <table:table-cell table:number-columns-repeated="5"/>
          <table:table-cell table:style-name="ce74"/>
          <table:table-cell/>
          <table:table-cell table:style-name="ce62" office:value-type="string" calcext:value-type="string" table:number-columns-spanned="2" table:number-rows-spanned="1">
            <text:p>SqueezeNet 1.1</text:p>
          </table:table-cell>
          <table:covered-table-cell/>
          <table:table-cell table:number-columns-repeated="3"/>
          <table:table-cell table:style-name="ce74"/>
          <table:table-cell table:number-columns-repeated="4"/>
        </table:table-row>
        <table:table-row table:style-name="ro4">
          <table:table-cell table:number-columns-repeated="5"/>
          <table:table-cell table:style-name="ce74"/>
          <table:table-cell/>
          <table:table-cell table:style-name="ce63" office:value-type="string" calcext:value-type="string">
            <text:p>Guess T1</text:p>
          </table:table-cell>
          <table:table-cell table:style-name="ce65" office:value-type="float" office:value="2286" calcext:value-type="float">
            <text:p>2286</text:p>
          </table:table-cell>
          <table:table-cell table:style-name="ce69" office:value-type="string" calcext:value-type="string" table:number-columns-spanned="1" table:number-rows-spanned="3">
            <text:p>Model Size</text:p>
          </table:table-cell>
          <table:table-cell table:style-name="ce71" office:value-type="string" calcext:value-type="string" table:number-columns-spanned="1" table:number-rows-spanned="3">
            <text:p>5 MB</text:p>
          </table:table-cell>
          <table:table-cell/>
          <table:table-cell table:style-name="ce74"/>
          <table:table-cell table:number-columns-repeated="4"/>
        </table:table-row>
        <table:table-row table:style-name="ro4">
          <table:table-cell table:number-columns-repeated="5"/>
          <table:table-cell table:style-name="ce74"/>
          <table:table-cell/>
          <table:table-cell table:style-name="ce63" office:value-type="string" calcext:value-type="string">
            <text:p>Guess T5</text:p>
          </table:table-cell>
          <table:table-cell table:style-name="ce65" office:value-type="float" office:value="3173" calcext:value-type="float">
            <text:p>3173</text:p>
          </table:table-cell>
          <table:covered-table-cell table:number-columns-repeated="2"/>
          <table:table-cell/>
          <table:table-cell table:style-name="ce74"/>
          <table:table-cell table:number-columns-repeated="4"/>
        </table:table-row>
        <table:table-row table:style-name="ro4">
          <table:table-cell table:number-columns-repeated="5"/>
          <table:table-cell table:style-name="ce74"/>
          <table:table-cell/>
          <table:table-cell table:style-name="ce63" office:value-type="string" calcext:value-type="string">
            <text:p>Total</text:p>
          </table:table-cell>
          <table:table-cell table:style-name="ce65" office:value-type="float" office:value="3923" calcext:value-type="float">
            <text:p>3923</text:p>
          </table:table-cell>
          <table:covered-table-cell table:number-columns-repeated="2"/>
          <table:table-cell/>
          <table:table-cell table:style-name="ce74"/>
          <table:table-cell table:number-columns-repeated="4"/>
        </table:table-row>
        <table:table-row table:style-name="ro4">
          <table:table-cell table:number-columns-repeated="5"/>
          <table:table-cell table:style-name="ce74"/>
          <table:table-cell/>
          <table:table-cell table:style-name="ce63" office:value-type="string" calcext:value-type="string">
            <text:p>TOP 1</text:p>
          </table:table-cell>
          <table:table-cell table:style-name="ce67" office:value-type="percentage" office:value="0.582717308182513" calcext:value-type="percentage">
            <text:p>58.27%</text:p>
          </table:table-cell>
          <table:table-cell table:style-name="ce10" office:value-type="string" calcext:value-type="string">
            <text:p>Expected TOP 1</text:p>
          </table:table-cell>
          <table:table-cell table:style-name="ce67" office:value-type="percentage" office:value="0.58178" calcext:value-type="percentage">
            <text:p>58.18%</text:p>
          </table:table-cell>
          <table:table-cell table:style-name="ce66" table:formula="of:=[.I77]-[.K77]" office:value-type="percentage" office:value="0.00093730818251303" calcext:value-type="percentage">
            <text:p>0.09%</text:p>
          </table:table-cell>
          <table:table-cell table:style-name="ce74"/>
          <table:table-cell table:number-columns-repeated="4"/>
        </table:table-row>
        <table:table-row table:style-name="ro4">
          <table:table-cell table:number-columns-repeated="5"/>
          <table:table-cell table:style-name="ce74"/>
          <table:table-cell/>
          <table:table-cell table:style-name="ce63" office:value-type="string" calcext:value-type="string">
            <text:p>TOP 5</text:p>
          </table:table-cell>
          <table:table-cell table:style-name="ce67" office:value-type="percentage" office:value="0.808819780780015" calcext:value-type="percentage">
            <text:p>80.88%</text:p>
          </table:table-cell>
          <table:table-cell table:style-name="ce10" office:value-type="string" calcext:value-type="string">
            <text:p>Expected TOP 5</text:p>
          </table:table-cell>
          <table:table-cell table:style-name="ce67" office:value-type="percentage" office:value="0.80624" calcext:value-type="percentage">
            <text:p>80.62%</text:p>
          </table:table-cell>
          <table:table-cell table:style-name="ce67" table:formula="of:=[.I78]-[.K78]" office:value-type="percentage" office:value="0.00257978078001508" calcext:value-type="percentage">
            <text:p>0.26%</text:p>
          </table:table-cell>
          <table:table-cell table:style-name="ce74"/>
          <table:table-cell table:number-columns-repeated="4"/>
        </table:table-row>
        <table:table-row table:style-name="ro5" table:number-rows-repeated="3">
          <table:table-cell table:number-columns-repeated="5"/>
          <table:table-cell table:style-name="ce74"/>
          <table:table-cell table:style-name="Default"/>
          <table:table-cell table:number-columns-repeated="5"/>
          <table:table-cell table:style-name="ce74"/>
          <table:table-cell table:number-columns-repeated="4"/>
        </table:table-row>
        <table:table-row table:style-name="ro7">
          <table:table-cell table:number-columns-repeated="5"/>
          <table:table-cell table:style-name="ce74"/>
          <table:table-cell table:style-name="Default"/>
          <table:table-cell table:style-name="ce62" office:value-type="string" calcext:value-type="string" table:number-columns-spanned="2" table:number-rows-spanned="1">
            <text:p>VGG19 BN</text:p>
          </table:table-cell>
          <table:covered-table-cell/>
          <table:table-cell table:number-columns-repeated="3"/>
          <table:table-cell table:style-name="ce74"/>
          <table:table-cell table:number-columns-repeated="4"/>
        </table:table-row>
        <table:table-row table:style-name="ro4">
          <table:table-cell table:number-columns-repeated="5"/>
          <table:table-cell table:style-name="ce74"/>
          <table:table-cell table:style-name="Default"/>
          <table:table-cell table:style-name="ce63" office:value-type="string" calcext:value-type="string">
            <text:p>Guess T1</text:p>
          </table:table-cell>
          <table:table-cell table:style-name="ce65" office:value-type="float" office:value="2877" calcext:value-type="float">
            <text:p>2877</text:p>
          </table:table-cell>
          <table:table-cell table:style-name="ce69" office:value-type="string" calcext:value-type="string" table:number-columns-spanned="1" table:number-rows-spanned="3">
            <text:p>Model Size</text:p>
          </table:table-cell>
          <table:table-cell table:style-name="ce71" office:value-type="string" calcext:value-type="string" table:number-columns-spanned="1" table:number-rows-spanned="3">
            <text:p>549 MB</text:p>
          </table:table-cell>
          <table:table-cell/>
          <table:table-cell table:style-name="ce74"/>
          <table:table-cell table:number-columns-repeated="4"/>
        </table:table-row>
        <table:table-row table:style-name="ro4">
          <table:table-cell table:number-columns-repeated="5"/>
          <table:table-cell table:style-name="ce74"/>
          <table:table-cell table:style-name="Default"/>
          <table:table-cell table:style-name="ce63" office:value-type="string" calcext:value-type="string">
            <text:p>Guess T5</text:p>
          </table:table-cell>
          <table:table-cell table:style-name="ce65" office:value-type="float" office:value="3599" calcext:value-type="float">
            <text:p>3599</text:p>
          </table:table-cell>
          <table:covered-table-cell table:number-columns-repeated="2"/>
          <table:table-cell/>
          <table:table-cell table:style-name="ce74"/>
          <table:table-cell table:number-columns-repeated="4"/>
        </table:table-row>
        <table:table-row table:style-name="ro4">
          <table:table-cell table:number-columns-repeated="5"/>
          <table:table-cell table:style-name="ce74"/>
          <table:table-cell table:style-name="Default"/>
          <table:table-cell table:style-name="ce63" office:value-type="string" calcext:value-type="string">
            <text:p>Total</text:p>
          </table:table-cell>
          <table:table-cell table:style-name="ce65" office:value-type="float" office:value="3923" calcext:value-type="float">
            <text:p>3923</text:p>
          </table:table-cell>
          <table:covered-table-cell table:number-columns-repeated="2"/>
          <table:table-cell/>
          <table:table-cell table:style-name="ce74"/>
          <table:table-cell table:number-columns-repeated="4"/>
        </table:table-row>
        <table:table-row table:style-name="ro4">
          <table:table-cell table:number-columns-repeated="5"/>
          <table:table-cell table:style-name="ce74"/>
          <table:table-cell table:style-name="Default"/>
          <table:table-cell table:style-name="ce63" office:value-type="string" calcext:value-type="string">
            <text:p>TOP 1</text:p>
          </table:table-cell>
          <table:table-cell table:style-name="ce67" office:value-type="percentage" office:value="0.733367320927861" calcext:value-type="percentage">
            <text:p>73.34%</text:p>
          </table:table-cell>
          <table:table-cell table:style-name="ce10" office:value-type="string" calcext:value-type="string">
            <text:p>Expected TOP 1</text:p>
          </table:table-cell>
          <table:table-cell table:style-name="ce67" office:value-type="percentage" office:value="0.74218" calcext:value-type="percentage">
            <text:p>74.22%</text:p>
          </table:table-cell>
          <table:table-cell table:style-name="ce67" table:formula="of:=[.I86]-[.K86]" office:value-type="percentage" office:value="-0.0088126790721389" calcext:value-type="percentage">
            <text:p>-0.88%</text:p>
          </table:table-cell>
          <table:table-cell table:style-name="ce74"/>
          <table:table-cell table:number-columns-repeated="4"/>
        </table:table-row>
        <table:table-row table:style-name="ro4">
          <table:table-cell table:number-columns-repeated="5"/>
          <table:table-cell table:style-name="ce74"/>
          <table:table-cell table:style-name="Default"/>
          <table:table-cell table:style-name="ce63" office:value-type="string" calcext:value-type="string">
            <text:p>TOP 5</text:p>
          </table:table-cell>
          <table:table-cell table:style-name="ce67" office:value-type="percentage" office:value="0.917410145296967" calcext:value-type="percentage">
            <text:p>91.74%</text:p>
          </table:table-cell>
          <table:table-cell table:style-name="ce10" office:value-type="string" calcext:value-type="string">
            <text:p>Expected TOP 5</text:p>
          </table:table-cell>
          <table:table-cell table:style-name="ce67" office:value-type="percentage" office:value="0.91842" calcext:value-type="percentage">
            <text:p>91.84%</text:p>
          </table:table-cell>
          <table:table-cell table:style-name="ce67" table:formula="of:=[.I87]-[.K87]" office:value-type="percentage" office:value="-0.00100985470303305" calcext:value-type="percentage">
            <text:p>-0.10%</text:p>
          </table:table-cell>
          <table:table-cell table:style-name="ce74"/>
          <table:table-cell table:number-columns-repeated="4"/>
        </table:table-row>
        <table:table-row table:style-name="ro5" table:number-rows-repeated="2">
          <table:table-cell table:number-columns-repeated="6"/>
          <table:table-cell table:style-name="Default"/>
          <table:table-cell table:number-columns-repeated="5"/>
          <table:table-cell table:style-name="ce74"/>
          <table:table-cell table:number-columns-repeated="4"/>
        </table:table-row>
        <table:table-row table:style-name="ro5" table:number-rows-repeated="20">
          <table:table-cell table:number-columns-repeated="6"/>
          <table:table-cell table:style-name="Default"/>
          <table:table-cell table:number-columns-repeated="10"/>
        </table:table-row>
        <table:table-row table:style-name="ro5" table:number-rows-repeated="1048466">
          <table:table-cell table:number-columns-repeated="17"/>
        </table:table-row>
        <table:table-row table:style-name="ro5">
          <table:table-cell table:number-columns-repeated="17"/>
        </table:table-row>
      </table:table>
      <table:table table:name="A-Line" table:style-name="ta1">
        <table:table-column table:style-name="co1" table:number-columns-repeated="2" table:default-cell-style-name="Default"/>
        <table:table-column table:style-name="co9" table:default-cell-style-name="Default"/>
        <table:table-column table:style-name="co1" table:number-columns-repeated="2" table:default-cell-style-name="Default"/>
        <table:table-column table:style-name="co10" table:default-cell-style-name="ce74"/>
        <table:table-column table:style-name="co4" table:default-cell-style-name="ce74"/>
        <table:table-column table:style-name="co1" table:default-cell-style-name="ce63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default-cell-style-name="Default"/>
        <table:table-column table:style-name="co1" table:default-cell-style-name="ce74"/>
        <table:table-column table:style-name="co4" table:default-cell-style-name="Default"/>
        <table:table-column table:style-name="co1" table:number-columns-repeated="3" table:default-cell-style-name="Default"/>
        <table:table-row table:style-name="ro8">
          <table:table-cell table:style-name="ce1" office:value-type="string" calcext:value-type="string" table:number-columns-spanned="6" table:number-rows-spanned="1">
            <text:p>Modelli di Keras</text:p>
          </table:table-cell>
          <table:covered-table-cell table:number-columns-repeated="4"/>
          <table:covered-table-cell table:style-name="Default"/>
          <table:table-cell table:style-name="ce76"/>
          <table:table-cell table:style-name="ce1" office:value-type="string" calcext:value-type="string" table:number-columns-spanned="6" table:number-rows-spanned="1">
            <text:p>Modelli di PyTorch</text:p>
          </table:table-cell>
          <table:covered-table-cell table:number-columns-repeated="4"/>
          <table:covered-table-cell table:style-name="Default"/>
          <table:table-cell table:style-name="ce76"/>
          <table:table-cell table:style-name="ce1" office:value-type="string" calcext:value-type="string" table:number-columns-spanned="3" table:number-rows-spanned="1">
            <text:p>Keras VS PyTorch</text:p>
          </table:table-cell>
          <table:covered-table-cell table:number-columns-repeated="2"/>
        </table:table-row>
        <table:table-row table:style-name="ro5">
          <table:table-cell table:number-columns-repeated="6"/>
          <table:table-cell table:style-name="Default" table:number-columns-repeated="2"/>
          <table:table-cell table:number-columns-repeated="9"/>
        </table:table-row>
        <table:table-row table:style-name="ro7">
          <table:table-cell table:style-name="ce62" office:value-type="string" calcext:value-type="string" table:number-columns-spanned="2" table:number-rows-spanned="1">
            <text:p>MobileNet</text:p>
          </table:table-cell>
          <table:covered-table-cell table:style-name="ce64"/>
          <table:table-cell table:number-columns-repeated="5"/>
          <table:table-cell table:style-name="ce62" office:value-type="string" calcext:value-type="string" table:number-columns-spanned="2" table:number-rows-spanned="1">
            <text:p>MobileNetV2</text:p>
          </table:table-cell>
          <table:covered-table-cell/>
          <table:table-cell table:number-columns-repeated="8"/>
        </table:table-row>
        <table:table-row table:style-name="ro4">
          <table:table-cell table:style-name="ce63" office:value-type="string" calcext:value-type="string">
            <text:p>Guess T1</text:p>
          </table:table-cell>
          <table:table-cell table:style-name="ce65" office:value-type="float" office:value="696" calcext:value-type="float">
            <text:p>696</text:p>
          </table:table-cell>
          <table:table-cell table:style-name="ce69" office:value-type="string" calcext:value-type="string" table:number-columns-spanned="1" table:number-rows-spanned="3">
            <text:p>Model Size</text:p>
          </table:table-cell>
          <table:table-cell table:style-name="ce71" office:value-type="string" calcext:value-type="string" table:number-columns-spanned="1" table:number-rows-spanned="3">
            <text:p>16 MB</text:p>
          </table:table-cell>
          <table:table-cell table:number-columns-repeated="3"/>
          <table:table-cell office:value-type="string" calcext:value-type="string">
            <text:p>Guess T1</text:p>
          </table:table-cell>
          <table:table-cell table:style-name="ce65" office:value-type="float" office:value="711" calcext:value-type="float">
            <text:p>711</text:p>
          </table:table-cell>
          <table:table-cell table:style-name="ce69" office:value-type="string" calcext:value-type="string" table:number-columns-spanned="1" table:number-rows-spanned="3">
            <text:p>Model Size</text:p>
          </table:table-cell>
          <table:table-cell table:style-name="ce71" office:value-type="string" calcext:value-type="string" table:number-columns-spanned="1" table:number-rows-spanned="3">
            <text:p>14 MB</text:p>
          </table:table-cell>
          <table:table-cell table:number-columns-repeated="3"/>
          <table:table-cell table:style-name="ce78" office:value-type="string" calcext:value-type="string" table:number-columns-spanned="1" table:number-rows-spanned="3">
            <text:p>Diff *</text:p>
          </table:table-cell>
          <table:table-cell table:style-name="ce78" office:value-type="string" calcext:value-type="string" table:number-columns-spanned="1" table:number-rows-spanned="3">
            <text:p>Winner</text:p>
          </table:table-cell>
          <table:table-cell/>
        </table:table-row>
        <table:table-row table:style-name="ro4">
          <table:table-cell table:style-name="ce63" office:value-type="string" calcext:value-type="string">
            <text:p>Guess T5</text:p>
          </table:table-cell>
          <table:table-cell table:style-name="ce65" office:value-type="float" office:value="877" calcext:value-type="float">
            <text:p>877</text:p>
          </table:table-cell>
          <table:covered-table-cell table:number-columns-repeated="2"/>
          <table:table-cell table:number-columns-repeated="3"/>
          <table:table-cell office:value-type="string" calcext:value-type="string">
            <text:p>Guess T5</text:p>
          </table:table-cell>
          <table:table-cell table:style-name="ce65" office:value-type="float" office:value="909" calcext:value-type="float">
            <text:p>909</text:p>
          </table:table-cell>
          <table:covered-table-cell table:number-columns-repeated="2"/>
          <table:table-cell table:number-columns-repeated="3"/>
          <table:covered-table-cell table:number-columns-repeated="2"/>
          <table:table-cell/>
        </table:table-row>
        <table:table-row table:style-name="ro4">
          <table:table-cell table:style-name="ce63" office:value-type="string" calcext:value-type="string">
            <text:p>Total</text:p>
          </table:table-cell>
          <table:table-cell table:style-name="ce65" office:value-type="float" office:value="1000" calcext:value-type="float">
            <text:p>1000</text:p>
          </table:table-cell>
          <table:covered-table-cell table:number-columns-repeated="2"/>
          <table:table-cell table:number-columns-repeated="3"/>
          <table:table-cell office:value-type="string" calcext:value-type="string">
            <text:p>Total</text:p>
          </table:table-cell>
          <table:table-cell table:style-name="ce65" office:value-type="float" office:value="1000" calcext:value-type="float">
            <text:p>1000</text:p>
          </table:table-cell>
          <table:covered-table-cell table:number-columns-repeated="2"/>
          <table:table-cell table:number-columns-repeated="3"/>
          <table:covered-table-cell table:number-columns-repeated="2"/>
          <table:table-cell/>
        </table:table-row>
        <table:table-row table:style-name="ro4">
          <table:table-cell table:style-name="ce63" office:value-type="string" calcext:value-type="string">
            <text:p>TOP 1</text:p>
          </table:table-cell>
          <table:table-cell table:style-name="ce66" office:value-type="percentage" office:value="0.696" calcext:value-type="percentage">
            <text:p>69.60%</text:p>
          </table:table-cell>
          <table:table-cell table:style-name="ce10" office:value-type="string" calcext:value-type="string">
            <text:p>Expected TOP 1</text:p>
          </table:table-cell>
          <table:table-cell table:style-name="ce67" office:value-type="percentage" office:value="0.704" calcext:value-type="percentage">
            <text:p>70.40%</text:p>
          </table:table-cell>
          <table:table-cell table:style-name="ce66" table:formula="of:=[.B7]-[.D7]" office:value-type="percentage" office:value="-0.00800000000000001" calcext:value-type="percentage">
            <text:p>-0.80%</text:p>
          </table:table-cell>
          <table:table-cell table:style-name="ce75" table:number-columns-repeated="2"/>
          <table:table-cell office:value-type="string" calcext:value-type="string">
            <text:p>TOP 1</text:p>
          </table:table-cell>
          <table:table-cell table:style-name="ce67" office:value-type="percentage" office:value="0.711" calcext:value-type="percentage">
            <text:p>71.10%</text:p>
          </table:table-cell>
          <table:table-cell table:style-name="ce10" office:value-type="string" calcext:value-type="string">
            <text:p>Expected TOP 1</text:p>
          </table:table-cell>
          <table:table-cell table:style-name="ce67" office:value-type="percentage" office:value="0.71878" calcext:value-type="percentage">
            <text:p>71.88%</text:p>
          </table:table-cell>
          <table:table-cell table:style-name="ce67" table:formula="of:=[.I7]-[.K7]" office:value-type="percentage" office:value="-0.00778000000000001" calcext:value-type="percentage">
            <text:p>-0.78%</text:p>
          </table:table-cell>
          <table:table-cell table:number-columns-repeated="2"/>
          <table:table-cell table:style-name="ce67" table:formula="of:=[.B7]-[.I7]" office:value-type="percentage" office:value="-0.015" calcext:value-type="percentage">
            <text:p>-1.50%</text:p>
          </table:table-cell>
          <table:table-cell table:style-name="ce67" table:formula="of:=IF([.$O7]&gt;0;&quot;Keras&quot;;&quot;PyTorch&quot;)" office:value-type="string" office:string-value="PyTorch" calcext:value-type="string">
            <text:p>PyTorch</text:p>
          </table:table-cell>
          <table:table-cell/>
        </table:table-row>
        <table:table-row table:style-name="ro4">
          <table:table-cell table:style-name="ce63" office:value-type="string" calcext:value-type="string">
            <text:p>TOP 5</text:p>
          </table:table-cell>
          <table:table-cell table:style-name="ce66" office:value-type="percentage" office:value="0.877" calcext:value-type="percentage">
            <text:p>87.70%</text:p>
          </table:table-cell>
          <table:table-cell table:style-name="ce10" office:value-type="string" calcext:value-type="string">
            <text:p>Expected TOP 5</text:p>
          </table:table-cell>
          <table:table-cell table:style-name="ce67" office:value-type="percentage" office:value="0.895" calcext:value-type="percentage">
            <text:p>89.50%</text:p>
          </table:table-cell>
          <table:table-cell table:style-name="ce66" table:formula="of:=[.B8]-[.D8]" office:value-type="percentage" office:value="-0.018" calcext:value-type="percentage">
            <text:p>-1.80%</text:p>
          </table:table-cell>
          <table:table-cell table:number-columns-repeated="2"/>
          <table:table-cell office:value-type="string" calcext:value-type="string">
            <text:p>TOP 5</text:p>
          </table:table-cell>
          <table:table-cell table:style-name="ce67" office:value-type="percentage" office:value="0.909" calcext:value-type="percentage">
            <text:p>90.90%</text:p>
          </table:table-cell>
          <table:table-cell table:style-name="ce10" office:value-type="string" calcext:value-type="string">
            <text:p>Expected TOP 5</text:p>
          </table:table-cell>
          <table:table-cell table:style-name="ce67" office:value-type="percentage" office:value="0.90268" calcext:value-type="percentage">
            <text:p>90.27%</text:p>
          </table:table-cell>
          <table:table-cell table:style-name="ce67" table:formula="of:=[.I8]-[.K8]" office:value-type="percentage" office:value="0.00631999999999999" calcext:value-type="percentage">
            <text:p>0.63%</text:p>
          </table:table-cell>
          <table:table-cell table:number-columns-repeated="2"/>
          <table:table-cell table:style-name="ce67" table:formula="of:=[.B8]-[.I8]" office:value-type="percentage" office:value="-0.032" calcext:value-type="percentage">
            <text:p>-3.20%</text:p>
          </table:table-cell>
          <table:table-cell table:style-name="ce67" table:formula="of:=IF([.$O8]&gt;0;&quot;Keras&quot;;&quot;PyTorch&quot;)" office:value-type="string" office:string-value="PyTorch" calcext:value-type="string">
            <text:p>PyTorch</text:p>
          </table:table-cell>
          <table:table-cell/>
        </table:table-row>
        <table:table-row table:style-name="ro5" table:number-rows-repeated="3">
          <table:table-cell table:number-columns-repeated="6"/>
          <table:table-cell table:style-name="Default" table:number-columns-repeated="2"/>
          <table:table-cell table:number-columns-repeated="9"/>
        </table:table-row>
        <table:table-row table:style-name="ro7">
          <table:table-cell table:style-name="ce62" office:value-type="string" calcext:value-type="string" table:number-columns-spanned="2" table:number-rows-spanned="1">
            <text:p>Inception V3</text:p>
          </table:table-cell>
          <table:covered-table-cell table:style-name="ce64"/>
          <table:table-cell table:number-columns-repeated="5"/>
          <table:table-cell table:style-name="ce62" office:value-type="string" calcext:value-type="string" table:number-columns-spanned="2" table:number-rows-spanned="1">
            <text:p>Inception V3</text:p>
          </table:table-cell>
          <table:covered-table-cell/>
          <table:table-cell table:number-columns-repeated="8"/>
        </table:table-row>
        <table:table-row table:style-name="ro4">
          <table:table-cell table:style-name="ce63" office:value-type="string" calcext:value-type="string">
            <text:p>Guess T1</text:p>
          </table:table-cell>
          <table:table-cell table:style-name="ce65" office:value-type="float" office:value="754" calcext:value-type="float">
            <text:p>754</text:p>
          </table:table-cell>
          <table:table-cell table:style-name="ce69" office:value-type="string" calcext:value-type="string" table:number-columns-spanned="1" table:number-rows-spanned="3">
            <text:p>Model Size</text:p>
          </table:table-cell>
          <table:table-cell table:style-name="ce71" office:value-type="string" calcext:value-type="string" table:number-columns-spanned="1" table:number-rows-spanned="3">
            <text:p>92 MB</text:p>
          </table:table-cell>
          <table:table-cell table:number-columns-repeated="3"/>
          <table:table-cell office:value-type="string" calcext:value-type="string">
            <text:p>Guess T1</text:p>
          </table:table-cell>
          <table:table-cell table:style-name="ce65" office:value-type="float" office:value="781" calcext:value-type="float">
            <text:p>781</text:p>
          </table:table-cell>
          <table:table-cell table:style-name="ce69" office:value-type="string" calcext:value-type="string" table:number-columns-spanned="1" table:number-rows-spanned="3">
            <text:p>Model Size</text:p>
          </table:table-cell>
          <table:table-cell table:style-name="ce71" office:value-type="string" calcext:value-type="string" table:number-columns-spanned="1" table:number-rows-spanned="3">
            <text:p>104 MB</text:p>
          </table:table-cell>
          <table:table-cell table:number-columns-repeated="3"/>
          <table:table-cell table:style-name="ce78" office:value-type="string" calcext:value-type="string" table:number-columns-spanned="1" table:number-rows-spanned="3">
            <text:p>Diff</text:p>
          </table:table-cell>
          <table:table-cell table:style-name="ce78" office:value-type="string" calcext:value-type="string" table:number-columns-spanned="1" table:number-rows-spanned="3">
            <text:p>Winner</text:p>
          </table:table-cell>
          <table:table-cell/>
        </table:table-row>
        <table:table-row table:style-name="ro4">
          <table:table-cell table:style-name="ce63" office:value-type="string" calcext:value-type="string">
            <text:p>Guess T5</text:p>
          </table:table-cell>
          <table:table-cell table:style-name="ce65" office:value-type="float" office:value="926" calcext:value-type="float">
            <text:p>926</text:p>
          </table:table-cell>
          <table:covered-table-cell table:number-columns-repeated="2"/>
          <table:table-cell table:number-columns-repeated="3"/>
          <table:table-cell office:value-type="string" calcext:value-type="string">
            <text:p>Guess T5</text:p>
          </table:table-cell>
          <table:table-cell table:style-name="ce65" office:value-type="float" office:value="939" calcext:value-type="float">
            <text:p>939</text:p>
          </table:table-cell>
          <table:covered-table-cell table:number-columns-repeated="2"/>
          <table:table-cell table:number-columns-repeated="3"/>
          <table:covered-table-cell table:number-columns-repeated="2"/>
          <table:table-cell/>
        </table:table-row>
        <table:table-row table:style-name="ro4">
          <table:table-cell table:style-name="ce63" office:value-type="string" calcext:value-type="string">
            <text:p>Total</text:p>
          </table:table-cell>
          <table:table-cell table:style-name="ce65" office:value-type="float" office:value="1000" calcext:value-type="float">
            <text:p>1000</text:p>
          </table:table-cell>
          <table:covered-table-cell table:number-columns-repeated="2"/>
          <table:table-cell table:number-columns-repeated="3"/>
          <table:table-cell office:value-type="string" calcext:value-type="string">
            <text:p>Total</text:p>
          </table:table-cell>
          <table:table-cell table:style-name="ce65" office:value-type="float" office:value="1000" calcext:value-type="float">
            <text:p>1000</text:p>
          </table:table-cell>
          <table:covered-table-cell table:number-columns-repeated="2"/>
          <table:table-cell table:number-columns-repeated="3"/>
          <table:covered-table-cell table:number-columns-repeated="2"/>
          <table:table-cell/>
        </table:table-row>
        <table:table-row table:style-name="ro4">
          <table:table-cell table:style-name="ce63" office:value-type="string" calcext:value-type="string">
            <text:p>TOP 1</text:p>
          </table:table-cell>
          <table:table-cell table:style-name="ce66" office:value-type="percentage" office:value="0.754" calcext:value-type="percentage">
            <text:p>75.40%</text:p>
          </table:table-cell>
          <table:table-cell table:style-name="ce10" office:value-type="string" calcext:value-type="string">
            <text:p>Expected TOP 1</text:p>
          </table:table-cell>
          <table:table-cell table:style-name="ce67" office:value-type="percentage" office:value="0.779" calcext:value-type="percentage">
            <text:p>77.90%</text:p>
          </table:table-cell>
          <table:table-cell table:style-name="ce66" table:formula="of:=[.B16]-[.D16]" office:value-type="percentage" office:value="-0.025" calcext:value-type="percentage">
            <text:p>-2.50%</text:p>
          </table:table-cell>
          <table:table-cell table:number-columns-repeated="2"/>
          <table:table-cell office:value-type="string" calcext:value-type="string">
            <text:p>TOP 1</text:p>
          </table:table-cell>
          <table:table-cell table:style-name="ce67" office:value-type="percentage" office:value="0.781" calcext:value-type="percentage">
            <text:p>78.10%</text:p>
          </table:table-cell>
          <table:table-cell table:style-name="ce10" office:value-type="string" calcext:value-type="string">
            <text:p>Expected TOP 1</text:p>
          </table:table-cell>
          <table:table-cell table:style-name="ce67" office:value-type="percentage" office:value="0.77294" calcext:value-type="percentage">
            <text:p>77.29%</text:p>
          </table:table-cell>
          <table:table-cell table:style-name="ce67" table:formula="of:=[.I16]-[.K16]" office:value-type="percentage" office:value="0.00806000000000007" calcext:value-type="percentage">
            <text:p>0.81%</text:p>
          </table:table-cell>
          <table:table-cell table:number-columns-repeated="2"/>
          <table:table-cell table:style-name="ce67" table:formula="of:=[.B16]-[.I16]" office:value-type="percentage" office:value="-0.027" calcext:value-type="percentage">
            <text:p>-2.70%</text:p>
          </table:table-cell>
          <table:table-cell table:style-name="ce67" table:formula="of:=IF([.$O16]&gt;0;&quot;Keras&quot;;&quot;PyTorch&quot;)" office:value-type="string" office:string-value="PyTorch" calcext:value-type="string">
            <text:p>PyTorch</text:p>
          </table:table-cell>
          <table:table-cell/>
        </table:table-row>
        <table:table-row table:style-name="ro4">
          <table:table-cell table:style-name="ce63" office:value-type="string" calcext:value-type="string">
            <text:p>TOP 5</text:p>
          </table:table-cell>
          <table:table-cell table:style-name="ce66" office:value-type="percentage" office:value="0.926" calcext:value-type="percentage">
            <text:p>92.60%</text:p>
          </table:table-cell>
          <table:table-cell table:style-name="ce10" office:value-type="string" calcext:value-type="string">
            <text:p>Expected TOP 5</text:p>
          </table:table-cell>
          <table:table-cell table:style-name="ce67" office:value-type="percentage" office:value="0.937" calcext:value-type="percentage">
            <text:p>93.70%</text:p>
          </table:table-cell>
          <table:table-cell table:style-name="ce66" table:formula="of:=[.B17]-[.D17]" office:value-type="percentage" office:value="-0.011" calcext:value-type="percentage">
            <text:p>-1.10%</text:p>
          </table:table-cell>
          <table:table-cell table:number-columns-repeated="2"/>
          <table:table-cell office:value-type="string" calcext:value-type="string">
            <text:p>TOP 5</text:p>
          </table:table-cell>
          <table:table-cell table:style-name="ce67" office:value-type="percentage" office:value="0.939" calcext:value-type="percentage">
            <text:p>93.90%</text:p>
          </table:table-cell>
          <table:table-cell table:style-name="ce10" office:value-type="string" calcext:value-type="string">
            <text:p>Expected TOP 5</text:p>
          </table:table-cell>
          <table:table-cell table:style-name="ce67" office:value-type="percentage" office:value="0.9345" calcext:value-type="percentage">
            <text:p>93.45%</text:p>
          </table:table-cell>
          <table:table-cell table:style-name="ce67" table:formula="of:=[.I17]-[.K17]" office:value-type="percentage" office:value="0.00449999999999995" calcext:value-type="percentage">
            <text:p>0.45%</text:p>
          </table:table-cell>
          <table:table-cell table:number-columns-repeated="2"/>
          <table:table-cell table:style-name="ce67" table:formula="of:=[.B17]-[.I17]" office:value-type="percentage" office:value="-0.0129999999999999" calcext:value-type="percentage">
            <text:p>-1.30%</text:p>
          </table:table-cell>
          <table:table-cell table:style-name="ce67" table:formula="of:=IF([.$O17]&gt;0;&quot;Keras&quot;;&quot;PyTorch&quot;)" office:value-type="string" office:string-value="PyTorch" calcext:value-type="string">
            <text:p>PyTorch</text:p>
          </table:table-cell>
          <table:table-cell/>
        </table:table-row>
        <table:table-row table:style-name="ro5" table:number-rows-repeated="3">
          <table:table-cell table:number-columns-repeated="6"/>
          <table:table-cell table:style-name="Default" table:number-columns-repeated="2"/>
          <table:table-cell table:number-columns-repeated="9"/>
        </table:table-row>
        <table:table-row table:style-name="ro7">
          <table:table-cell table:style-name="ce62" office:value-type="string" calcext:value-type="string" table:number-columns-spanned="2" table:number-rows-spanned="1">
            <text:p>ResNet152 V2</text:p>
          </table:table-cell>
          <table:covered-table-cell table:style-name="ce64"/>
          <table:table-cell table:number-columns-repeated="5"/>
          <table:table-cell table:style-name="ce62" office:value-type="string" calcext:value-type="string" table:number-columns-spanned="2" table:number-rows-spanned="1">
            <text:p>ResNet152</text:p>
          </table:table-cell>
          <table:covered-table-cell/>
          <table:table-cell table:number-columns-repeated="8"/>
        </table:table-row>
        <table:table-row table:style-name="ro4">
          <table:table-cell table:style-name="ce63" office:value-type="string" calcext:value-type="string">
            <text:p>Guess T1</text:p>
          </table:table-cell>
          <table:table-cell table:style-name="ce65" office:value-type="float" office:value="690" calcext:value-type="float">
            <text:p>690</text:p>
          </table:table-cell>
          <table:table-cell table:style-name="ce69" office:value-type="string" calcext:value-type="string" table:number-columns-spanned="1" table:number-rows-spanned="3">
            <text:p>Model Size</text:p>
          </table:table-cell>
          <table:table-cell table:style-name="ce71" office:value-type="string" calcext:value-type="string" table:number-columns-spanned="1" table:number-rows-spanned="3">
            <text:p>232 MB</text:p>
          </table:table-cell>
          <table:table-cell table:number-columns-repeated="3"/>
          <table:table-cell office:value-type="string" calcext:value-type="string">
            <text:p>Guess T1</text:p>
          </table:table-cell>
          <table:table-cell table:style-name="ce65" office:value-type="float" office:value="774" calcext:value-type="float">
            <text:p>774</text:p>
          </table:table-cell>
          <table:table-cell table:style-name="ce69" office:value-type="string" calcext:value-type="string" table:number-columns-spanned="1" table:number-rows-spanned="3">
            <text:p>Model Size</text:p>
          </table:table-cell>
          <table:table-cell table:style-name="ce71" office:value-type="string" calcext:value-type="string" table:number-columns-spanned="1" table:number-rows-spanned="3">
            <text:p>231 MB</text:p>
          </table:table-cell>
          <table:table-cell table:number-columns-repeated="3"/>
          <table:table-cell table:style-name="ce78" office:value-type="string" calcext:value-type="string" table:number-columns-spanned="1" table:number-rows-spanned="3">
            <text:p>Diff *</text:p>
          </table:table-cell>
          <table:table-cell table:style-name="ce78" office:value-type="string" calcext:value-type="string" table:number-columns-spanned="1" table:number-rows-spanned="3">
            <text:p>Winner</text:p>
          </table:table-cell>
          <table:table-cell/>
        </table:table-row>
        <table:table-row table:style-name="ro4">
          <table:table-cell table:style-name="ce63" office:value-type="string" calcext:value-type="string">
            <text:p>Guess T5</text:p>
          </table:table-cell>
          <table:table-cell table:style-name="ce65" office:value-type="float" office:value="885" calcext:value-type="float">
            <text:p>885</text:p>
          </table:table-cell>
          <table:covered-table-cell table:number-columns-repeated="2"/>
          <table:table-cell table:number-columns-repeated="3"/>
          <table:table-cell office:value-type="string" calcext:value-type="string">
            <text:p>Guess T5</text:p>
          </table:table-cell>
          <table:table-cell table:style-name="ce65" office:value-type="float" office:value="947" calcext:value-type="float">
            <text:p>947</text:p>
          </table:table-cell>
          <table:covered-table-cell table:number-columns-repeated="2"/>
          <table:table-cell table:number-columns-repeated="3"/>
          <table:covered-table-cell table:number-columns-repeated="2"/>
          <table:table-cell/>
        </table:table-row>
        <table:table-row table:style-name="ro4">
          <table:table-cell table:style-name="ce63" office:value-type="string" calcext:value-type="string">
            <text:p>Total</text:p>
          </table:table-cell>
          <table:table-cell table:style-name="ce65" office:value-type="float" office:value="1000" calcext:value-type="float">
            <text:p>1000</text:p>
          </table:table-cell>
          <table:covered-table-cell table:number-columns-repeated="2"/>
          <table:table-cell table:number-columns-repeated="3"/>
          <table:table-cell office:value-type="string" calcext:value-type="string">
            <text:p>Total</text:p>
          </table:table-cell>
          <table:table-cell table:style-name="ce65" office:value-type="float" office:value="1000" calcext:value-type="float">
            <text:p>1000</text:p>
          </table:table-cell>
          <table:covered-table-cell table:number-columns-repeated="2"/>
          <table:table-cell table:number-columns-repeated="3"/>
          <table:covered-table-cell table:number-columns-repeated="2"/>
          <table:table-cell/>
        </table:table-row>
        <table:table-row table:style-name="ro4">
          <table:table-cell table:style-name="ce63" office:value-type="string" calcext:value-type="string">
            <text:p>TOP 1</text:p>
          </table:table-cell>
          <table:table-cell table:style-name="ce67" office:value-type="percentage" office:value="0.69" calcext:value-type="percentage">
            <text:p>69.00%</text:p>
          </table:table-cell>
          <table:table-cell table:style-name="ce10" office:value-type="string" calcext:value-type="string">
            <text:p>Expected TOP 1</text:p>
          </table:table-cell>
          <table:table-cell table:style-name="ce67" office:value-type="percentage" office:value="0.78" calcext:value-type="percentage">
            <text:p>78.00%</text:p>
          </table:table-cell>
          <table:table-cell table:style-name="ce67" table:formula="of:=[.B25]-[.D25]" office:value-type="percentage" office:value="-0.0900000000000001" calcext:value-type="percentage">
            <text:p>-9.00%</text:p>
          </table:table-cell>
          <table:table-cell table:number-columns-repeated="2"/>
          <table:table-cell office:value-type="string" calcext:value-type="string">
            <text:p>TOP 1</text:p>
          </table:table-cell>
          <table:table-cell table:style-name="ce67" office:value-type="percentage" office:value="0.774" calcext:value-type="percentage">
            <text:p>77.40%</text:p>
          </table:table-cell>
          <table:table-cell table:style-name="ce10" office:value-type="string" calcext:value-type="string">
            <text:p>Expected TOP 1</text:p>
          </table:table-cell>
          <table:table-cell table:style-name="ce67" office:value-type="percentage" office:value="0.78312" calcext:value-type="percentage">
            <text:p>78.31%</text:p>
          </table:table-cell>
          <table:table-cell table:style-name="ce67" table:formula="of:=[.I25]-[.K25]" office:value-type="percentage" office:value="-0.00912000000000002" calcext:value-type="percentage">
            <text:p>-0.91%</text:p>
          </table:table-cell>
          <table:table-cell table:number-columns-repeated="2"/>
          <table:table-cell table:style-name="ce67" table:formula="of:=[.B25]-[.I25]" office:value-type="percentage" office:value="-0.0840000000000001" calcext:value-type="percentage">
            <text:p>-8.40%</text:p>
          </table:table-cell>
          <table:table-cell table:style-name="ce67" table:formula="of:=IF([.$O25]&gt;0;&quot;Keras&quot;;&quot;PyTorch&quot;)" office:value-type="string" office:string-value="PyTorch" calcext:value-type="string">
            <text:p>PyTorch</text:p>
          </table:table-cell>
          <table:table-cell/>
        </table:table-row>
        <table:table-row table:style-name="ro4">
          <table:table-cell table:style-name="ce63" office:value-type="string" calcext:value-type="string">
            <text:p>TOP 5</text:p>
          </table:table-cell>
          <table:table-cell table:style-name="ce67" office:value-type="percentage" office:value="0.885" calcext:value-type="percentage">
            <text:p>88.50%</text:p>
          </table:table-cell>
          <table:table-cell table:style-name="ce10" office:value-type="string" calcext:value-type="string">
            <text:p>Expected TOP 5</text:p>
          </table:table-cell>
          <table:table-cell table:style-name="ce67" office:value-type="percentage" office:value="0.9421" calcext:value-type="percentage">
            <text:p>94.21%</text:p>
          </table:table-cell>
          <table:table-cell table:style-name="ce67" table:formula="of:=[.B26]-[.D26]" office:value-type="percentage" office:value="-0.0571" calcext:value-type="percentage">
            <text:p>-5.71%</text:p>
          </table:table-cell>
          <table:table-cell table:number-columns-repeated="2"/>
          <table:table-cell office:value-type="string" calcext:value-type="string">
            <text:p>TOP 5</text:p>
          </table:table-cell>
          <table:table-cell table:style-name="ce67" office:value-type="percentage" office:value="0.947" calcext:value-type="percentage">
            <text:p>94.70%</text:p>
          </table:table-cell>
          <table:table-cell table:style-name="ce10" office:value-type="string" calcext:value-type="string">
            <text:p>Expected TOP 5</text:p>
          </table:table-cell>
          <table:table-cell table:style-name="ce67" office:value-type="percentage" office:value="0.94046" calcext:value-type="percentage">
            <text:p>94.05%</text:p>
          </table:table-cell>
          <table:table-cell table:style-name="ce67" table:formula="of:=[.I26]-[.K26]" office:value-type="percentage" office:value="0.00653999999999999" calcext:value-type="percentage">
            <text:p>0.65%</text:p>
          </table:table-cell>
          <table:table-cell table:number-columns-repeated="2"/>
          <table:table-cell table:style-name="ce67" table:formula="of:=[.B26]-[.I26]" office:value-type="percentage" office:value="-0.0619999999999999" calcext:value-type="percentage">
            <text:p>-6.20%</text:p>
          </table:table-cell>
          <table:table-cell table:style-name="ce67" table:formula="of:=IF([.$O26]&gt;0;&quot;Keras&quot;;&quot;PyTorch&quot;)" office:value-type="string" office:string-value="PyTorch" calcext:value-type="string">
            <text:p>PyTorch</text:p>
          </table:table-cell>
          <table:table-cell/>
        </table:table-row>
        <table:table-row table:style-name="ro5" table:number-rows-repeated="3">
          <table:table-cell table:number-columns-repeated="6"/>
          <table:table-cell table:style-name="Default" table:number-columns-repeated="2"/>
          <table:table-cell table:number-columns-repeated="9"/>
        </table:table-row>
        <table:table-row table:style-name="ro7">
          <table:table-cell table:style-name="ce62" office:value-type="string" calcext:value-type="string" table:number-columns-spanned="2" table:number-rows-spanned="1">
            <text:p>ResNet50 V2</text:p>
          </table:table-cell>
          <table:covered-table-cell/>
          <table:table-cell table:number-columns-repeated="5"/>
          <table:table-cell table:style-name="ce62" office:value-type="string" calcext:value-type="string" table:number-columns-spanned="2" table:number-rows-spanned="1">
            <text:p>AlexNet</text:p>
          </table:table-cell>
          <table:covered-table-cell/>
          <table:table-cell table:number-columns-repeated="8"/>
        </table:table-row>
        <table:table-row table:style-name="ro4">
          <table:table-cell table:style-name="ce63" office:value-type="string" calcext:value-type="string">
            <text:p>Guess T1</text:p>
          </table:table-cell>
          <table:table-cell table:style-name="ce65" office:value-type="float" office:value="651" calcext:value-type="float">
            <text:p>651</text:p>
          </table:table-cell>
          <table:table-cell table:style-name="ce69" office:value-type="string" calcext:value-type="string" table:number-columns-spanned="1" table:number-rows-spanned="3">
            <text:p>Model Size</text:p>
          </table:table-cell>
          <table:table-cell table:style-name="ce71" office:value-type="string" calcext:value-type="string" table:number-columns-spanned="1" table:number-rows-spanned="3">
            <text:p>98 MB</text:p>
          </table:table-cell>
          <table:table-cell table:number-columns-repeated="3"/>
          <table:table-cell office:value-type="string" calcext:value-type="string">
            <text:p>Guess T1</text:p>
          </table:table-cell>
          <table:table-cell table:style-name="ce65" office:value-type="float" office:value="577" calcext:value-type="float">
            <text:p>577</text:p>
          </table:table-cell>
          <table:table-cell table:style-name="ce69" office:value-type="string" calcext:value-type="string" table:number-columns-spanned="1" table:number-rows-spanned="3">
            <text:p>Model Size</text:p>
          </table:table-cell>
          <table:table-cell table:style-name="ce71" office:value-type="string" calcext:value-type="string" table:number-columns-spanned="1" table:number-rows-spanned="3">
            <text:p>234 MB</text:p>
          </table:table-cell>
          <table:table-cell table:number-columns-repeated="6"/>
        </table:table-row>
        <table:table-row table:style-name="ro4">
          <table:table-cell table:style-name="ce63" office:value-type="string" calcext:value-type="string">
            <text:p>Guess T5</text:p>
          </table:table-cell>
          <table:table-cell table:style-name="ce65" office:value-type="float" office:value="866" calcext:value-type="float">
            <text:p>866</text:p>
          </table:table-cell>
          <table:covered-table-cell table:number-columns-repeated="2"/>
          <table:table-cell table:number-columns-repeated="3"/>
          <table:table-cell office:value-type="string" calcext:value-type="string">
            <text:p>Guess T5</text:p>
          </table:table-cell>
          <table:table-cell table:style-name="ce65" office:value-type="float" office:value="802" calcext:value-type="float">
            <text:p>802</text:p>
          </table:table-cell>
          <table:covered-table-cell table:number-columns-repeated="2"/>
          <table:table-cell table:number-columns-repeated="6"/>
        </table:table-row>
        <table:table-row table:style-name="ro4">
          <table:table-cell table:style-name="ce63" office:value-type="string" calcext:value-type="string">
            <text:p>Total</text:p>
          </table:table-cell>
          <table:table-cell table:style-name="ce65" office:value-type="float" office:value="1000" calcext:value-type="float">
            <text:p>1000</text:p>
          </table:table-cell>
          <table:covered-table-cell table:number-columns-repeated="2"/>
          <table:table-cell table:number-columns-repeated="3"/>
          <table:table-cell office:value-type="string" calcext:value-type="string">
            <text:p>Total</text:p>
          </table:table-cell>
          <table:table-cell table:style-name="ce65" office:value-type="float" office:value="1000" calcext:value-type="float">
            <text:p>1000</text:p>
          </table:table-cell>
          <table:covered-table-cell table:number-columns-repeated="2"/>
          <table:table-cell table:number-columns-repeated="6"/>
        </table:table-row>
        <table:table-row table:style-name="ro4">
          <table:table-cell table:style-name="ce63" office:value-type="string" calcext:value-type="string">
            <text:p>TOP 1</text:p>
          </table:table-cell>
          <table:table-cell table:style-name="ce68" office:value-type="percentage" office:value="0.651" calcext:value-type="percentage">
            <text:p>65.10%</text:p>
          </table:table-cell>
          <table:table-cell table:style-name="ce10" office:value-type="string" calcext:value-type="string">
            <text:p>Expected TOP 1</text:p>
          </table:table-cell>
          <table:table-cell table:style-name="ce67" office:value-type="percentage" office:value="0.7601" calcext:value-type="percentage">
            <text:p>76.01%</text:p>
          </table:table-cell>
          <table:table-cell table:style-name="ce68" table:formula="of:=[.B34]-[.D34]" office:value-type="percentage" office:value="-0.1091" calcext:value-type="percentage">
            <text:p>-10.91%</text:p>
          </table:table-cell>
          <table:table-cell table:number-columns-repeated="2"/>
          <table:table-cell office:value-type="string" calcext:value-type="string">
            <text:p>TOP 1</text:p>
          </table:table-cell>
          <table:table-cell table:style-name="ce67" office:value-type="percentage" office:value="0.577" calcext:value-type="percentage">
            <text:p>57.70%</text:p>
          </table:table-cell>
          <table:table-cell table:style-name="ce10" office:value-type="string" calcext:value-type="string">
            <text:p>Expected TOP 1</text:p>
          </table:table-cell>
          <table:table-cell table:style-name="ce67" office:value-type="percentage" office:value="0.56522" calcext:value-type="percentage">
            <text:p>56.52%</text:p>
          </table:table-cell>
          <table:table-cell table:style-name="ce67" table:formula="of:=[.I34]-[.K34]" office:value-type="percentage" office:value="0.01178" calcext:value-type="percentage">
            <text:p>1.18%</text:p>
          </table:table-cell>
          <table:table-cell table:number-columns-repeated="5"/>
        </table:table-row>
        <table:table-row table:style-name="ro4">
          <table:table-cell table:style-name="ce63" office:value-type="string" calcext:value-type="string">
            <text:p>TOP 5</text:p>
          </table:table-cell>
          <table:table-cell table:style-name="ce67" office:value-type="percentage" office:value="0.866" calcext:value-type="percentage">
            <text:p>86.60%</text:p>
          </table:table-cell>
          <table:table-cell table:style-name="ce10" office:value-type="string" calcext:value-type="string">
            <text:p>Expected TOP 5</text:p>
          </table:table-cell>
          <table:table-cell table:style-name="ce67" office:value-type="percentage" office:value="0.9282" calcext:value-type="percentage">
            <text:p>92.82%</text:p>
          </table:table-cell>
          <table:table-cell table:style-name="ce67" table:formula="of:=[.B35]-[.D35]" office:value-type="percentage" office:value="-0.0622" calcext:value-type="percentage">
            <text:p>-6.22%</text:p>
          </table:table-cell>
          <table:table-cell table:number-columns-repeated="2"/>
          <table:table-cell office:value-type="string" calcext:value-type="string">
            <text:p>TOP 5</text:p>
          </table:table-cell>
          <table:table-cell table:style-name="ce67" office:value-type="percentage" office:value="0.802" calcext:value-type="percentage">
            <text:p>80.20%</text:p>
          </table:table-cell>
          <table:table-cell table:style-name="ce10" office:value-type="string" calcext:value-type="string">
            <text:p>Expected TOP 5</text:p>
          </table:table-cell>
          <table:table-cell table:style-name="ce67" office:value-type="percentage" office:value="0.79066" calcext:value-type="percentage">
            <text:p>79.07%</text:p>
          </table:table-cell>
          <table:table-cell table:style-name="ce67" table:formula="of:=[.I35]-[.K35]" office:value-type="percentage" office:value="0.01134" calcext:value-type="percentage">
            <text:p>1.13%</text:p>
          </table:table-cell>
          <table:table-cell table:number-columns-repeated="5"/>
        </table:table-row>
        <table:table-row table:style-name="ro5" table:number-rows-repeated="10">
          <table:table-cell table:number-columns-repeated="6"/>
          <table:table-cell table:style-name="Default" table:number-columns-repeated="2"/>
          <table:table-cell table:number-columns-repeated="9"/>
        </table:table-row>
        <table:table-row table:style-name="ro7">
          <table:table-cell table:style-name="ce62" office:value-type="string" calcext:value-type="string" table:number-columns-spanned="2" table:number-rows-spanned="1">
            <text:p>ResNet50</text:p>
          </table:table-cell>
          <table:covered-table-cell/>
          <table:table-cell table:number-columns-repeated="5"/>
          <table:table-cell table:style-name="ce62" office:value-type="string" calcext:value-type="string" table:number-columns-spanned="2" table:number-rows-spanned="1">
            <text:p>ResNet50</text:p>
          </table:table-cell>
          <table:covered-table-cell/>
          <table:table-cell table:number-columns-repeated="8"/>
        </table:table-row>
        <table:table-row table:style-name="ro4">
          <table:table-cell table:style-name="ce63" office:value-type="string" calcext:value-type="string">
            <text:p>Guess T1</text:p>
          </table:table-cell>
          <table:table-cell table:style-name="ce65" office:value-type="float" office:value="694" calcext:value-type="float">
            <text:p>694</text:p>
          </table:table-cell>
          <table:table-cell table:style-name="ce69" office:value-type="string" calcext:value-type="string" table:number-columns-spanned="1" table:number-rows-spanned="3">
            <text:p>Model Size</text:p>
          </table:table-cell>
          <table:table-cell table:style-name="ce71" office:value-type="string" calcext:value-type="string" table:number-columns-spanned="1" table:number-rows-spanned="3">
            <text:p>98 MB</text:p>
          </table:table-cell>
          <table:table-cell table:number-columns-repeated="3"/>
          <table:table-cell office:value-type="string" calcext:value-type="string">
            <text:p>Guess T1</text:p>
          </table:table-cell>
          <table:table-cell table:style-name="ce65" office:value-type="float" office:value="763" calcext:value-type="float">
            <text:p>763</text:p>
          </table:table-cell>
          <table:table-cell table:style-name="ce69" office:value-type="string" calcext:value-type="string" table:number-columns-spanned="1" table:number-rows-spanned="3">
            <text:p>Model Size</text:p>
          </table:table-cell>
          <table:table-cell table:style-name="ce71" office:value-type="string" calcext:value-type="string" table:number-columns-spanned="1" table:number-rows-spanned="3">
            <text:p>98 MB</text:p>
          </table:table-cell>
          <table:table-cell table:number-columns-repeated="3"/>
          <table:table-cell table:style-name="ce78" office:value-type="string" calcext:value-type="string" table:number-columns-spanned="1" table:number-rows-spanned="3">
            <text:p>Diff</text:p>
          </table:table-cell>
          <table:table-cell table:style-name="ce78" office:value-type="string" calcext:value-type="string" table:number-columns-spanned="1" table:number-rows-spanned="3">
            <text:p>Winner</text:p>
          </table:table-cell>
          <table:table-cell/>
        </table:table-row>
        <table:table-row table:style-name="ro4">
          <table:table-cell table:style-name="ce63" office:value-type="string" calcext:value-type="string">
            <text:p>Guess T5</text:p>
          </table:table-cell>
          <table:table-cell table:style-name="ce65" office:value-type="float" office:value="897" calcext:value-type="float">
            <text:p>897</text:p>
          </table:table-cell>
          <table:covered-table-cell table:style-name="ce10"/>
          <table:covered-table-cell table:style-name="ce72"/>
          <table:table-cell table:number-columns-repeated="3"/>
          <table:table-cell office:value-type="string" calcext:value-type="string">
            <text:p>Guess T5</text:p>
          </table:table-cell>
          <table:table-cell table:style-name="ce65" office:value-type="float" office:value="934" calcext:value-type="float">
            <text:p>934</text:p>
          </table:table-cell>
          <table:covered-table-cell table:number-columns-repeated="2"/>
          <table:table-cell table:number-columns-repeated="3"/>
          <table:covered-table-cell table:number-columns-repeated="2"/>
          <table:table-cell/>
        </table:table-row>
        <table:table-row table:style-name="ro4">
          <table:table-cell table:style-name="ce63" office:value-type="string" calcext:value-type="string">
            <text:p>Total</text:p>
          </table:table-cell>
          <table:table-cell table:style-name="ce65" office:value-type="float" office:value="1000" calcext:value-type="float">
            <text:p>1000</text:p>
          </table:table-cell>
          <table:covered-table-cell table:style-name="ce10"/>
          <table:covered-table-cell table:style-name="ce73"/>
          <table:table-cell table:number-columns-repeated="3"/>
          <table:table-cell office:value-type="string" calcext:value-type="string">
            <text:p>Total</text:p>
          </table:table-cell>
          <table:table-cell table:style-name="ce65" office:value-type="float" office:value="1000" calcext:value-type="float">
            <text:p>1000</text:p>
          </table:table-cell>
          <table:covered-table-cell table:number-columns-repeated="2"/>
          <table:table-cell table:number-columns-repeated="3"/>
          <table:covered-table-cell table:number-columns-repeated="2"/>
          <table:table-cell/>
        </table:table-row>
        <table:table-row table:style-name="ro4">
          <table:table-cell table:style-name="ce63" office:value-type="string" calcext:value-type="string">
            <text:p>TOP 1</text:p>
          </table:table-cell>
          <table:table-cell table:style-name="ce67" office:value-type="percentage" office:value="0.694" calcext:value-type="percentage">
            <text:p>69.40%</text:p>
          </table:table-cell>
          <table:table-cell table:style-name="ce10" office:value-type="string" calcext:value-type="string">
            <text:p>Expected TOP 1</text:p>
          </table:table-cell>
          <table:table-cell table:style-name="ce67" office:value-type="percentage" office:value="0.749" calcext:value-type="percentage">
            <text:p>74.90%</text:p>
          </table:table-cell>
          <table:table-cell table:style-name="ce67" table:formula="of:=[.B50]-[.D50]" office:value-type="percentage" office:value="-0.055" calcext:value-type="percentage">
            <text:p>-5.50%</text:p>
          </table:table-cell>
          <table:table-cell table:number-columns-repeated="2"/>
          <table:table-cell office:value-type="string" calcext:value-type="string">
            <text:p>TOP 1</text:p>
          </table:table-cell>
          <table:table-cell table:style-name="ce67" office:value-type="percentage" office:value="0.763" calcext:value-type="percentage">
            <text:p>76.30%</text:p>
          </table:table-cell>
          <table:table-cell table:style-name="ce10" office:value-type="string" calcext:value-type="string">
            <text:p>Expected TOP 1</text:p>
          </table:table-cell>
          <table:table-cell table:style-name="ce67" office:value-type="percentage" office:value="0.7613" calcext:value-type="percentage">
            <text:p>76.13%</text:p>
          </table:table-cell>
          <table:table-cell table:style-name="ce67" table:formula="of:=[.I50]-[.K50]" office:value-type="percentage" office:value="0.00170000000000003" calcext:value-type="percentage">
            <text:p>0.17%</text:p>
          </table:table-cell>
          <table:table-cell table:number-columns-repeated="2"/>
          <table:table-cell table:style-name="ce67" table:formula="of:=[.B50]-[.I50]" office:value-type="percentage" office:value="-0.0690000000000001" calcext:value-type="percentage">
            <text:p>-6.90%</text:p>
          </table:table-cell>
          <table:table-cell table:style-name="ce67" table:formula="of:=IF([.$O50]&gt;0;&quot;Keras&quot;;&quot;PyTorch&quot;)" office:value-type="string" office:string-value="PyTorch" calcext:value-type="string">
            <text:p>PyTorch</text:p>
          </table:table-cell>
          <table:table-cell/>
        </table:table-row>
        <table:table-row table:style-name="ro4">
          <table:table-cell table:style-name="ce63" office:value-type="string" calcext:value-type="string">
            <text:p>TOP 5</text:p>
          </table:table-cell>
          <table:table-cell table:style-name="ce66" office:value-type="percentage" office:value="0.897" calcext:value-type="percentage">
            <text:p>89.70%</text:p>
          </table:table-cell>
          <table:table-cell table:style-name="ce10" office:value-type="string" calcext:value-type="string">
            <text:p>Expected TOP 5</text:p>
          </table:table-cell>
          <table:table-cell table:style-name="ce67" office:value-type="percentage" office:value="0.912" calcext:value-type="percentage">
            <text:p>91.20%</text:p>
          </table:table-cell>
          <table:table-cell table:style-name="ce66" table:formula="of:=[.B51]-[.D51]" office:value-type="percentage" office:value="-0.015" calcext:value-type="percentage">
            <text:p>-1.50%</text:p>
          </table:table-cell>
          <table:table-cell table:number-columns-repeated="2"/>
          <table:table-cell office:value-type="string" calcext:value-type="string">
            <text:p>TOP 5</text:p>
          </table:table-cell>
          <table:table-cell table:style-name="ce67" office:value-type="percentage" office:value="0.934" calcext:value-type="percentage">
            <text:p>93.40%</text:p>
          </table:table-cell>
          <table:table-cell table:style-name="ce10" office:value-type="string" calcext:value-type="string">
            <text:p>Expected TOP 5</text:p>
          </table:table-cell>
          <table:table-cell table:style-name="ce67" office:value-type="percentage" office:value="0.92862" calcext:value-type="percentage">
            <text:p>92.86%</text:p>
          </table:table-cell>
          <table:table-cell table:style-name="ce67" table:formula="of:=[.I51]-[.K51]" office:value-type="percentage" office:value="0.00538000000000005" calcext:value-type="percentage">
            <text:p>0.54%</text:p>
          </table:table-cell>
          <table:table-cell table:number-columns-repeated="2"/>
          <table:table-cell table:style-name="ce67" table:formula="of:=[.B51]-[.I51]" office:value-type="percentage" office:value="-0.037" calcext:value-type="percentage">
            <text:p>-3.70%</text:p>
          </table:table-cell>
          <table:table-cell table:style-name="ce67" table:formula="of:=IF([.$O51]&gt;0;&quot;Keras&quot;;&quot;PyTorch&quot;)" office:value-type="string" office:string-value="PyTorch" calcext:value-type="string">
            <text:p>PyTorch</text:p>
          </table:table-cell>
          <table:table-cell/>
        </table:table-row>
        <table:table-row table:style-name="ro5" table:number-rows-repeated="3">
          <table:table-cell table:number-columns-repeated="6"/>
          <table:table-cell table:style-name="Default" table:number-columns-repeated="2"/>
          <table:table-cell table:number-columns-repeated="9"/>
        </table:table-row>
        <table:table-row table:style-name="ro7">
          <table:table-cell table:style-name="ce62" office:value-type="string" calcext:value-type="string" table:number-columns-spanned="2" table:number-rows-spanned="1">
            <text:p>VGG16</text:p>
          </table:table-cell>
          <table:covered-table-cell/>
          <table:table-cell table:number-columns-repeated="5"/>
          <table:table-cell table:style-name="ce62" office:value-type="string" calcext:value-type="string" table:number-columns-spanned="2" table:number-rows-spanned="1">
            <text:p>VGG16</text:p>
          </table:table-cell>
          <table:covered-table-cell/>
          <table:table-cell table:number-columns-repeated="8"/>
        </table:table-row>
        <table:table-row table:style-name="ro4">
          <table:table-cell table:style-name="ce63" office:value-type="string" calcext:value-type="string">
            <text:p>Guess T1</text:p>
          </table:table-cell>
          <table:table-cell table:style-name="ce65" office:value-type="float" office:value="631" calcext:value-type="float">
            <text:p>631</text:p>
          </table:table-cell>
          <table:table-cell table:style-name="ce69" office:value-type="string" calcext:value-type="string" table:number-columns-spanned="1" table:number-rows-spanned="3">
            <text:p>Model Size</text:p>
          </table:table-cell>
          <table:table-cell table:style-name="ce71" office:value-type="string" calcext:value-type="string" table:number-columns-spanned="1" table:number-rows-spanned="3">
            <text:p>528 MB</text:p>
          </table:table-cell>
          <table:table-cell table:number-columns-repeated="3"/>
          <table:table-cell office:value-type="string" calcext:value-type="string">
            <text:p>Guess T1</text:p>
          </table:table-cell>
          <table:table-cell table:style-name="ce65" office:value-type="float" office:value="722" calcext:value-type="float">
            <text:p>722</text:p>
          </table:table-cell>
          <table:table-cell table:style-name="ce69" office:value-type="string" calcext:value-type="string" table:number-columns-spanned="1" table:number-rows-spanned="3">
            <text:p>Model Size</text:p>
          </table:table-cell>
          <table:table-cell table:style-name="ce71" office:value-type="string" calcext:value-type="string" table:number-columns-spanned="1" table:number-rows-spanned="3">
            <text:p>528 MB</text:p>
          </table:table-cell>
          <table:table-cell table:number-columns-repeated="3"/>
          <table:table-cell table:style-name="ce78" office:value-type="string" calcext:value-type="string" table:number-columns-spanned="1" table:number-rows-spanned="3">
            <text:p>Diff</text:p>
          </table:table-cell>
          <table:table-cell table:style-name="ce78" office:value-type="string" calcext:value-type="string" table:number-columns-spanned="1" table:number-rows-spanned="3">
            <text:p>Winner</text:p>
          </table:table-cell>
          <table:table-cell/>
        </table:table-row>
        <table:table-row table:style-name="ro4">
          <table:table-cell table:style-name="ce63" office:value-type="string" calcext:value-type="string">
            <text:p>Guess T5</text:p>
          </table:table-cell>
          <table:table-cell table:style-name="ce65" office:value-type="float" office:value="856" calcext:value-type="float">
            <text:p>856</text:p>
          </table:table-cell>
          <table:covered-table-cell table:style-name="ce10"/>
          <table:covered-table-cell table:style-name="ce72"/>
          <table:table-cell table:number-columns-repeated="3"/>
          <table:table-cell office:value-type="string" calcext:value-type="string">
            <text:p>Guess T5</text:p>
          </table:table-cell>
          <table:table-cell table:style-name="ce65" office:value-type="float" office:value="910" calcext:value-type="float">
            <text:p>910</text:p>
          </table:table-cell>
          <table:covered-table-cell table:number-columns-repeated="2"/>
          <table:table-cell table:number-columns-repeated="3"/>
          <table:covered-table-cell table:number-columns-repeated="2"/>
          <table:table-cell/>
        </table:table-row>
        <table:table-row table:style-name="ro4">
          <table:table-cell table:style-name="ce63" office:value-type="string" calcext:value-type="string">
            <text:p>Total</text:p>
          </table:table-cell>
          <table:table-cell table:style-name="ce65" office:value-type="float" office:value="1000" calcext:value-type="float">
            <text:p>1000</text:p>
          </table:table-cell>
          <table:covered-table-cell table:style-name="ce10"/>
          <table:covered-table-cell table:style-name="ce73"/>
          <table:table-cell table:number-columns-repeated="3"/>
          <table:table-cell office:value-type="string" calcext:value-type="string">
            <text:p>Total</text:p>
          </table:table-cell>
          <table:table-cell table:style-name="ce65" office:value-type="float" office:value="1000" calcext:value-type="float">
            <text:p>1000</text:p>
          </table:table-cell>
          <table:covered-table-cell table:number-columns-repeated="2"/>
          <table:table-cell table:number-columns-repeated="3"/>
          <table:covered-table-cell table:number-columns-repeated="2"/>
          <table:table-cell/>
        </table:table-row>
        <table:table-row table:style-name="ro4">
          <table:table-cell table:style-name="ce63" office:value-type="string" calcext:value-type="string">
            <text:p>TOP 1</text:p>
          </table:table-cell>
          <table:table-cell table:style-name="ce67" office:value-type="percentage" office:value="0.631" calcext:value-type="percentage">
            <text:p>63.10%</text:p>
          </table:table-cell>
          <table:table-cell table:style-name="ce10" office:value-type="string" calcext:value-type="string">
            <text:p>Expected TOP 1</text:p>
          </table:table-cell>
          <table:table-cell table:style-name="ce67" office:value-type="percentage" office:value="0.713" calcext:value-type="percentage">
            <text:p>71.30%</text:p>
          </table:table-cell>
          <table:table-cell table:style-name="ce67" table:formula="of:=[.B59]-[.D59]" office:value-type="percentage" office:value="-0.082" calcext:value-type="percentage">
            <text:p>-8.20%</text:p>
          </table:table-cell>
          <table:table-cell table:number-columns-repeated="2"/>
          <table:table-cell office:value-type="string" calcext:value-type="string">
            <text:p>TOP 1</text:p>
          </table:table-cell>
          <table:table-cell table:style-name="ce67" office:value-type="percentage" office:value="0.722" calcext:value-type="percentage">
            <text:p>72.20%</text:p>
          </table:table-cell>
          <table:table-cell table:style-name="ce10" office:value-type="string" calcext:value-type="string">
            <text:p>Expected TOP 1</text:p>
          </table:table-cell>
          <table:table-cell table:style-name="ce67" office:value-type="percentage" office:value="0.71592" calcext:value-type="percentage">
            <text:p>71.59%</text:p>
          </table:table-cell>
          <table:table-cell table:style-name="ce67" table:formula="of:=[.I59]-[.K59]" office:value-type="percentage" office:value="0.00607999999999997" calcext:value-type="percentage">
            <text:p>0.61%</text:p>
          </table:table-cell>
          <table:table-cell table:number-columns-repeated="2"/>
          <table:table-cell table:style-name="ce67" table:formula="of:=[.B59]-[.I59]" office:value-type="percentage" office:value="-0.091" calcext:value-type="percentage">
            <text:p>-9.10%</text:p>
          </table:table-cell>
          <table:table-cell table:style-name="ce67" table:formula="of:=IF([.$O59]&gt;0;&quot;Keras&quot;;&quot;PyTorch&quot;)" office:value-type="string" office:string-value="PyTorch" calcext:value-type="string">
            <text:p>PyTorch</text:p>
          </table:table-cell>
          <table:table-cell/>
        </table:table-row>
        <table:table-row table:style-name="ro4">
          <table:table-cell table:style-name="ce63" office:value-type="string" calcext:value-type="string">
            <text:p>TOP 5</text:p>
          </table:table-cell>
          <table:table-cell table:style-name="ce67" office:value-type="percentage" office:value="0.856" calcext:value-type="percentage">
            <text:p>85.60%</text:p>
          </table:table-cell>
          <table:table-cell table:style-name="ce10" office:value-type="string" calcext:value-type="string">
            <text:p>Expected TOP 5</text:p>
          </table:table-cell>
          <table:table-cell table:style-name="ce67" office:value-type="percentage" office:value="0.9001" calcext:value-type="percentage">
            <text:p>90.01%</text:p>
          </table:table-cell>
          <table:table-cell table:style-name="ce67" table:formula="of:=[.B60]-[.D60]" office:value-type="percentage" office:value="-0.0441" calcext:value-type="percentage">
            <text:p>-4.41%</text:p>
          </table:table-cell>
          <table:table-cell table:number-columns-repeated="2"/>
          <table:table-cell office:value-type="string" calcext:value-type="string">
            <text:p>TOP 5</text:p>
          </table:table-cell>
          <table:table-cell table:style-name="ce67" office:value-type="percentage" office:value="0.91" calcext:value-type="percentage">
            <text:p>91.00%</text:p>
          </table:table-cell>
          <table:table-cell table:style-name="ce10" office:value-type="string" calcext:value-type="string">
            <text:p>Expected TOP 5</text:p>
          </table:table-cell>
          <table:table-cell table:style-name="ce67" office:value-type="percentage" office:value="0.90382" calcext:value-type="percentage">
            <text:p>90.38%</text:p>
          </table:table-cell>
          <table:table-cell table:style-name="ce67" table:formula="of:=[.I60]-[.K60]" office:value-type="percentage" office:value="0.00618000000000007" calcext:value-type="percentage">
            <text:p>0.62%</text:p>
          </table:table-cell>
          <table:table-cell table:number-columns-repeated="2"/>
          <table:table-cell table:style-name="ce67" table:formula="of:=[.B60]-[.I60]" office:value-type="percentage" office:value="-0.0540000000000001" calcext:value-type="percentage">
            <text:p>-5.40%</text:p>
          </table:table-cell>
          <table:table-cell table:style-name="ce67" table:formula="of:=IF([.$O60]&gt;0;&quot;Keras&quot;;&quot;PyTorch&quot;)" office:value-type="string" office:string-value="PyTorch" calcext:value-type="string">
            <text:p>PyTorch</text:p>
          </table:table-cell>
          <table:table-cell/>
        </table:table-row>
        <table:table-row table:style-name="ro5" table:number-rows-repeated="3">
          <table:table-cell table:number-columns-repeated="6"/>
          <table:table-cell table:style-name="Default" table:number-columns-repeated="2"/>
          <table:table-cell table:number-columns-repeated="9"/>
        </table:table-row>
        <table:table-row table:style-name="ro7">
          <table:table-cell table:style-name="ce62" office:value-type="string" calcext:value-type="string" table:number-columns-spanned="2" table:number-rows-spanned="1">
            <text:p>VGG19</text:p>
          </table:table-cell>
          <table:covered-table-cell/>
          <table:table-cell table:number-columns-repeated="5"/>
          <table:table-cell table:style-name="ce62" office:value-type="string" calcext:value-type="string" table:number-columns-spanned="2" table:number-rows-spanned="1">
            <text:p>VGG19</text:p>
          </table:table-cell>
          <table:covered-table-cell/>
          <table:table-cell table:number-columns-repeated="8"/>
        </table:table-row>
        <table:table-row table:style-name="ro4">
          <table:table-cell table:style-name="ce63" office:value-type="string" calcext:value-type="string">
            <text:p>Guess T1</text:p>
          </table:table-cell>
          <table:table-cell table:style-name="ce65" office:value-type="float" office:value="649" calcext:value-type="float">
            <text:p>649</text:p>
          </table:table-cell>
          <table:table-cell table:style-name="ce69" office:value-type="string" calcext:value-type="string" table:number-columns-spanned="1" table:number-rows-spanned="3">
            <text:p>Model Size</text:p>
          </table:table-cell>
          <table:table-cell table:style-name="ce71" office:value-type="string" calcext:value-type="string" table:number-columns-spanned="1" table:number-rows-spanned="3">
            <text:p>549 MB</text:p>
          </table:table-cell>
          <table:table-cell table:number-columns-repeated="3"/>
          <table:table-cell office:value-type="string" calcext:value-type="string">
            <text:p>Guess T1</text:p>
          </table:table-cell>
          <table:table-cell table:style-name="ce65" office:value-type="float" office:value="730" calcext:value-type="float">
            <text:p>730</text:p>
          </table:table-cell>
          <table:table-cell table:style-name="ce69" office:value-type="string" calcext:value-type="string" table:number-columns-spanned="1" table:number-rows-spanned="3">
            <text:p>Model Size</text:p>
          </table:table-cell>
          <table:table-cell table:style-name="ce71" office:value-type="string" calcext:value-type="string" table:number-columns-spanned="1" table:number-rows-spanned="3">
            <text:p>549 MB</text:p>
          </table:table-cell>
          <table:table-cell table:number-columns-repeated="3"/>
          <table:table-cell table:style-name="ce78" office:value-type="string" calcext:value-type="string" table:number-columns-spanned="1" table:number-rows-spanned="3">
            <text:p>Diff</text:p>
          </table:table-cell>
          <table:table-cell table:style-name="ce78" office:value-type="string" calcext:value-type="string" table:number-columns-spanned="1" table:number-rows-spanned="3">
            <text:p>Winner</text:p>
          </table:table-cell>
          <table:table-cell/>
        </table:table-row>
        <table:table-row table:style-name="ro4">
          <table:table-cell table:style-name="ce63" office:value-type="string" calcext:value-type="string">
            <text:p>Guess T5</text:p>
          </table:table-cell>
          <table:table-cell table:style-name="ce65" office:value-type="float" office:value="862" calcext:value-type="float">
            <text:p>862</text:p>
          </table:table-cell>
          <table:covered-table-cell table:style-name="ce10"/>
          <table:covered-table-cell table:style-name="ce72"/>
          <table:table-cell table:number-columns-repeated="3"/>
          <table:table-cell office:value-type="string" calcext:value-type="string">
            <text:p>Guess T5</text:p>
          </table:table-cell>
          <table:table-cell table:style-name="ce65" office:value-type="float" office:value="908" calcext:value-type="float">
            <text:p>908</text:p>
          </table:table-cell>
          <table:covered-table-cell table:number-columns-repeated="2"/>
          <table:table-cell table:number-columns-repeated="3"/>
          <table:covered-table-cell table:number-columns-repeated="2"/>
          <table:table-cell/>
        </table:table-row>
        <table:table-row table:style-name="ro4">
          <table:table-cell table:style-name="ce63" office:value-type="string" calcext:value-type="string">
            <text:p>Total</text:p>
          </table:table-cell>
          <table:table-cell table:style-name="ce65" office:value-type="float" office:value="1000" calcext:value-type="float">
            <text:p>1000</text:p>
          </table:table-cell>
          <table:covered-table-cell table:style-name="ce10"/>
          <table:covered-table-cell table:style-name="ce73"/>
          <table:table-cell table:number-columns-repeated="3"/>
          <table:table-cell office:value-type="string" calcext:value-type="string">
            <text:p>Total</text:p>
          </table:table-cell>
          <table:table-cell table:style-name="ce65" office:value-type="float" office:value="1000" calcext:value-type="float">
            <text:p>1000</text:p>
          </table:table-cell>
          <table:covered-table-cell table:number-columns-repeated="2"/>
          <table:table-cell table:number-columns-repeated="3"/>
          <table:covered-table-cell table:number-columns-repeated="2"/>
          <table:table-cell/>
        </table:table-row>
        <table:table-row table:style-name="ro4">
          <table:table-cell table:style-name="ce63" office:value-type="string" calcext:value-type="string">
            <text:p>TOP 1</text:p>
          </table:table-cell>
          <table:table-cell table:style-name="ce67" office:value-type="percentage" office:value="0.649" calcext:value-type="percentage">
            <text:p>64.90%</text:p>
          </table:table-cell>
          <table:table-cell table:style-name="ce10" office:value-type="string" calcext:value-type="string">
            <text:p>Expected TOP 1</text:p>
          </table:table-cell>
          <table:table-cell table:style-name="ce67" office:value-type="percentage" office:value="0.713" calcext:value-type="percentage">
            <text:p>71.30%</text:p>
          </table:table-cell>
          <table:table-cell table:style-name="ce67" table:formula="of:=[.B68]-[.D68]" office:value-type="percentage" office:value="-0.0639999999999999" calcext:value-type="percentage">
            <text:p>-6.40%</text:p>
          </table:table-cell>
          <table:table-cell table:number-columns-repeated="2"/>
          <table:table-cell office:value-type="string" calcext:value-type="string">
            <text:p>TOP 1</text:p>
          </table:table-cell>
          <table:table-cell table:style-name="ce67" office:value-type="percentage" office:value="0.73" calcext:value-type="percentage">
            <text:p>73.00%</text:p>
          </table:table-cell>
          <table:table-cell table:style-name="ce10" office:value-type="string" calcext:value-type="string">
            <text:p>Expected TOP 1</text:p>
          </table:table-cell>
          <table:table-cell table:style-name="ce67" office:value-type="percentage" office:value="0.72376" calcext:value-type="percentage">
            <text:p>72.38%</text:p>
          </table:table-cell>
          <table:table-cell table:style-name="ce67" table:formula="of:=[.I68]-[.K68]" office:value-type="percentage" office:value="0.00624000000000002" calcext:value-type="percentage">
            <text:p>0.62%</text:p>
          </table:table-cell>
          <table:table-cell table:number-columns-repeated="2"/>
          <table:table-cell table:style-name="ce67" table:formula="of:=[.B68]-[.I68]" office:value-type="percentage" office:value="-0.081" calcext:value-type="percentage">
            <text:p>-8.10%</text:p>
          </table:table-cell>
          <table:table-cell table:style-name="ce67" table:formula="of:=IF([.$O68]&gt;0;&quot;Keras&quot;;&quot;PyTorch&quot;)" office:value-type="string" office:string-value="PyTorch" calcext:value-type="string">
            <text:p>PyTorch</text:p>
          </table:table-cell>
          <table:table-cell/>
        </table:table-row>
        <table:table-row table:style-name="ro4">
          <table:table-cell table:style-name="ce63" office:value-type="string" calcext:value-type="string">
            <text:p>TOP 5</text:p>
          </table:table-cell>
          <table:table-cell table:style-name="ce67" office:value-type="percentage" office:value="0.862" calcext:value-type="percentage">
            <text:p>86.20%</text:p>
          </table:table-cell>
          <table:table-cell table:style-name="ce10" office:value-type="string" calcext:value-type="string">
            <text:p>Expected TOP 5</text:p>
          </table:table-cell>
          <table:table-cell table:style-name="ce67" office:value-type="percentage" office:value="0.9" calcext:value-type="percentage">
            <text:p>90.00%</text:p>
          </table:table-cell>
          <table:table-cell table:style-name="ce67" table:formula="of:=[.B69]-[.D69]" office:value-type="percentage" office:value="-0.038" calcext:value-type="percentage">
            <text:p>-3.80%</text:p>
          </table:table-cell>
          <table:table-cell table:number-columns-repeated="2"/>
          <table:table-cell office:value-type="string" calcext:value-type="string">
            <text:p>TOP 5</text:p>
          </table:table-cell>
          <table:table-cell table:style-name="ce67" office:value-type="percentage" office:value="0.908" calcext:value-type="percentage">
            <text:p>90.80%</text:p>
          </table:table-cell>
          <table:table-cell table:style-name="ce10" office:value-type="string" calcext:value-type="string">
            <text:p>Expected TOP 5</text:p>
          </table:table-cell>
          <table:table-cell table:style-name="ce67" office:value-type="percentage" office:value="0.90876" calcext:value-type="percentage">
            <text:p>90.88%</text:p>
          </table:table-cell>
          <table:table-cell table:style-name="ce67" table:formula="of:=[.I69]-[.K69]" office:value-type="percentage" office:value="-0.000759999999999983" calcext:value-type="percentage">
            <text:p>-0.08%</text:p>
          </table:table-cell>
          <table:table-cell table:number-columns-repeated="2"/>
          <table:table-cell table:style-name="ce67" table:formula="of:=[.B69]-[.I69]" office:value-type="percentage" office:value="-0.046" calcext:value-type="percentage">
            <text:p>-4.60%</text:p>
          </table:table-cell>
          <table:table-cell table:style-name="ce67" table:formula="of:=IF([.$O69]&gt;0;&quot;Keras&quot;;&quot;PyTorch&quot;)" office:value-type="string" office:string-value="PyTorch" calcext:value-type="string">
            <text:p>PyTorch</text:p>
          </table:table-cell>
          <table:table-cell/>
        </table:table-row>
        <table:table-row table:style-name="ro5" table:number-rows-repeated="3">
          <table:table-cell table:number-columns-repeated="6"/>
          <table:table-cell table:style-name="Default" table:number-columns-repeated="2"/>
          <table:table-cell table:number-columns-repeated="9"/>
        </table:table-row>
        <table:table-row table:style-name="ro7">
          <table:table-cell table:number-columns-repeated="7"/>
          <table:table-cell table:style-name="ce62" office:value-type="string" calcext:value-type="string" table:number-columns-spanned="2" table:number-rows-spanned="1">
            <text:p>SqueezeNet 1.1</text:p>
          </table:table-cell>
          <table:covered-table-cell/>
          <table:table-cell table:number-columns-repeated="8"/>
        </table:table-row>
        <table:table-row table:style-name="ro4">
          <table:table-cell table:number-columns-repeated="7"/>
          <table:table-cell office:value-type="string" calcext:value-type="string">
            <text:p>Guess T1</text:p>
          </table:table-cell>
          <table:table-cell table:style-name="ce65" office:value-type="float" office:value="612" calcext:value-type="float">
            <text:p>612</text:p>
          </table:table-cell>
          <table:table-cell table:style-name="ce69" office:value-type="string" calcext:value-type="string" table:number-columns-spanned="1" table:number-rows-spanned="3">
            <text:p>Model Size</text:p>
          </table:table-cell>
          <table:table-cell table:style-name="ce71" office:value-type="string" calcext:value-type="string" table:number-columns-spanned="1" table:number-rows-spanned="3">
            <text:p>5 MB</text:p>
          </table:table-cell>
          <table:table-cell table:number-columns-repeated="6"/>
        </table:table-row>
        <table:table-row table:style-name="ro4">
          <table:table-cell table:number-columns-repeated="7"/>
          <table:table-cell office:value-type="string" calcext:value-type="string">
            <text:p>Guess T5</text:p>
          </table:table-cell>
          <table:table-cell table:style-name="ce65" office:value-type="float" office:value="817" calcext:value-type="float">
            <text:p>817</text:p>
          </table:table-cell>
          <table:covered-table-cell table:number-columns-repeated="2"/>
          <table:table-cell table:number-columns-repeated="6"/>
        </table:table-row>
        <table:table-row table:style-name="ro4">
          <table:table-cell table:number-columns-repeated="7"/>
          <table:table-cell office:value-type="string" calcext:value-type="string">
            <text:p>Total</text:p>
          </table:table-cell>
          <table:table-cell table:style-name="ce65" office:value-type="float" office:value="1000" calcext:value-type="float">
            <text:p>1000</text:p>
          </table:table-cell>
          <table:covered-table-cell table:number-columns-repeated="2"/>
          <table:table-cell table:number-columns-repeated="6"/>
        </table:table-row>
        <table:table-row table:style-name="ro4">
          <table:table-cell table:number-columns-repeated="7"/>
          <table:table-cell office:value-type="string" calcext:value-type="string">
            <text:p>TOP 1</text:p>
          </table:table-cell>
          <table:table-cell table:style-name="ce67" office:value-type="percentage" office:value="0.612" calcext:value-type="percentage">
            <text:p>61.20%</text:p>
          </table:table-cell>
          <table:table-cell table:style-name="ce10" office:value-type="string" calcext:value-type="string">
            <text:p>Expected TOP 1</text:p>
          </table:table-cell>
          <table:table-cell table:style-name="ce67" office:value-type="percentage" office:value="0.58178" calcext:value-type="percentage">
            <text:p>58.18%</text:p>
          </table:table-cell>
          <table:table-cell table:style-name="ce67" table:formula="of:=[.I77]-[.K77]" office:value-type="percentage" office:value="0.03022" calcext:value-type="percentage">
            <text:p>3.02%</text:p>
          </table:table-cell>
          <table:table-cell table:number-columns-repeated="5"/>
        </table:table-row>
        <table:table-row table:style-name="ro4">
          <table:table-cell table:number-columns-repeated="7"/>
          <table:table-cell office:value-type="string" calcext:value-type="string">
            <text:p>TOP 5</text:p>
          </table:table-cell>
          <table:table-cell table:style-name="ce67" office:value-type="percentage" office:value="0.817" calcext:value-type="percentage">
            <text:p>81.70%</text:p>
          </table:table-cell>
          <table:table-cell table:style-name="ce10" office:value-type="string" calcext:value-type="string">
            <text:p>Expected TOP 5</text:p>
          </table:table-cell>
          <table:table-cell table:style-name="ce67" office:value-type="percentage" office:value="0.80624" calcext:value-type="percentage">
            <text:p>80.62%</text:p>
          </table:table-cell>
          <table:table-cell table:style-name="ce67" table:formula="of:=[.I78]-[.K78]" office:value-type="percentage" office:value="0.01076" calcext:value-type="percentage">
            <text:p>1.08%</text:p>
          </table:table-cell>
          <table:table-cell table:number-columns-repeated="5"/>
        </table:table-row>
        <table:table-row table:style-name="ro5" table:number-rows-repeated="3">
          <table:table-cell table:number-columns-repeated="6"/>
          <table:table-cell table:style-name="Default" table:number-columns-repeated="2"/>
          <table:table-cell table:number-columns-repeated="9"/>
        </table:table-row>
        <table:table-row table:style-name="ro7">
          <table:table-cell table:number-columns-repeated="6"/>
          <table:table-cell table:style-name="Default"/>
          <table:table-cell table:style-name="ce62" office:value-type="string" calcext:value-type="string" table:number-columns-spanned="2" table:number-rows-spanned="1">
            <text:p>VGG19 BN</text:p>
          </table:table-cell>
          <table:covered-table-cell/>
          <table:table-cell table:number-columns-repeated="8"/>
        </table:table-row>
        <table:table-row table:style-name="ro4">
          <table:table-cell table:number-columns-repeated="6"/>
          <table:table-cell table:style-name="Default"/>
          <table:table-cell office:value-type="string" calcext:value-type="string">
            <text:p>Guess T1</text:p>
          </table:table-cell>
          <table:table-cell table:style-name="ce65" office:value-type="float" office:value="746" calcext:value-type="float">
            <text:p>746</text:p>
          </table:table-cell>
          <table:table-cell table:style-name="ce69" office:value-type="string" calcext:value-type="string" table:number-columns-spanned="1" table:number-rows-spanned="3">
            <text:p>Model Size</text:p>
          </table:table-cell>
          <table:table-cell table:style-name="ce71" office:value-type="string" calcext:value-type="string" table:number-columns-spanned="1" table:number-rows-spanned="3">
            <text:p>549 MB</text:p>
          </table:table-cell>
          <table:table-cell table:number-columns-repeated="6"/>
        </table:table-row>
        <table:table-row table:style-name="ro4">
          <table:table-cell table:number-columns-repeated="6"/>
          <table:table-cell table:style-name="Default"/>
          <table:table-cell office:value-type="string" calcext:value-type="string">
            <text:p>Guess T5</text:p>
          </table:table-cell>
          <table:table-cell table:style-name="ce65" office:value-type="float" office:value="927" calcext:value-type="float">
            <text:p>927</text:p>
          </table:table-cell>
          <table:covered-table-cell table:number-columns-repeated="2"/>
          <table:table-cell table:number-columns-repeated="6"/>
        </table:table-row>
        <table:table-row table:style-name="ro4">
          <table:table-cell table:number-columns-repeated="6"/>
          <table:table-cell table:style-name="Default"/>
          <table:table-cell office:value-type="string" calcext:value-type="string">
            <text:p>Total</text:p>
          </table:table-cell>
          <table:table-cell table:style-name="ce65" office:value-type="float" office:value="1000" calcext:value-type="float">
            <text:p>1000</text:p>
          </table:table-cell>
          <table:covered-table-cell table:number-columns-repeated="2"/>
          <table:table-cell table:number-columns-repeated="6"/>
        </table:table-row>
        <table:table-row table:style-name="ro4">
          <table:table-cell table:number-columns-repeated="6"/>
          <table:table-cell table:style-name="Default"/>
          <table:table-cell office:value-type="string" calcext:value-type="string">
            <text:p>TOP 1</text:p>
          </table:table-cell>
          <table:table-cell table:style-name="ce67" office:value-type="percentage" office:value="0.746" calcext:value-type="percentage">
            <text:p>74.60%</text:p>
          </table:table-cell>
          <table:table-cell table:style-name="ce10" office:value-type="string" calcext:value-type="string">
            <text:p>Expected TOP 1</text:p>
          </table:table-cell>
          <table:table-cell table:style-name="ce67" office:value-type="percentage" office:value="0.74218" calcext:value-type="percentage">
            <text:p>74.22%</text:p>
          </table:table-cell>
          <table:table-cell table:style-name="ce67" table:formula="of:=[.I86]-[.K86]" office:value-type="percentage" office:value="0.00382000000000005" calcext:value-type="percentage">
            <text:p>0.38%</text:p>
          </table:table-cell>
          <table:table-cell table:number-columns-repeated="5"/>
        </table:table-row>
        <table:table-row table:style-name="ro4">
          <table:table-cell table:number-columns-repeated="6"/>
          <table:table-cell table:style-name="Default"/>
          <table:table-cell office:value-type="string" calcext:value-type="string">
            <text:p>TOP 5</text:p>
          </table:table-cell>
          <table:table-cell table:style-name="ce67" office:value-type="percentage" office:value="0.927" calcext:value-type="percentage">
            <text:p>92.70%</text:p>
          </table:table-cell>
          <table:table-cell table:style-name="ce10" office:value-type="string" calcext:value-type="string">
            <text:p>Expected TOP 5</text:p>
          </table:table-cell>
          <table:table-cell table:style-name="ce67" office:value-type="percentage" office:value="0.91842" calcext:value-type="percentage">
            <text:p>91.84%</text:p>
          </table:table-cell>
          <table:table-cell table:style-name="ce67" table:formula="of:=[.I87]-[.K87]" office:value-type="percentage" office:value="0.00858000000000003" calcext:value-type="percentage">
            <text:p>0.86%</text:p>
          </table:table-cell>
          <table:table-cell table:number-columns-repeated="5"/>
        </table:table-row>
        <table:table-row table:style-name="ro5">
          <table:table-cell table:number-columns-repeated="5"/>
          <table:table-cell table:style-name="Default" table:number-columns-repeated="3"/>
          <table:table-cell table:number-columns-repeated="9"/>
        </table:table-row>
      </table:table>
      <table:table table:name="Keras GrayScale" table:style-name="ta1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4" table:default-cell-style-name="Default"/>
        <table:table-column table:style-name="co1" table:default-cell-style-name="Default"/>
        <table:table-column table:style-name="co19" table:default-cell-style-name="Default"/>
        <table:table-column table:style-name="co1" table:default-cell-style-name="Default"/>
        <table:table-column table:style-name="co20" table:default-cell-style-name="Default"/>
        <table:table-column table:style-name="co1" table:default-cell-style-name="Default"/>
        <table:table-row table:style-name="ro5">
          <table:table-cell table:style-name="ce88" office:value-type="string" calcext:value-type="string" table:number-columns-spanned="2" table:number-rows-spanned="1">
            <text:p>ImageNetMini</text:p>
          </table:table-cell>
          <table:covered-table-cell table:style-name="Accent_20_3"/>
          <table:table-cell/>
          <table:table-cell table:style-name="ce88" office:value-type="string" calcext:value-type="string" table:number-columns-spanned="2" table:number-rows-spanned="1">
            <text:p>A-Line</text:p>
          </table:table-cell>
          <table:covered-table-cell table:style-name="Accent_20_3"/>
          <table:table-cell table:number-columns-repeated="6"/>
        </table:table-row>
        <table:table-row table:style-name="ro5">
          <table:table-cell table:style-name="Accent_20_1" office:value-type="string" calcext:value-type="string">
            <text:p>TOP 1 AVG</text:p>
          </table:table-cell>
          <table:table-cell table:style-name="Accent_20_1" office:value-type="string" calcext:value-type="string">
            <text:p>TOP 5 AVG</text:p>
          </table:table-cell>
          <table:table-cell/>
          <table:table-cell table:style-name="Accent_20_1" office:value-type="string" calcext:value-type="string">
            <text:p>TOP 1 AVG</text:p>
          </table:table-cell>
          <table:table-cell table:style-name="Accent_20_1" office:value-type="string" calcext:value-type="string">
            <text:p>TOP 5 AVG</text:p>
          </table:table-cell>
          <table:table-cell table:number-columns-repeated="6"/>
        </table:table-row>
        <table:table-row table:style-name="ro5">
          <table:table-cell table:style-name="ce79" table:formula="of:=AVERAGE([.C12];[.C24];[.C36];[.C57];[.C69])" office:value-type="percentage" office:value="-0.106143257710935" calcext:value-type="percentage">
            <text:p>-10.61%</text:p>
          </table:table-cell>
          <table:table-cell table:style-name="ce79" table:formula="of:=AVERAGE([.C13];[.C25];[.C37];[.C58];[.C70])" office:value-type="percentage" office:value="-0.074279887840938" calcext:value-type="percentage">
            <text:p>-7.43%</text:p>
          </table:table-cell>
          <table:table-cell/>
          <table:table-cell table:style-name="ce79" table:formula="of:=AVERAGE([.I12];[.I24];[.I36];[.I57];[.I69])" office:value-type="percentage" office:value="-0.1218" calcext:value-type="percentage">
            <text:p>-12.18%</text:p>
          </table:table-cell>
          <table:table-cell table:style-name="ce79" table:formula="of:=AVERAGE([.I13];[.I25];[.I37];[.I58];[.I70])" office:value-type="percentage" office:value="-0.0878" calcext:value-type="percentage">
            <text:p>-8.78%</text:p>
          </table:table-cell>
          <table:table-cell table:number-columns-repeated="6"/>
        </table:table-row>
        <table:table-row table:style-name="ro5" table:number-rows-repeated="2">
          <table:table-cell table:number-columns-repeated="11"/>
        </table:table-row>
        <table:table-row table:style-name="ro7">
          <table:table-cell table:style-name="ce62" office:value-type="string" calcext:value-type="string" table:number-columns-spanned="2" table:number-rows-spanned="1">
            <text:p>MobileNet</text:p>
          </table:table-cell>
          <table:covered-table-cell table:style-name="ce64"/>
          <table:table-cell table:number-columns-repeated="9"/>
        </table:table-row>
        <table:table-row table:style-name="ro9">
          <table:table-cell table:style-name="ce80" office:value-type="string" calcext:value-type="string" table:number-columns-spanned="5" table:number-rows-spanned="1">
            <text:p>ImageNet Mini</text:p>
          </table:table-cell>
          <table:covered-table-cell table:style-name="ce64"/>
          <table:covered-table-cell table:style-name="ce62"/>
          <table:covered-table-cell table:number-columns-repeated="2"/>
          <table:table-cell/>
          <table:table-cell table:style-name="ce80" office:value-type="string" calcext:value-type="string" table:number-columns-spanned="5" table:number-rows-spanned="1">
            <text:p>A-Line</text:p>
          </table:table-cell>
          <table:covered-table-cell table:style-name="ce64"/>
          <table:covered-table-cell table:style-name="ce62"/>
          <table:covered-table-cell table:number-columns-repeated="2"/>
        </table:table-row>
        <table:table-row table:style-name="ro5">
          <table:table-cell table:style-name="ce81" office:value-type="string" calcext:value-type="string" table:number-columns-spanned="2" table:number-rows-spanned="1">
            <text:p>Normal</text:p>
          </table:table-cell>
          <table:covered-table-cell table:style-name="ce64"/>
          <table:table-cell table:style-name="ce82" office:value-type="string" calcext:value-type="string">
            <text:p>Vs</text:p>
          </table:table-cell>
          <table:table-cell table:style-name="ce81" office:value-type="string" calcext:value-type="string" table:number-columns-spanned="2" table:number-rows-spanned="1">
            <text:p>GrayScale</text:p>
          </table:table-cell>
          <table:covered-table-cell/>
          <table:table-cell/>
          <table:table-cell table:style-name="ce81" office:value-type="string" calcext:value-type="string" table:number-columns-spanned="2" table:number-rows-spanned="1">
            <text:p>Normal</text:p>
          </table:table-cell>
          <table:covered-table-cell table:style-name="ce64"/>
          <table:table-cell table:style-name="ce82" office:value-type="string" calcext:value-type="string">
            <text:p>Vs</text:p>
          </table:table-cell>
          <table:table-cell table:style-name="ce81" office:value-type="string" calcext:value-type="string" table:number-columns-spanned="2" table:number-rows-spanned="1">
            <text:p>GrayScale</text:p>
          </table:table-cell>
          <table:covered-table-cell/>
        </table:table-row>
        <table:table-row table:style-name="ro4">
          <table:table-cell table:style-name="ce63" office:value-type="string" calcext:value-type="string">
            <text:p>Guess T1</text:p>
          </table:table-cell>
          <table:table-cell table:style-name="ce65" office:value-type="float" office:value="2676" calcext:value-type="float">
            <text:p>2676</text:p>
          </table:table-cell>
          <table:table-cell/>
          <table:table-cell table:style-name="ce65" office:value-type="float" office:value="2284" calcext:value-type="float">
            <text:p>2284</text:p>
          </table:table-cell>
          <table:table-cell table:style-name="ce87" office:value-type="string" calcext:value-type="string">
            <text:p>Guess T1</text:p>
          </table:table-cell>
          <table:table-cell/>
          <table:table-cell table:style-name="ce63" office:value-type="string" calcext:value-type="string">
            <text:p>Guess T1</text:p>
          </table:table-cell>
          <table:table-cell table:style-name="ce65" office:value-type="float" office:value="696" calcext:value-type="float">
            <text:p>696</text:p>
          </table:table-cell>
          <table:table-cell/>
          <table:table-cell table:style-name="ce65" office:value-type="float" office:value="586" calcext:value-type="float">
            <text:p>586</text:p>
          </table:table-cell>
          <table:table-cell table:style-name="ce87" office:value-type="string" calcext:value-type="string">
            <text:p>Guess T1</text:p>
          </table:table-cell>
        </table:table-row>
        <table:table-row table:style-name="ro4">
          <table:table-cell table:style-name="ce63" office:value-type="string" calcext:value-type="string">
            <text:p>Guess T5</text:p>
          </table:table-cell>
          <table:table-cell table:style-name="ce65" office:value-type="float" office:value="3480" calcext:value-type="float">
            <text:p>3480</text:p>
          </table:table-cell>
          <table:table-cell/>
          <table:table-cell table:style-name="ce65" office:value-type="float" office:value="3220" calcext:value-type="float">
            <text:p>3220</text:p>
          </table:table-cell>
          <table:table-cell table:style-name="ce87" office:value-type="string" calcext:value-type="string">
            <text:p>Guess T5</text:p>
          </table:table-cell>
          <table:table-cell/>
          <table:table-cell table:style-name="ce63" office:value-type="string" calcext:value-type="string">
            <text:p>Guess T5</text:p>
          </table:table-cell>
          <table:table-cell table:style-name="ce65" office:value-type="float" office:value="877" calcext:value-type="float">
            <text:p>877</text:p>
          </table:table-cell>
          <table:table-cell/>
          <table:table-cell table:style-name="ce65" office:value-type="float" office:value="797" calcext:value-type="float">
            <text:p>797</text:p>
          </table:table-cell>
          <table:table-cell table:style-name="ce87" office:value-type="string" calcext:value-type="string">
            <text:p>Guess T5</text:p>
          </table:table-cell>
        </table:table-row>
        <table:table-row table:style-name="ro4">
          <table:table-cell table:style-name="ce63" office:value-type="string" calcext:value-type="string">
            <text:p>Total</text:p>
          </table:table-cell>
          <table:table-cell table:style-name="ce65" office:value-type="float" office:value="3923" calcext:value-type="float">
            <text:p>3923</text:p>
          </table:table-cell>
          <table:table-cell/>
          <table:table-cell table:style-name="ce65" office:value-type="float" office:value="3923" calcext:value-type="float">
            <text:p>3923</text:p>
          </table:table-cell>
          <table:table-cell table:style-name="ce87" office:value-type="string" calcext:value-type="string">
            <text:p>Total</text:p>
          </table:table-cell>
          <table:table-cell/>
          <table:table-cell table:style-name="ce63" office:value-type="string" calcext:value-type="string">
            <text:p>Total</text:p>
          </table:table-cell>
          <table:table-cell table:style-name="ce65" office:value-type="float" office:value="1000" calcext:value-type="float">
            <text:p>1000</text:p>
          </table:table-cell>
          <table:table-cell/>
          <table:table-cell table:style-name="ce65" office:value-type="float" office:value="1000" calcext:value-type="float">
            <text:p>1000</text:p>
          </table:table-cell>
          <table:table-cell table:style-name="ce87" office:value-type="string" calcext:value-type="string">
            <text:p>Total</text:p>
          </table:table-cell>
        </table:table-row>
        <table:table-row table:style-name="ro4">
          <table:table-cell table:style-name="ce63" office:value-type="string" calcext:value-type="string">
            <text:p>TOP 1</text:p>
          </table:table-cell>
          <table:table-cell table:style-name="ce67" office:value-type="percentage" office:value="0.682131022176905" calcext:value-type="percentage">
            <text:p>68.21%</text:p>
          </table:table-cell>
          <table:table-cell table:style-name="ce79" table:formula="of:=[.D12]-[.B12]" office:value-type="percentage" office:value="-0.0999235279123121" calcext:value-type="percentage">
            <text:p>-9.99%</text:p>
          </table:table-cell>
          <table:table-cell table:style-name="ce67" office:value-type="percentage" office:value="0.582207494264593" calcext:value-type="percentage">
            <text:p>58.22%</text:p>
          </table:table-cell>
          <table:table-cell table:style-name="ce87" office:value-type="string" calcext:value-type="string">
            <text:p>TOP 1</text:p>
          </table:table-cell>
          <table:table-cell/>
          <table:table-cell table:style-name="ce63" office:value-type="string" calcext:value-type="string">
            <text:p>TOP 1</text:p>
          </table:table-cell>
          <table:table-cell table:style-name="ce67" office:value-type="percentage" office:value="0.696" calcext:value-type="percentage">
            <text:p>69.60%</text:p>
          </table:table-cell>
          <table:table-cell table:style-name="ce79" table:formula="of:=[.J12]-[.H12]" office:value-type="percentage" office:value="-0.11" calcext:value-type="percentage">
            <text:p>-11.00%</text:p>
          </table:table-cell>
          <table:table-cell table:style-name="ce67" office:value-type="percentage" office:value="0.586" calcext:value-type="percentage">
            <text:p>58.60%</text:p>
          </table:table-cell>
          <table:table-cell table:style-name="ce87" office:value-type="string" calcext:value-type="string">
            <text:p>TOP 1</text:p>
          </table:table-cell>
        </table:table-row>
        <table:table-row table:style-name="ro4">
          <table:table-cell table:style-name="ce63" office:value-type="string" calcext:value-type="string">
            <text:p>TOP 5</text:p>
          </table:table-cell>
          <table:table-cell table:style-name="ce67" office:value-type="percentage" office:value="0.887076217180729" calcext:value-type="percentage">
            <text:p>88.71%</text:p>
          </table:table-cell>
          <table:table-cell table:style-name="ce83" table:formula="of:=[.D13]-[.B13]" office:value-type="percentage" office:value="-0.0662758093295951" calcext:value-type="percentage">
            <text:p>-6.63%</text:p>
          </table:table-cell>
          <table:table-cell table:style-name="ce67" office:value-type="percentage" office:value="0.820800407851134" calcext:value-type="percentage">
            <text:p>82.08%</text:p>
          </table:table-cell>
          <table:table-cell table:style-name="ce87" office:value-type="string" calcext:value-type="string">
            <text:p>TOP 5</text:p>
          </table:table-cell>
          <table:table-cell/>
          <table:table-cell table:style-name="ce63" office:value-type="string" calcext:value-type="string">
            <text:p>TOP 5</text:p>
          </table:table-cell>
          <table:table-cell table:style-name="ce67" office:value-type="percentage" office:value="0.877" calcext:value-type="percentage">
            <text:p>87.70%</text:p>
          </table:table-cell>
          <table:table-cell table:style-name="ce83" table:formula="of:=[.J13]-[.H13]" office:value-type="percentage" office:value="-0.08" calcext:value-type="percentage">
            <text:p>-8.00%</text:p>
          </table:table-cell>
          <table:table-cell table:style-name="ce67" office:value-type="percentage" office:value="0.797" calcext:value-type="percentage">
            <text:p>79.70%</text:p>
          </table:table-cell>
          <table:table-cell table:style-name="ce87" office:value-type="string" calcext:value-type="string">
            <text:p>TOP 5</text:p>
          </table:table-cell>
        </table:table-row>
        <table:table-row table:style-name="ro5" table:number-rows-repeated="4">
          <table:table-cell table:number-columns-repeated="11"/>
        </table:table-row>
        <table:table-row table:style-name="ro7">
          <table:table-cell table:style-name="ce62" office:value-type="string" calcext:value-type="string" table:number-columns-spanned="2" table:number-rows-spanned="1">
            <text:p>Inception V3</text:p>
          </table:table-cell>
          <table:covered-table-cell table:style-name="ce64"/>
          <table:table-cell table:number-columns-repeated="9"/>
        </table:table-row>
        <table:table-row table:style-name="ro9">
          <table:table-cell table:style-name="ce80" office:value-type="string" calcext:value-type="string" table:number-columns-spanned="5" table:number-rows-spanned="1">
            <text:p>ImageNet Mini</text:p>
          </table:table-cell>
          <table:covered-table-cell table:style-name="ce64"/>
          <table:covered-table-cell table:number-columns-repeated="3"/>
          <table:table-cell/>
          <table:table-cell table:style-name="ce80" office:value-type="string" calcext:value-type="string" table:number-columns-spanned="5" table:number-rows-spanned="1">
            <text:p>A-Line</text:p>
          </table:table-cell>
          <table:covered-table-cell table:style-name="ce64"/>
          <table:covered-table-cell table:style-name="ce62"/>
          <table:covered-table-cell table:number-columns-repeated="2"/>
        </table:table-row>
        <table:table-row table:style-name="ro5">
          <table:table-cell table:style-name="ce81" office:value-type="string" calcext:value-type="string" table:number-columns-spanned="2" table:number-rows-spanned="1">
            <text:p>Normal</text:p>
          </table:table-cell>
          <table:covered-table-cell table:style-name="ce64"/>
          <table:table-cell table:style-name="ce82" office:value-type="string" calcext:value-type="string">
            <text:p>Vs</text:p>
          </table:table-cell>
          <table:table-cell table:style-name="ce81" office:value-type="string" calcext:value-type="string" table:number-columns-spanned="2" table:number-rows-spanned="1">
            <text:p>GrayScale</text:p>
          </table:table-cell>
          <table:covered-table-cell/>
          <table:table-cell/>
          <table:table-cell table:style-name="ce81" office:value-type="string" calcext:value-type="string" table:number-columns-spanned="2" table:number-rows-spanned="1">
            <text:p>Normal</text:p>
          </table:table-cell>
          <table:covered-table-cell table:style-name="ce64"/>
          <table:table-cell table:style-name="ce82" office:value-type="string" calcext:value-type="string">
            <text:p>Vs</text:p>
          </table:table-cell>
          <table:table-cell table:style-name="ce81" office:value-type="string" calcext:value-type="string" table:number-columns-spanned="2" table:number-rows-spanned="1">
            <text:p>GrayScale</text:p>
          </table:table-cell>
          <table:covered-table-cell/>
        </table:table-row>
        <table:table-row table:style-name="ro4">
          <table:table-cell table:style-name="ce63" office:value-type="string" calcext:value-type="string">
            <text:p>Guess T1</text:p>
          </table:table-cell>
          <table:table-cell table:style-name="ce65" office:value-type="float" office:value="2983" calcext:value-type="float">
            <text:p>2983</text:p>
          </table:table-cell>
          <table:table-cell/>
          <table:table-cell table:style-name="ce65" office:value-type="float" office:value="2702" calcext:value-type="float">
            <text:p>2702</text:p>
          </table:table-cell>
          <table:table-cell table:style-name="ce87" office:value-type="string" calcext:value-type="string">
            <text:p>Guess T1</text:p>
          </table:table-cell>
          <table:table-cell/>
          <table:table-cell table:style-name="ce63" office:value-type="string" calcext:value-type="string">
            <text:p>Guess T1</text:p>
          </table:table-cell>
          <table:table-cell table:style-name="ce65" office:value-type="float" office:value="754" calcext:value-type="float">
            <text:p>754</text:p>
          </table:table-cell>
          <table:table-cell/>
          <table:table-cell table:style-name="ce65" office:value-type="float" office:value="680" calcext:value-type="float">
            <text:p>680</text:p>
          </table:table-cell>
          <table:table-cell table:style-name="ce87" office:value-type="string" calcext:value-type="string">
            <text:p>Guess T1</text:p>
          </table:table-cell>
        </table:table-row>
        <table:table-row table:style-name="ro4">
          <table:table-cell table:style-name="ce63" office:value-type="string" calcext:value-type="string">
            <text:p>Guess T5</text:p>
          </table:table-cell>
          <table:table-cell table:style-name="ce65" office:value-type="float" office:value="3643" calcext:value-type="float">
            <text:p>3643</text:p>
          </table:table-cell>
          <table:table-cell/>
          <table:table-cell table:style-name="ce65" office:value-type="float" office:value="3486" calcext:value-type="float">
            <text:p>3486</text:p>
          </table:table-cell>
          <table:table-cell table:style-name="ce87" office:value-type="string" calcext:value-type="string">
            <text:p>Guess T5</text:p>
          </table:table-cell>
          <table:table-cell/>
          <table:table-cell table:style-name="ce63" office:value-type="string" calcext:value-type="string">
            <text:p>Guess T5</text:p>
          </table:table-cell>
          <table:table-cell table:style-name="ce65" office:value-type="float" office:value="926" calcext:value-type="float">
            <text:p>926</text:p>
          </table:table-cell>
          <table:table-cell/>
          <table:table-cell table:style-name="ce65" office:value-type="float" office:value="883" calcext:value-type="float">
            <text:p>883</text:p>
          </table:table-cell>
          <table:table-cell table:style-name="ce87" office:value-type="string" calcext:value-type="string">
            <text:p>Guess T5</text:p>
          </table:table-cell>
        </table:table-row>
        <table:table-row table:style-name="ro4">
          <table:table-cell table:style-name="ce63" office:value-type="string" calcext:value-type="string">
            <text:p>Total</text:p>
          </table:table-cell>
          <table:table-cell table:style-name="ce65" office:value-type="float" office:value="3923" calcext:value-type="float">
            <text:p>3923</text:p>
          </table:table-cell>
          <table:table-cell/>
          <table:table-cell table:style-name="ce65" office:value-type="float" office:value="3923" calcext:value-type="float">
            <text:p>3923</text:p>
          </table:table-cell>
          <table:table-cell table:style-name="ce87" office:value-type="string" calcext:value-type="string">
            <text:p>Total</text:p>
          </table:table-cell>
          <table:table-cell/>
          <table:table-cell table:style-name="ce63" office:value-type="string" calcext:value-type="string">
            <text:p>Total</text:p>
          </table:table-cell>
          <table:table-cell table:style-name="ce65" office:value-type="float" office:value="1000" calcext:value-type="float">
            <text:p>1000</text:p>
          </table:table-cell>
          <table:table-cell/>
          <table:table-cell table:style-name="ce65" office:value-type="float" office:value="1000" calcext:value-type="float">
            <text:p>1000</text:p>
          </table:table-cell>
          <table:table-cell table:style-name="ce87" office:value-type="string" calcext:value-type="string">
            <text:p>Total</text:p>
          </table:table-cell>
        </table:table-row>
        <table:table-row table:style-name="ro4">
          <table:table-cell table:style-name="ce63" office:value-type="string" calcext:value-type="string">
            <text:p>TOP 1</text:p>
          </table:table-cell>
          <table:table-cell table:style-name="ce67" office:value-type="percentage" office:value="0.760387458577619" calcext:value-type="percentage">
            <text:p>76.04%</text:p>
          </table:table-cell>
          <table:table-cell table:style-name="ce43" table:formula="of:=[.D24]-[.B24]" office:value-type="percentage" office:value="-0.071628855467754" calcext:value-type="percentage">
            <text:p>-7.16%</text:p>
          </table:table-cell>
          <table:table-cell table:style-name="ce67" office:value-type="percentage" office:value="0.688758603109865" calcext:value-type="percentage">
            <text:p>68.88%</text:p>
          </table:table-cell>
          <table:table-cell table:style-name="ce87" office:value-type="string" calcext:value-type="string">
            <text:p>TOP 1</text:p>
          </table:table-cell>
          <table:table-cell/>
          <table:table-cell table:style-name="ce63" office:value-type="string" calcext:value-type="string">
            <text:p>TOP 1</text:p>
          </table:table-cell>
          <table:table-cell table:style-name="ce67" office:value-type="percentage" office:value="0.754" calcext:value-type="percentage">
            <text:p>75.40%</text:p>
          </table:table-cell>
          <table:table-cell table:style-name="ce79" table:formula="of:=[.J24]-[.H24]" office:value-type="percentage" office:value="-0.074" calcext:value-type="percentage">
            <text:p>-7.40%</text:p>
          </table:table-cell>
          <table:table-cell table:style-name="ce67" office:value-type="percentage" office:value="0.68" calcext:value-type="percentage">
            <text:p>68.00%</text:p>
          </table:table-cell>
          <table:table-cell table:style-name="ce87" office:value-type="string" calcext:value-type="string">
            <text:p>TOP 1</text:p>
          </table:table-cell>
        </table:table-row>
        <table:table-row table:style-name="ro4">
          <table:table-cell table:style-name="ce63" office:value-type="string" calcext:value-type="string">
            <text:p>TOP 5</text:p>
          </table:table-cell>
          <table:table-cell table:style-name="ce67" office:value-type="percentage" office:value="0.928626051491206" calcext:value-type="percentage">
            <text:p>92.86%</text:p>
          </table:table-cell>
          <table:table-cell table:style-name="ce43" table:formula="of:=[.D25]-[.B25]" office:value-type="percentage" office:value="-0.0400203925567171" calcext:value-type="percentage">
            <text:p>-4.00%</text:p>
          </table:table-cell>
          <table:table-cell table:style-name="ce67" office:value-type="percentage" office:value="0.888605658934489" calcext:value-type="percentage">
            <text:p>88.86%</text:p>
          </table:table-cell>
          <table:table-cell table:style-name="ce87" office:value-type="string" calcext:value-type="string">
            <text:p>TOP 5</text:p>
          </table:table-cell>
          <table:table-cell/>
          <table:table-cell table:style-name="ce63" office:value-type="string" calcext:value-type="string">
            <text:p>TOP 5</text:p>
          </table:table-cell>
          <table:table-cell table:style-name="ce67" office:value-type="percentage" office:value="0.926" calcext:value-type="percentage">
            <text:p>92.60%</text:p>
          </table:table-cell>
          <table:table-cell table:style-name="ce83" table:formula="of:=[.J25]-[.H25]" office:value-type="percentage" office:value="-0.043" calcext:value-type="percentage">
            <text:p>-4.30%</text:p>
          </table:table-cell>
          <table:table-cell table:style-name="ce67" office:value-type="percentage" office:value="0.883" calcext:value-type="percentage">
            <text:p>88.30%</text:p>
          </table:table-cell>
          <table:table-cell table:style-name="ce87" office:value-type="string" calcext:value-type="string">
            <text:p>TOP 5</text:p>
          </table:table-cell>
        </table:table-row>
        <table:table-row table:style-name="ro5" table:number-rows-repeated="4">
          <table:table-cell table:number-columns-repeated="11"/>
        </table:table-row>
        <table:table-row table:style-name="ro7">
          <table:table-cell table:style-name="ce62" office:value-type="string" calcext:value-type="string" table:number-columns-spanned="2" table:number-rows-spanned="1">
            <text:p>ResNet50</text:p>
          </table:table-cell>
          <table:covered-table-cell/>
          <table:table-cell table:number-columns-repeated="9"/>
        </table:table-row>
        <table:table-row table:style-name="ro9">
          <table:table-cell table:style-name="ce80" office:value-type="string" calcext:value-type="string" table:number-columns-spanned="5" table:number-rows-spanned="1">
            <text:p>ImageNet Mini</text:p>
          </table:table-cell>
          <table:covered-table-cell table:style-name="ce64"/>
          <table:covered-table-cell table:number-columns-repeated="3"/>
          <table:table-cell/>
          <table:table-cell table:style-name="ce80" office:value-type="string" calcext:value-type="string" table:number-columns-spanned="5" table:number-rows-spanned="1">
            <text:p>A-Line</text:p>
          </table:table-cell>
          <table:covered-table-cell table:style-name="ce64"/>
          <table:covered-table-cell table:style-name="ce62"/>
          <table:covered-table-cell table:number-columns-repeated="2"/>
        </table:table-row>
        <table:table-row table:style-name="ro5">
          <table:table-cell table:style-name="ce81" office:value-type="string" calcext:value-type="string" table:number-columns-spanned="2" table:number-rows-spanned="1">
            <text:p>Normal</text:p>
          </table:table-cell>
          <table:covered-table-cell table:style-name="ce64"/>
          <table:table-cell table:style-name="ce82" office:value-type="string" calcext:value-type="string">
            <text:p>Vs</text:p>
          </table:table-cell>
          <table:table-cell table:style-name="ce81" office:value-type="string" calcext:value-type="string" table:number-columns-spanned="2" table:number-rows-spanned="1">
            <text:p>GrayScale</text:p>
          </table:table-cell>
          <table:covered-table-cell/>
          <table:table-cell/>
          <table:table-cell table:style-name="ce81" office:value-type="string" calcext:value-type="string" table:number-columns-spanned="2" table:number-rows-spanned="1">
            <text:p>Normal</text:p>
          </table:table-cell>
          <table:covered-table-cell table:style-name="ce64"/>
          <table:table-cell table:style-name="ce82" office:value-type="string" calcext:value-type="string">
            <text:p>Vs</text:p>
          </table:table-cell>
          <table:table-cell table:style-name="ce81" office:value-type="string" calcext:value-type="string" table:number-columns-spanned="2" table:number-rows-spanned="1">
            <text:p>GrayScale</text:p>
          </table:table-cell>
          <table:covered-table-cell/>
        </table:table-row>
        <table:table-row table:style-name="ro4">
          <table:table-cell table:style-name="ce63" office:value-type="string" calcext:value-type="string">
            <text:p>Guess T1</text:p>
          </table:table-cell>
          <table:table-cell table:style-name="ce65" office:value-type="float" office:value="2661" calcext:value-type="float">
            <text:p>2661</text:p>
          </table:table-cell>
          <table:table-cell/>
          <table:table-cell table:style-name="ce65" office:value-type="float" office:value="2116" calcext:value-type="float">
            <text:p>2116</text:p>
          </table:table-cell>
          <table:table-cell table:style-name="ce87" office:value-type="string" calcext:value-type="string">
            <text:p>Guess T1</text:p>
          </table:table-cell>
          <table:table-cell/>
          <table:table-cell table:style-name="ce63" office:value-type="string" calcext:value-type="string">
            <text:p>Guess T1</text:p>
          </table:table-cell>
          <table:table-cell table:style-name="ce65" office:value-type="float" office:value="694" calcext:value-type="float">
            <text:p>694</text:p>
          </table:table-cell>
          <table:table-cell/>
          <table:table-cell table:style-name="ce65" office:value-type="float" office:value="532" calcext:value-type="float">
            <text:p>532</text:p>
          </table:table-cell>
          <table:table-cell table:style-name="ce87" office:value-type="string" calcext:value-type="string">
            <text:p>Guess T1</text:p>
          </table:table-cell>
        </table:table-row>
        <table:table-row table:style-name="ro4">
          <table:table-cell table:style-name="ce63" office:value-type="string" calcext:value-type="string">
            <text:p>Guess T5</text:p>
          </table:table-cell>
          <table:table-cell table:style-name="ce65" office:value-type="float" office:value="3466" calcext:value-type="float">
            <text:p>3466</text:p>
          </table:table-cell>
          <table:table-cell/>
          <table:table-cell table:style-name="ce65" office:value-type="float" office:value="3089" calcext:value-type="float">
            <text:p>3089</text:p>
          </table:table-cell>
          <table:table-cell table:style-name="ce87" office:value-type="string" calcext:value-type="string">
            <text:p>Guess T5</text:p>
          </table:table-cell>
          <table:table-cell/>
          <table:table-cell table:style-name="ce63" office:value-type="string" calcext:value-type="string">
            <text:p>Guess T5</text:p>
          </table:table-cell>
          <table:table-cell table:style-name="ce65" office:value-type="float" office:value="897" calcext:value-type="float">
            <text:p>897</text:p>
          </table:table-cell>
          <table:table-cell/>
          <table:table-cell table:style-name="ce65" office:value-type="float" office:value="770" calcext:value-type="float">
            <text:p>770</text:p>
          </table:table-cell>
          <table:table-cell table:style-name="ce87" office:value-type="string" calcext:value-type="string">
            <text:p>Guess T5</text:p>
          </table:table-cell>
        </table:table-row>
        <table:table-row table:style-name="ro4">
          <table:table-cell table:style-name="ce63" office:value-type="string" calcext:value-type="string">
            <text:p>Total</text:p>
          </table:table-cell>
          <table:table-cell table:style-name="ce65" office:value-type="float" office:value="3923" calcext:value-type="float">
            <text:p>3923</text:p>
          </table:table-cell>
          <table:table-cell/>
          <table:table-cell table:style-name="ce65" office:value-type="float" office:value="3923" calcext:value-type="float">
            <text:p>3923</text:p>
          </table:table-cell>
          <table:table-cell table:style-name="ce87" office:value-type="string" calcext:value-type="string">
            <text:p>Total</text:p>
          </table:table-cell>
          <table:table-cell/>
          <table:table-cell table:style-name="ce63" office:value-type="string" calcext:value-type="string">
            <text:p>Total</text:p>
          </table:table-cell>
          <table:table-cell table:style-name="ce65" office:value-type="float" office:value="1000" calcext:value-type="float">
            <text:p>1000</text:p>
          </table:table-cell>
          <table:table-cell/>
          <table:table-cell table:style-name="ce65" office:value-type="float" office:value="1000" calcext:value-type="float">
            <text:p>1000</text:p>
          </table:table-cell>
          <table:table-cell table:style-name="ce87" office:value-type="string" calcext:value-type="string">
            <text:p>Total</text:p>
          </table:table-cell>
        </table:table-row>
        <table:table-row table:style-name="ro4">
          <table:table-cell table:style-name="ce63" office:value-type="string" calcext:value-type="string">
            <text:p>TOP 1</text:p>
          </table:table-cell>
          <table:table-cell table:style-name="ce67" office:value-type="percentage" office:value="0.678307417792506" calcext:value-type="percentage">
            <text:p>67.83%</text:p>
          </table:table-cell>
          <table:table-cell table:style-name="ce48" table:formula="of:=[.D36]-[.B36]" office:value-type="percentage" office:value="-0.138924292633189" calcext:value-type="percentage">
            <text:p>-13.89%</text:p>
          </table:table-cell>
          <table:table-cell table:style-name="ce67" office:value-type="percentage" office:value="0.539383125159317" calcext:value-type="percentage">
            <text:p>53.94%</text:p>
          </table:table-cell>
          <table:table-cell table:style-name="ce87" office:value-type="string" calcext:value-type="string">
            <text:p>TOP 1</text:p>
          </table:table-cell>
          <table:table-cell/>
          <table:table-cell table:style-name="ce63" office:value-type="string" calcext:value-type="string">
            <text:p>TOP 1</text:p>
          </table:table-cell>
          <table:table-cell table:style-name="ce67" office:value-type="percentage" office:value="0.694" calcext:value-type="percentage">
            <text:p>69.40%</text:p>
          </table:table-cell>
          <table:table-cell table:style-name="ce79" table:formula="of:=[.J36]-[.H36]" office:value-type="percentage" office:value="-0.162" calcext:value-type="percentage">
            <text:p>-16.20%</text:p>
          </table:table-cell>
          <table:table-cell table:style-name="ce67" office:value-type="percentage" office:value="0.532" calcext:value-type="percentage">
            <text:p>53.20%</text:p>
          </table:table-cell>
          <table:table-cell table:style-name="ce87" office:value-type="string" calcext:value-type="string">
            <text:p>TOP 1</text:p>
          </table:table-cell>
        </table:table-row>
        <table:table-row table:style-name="ro4">
          <table:table-cell table:style-name="ce63" office:value-type="string" calcext:value-type="string">
            <text:p>TOP 5</text:p>
          </table:table-cell>
          <table:table-cell table:style-name="ce67" office:value-type="percentage" office:value="0.883507519755289" calcext:value-type="percentage">
            <text:p>88.35%</text:p>
          </table:table-cell>
          <table:table-cell table:style-name="ce49" table:formula="of:=[.D37]-[.B37]" office:value-type="percentage" office:value="-0.096099923527912" calcext:value-type="percentage">
            <text:p>-9.61%</text:p>
          </table:table-cell>
          <table:table-cell table:style-name="ce67" office:value-type="percentage" office:value="0.787407596227377" calcext:value-type="percentage">
            <text:p>78.74%</text:p>
          </table:table-cell>
          <table:table-cell table:style-name="ce87" office:value-type="string" calcext:value-type="string">
            <text:p>TOP 5</text:p>
          </table:table-cell>
          <table:table-cell/>
          <table:table-cell table:style-name="ce63" office:value-type="string" calcext:value-type="string">
            <text:p>TOP 5</text:p>
          </table:table-cell>
          <table:table-cell table:style-name="ce67" office:value-type="percentage" office:value="0.897" calcext:value-type="percentage">
            <text:p>89.70%</text:p>
          </table:table-cell>
          <table:table-cell table:style-name="ce83" table:formula="of:=[.J37]-[.H37]" office:value-type="percentage" office:value="-0.127" calcext:value-type="percentage">
            <text:p>-12.70%</text:p>
          </table:table-cell>
          <table:table-cell table:style-name="ce67" office:value-type="percentage" office:value="0.77" calcext:value-type="percentage">
            <text:p>77.00%</text:p>
          </table:table-cell>
          <table:table-cell table:style-name="ce87" office:value-type="string" calcext:value-type="string">
            <text:p>TOP 5</text:p>
          </table:table-cell>
        </table:table-row>
        <table:table-row table:style-name="ro5" table:number-rows-repeated="13">
          <table:table-cell table:number-columns-repeated="11"/>
        </table:table-row>
        <table:table-row table:style-name="ro7">
          <table:table-cell table:style-name="ce62" office:value-type="string" calcext:value-type="string" table:number-columns-spanned="2" table:number-rows-spanned="1">
            <text:p>ResNet152 V2</text:p>
          </table:table-cell>
          <table:covered-table-cell table:style-name="ce64"/>
          <table:table-cell table:number-columns-repeated="9"/>
        </table:table-row>
        <table:table-row table:style-name="ro9">
          <table:table-cell table:style-name="ce80" office:value-type="string" calcext:value-type="string" table:number-columns-spanned="5" table:number-rows-spanned="1">
            <text:p>ImageNet Mini</text:p>
          </table:table-cell>
          <table:covered-table-cell table:style-name="ce64"/>
          <table:covered-table-cell table:number-columns-repeated="3"/>
          <table:table-cell/>
          <table:table-cell table:style-name="ce80" office:value-type="string" calcext:value-type="string" table:number-columns-spanned="5" table:number-rows-spanned="1">
            <text:p>A-Line</text:p>
          </table:table-cell>
          <table:covered-table-cell table:style-name="ce64"/>
          <table:covered-table-cell table:style-name="ce62"/>
          <table:covered-table-cell table:number-columns-repeated="2"/>
        </table:table-row>
        <table:table-row table:style-name="ro5">
          <table:table-cell table:style-name="ce81" office:value-type="string" calcext:value-type="string" table:number-columns-spanned="2" table:number-rows-spanned="1">
            <text:p>Normal</text:p>
          </table:table-cell>
          <table:covered-table-cell table:style-name="ce64"/>
          <table:table-cell table:style-name="ce82" office:value-type="string" calcext:value-type="string">
            <text:p>Vs</text:p>
          </table:table-cell>
          <table:table-cell table:style-name="ce81" office:value-type="string" calcext:value-type="string" table:number-columns-spanned="2" table:number-rows-spanned="1">
            <text:p>GrayScale</text:p>
          </table:table-cell>
          <table:covered-table-cell/>
          <table:table-cell/>
          <table:table-cell table:style-name="ce81" office:value-type="string" calcext:value-type="string" table:number-columns-spanned="2" table:number-rows-spanned="1">
            <text:p>Normal</text:p>
          </table:table-cell>
          <table:covered-table-cell table:style-name="ce64"/>
          <table:table-cell table:style-name="ce82" office:value-type="string" calcext:value-type="string">
            <text:p>Vs</text:p>
          </table:table-cell>
          <table:table-cell table:style-name="ce81" office:value-type="string" calcext:value-type="string" table:number-columns-spanned="2" table:number-rows-spanned="1">
            <text:p>GrayScale</text:p>
          </table:table-cell>
          <table:covered-table-cell/>
        </table:table-row>
        <table:table-row table:style-name="ro4">
          <table:table-cell table:style-name="ce63" office:value-type="string" calcext:value-type="string">
            <text:p>Guess T1</text:p>
          </table:table-cell>
          <table:table-cell table:style-name="ce65" office:value-type="float" office:value="2699" calcext:value-type="float">
            <text:p>2699</text:p>
          </table:table-cell>
          <table:table-cell/>
          <table:table-cell table:style-name="ce65" office:value-type="float" office:value="2369" calcext:value-type="float">
            <text:p>2369</text:p>
          </table:table-cell>
          <table:table-cell table:style-name="ce87" office:value-type="string" calcext:value-type="string">
            <text:p>Guess T1</text:p>
          </table:table-cell>
          <table:table-cell/>
          <table:table-cell table:style-name="ce63" office:value-type="string" calcext:value-type="string">
            <text:p>Guess T1</text:p>
          </table:table-cell>
          <table:table-cell table:style-name="ce65" office:value-type="float" office:value="690" calcext:value-type="float">
            <text:p>690</text:p>
          </table:table-cell>
          <table:table-cell/>
          <table:table-cell table:style-name="ce65" office:value-type="float" office:value="589" calcext:value-type="float">
            <text:p>589</text:p>
          </table:table-cell>
          <table:table-cell table:style-name="ce87" office:value-type="string" calcext:value-type="string">
            <text:p>Guess T1</text:p>
          </table:table-cell>
        </table:table-row>
        <table:table-row table:style-name="ro4">
          <table:table-cell table:style-name="ce63" office:value-type="string" calcext:value-type="string">
            <text:p>Guess T5</text:p>
          </table:table-cell>
          <table:table-cell table:style-name="ce65" office:value-type="float" office:value="3496" calcext:value-type="float">
            <text:p>3496</text:p>
          </table:table-cell>
          <table:table-cell/>
          <table:table-cell table:style-name="ce65" office:value-type="float" office:value="3264" calcext:value-type="float">
            <text:p>3264</text:p>
          </table:table-cell>
          <table:table-cell table:style-name="ce87" office:value-type="string" calcext:value-type="string">
            <text:p>Guess T5</text:p>
          </table:table-cell>
          <table:table-cell/>
          <table:table-cell table:style-name="ce63" office:value-type="string" calcext:value-type="string">
            <text:p>Guess T5</text:p>
          </table:table-cell>
          <table:table-cell table:style-name="ce65" office:value-type="float" office:value="885" calcext:value-type="float">
            <text:p>885</text:p>
          </table:table-cell>
          <table:table-cell/>
          <table:table-cell table:style-name="ce65" office:value-type="float" office:value="822" calcext:value-type="float">
            <text:p>822</text:p>
          </table:table-cell>
          <table:table-cell table:style-name="ce87" office:value-type="string" calcext:value-type="string">
            <text:p>Guess T5</text:p>
          </table:table-cell>
        </table:table-row>
        <table:table-row table:style-name="ro4">
          <table:table-cell table:style-name="ce63" office:value-type="string" calcext:value-type="string">
            <text:p>Total</text:p>
          </table:table-cell>
          <table:table-cell table:style-name="ce65" office:value-type="float" office:value="3923" calcext:value-type="float">
            <text:p>3923</text:p>
          </table:table-cell>
          <table:table-cell/>
          <table:table-cell table:style-name="ce65" office:value-type="float" office:value="3923" calcext:value-type="float">
            <text:p>3923</text:p>
          </table:table-cell>
          <table:table-cell table:style-name="ce87" office:value-type="string" calcext:value-type="string">
            <text:p>Total</text:p>
          </table:table-cell>
          <table:table-cell/>
          <table:table-cell table:style-name="ce63" office:value-type="string" calcext:value-type="string">
            <text:p>Total</text:p>
          </table:table-cell>
          <table:table-cell table:style-name="ce65" office:value-type="float" office:value="1000" calcext:value-type="float">
            <text:p>1000</text:p>
          </table:table-cell>
          <table:table-cell/>
          <table:table-cell table:style-name="ce65" office:value-type="float" office:value="1000" calcext:value-type="float">
            <text:p>1000</text:p>
          </table:table-cell>
          <table:table-cell table:style-name="ce87" office:value-type="string" calcext:value-type="string">
            <text:p>Total</text:p>
          </table:table-cell>
        </table:table-row>
        <table:table-row table:style-name="ro4">
          <table:table-cell table:style-name="ce63" office:value-type="string" calcext:value-type="string">
            <text:p>TOP 1</text:p>
          </table:table-cell>
          <table:table-cell table:style-name="ce67" office:value-type="percentage" office:value="0.687993882232985" calcext:value-type="percentage">
            <text:p>68.80%</text:p>
          </table:table-cell>
          <table:table-cell table:style-name="ce49" table:formula="of:=[.D57]-[.B57]" office:value-type="percentage" office:value="-0.0841192964567929" calcext:value-type="percentage">
            <text:p>-8.41%</text:p>
          </table:table-cell>
          <table:table-cell table:style-name="ce67" office:value-type="percentage" office:value="0.603874585776192" calcext:value-type="percentage">
            <text:p>60.39%</text:p>
          </table:table-cell>
          <table:table-cell table:style-name="ce87" office:value-type="string" calcext:value-type="string">
            <text:p>TOP 1</text:p>
          </table:table-cell>
          <table:table-cell/>
          <table:table-cell table:style-name="ce63" office:value-type="string" calcext:value-type="string">
            <text:p>TOP 1</text:p>
          </table:table-cell>
          <table:table-cell table:style-name="ce67" office:value-type="percentage" office:value="0.69" calcext:value-type="percentage">
            <text:p>69.00%</text:p>
          </table:table-cell>
          <table:table-cell table:style-name="ce79" table:formula="of:=[.J57]-[.H57]" office:value-type="percentage" office:value="-0.101" calcext:value-type="percentage">
            <text:p>-10.10%</text:p>
          </table:table-cell>
          <table:table-cell table:style-name="ce67" office:value-type="percentage" office:value="0.589" calcext:value-type="percentage">
            <text:p>58.90%</text:p>
          </table:table-cell>
          <table:table-cell table:style-name="ce87" office:value-type="string" calcext:value-type="string">
            <text:p>TOP 1</text:p>
          </table:table-cell>
        </table:table-row>
        <table:table-row table:style-name="ro4">
          <table:table-cell table:style-name="ce63" office:value-type="string" calcext:value-type="string">
            <text:p>TOP 5</text:p>
          </table:table-cell>
          <table:table-cell table:style-name="ce67" office:value-type="percentage" office:value="0.891154728524089" calcext:value-type="percentage">
            <text:p>89.12%</text:p>
          </table:table-cell>
          <table:table-cell table:style-name="ce49" table:formula="of:=[.D58]-[.B58]" office:value-type="percentage" office:value="-0.0591384144787149" calcext:value-type="percentage">
            <text:p>-5.91%</text:p>
          </table:table-cell>
          <table:table-cell table:style-name="ce67" office:value-type="percentage" office:value="0.832016314045374" calcext:value-type="percentage">
            <text:p>83.20%</text:p>
          </table:table-cell>
          <table:table-cell table:style-name="ce87" office:value-type="string" calcext:value-type="string">
            <text:p>TOP 5</text:p>
          </table:table-cell>
          <table:table-cell/>
          <table:table-cell table:style-name="ce63" office:value-type="string" calcext:value-type="string">
            <text:p>TOP 5</text:p>
          </table:table-cell>
          <table:table-cell table:style-name="ce67" office:value-type="percentage" office:value="0.885" calcext:value-type="percentage">
            <text:p>88.50%</text:p>
          </table:table-cell>
          <table:table-cell table:style-name="ce83" table:formula="of:=[.J58]-[.H58]" office:value-type="percentage" office:value="-0.0630000000000001" calcext:value-type="percentage">
            <text:p>-6.30%</text:p>
          </table:table-cell>
          <table:table-cell table:style-name="ce67" office:value-type="percentage" office:value="0.822" calcext:value-type="percentage">
            <text:p>82.20%</text:p>
          </table:table-cell>
          <table:table-cell table:style-name="ce87" office:value-type="string" calcext:value-type="string">
            <text:p>TOP 5</text:p>
          </table:table-cell>
        </table:table-row>
        <table:table-row table:style-name="ro5" table:number-rows-repeated="4">
          <table:table-cell table:number-columns-repeated="11"/>
        </table:table-row>
        <table:table-row table:style-name="ro7">
          <table:table-cell table:style-name="ce62" office:value-type="string" calcext:value-type="string" table:number-columns-spanned="2" table:number-rows-spanned="1">
            <text:p>VGG19</text:p>
          </table:table-cell>
          <table:covered-table-cell/>
          <table:table-cell table:number-columns-repeated="9"/>
        </table:table-row>
        <table:table-row table:style-name="ro9">
          <table:table-cell table:style-name="ce80" office:value-type="string" calcext:value-type="string" table:number-columns-spanned="5" table:number-rows-spanned="1">
            <text:p>ImageNet Mini</text:p>
          </table:table-cell>
          <table:covered-table-cell table:style-name="ce64"/>
          <table:covered-table-cell table:number-columns-repeated="3"/>
          <table:table-cell/>
          <table:table-cell table:style-name="ce80" office:value-type="string" calcext:value-type="string" table:number-columns-spanned="5" table:number-rows-spanned="1">
            <text:p>A-Line</text:p>
          </table:table-cell>
          <table:covered-table-cell table:style-name="ce64"/>
          <table:covered-table-cell table:style-name="ce62"/>
          <table:covered-table-cell table:number-columns-repeated="2"/>
        </table:table-row>
        <table:table-row table:style-name="ro5">
          <table:table-cell table:style-name="ce81" office:value-type="string" calcext:value-type="string" table:number-columns-spanned="2" table:number-rows-spanned="1">
            <text:p>Normal</text:p>
          </table:table-cell>
          <table:covered-table-cell table:style-name="ce64"/>
          <table:table-cell table:style-name="ce82" office:value-type="string" calcext:value-type="string">
            <text:p>Vs</text:p>
          </table:table-cell>
          <table:table-cell table:style-name="ce81" office:value-type="string" calcext:value-type="string" table:number-columns-spanned="2" table:number-rows-spanned="1">
            <text:p>GrayScale</text:p>
          </table:table-cell>
          <table:covered-table-cell/>
          <table:table-cell/>
          <table:table-cell table:style-name="ce81" office:value-type="string" calcext:value-type="string" table:number-columns-spanned="2" table:number-rows-spanned="1">
            <text:p>Normal</text:p>
          </table:table-cell>
          <table:covered-table-cell table:style-name="ce64"/>
          <table:table-cell table:style-name="ce82" office:value-type="string" calcext:value-type="string">
            <text:p>Vs</text:p>
          </table:table-cell>
          <table:table-cell table:style-name="ce81" office:value-type="string" calcext:value-type="string" table:number-columns-spanned="2" table:number-rows-spanned="1">
            <text:p>GrayScale</text:p>
          </table:table-cell>
          <table:covered-table-cell/>
        </table:table-row>
        <table:table-row table:style-name="ro4">
          <table:table-cell table:style-name="ce63" office:value-type="string" calcext:value-type="string">
            <text:p>Guess T1</text:p>
          </table:table-cell>
          <table:table-cell table:style-name="ce65" office:value-type="float" office:value="2516" calcext:value-type="float">
            <text:p>2516</text:p>
          </table:table-cell>
          <table:table-cell/>
          <table:table-cell table:style-name="ce65" office:value-type="float" office:value="1982" calcext:value-type="float">
            <text:p>1982</text:p>
          </table:table-cell>
          <table:table-cell table:style-name="ce87" office:value-type="string" calcext:value-type="string">
            <text:p>Guess T1</text:p>
          </table:table-cell>
          <table:table-cell/>
          <table:table-cell table:style-name="ce63" office:value-type="string" calcext:value-type="string">
            <text:p>Guess T1</text:p>
          </table:table-cell>
          <table:table-cell table:style-name="ce65" office:value-type="float" office:value="649" calcext:value-type="float">
            <text:p>649</text:p>
          </table:table-cell>
          <table:table-cell/>
          <table:table-cell table:style-name="ce65" office:value-type="float" office:value="487" calcext:value-type="float">
            <text:p>487</text:p>
          </table:table-cell>
          <table:table-cell table:style-name="ce87" office:value-type="string" calcext:value-type="string">
            <text:p>Guess T1</text:p>
          </table:table-cell>
        </table:table-row>
        <table:table-row table:style-name="ro4">
          <table:table-cell table:style-name="ce63" office:value-type="string" calcext:value-type="string">
            <text:p>Guess T5</text:p>
          </table:table-cell>
          <table:table-cell table:style-name="ce65" office:value-type="float" office:value="3365" calcext:value-type="float">
            <text:p>3365</text:p>
          </table:table-cell>
          <table:table-cell/>
          <table:table-cell table:style-name="ce65" office:value-type="float" office:value="2934" calcext:value-type="float">
            <text:p>2934</text:p>
          </table:table-cell>
          <table:table-cell table:style-name="ce87" office:value-type="string" calcext:value-type="string">
            <text:p>Guess T5</text:p>
          </table:table-cell>
          <table:table-cell/>
          <table:table-cell table:style-name="ce63" office:value-type="string" calcext:value-type="string">
            <text:p>Guess T5</text:p>
          </table:table-cell>
          <table:table-cell table:style-name="ce65" office:value-type="float" office:value="862" calcext:value-type="float">
            <text:p>862</text:p>
          </table:table-cell>
          <table:table-cell/>
          <table:table-cell table:style-name="ce65" office:value-type="float" office:value="736" calcext:value-type="float">
            <text:p>736</text:p>
          </table:table-cell>
          <table:table-cell table:style-name="ce87" office:value-type="string" calcext:value-type="string">
            <text:p>Guess T5</text:p>
          </table:table-cell>
        </table:table-row>
        <table:table-row table:style-name="ro4">
          <table:table-cell table:style-name="ce63" office:value-type="string" calcext:value-type="string">
            <text:p>Total</text:p>
          </table:table-cell>
          <table:table-cell table:style-name="ce65" office:value-type="float" office:value="3923" calcext:value-type="float">
            <text:p>3923</text:p>
          </table:table-cell>
          <table:table-cell/>
          <table:table-cell table:style-name="ce65" office:value-type="float" office:value="3923" calcext:value-type="float">
            <text:p>3923</text:p>
          </table:table-cell>
          <table:table-cell table:style-name="ce87" office:value-type="string" calcext:value-type="string">
            <text:p>Total</text:p>
          </table:table-cell>
          <table:table-cell/>
          <table:table-cell table:style-name="ce63" office:value-type="string" calcext:value-type="string">
            <text:p>Total</text:p>
          </table:table-cell>
          <table:table-cell table:style-name="ce65" office:value-type="float" office:value="1000" calcext:value-type="float">
            <text:p>1000</text:p>
          </table:table-cell>
          <table:table-cell/>
          <table:table-cell table:style-name="ce65" office:value-type="float" office:value="1000" calcext:value-type="float">
            <text:p>1000</text:p>
          </table:table-cell>
          <table:table-cell table:style-name="ce87" office:value-type="string" calcext:value-type="string">
            <text:p>Total</text:p>
          </table:table-cell>
        </table:table-row>
        <table:table-row table:style-name="ro4">
          <table:table-cell table:style-name="ce63" office:value-type="string" calcext:value-type="string">
            <text:p>TOP 1</text:p>
          </table:table-cell>
          <table:table-cell table:style-name="ce67" office:value-type="percentage" office:value="0.641345908743309" calcext:value-type="percentage">
            <text:p>64.13%</text:p>
          </table:table-cell>
          <table:table-cell table:style-name="ce49" table:formula="of:=[.D69]-[.B69]" office:value-type="percentage" office:value="-0.136120316084629" calcext:value-type="percentage">
            <text:p>-13.61%</text:p>
          </table:table-cell>
          <table:table-cell table:style-name="ce67" office:value-type="percentage" office:value="0.50522559265868" calcext:value-type="percentage">
            <text:p>50.52%</text:p>
          </table:table-cell>
          <table:table-cell table:style-name="ce87" office:value-type="string" calcext:value-type="string">
            <text:p>TOP 1</text:p>
          </table:table-cell>
          <table:table-cell/>
          <table:table-cell table:style-name="ce63" office:value-type="string" calcext:value-type="string">
            <text:p>TOP 1</text:p>
          </table:table-cell>
          <table:table-cell table:style-name="ce67" office:value-type="percentage" office:value="0.649" calcext:value-type="percentage">
            <text:p>64.90%</text:p>
          </table:table-cell>
          <table:table-cell table:style-name="ce79" table:formula="of:=[.J69]-[.H69]" office:value-type="percentage" office:value="-0.162" calcext:value-type="percentage">
            <text:p>-16.20%</text:p>
          </table:table-cell>
          <table:table-cell table:style-name="ce67" office:value-type="percentage" office:value="0.487" calcext:value-type="percentage">
            <text:p>48.70%</text:p>
          </table:table-cell>
          <table:table-cell table:style-name="ce87" office:value-type="string" calcext:value-type="string">
            <text:p>TOP 1</text:p>
          </table:table-cell>
        </table:table-row>
        <table:table-row table:style-name="ro4">
          <table:table-cell table:style-name="ce63" office:value-type="string" calcext:value-type="string">
            <text:p>TOP 5</text:p>
          </table:table-cell>
          <table:table-cell table:style-name="ce67" office:value-type="percentage" office:value="0.857761916900331" calcext:value-type="percentage">
            <text:p>85.78%</text:p>
          </table:table-cell>
          <table:table-cell table:style-name="ce48" table:formula="of:=[.D70]-[.B70]" office:value-type="percentage" office:value="-0.109864899311751" calcext:value-type="percentage">
            <text:p>-10.99%</text:p>
          </table:table-cell>
          <table:table-cell table:style-name="ce67" office:value-type="percentage" office:value="0.74789701758858" calcext:value-type="percentage">
            <text:p>74.79%</text:p>
          </table:table-cell>
          <table:table-cell table:style-name="ce87" office:value-type="string" calcext:value-type="string">
            <text:p>TOP 5</text:p>
          </table:table-cell>
          <table:table-cell/>
          <table:table-cell table:style-name="ce63" office:value-type="string" calcext:value-type="string">
            <text:p>TOP 5</text:p>
          </table:table-cell>
          <table:table-cell table:style-name="ce67" office:value-type="percentage" office:value="0.862" calcext:value-type="percentage">
            <text:p>86.20%</text:p>
          </table:table-cell>
          <table:table-cell table:style-name="ce83" table:formula="of:=[.J70]-[.H70]" office:value-type="percentage" office:value="-0.126" calcext:value-type="percentage">
            <text:p>-12.60%</text:p>
          </table:table-cell>
          <table:table-cell table:style-name="ce67" office:value-type="percentage" office:value="0.736" calcext:value-type="percentage">
            <text:p>73.60%</text:p>
          </table:table-cell>
          <table:table-cell table:style-name="ce87" office:value-type="string" calcext:value-type="string">
            <text:p>TOP 5</text:p>
          </table:table-cell>
        </table:table-row>
      </table:table>
      <table:table table:name="PyTorch GrayScale" table:style-name="ta1">
        <table:table-column table:style-name="co1" table:default-cell-style-name="ce63"/>
        <table:table-column table:style-name="co21" table:default-cell-style-name="Default"/>
        <table:table-column table:style-name="co1" table:number-columns-repeated="3" table:default-cell-style-name="Default"/>
        <table:table-column table:style-name="co4" table:default-cell-style-name="Default"/>
        <table:table-column table:style-name="co1" table:number-columns-repeated="5" table:default-cell-style-name="Default"/>
        <table:table-row table:style-name="ro5">
          <table:table-cell table:style-name="ce88" office:value-type="string" calcext:value-type="string" table:number-columns-spanned="2" table:number-rows-spanned="1">
            <text:p>ImageNet Mini</text:p>
          </table:table-cell>
          <table:covered-table-cell table:style-name="Accent_20_2"/>
          <table:table-cell/>
          <table:table-cell table:style-name="Accent_20_3" office:value-type="string" calcext:value-type="string" table:number-columns-spanned="2" table:number-rows-spanned="1">
            <text:p>A-Line</text:p>
          </table:table-cell>
          <table:covered-table-cell/>
          <table:table-cell table:number-columns-repeated="6"/>
        </table:table-row>
        <table:table-row table:style-name="ro5">
          <table:table-cell table:style-name="Accent_20_1" office:value-type="string" calcext:value-type="string">
            <text:p>TOP 1 AVG</text:p>
          </table:table-cell>
          <table:table-cell table:style-name="Accent_20_1" office:value-type="string" calcext:value-type="string">
            <text:p>TOP 5 AVG</text:p>
          </table:table-cell>
          <table:table-cell/>
          <table:table-cell table:style-name="Accent_20_1" office:value-type="string" calcext:value-type="string">
            <text:p>TOP 1 AVG</text:p>
          </table:table-cell>
          <table:table-cell table:style-name="Accent_20_1" office:value-type="string" calcext:value-type="string">
            <text:p>TOP 5 AVG</text:p>
          </table:table-cell>
          <table:table-cell table:number-columns-repeated="6"/>
        </table:table-row>
        <table:table-row table:style-name="ro5">
          <table:table-cell table:style-name="ce79" table:formula="of:=AVERAGE([.C13];[.C25];[.C37];[.C56];[.C67];[.C78];[.C89];[.C101];[.C113])" office:value-type="percentage" office:value="-0.135752117143909" calcext:value-type="percentage">
            <text:p>-13.58%</text:p>
          </table:table-cell>
          <table:table-cell table:style-name="ce79" table:formula="of:=AVERAGE([.C14];[.C26];[.C38];[.C57];[.C68];[.C79];[.C90];[.C102];[.C114])" office:value-type="percentage" office:value="-0.0937491149063928" calcext:value-type="percentage">
            <text:p>-9.37%</text:p>
          </table:table-cell>
          <table:table-cell/>
          <table:table-cell table:style-name="ce79" table:formula="of:=AVERAGE([.I13];[.I25];[.I37];[.I56];[.I67];[.I78];[.I89];[.I101];[.I113])" office:value-type="percentage" office:value="-0.146" calcext:value-type="percentage">
            <text:p>-14.60%</text:p>
          </table:table-cell>
          <table:table-cell table:style-name="ce79" table:formula="of:=AVERAGE([.I14];[.I26];[.I38];[.I57];[.I68];[.I79];[.I90];[.I102];[.I114])" office:value-type="percentage" office:value="-0.0998888888888889" calcext:value-type="percentage">
            <text:p>-9.99%</text:p>
          </table:table-cell>
          <table:table-cell table:number-columns-repeated="6"/>
        </table:table-row>
        <table:table-row table:style-name="ro5" table:number-rows-repeated="3">
          <table:table-cell table:style-name="Default"/>
          <table:table-cell table:number-columns-repeated="10"/>
        </table:table-row>
        <table:table-row table:style-name="ro7">
          <table:table-cell table:style-name="ce62" office:value-type="string" calcext:value-type="string" table:number-columns-spanned="2" table:number-rows-spanned="1">
            <text:p>MobileNetV2</text:p>
          </table:table-cell>
          <table:covered-table-cell table:style-name="ce64"/>
          <table:table-cell table:number-columns-repeated="9"/>
        </table:table-row>
        <table:table-row table:style-name="ro9">
          <table:table-cell table:style-name="ce80" office:value-type="string" calcext:value-type="string" table:number-columns-spanned="5" table:number-rows-spanned="1">
            <text:p>ImageNet Mini</text:p>
          </table:table-cell>
          <table:covered-table-cell table:style-name="ce64"/>
          <table:covered-table-cell table:style-name="ce62"/>
          <table:covered-table-cell table:number-columns-repeated="2"/>
          <table:table-cell/>
          <table:table-cell table:style-name="ce80" office:value-type="string" calcext:value-type="string" table:number-columns-spanned="5" table:number-rows-spanned="1">
            <text:p>A-Line</text:p>
          </table:table-cell>
          <table:covered-table-cell table:style-name="ce64"/>
          <table:covered-table-cell table:style-name="ce62"/>
          <table:covered-table-cell table:number-columns-repeated="2"/>
        </table:table-row>
        <table:table-row table:style-name="ro5">
          <table:table-cell table:style-name="ce81" office:value-type="string" calcext:value-type="string" table:number-columns-spanned="2" table:number-rows-spanned="1">
            <text:p>Normal</text:p>
          </table:table-cell>
          <table:covered-table-cell table:style-name="ce64"/>
          <table:table-cell table:style-name="ce82" office:value-type="string" calcext:value-type="string">
            <text:p>Vs</text:p>
          </table:table-cell>
          <table:table-cell table:style-name="ce81" office:value-type="string" calcext:value-type="string" table:number-columns-spanned="2" table:number-rows-spanned="1">
            <text:p>GrayScale</text:p>
          </table:table-cell>
          <table:covered-table-cell/>
          <table:table-cell/>
          <table:table-cell table:style-name="ce81" office:value-type="string" calcext:value-type="string" table:number-columns-spanned="2" table:number-rows-spanned="1">
            <text:p>Normal</text:p>
          </table:table-cell>
          <table:covered-table-cell table:style-name="ce64"/>
          <table:table-cell table:style-name="ce82" office:value-type="string" calcext:value-type="string">
            <text:p>Vs</text:p>
          </table:table-cell>
          <table:table-cell table:style-name="ce81" office:value-type="string" calcext:value-type="string" table:number-columns-spanned="2" table:number-rows-spanned="1">
            <text:p>GrayScale</text:p>
          </table:table-cell>
          <table:covered-table-cell/>
        </table:table-row>
        <table:table-row table:style-name="ro4">
          <table:table-cell office:value-type="string" calcext:value-type="string">
            <text:p>Guess T1</text:p>
          </table:table-cell>
          <table:table-cell table:style-name="ce65" office:value-type="float" office:value="2809" calcext:value-type="float">
            <text:p>2809</text:p>
          </table:table-cell>
          <table:table-cell/>
          <table:table-cell table:style-name="ce65" office:value-type="float" office:value="2319" calcext:value-type="float">
            <text:p>2319</text:p>
          </table:table-cell>
          <table:table-cell table:style-name="ce87" office:value-type="string" calcext:value-type="string">
            <text:p>Guess T1</text:p>
          </table:table-cell>
          <table:table-cell/>
          <table:table-cell table:style-name="ce63" office:value-type="string" calcext:value-type="string">
            <text:p>Guess T1</text:p>
          </table:table-cell>
          <table:table-cell table:style-name="ce65" office:value-type="float" office:value="711" calcext:value-type="float">
            <text:p>711</text:p>
          </table:table-cell>
          <table:table-cell/>
          <table:table-cell table:style-name="ce65" office:value-type="float" office:value="588" calcext:value-type="float">
            <text:p>588</text:p>
          </table:table-cell>
          <table:table-cell table:style-name="ce87" office:value-type="string" calcext:value-type="string">
            <text:p>Guess T1</text:p>
          </table:table-cell>
        </table:table-row>
        <table:table-row table:style-name="ro4">
          <table:table-cell office:value-type="string" calcext:value-type="string">
            <text:p>Guess T5</text:p>
          </table:table-cell>
          <table:table-cell table:style-name="ce65" office:value-type="float" office:value="3524" calcext:value-type="float">
            <text:p>3524</text:p>
          </table:table-cell>
          <table:table-cell/>
          <table:table-cell table:style-name="ce65" office:value-type="float" office:value="3240" calcext:value-type="float">
            <text:p>3240</text:p>
          </table:table-cell>
          <table:table-cell table:style-name="ce87" office:value-type="string" calcext:value-type="string">
            <text:p>Guess T5</text:p>
          </table:table-cell>
          <table:table-cell/>
          <table:table-cell table:style-name="ce63" office:value-type="string" calcext:value-type="string">
            <text:p>Guess T5</text:p>
          </table:table-cell>
          <table:table-cell table:style-name="ce65" office:value-type="float" office:value="909" calcext:value-type="float">
            <text:p>909</text:p>
          </table:table-cell>
          <table:table-cell/>
          <table:table-cell table:style-name="ce65" office:value-type="float" office:value="828" calcext:value-type="float">
            <text:p>828</text:p>
          </table:table-cell>
          <table:table-cell table:style-name="ce87" office:value-type="string" calcext:value-type="string">
            <text:p>Guess T5</text:p>
          </table:table-cell>
        </table:table-row>
        <table:table-row table:style-name="ro4">
          <table:table-cell office:value-type="string" calcext:value-type="string">
            <text:p>Total</text:p>
          </table:table-cell>
          <table:table-cell table:style-name="ce65" office:value-type="float" office:value="3923" calcext:value-type="float">
            <text:p>3923</text:p>
          </table:table-cell>
          <table:table-cell/>
          <table:table-cell table:style-name="ce65" office:value-type="float" office:value="3923" calcext:value-type="float">
            <text:p>3923</text:p>
          </table:table-cell>
          <table:table-cell table:style-name="ce87" office:value-type="string" calcext:value-type="string">
            <text:p>Total</text:p>
          </table:table-cell>
          <table:table-cell/>
          <table:table-cell table:style-name="ce63" office:value-type="string" calcext:value-type="string">
            <text:p>Total</text:p>
          </table:table-cell>
          <table:table-cell table:style-name="ce65" office:value-type="float" office:value="1000" calcext:value-type="float">
            <text:p>1000</text:p>
          </table:table-cell>
          <table:table-cell/>
          <table:table-cell table:style-name="ce65" office:value-type="float" office:value="1000" calcext:value-type="float">
            <text:p>1000</text:p>
          </table:table-cell>
          <table:table-cell table:style-name="ce87" office:value-type="string" calcext:value-type="string">
            <text:p>Total</text:p>
          </table:table-cell>
        </table:table-row>
        <table:table-row table:style-name="ro4">
          <table:table-cell office:value-type="string" calcext:value-type="string">
            <text:p>TOP 1</text:p>
          </table:table-cell>
          <table:table-cell table:style-name="ce67" office:value-type="percentage" office:value="0.716033647718583" calcext:value-type="percentage">
            <text:p>71.60%</text:p>
          </table:table-cell>
          <table:table-cell table:style-name="ce79" table:formula="of:=[.D13]-[.B13]" office:value-type="percentage" office:value="-0.12490440989039" calcext:value-type="percentage">
            <text:p>-12.49%</text:p>
          </table:table-cell>
          <table:table-cell table:style-name="ce67" office:value-type="percentage" office:value="0.591129237828193" calcext:value-type="percentage">
            <text:p>59.11%</text:p>
          </table:table-cell>
          <table:table-cell table:style-name="ce87" office:value-type="string" calcext:value-type="string">
            <text:p>TOP 1</text:p>
          </table:table-cell>
          <table:table-cell/>
          <table:table-cell table:style-name="ce63" office:value-type="string" calcext:value-type="string">
            <text:p>TOP 1</text:p>
          </table:table-cell>
          <table:table-cell table:style-name="ce67" office:value-type="percentage" office:value="0.711" calcext:value-type="percentage">
            <text:p>71.10%</text:p>
          </table:table-cell>
          <table:table-cell table:style-name="ce79" table:formula="of:=[.J13]-[.H13]" office:value-type="percentage" office:value="-0.123" calcext:value-type="percentage">
            <text:p>-12.30%</text:p>
          </table:table-cell>
          <table:table-cell table:style-name="ce67" office:value-type="percentage" office:value="0.588" calcext:value-type="percentage">
            <text:p>58.80%</text:p>
          </table:table-cell>
          <table:table-cell table:style-name="ce87" office:value-type="string" calcext:value-type="string">
            <text:p>TOP 1</text:p>
          </table:table-cell>
        </table:table-row>
        <table:table-row table:style-name="ro4">
          <table:table-cell office:value-type="string" calcext:value-type="string">
            <text:p>TOP 5</text:p>
          </table:table-cell>
          <table:table-cell table:style-name="ce67" office:value-type="percentage" office:value="0.898292123374968" calcext:value-type="percentage">
            <text:p>89.83%</text:p>
          </table:table-cell>
          <table:table-cell table:style-name="ce83" table:formula="of:=[.D14]-[.B14]" office:value-type="percentage" office:value="-0.072393576344634" calcext:value-type="percentage">
            <text:p>-7.24%</text:p>
          </table:table-cell>
          <table:table-cell table:style-name="ce67" office:value-type="percentage" office:value="0.825898547030334" calcext:value-type="percentage">
            <text:p>82.59%</text:p>
          </table:table-cell>
          <table:table-cell table:style-name="ce87" office:value-type="string" calcext:value-type="string">
            <text:p>TOP 5</text:p>
          </table:table-cell>
          <table:table-cell/>
          <table:table-cell table:style-name="ce63" office:value-type="string" calcext:value-type="string">
            <text:p>TOP 5</text:p>
          </table:table-cell>
          <table:table-cell table:style-name="ce67" office:value-type="percentage" office:value="0.909" calcext:value-type="percentage">
            <text:p>90.90%</text:p>
          </table:table-cell>
          <table:table-cell table:style-name="ce83" table:formula="of:=[.J14]-[.H14]" office:value-type="percentage" office:value="-0.0810000000000001" calcext:value-type="percentage">
            <text:p>-8.10%</text:p>
          </table:table-cell>
          <table:table-cell table:style-name="ce67" office:value-type="percentage" office:value="0.828" calcext:value-type="percentage">
            <text:p>82.80%</text:p>
          </table:table-cell>
          <table:table-cell table:style-name="ce87" office:value-type="string" calcext:value-type="string">
            <text:p>TOP 5</text:p>
          </table:table-cell>
        </table:table-row>
        <table:table-row table:style-name="ro5" table:number-rows-repeated="4">
          <table:table-cell table:style-name="Default"/>
          <table:table-cell table:number-columns-repeated="10"/>
        </table:table-row>
        <table:table-row table:style-name="ro7">
          <table:table-cell table:style-name="ce62" office:value-type="string" calcext:value-type="string" table:number-columns-spanned="2" table:number-rows-spanned="1">
            <text:p>Inception V3</text:p>
          </table:table-cell>
          <table:covered-table-cell table:style-name="ce64"/>
          <table:table-cell table:number-columns-repeated="9"/>
        </table:table-row>
        <table:table-row table:style-name="ro9">
          <table:table-cell table:style-name="ce80" office:value-type="string" calcext:value-type="string" table:number-columns-spanned="5" table:number-rows-spanned="1">
            <text:p>ImageNet Mini</text:p>
          </table:table-cell>
          <table:covered-table-cell table:style-name="ce64"/>
          <table:covered-table-cell table:style-name="ce62"/>
          <table:covered-table-cell table:number-columns-repeated="2"/>
          <table:table-cell/>
          <table:table-cell table:style-name="ce80" office:value-type="string" calcext:value-type="string" table:number-columns-spanned="5" table:number-rows-spanned="1">
            <text:p>A-Line</text:p>
          </table:table-cell>
          <table:covered-table-cell table:style-name="ce64"/>
          <table:covered-table-cell table:style-name="ce62"/>
          <table:covered-table-cell table:number-columns-repeated="2"/>
        </table:table-row>
        <table:table-row table:style-name="ro5">
          <table:table-cell table:style-name="ce81" office:value-type="string" calcext:value-type="string" table:number-columns-spanned="2" table:number-rows-spanned="1">
            <text:p>Normal</text:p>
          </table:table-cell>
          <table:covered-table-cell table:style-name="ce64"/>
          <table:table-cell table:style-name="ce82" office:value-type="string" calcext:value-type="string">
            <text:p>Vs</text:p>
          </table:table-cell>
          <table:table-cell table:style-name="ce81" office:value-type="string" calcext:value-type="string" table:number-columns-spanned="2" table:number-rows-spanned="1">
            <text:p>GrayScale</text:p>
          </table:table-cell>
          <table:covered-table-cell/>
          <table:table-cell/>
          <table:table-cell table:style-name="ce81" office:value-type="string" calcext:value-type="string" table:number-columns-spanned="2" table:number-rows-spanned="1">
            <text:p>Normal</text:p>
          </table:table-cell>
          <table:covered-table-cell table:style-name="ce64"/>
          <table:table-cell table:style-name="ce82" office:value-type="string" calcext:value-type="string">
            <text:p>Vs</text:p>
          </table:table-cell>
          <table:table-cell table:style-name="ce81" office:value-type="string" calcext:value-type="string" table:number-columns-spanned="2" table:number-rows-spanned="1">
            <text:p>GrayScale</text:p>
          </table:table-cell>
          <table:covered-table-cell/>
        </table:table-row>
        <table:table-row table:style-name="ro4">
          <table:table-cell office:value-type="string" calcext:value-type="string">
            <text:p>Guess T1</text:p>
          </table:table-cell>
          <table:table-cell table:style-name="ce65" office:value-type="float" office:value="3015" calcext:value-type="float">
            <text:p>3015</text:p>
          </table:table-cell>
          <table:table-cell/>
          <table:table-cell table:style-name="ce65" office:value-type="float" office:value="2757" calcext:value-type="float">
            <text:p>2757</text:p>
          </table:table-cell>
          <table:table-cell table:style-name="ce87" office:value-type="string" calcext:value-type="string">
            <text:p>Guess T1</text:p>
          </table:table-cell>
          <table:table-cell/>
          <table:table-cell table:style-name="ce63" office:value-type="string" calcext:value-type="string">
            <text:p>Guess T1</text:p>
          </table:table-cell>
          <table:table-cell table:style-name="ce65" office:value-type="float" office:value="781" calcext:value-type="float">
            <text:p>781</text:p>
          </table:table-cell>
          <table:table-cell/>
          <table:table-cell table:style-name="ce65" office:value-type="float" office:value="693" calcext:value-type="float">
            <text:p>693</text:p>
          </table:table-cell>
          <table:table-cell table:style-name="ce87" office:value-type="string" calcext:value-type="string">
            <text:p>Guess T1</text:p>
          </table:table-cell>
        </table:table-row>
        <table:table-row table:style-name="ro4">
          <table:table-cell office:value-type="string" calcext:value-type="string">
            <text:p>Guess T5</text:p>
          </table:table-cell>
          <table:table-cell table:style-name="ce65" office:value-type="float" office:value="3651" calcext:value-type="float">
            <text:p>3651</text:p>
          </table:table-cell>
          <table:table-cell/>
          <table:table-cell table:style-name="ce65" office:value-type="float" office:value="3509" calcext:value-type="float">
            <text:p>3509</text:p>
          </table:table-cell>
          <table:table-cell table:style-name="ce87" office:value-type="string" calcext:value-type="string">
            <text:p>Guess T5</text:p>
          </table:table-cell>
          <table:table-cell/>
          <table:table-cell table:style-name="ce63" office:value-type="string" calcext:value-type="string">
            <text:p>Guess T5</text:p>
          </table:table-cell>
          <table:table-cell table:style-name="ce65" office:value-type="float" office:value="939" calcext:value-type="float">
            <text:p>939</text:p>
          </table:table-cell>
          <table:table-cell/>
          <table:table-cell table:style-name="ce65" office:value-type="float" office:value="903" calcext:value-type="float">
            <text:p>903</text:p>
          </table:table-cell>
          <table:table-cell table:style-name="ce87" office:value-type="string" calcext:value-type="string">
            <text:p>Guess T5</text:p>
          </table:table-cell>
        </table:table-row>
        <table:table-row table:style-name="ro4">
          <table:table-cell office:value-type="string" calcext:value-type="string">
            <text:p>Total</text:p>
          </table:table-cell>
          <table:table-cell table:style-name="ce65" office:value-type="float" office:value="3923" calcext:value-type="float">
            <text:p>3923</text:p>
          </table:table-cell>
          <table:table-cell/>
          <table:table-cell table:style-name="ce65" office:value-type="float" office:value="3923" calcext:value-type="float">
            <text:p>3923</text:p>
          </table:table-cell>
          <table:table-cell table:style-name="ce87" office:value-type="string" calcext:value-type="string">
            <text:p>Total</text:p>
          </table:table-cell>
          <table:table-cell/>
          <table:table-cell table:style-name="ce63" office:value-type="string" calcext:value-type="string">
            <text:p>Total</text:p>
          </table:table-cell>
          <table:table-cell table:style-name="ce65" office:value-type="float" office:value="1000" calcext:value-type="float">
            <text:p>1000</text:p>
          </table:table-cell>
          <table:table-cell/>
          <table:table-cell table:style-name="ce65" office:value-type="float" office:value="1000" calcext:value-type="float">
            <text:p>1000</text:p>
          </table:table-cell>
          <table:table-cell table:style-name="ce87" office:value-type="string" calcext:value-type="string">
            <text:p>Total</text:p>
          </table:table-cell>
        </table:table-row>
        <table:table-row table:style-name="ro4">
          <table:table-cell office:value-type="string" calcext:value-type="string">
            <text:p>TOP 1</text:p>
          </table:table-cell>
          <table:table-cell table:style-name="ce67" office:value-type="percentage" office:value="0.768544481264339" calcext:value-type="percentage">
            <text:p>76.85%</text:p>
          </table:table-cell>
          <table:table-cell table:style-name="ce89" table:formula="of:=[.D25]-[.B25]" office:value-type="percentage" office:value="-0.065765995411675" calcext:value-type="percentage">
            <text:p>-6.58%</text:p>
          </table:table-cell>
          <table:table-cell table:style-name="ce67" office:value-type="percentage" office:value="0.702778485852664" calcext:value-type="percentage">
            <text:p>70.28%</text:p>
          </table:table-cell>
          <table:table-cell table:style-name="ce87" office:value-type="string" calcext:value-type="string">
            <text:p>TOP 1</text:p>
          </table:table-cell>
          <table:table-cell/>
          <table:table-cell table:style-name="ce63" office:value-type="string" calcext:value-type="string">
            <text:p>TOP 1</text:p>
          </table:table-cell>
          <table:table-cell table:style-name="ce67" office:value-type="percentage" office:value="0.781" calcext:value-type="percentage">
            <text:p>78.10%</text:p>
          </table:table-cell>
          <table:table-cell table:style-name="ce79" table:formula="of:=[.J25]-[.H25]" office:value-type="percentage" office:value="-0.0880000000000001" calcext:value-type="percentage">
            <text:p>-8.80%</text:p>
          </table:table-cell>
          <table:table-cell table:style-name="ce67" office:value-type="percentage" office:value="0.693" calcext:value-type="percentage">
            <text:p>69.30%</text:p>
          </table:table-cell>
          <table:table-cell table:style-name="ce87" office:value-type="string" calcext:value-type="string">
            <text:p>TOP 1</text:p>
          </table:table-cell>
        </table:table-row>
        <table:table-row table:style-name="ro4">
          <table:table-cell office:value-type="string" calcext:value-type="string">
            <text:p>TOP 5</text:p>
          </table:table-cell>
          <table:table-cell table:style-name="ce67" office:value-type="percentage" office:value="0.930665307162886" calcext:value-type="percentage">
            <text:p>93.07%</text:p>
          </table:table-cell>
          <table:table-cell table:style-name="ce90" table:formula="of:=[.D26]-[.B26]" office:value-type="percentage" office:value="-0.036196788172318" calcext:value-type="percentage">
            <text:p>-3.62%</text:p>
          </table:table-cell>
          <table:table-cell table:style-name="ce67" office:value-type="percentage" office:value="0.894468518990568" calcext:value-type="percentage">
            <text:p>89.45%</text:p>
          </table:table-cell>
          <table:table-cell table:style-name="ce87" office:value-type="string" calcext:value-type="string">
            <text:p>TOP 5</text:p>
          </table:table-cell>
          <table:table-cell/>
          <table:table-cell table:style-name="ce63" office:value-type="string" calcext:value-type="string">
            <text:p>TOP 5</text:p>
          </table:table-cell>
          <table:table-cell table:style-name="ce67" office:value-type="percentage" office:value="0.939" calcext:value-type="percentage">
            <text:p>93.90%</text:p>
          </table:table-cell>
          <table:table-cell table:style-name="ce83" table:formula="of:=[.J26]-[.H26]" office:value-type="percentage" office:value="-0.0359999999999999" calcext:value-type="percentage">
            <text:p>-3.60%</text:p>
          </table:table-cell>
          <table:table-cell table:style-name="ce67" office:value-type="percentage" office:value="0.903" calcext:value-type="percentage">
            <text:p>90.30%</text:p>
          </table:table-cell>
          <table:table-cell table:style-name="ce87" office:value-type="string" calcext:value-type="string">
            <text:p>TOP 5</text:p>
          </table:table-cell>
        </table:table-row>
        <table:table-row table:style-name="ro5" table:number-rows-repeated="4">
          <table:table-cell table:style-name="Default"/>
          <table:table-cell table:number-columns-repeated="10"/>
        </table:table-row>
        <table:table-row table:style-name="ro7">
          <table:table-cell table:style-name="ce62" office:value-type="string" calcext:value-type="string" table:number-columns-spanned="2" table:number-rows-spanned="1">
            <text:p>ResNet152</text:p>
          </table:table-cell>
          <table:covered-table-cell table:style-name="ce64"/>
          <table:table-cell table:number-columns-repeated="9"/>
        </table:table-row>
        <table:table-row table:style-name="ro9">
          <table:table-cell table:style-name="ce80" office:value-type="string" calcext:value-type="string" table:number-columns-spanned="5" table:number-rows-spanned="1">
            <text:p>ImageNet Mini</text:p>
          </table:table-cell>
          <table:covered-table-cell table:style-name="ce64"/>
          <table:covered-table-cell table:style-name="ce62"/>
          <table:covered-table-cell table:number-columns-repeated="2"/>
          <table:table-cell/>
          <table:table-cell table:style-name="ce80" office:value-type="string" calcext:value-type="string" table:number-columns-spanned="5" table:number-rows-spanned="1">
            <text:p>A-Line</text:p>
          </table:table-cell>
          <table:covered-table-cell table:style-name="ce64"/>
          <table:covered-table-cell table:style-name="ce62"/>
          <table:covered-table-cell table:number-columns-repeated="2"/>
        </table:table-row>
        <table:table-row table:style-name="ro5">
          <table:table-cell table:style-name="ce81" office:value-type="string" calcext:value-type="string" table:number-columns-spanned="2" table:number-rows-spanned="1">
            <text:p>Normal</text:p>
          </table:table-cell>
          <table:covered-table-cell table:style-name="ce64"/>
          <table:table-cell table:style-name="ce82" office:value-type="string" calcext:value-type="string">
            <text:p>Vs</text:p>
          </table:table-cell>
          <table:table-cell table:style-name="ce81" office:value-type="string" calcext:value-type="string" table:number-columns-spanned="2" table:number-rows-spanned="1">
            <text:p>GrayScale</text:p>
          </table:table-cell>
          <table:covered-table-cell/>
          <table:table-cell/>
          <table:table-cell table:style-name="ce81" office:value-type="string" calcext:value-type="string" table:number-columns-spanned="2" table:number-rows-spanned="1">
            <text:p>Normal</text:p>
          </table:table-cell>
          <table:covered-table-cell table:style-name="ce64"/>
          <table:table-cell table:style-name="ce82" office:value-type="string" calcext:value-type="string">
            <text:p>Vs</text:p>
          </table:table-cell>
          <table:table-cell table:style-name="ce81" office:value-type="string" calcext:value-type="string" table:number-columns-spanned="2" table:number-rows-spanned="1">
            <text:p>GrayScale</text:p>
          </table:table-cell>
          <table:covered-table-cell/>
        </table:table-row>
        <table:table-row table:style-name="ro4">
          <table:table-cell office:value-type="string" calcext:value-type="string">
            <text:p>Guess T1</text:p>
          </table:table-cell>
          <table:table-cell table:style-name="ce65" office:value-type="float" office:value="3001" calcext:value-type="float">
            <text:p>3001</text:p>
          </table:table-cell>
          <table:table-cell/>
          <table:table-cell table:style-name="ce65" office:value-type="float" office:value="2682" calcext:value-type="float">
            <text:p>2682</text:p>
          </table:table-cell>
          <table:table-cell table:style-name="ce87" office:value-type="string" calcext:value-type="string">
            <text:p>Guess T1</text:p>
          </table:table-cell>
          <table:table-cell/>
          <table:table-cell table:style-name="ce63" office:value-type="string" calcext:value-type="string">
            <text:p>Guess T1</text:p>
          </table:table-cell>
          <table:table-cell table:style-name="ce65" office:value-type="float" office:value="774" calcext:value-type="float">
            <text:p>774</text:p>
          </table:table-cell>
          <table:table-cell/>
          <table:table-cell table:style-name="ce65" office:value-type="float" office:value="673" calcext:value-type="float">
            <text:p>673</text:p>
          </table:table-cell>
          <table:table-cell table:style-name="ce87" office:value-type="string" calcext:value-type="string">
            <text:p>Guess T1</text:p>
          </table:table-cell>
        </table:table-row>
        <table:table-row table:style-name="ro4">
          <table:table-cell office:value-type="string" calcext:value-type="string">
            <text:p>Guess T5</text:p>
          </table:table-cell>
          <table:table-cell table:style-name="ce65" office:value-type="float" office:value="3678" calcext:value-type="float">
            <text:p>3678</text:p>
          </table:table-cell>
          <table:table-cell/>
          <table:table-cell table:style-name="ce65" office:value-type="float" office:value="3517" calcext:value-type="float">
            <text:p>3517</text:p>
          </table:table-cell>
          <table:table-cell table:style-name="ce87" office:value-type="string" calcext:value-type="string">
            <text:p>Guess T5</text:p>
          </table:table-cell>
          <table:table-cell/>
          <table:table-cell table:style-name="ce63" office:value-type="string" calcext:value-type="string">
            <text:p>Guess T5</text:p>
          </table:table-cell>
          <table:table-cell table:style-name="ce65" office:value-type="float" office:value="947" calcext:value-type="float">
            <text:p>947</text:p>
          </table:table-cell>
          <table:table-cell/>
          <table:table-cell table:style-name="ce65" office:value-type="float" office:value="888" calcext:value-type="float">
            <text:p>888</text:p>
          </table:table-cell>
          <table:table-cell table:style-name="ce87" office:value-type="string" calcext:value-type="string">
            <text:p>Guess T5</text:p>
          </table:table-cell>
        </table:table-row>
        <table:table-row table:style-name="ro4">
          <table:table-cell office:value-type="string" calcext:value-type="string">
            <text:p>Total</text:p>
          </table:table-cell>
          <table:table-cell table:style-name="ce65" office:value-type="float" office:value="3923" calcext:value-type="float">
            <text:p>3923</text:p>
          </table:table-cell>
          <table:table-cell/>
          <table:table-cell table:style-name="ce65" office:value-type="float" office:value="3923" calcext:value-type="float">
            <text:p>3923</text:p>
          </table:table-cell>
          <table:table-cell table:style-name="ce87" office:value-type="string" calcext:value-type="string">
            <text:p>Total</text:p>
          </table:table-cell>
          <table:table-cell/>
          <table:table-cell table:style-name="ce63" office:value-type="string" calcext:value-type="string">
            <text:p>Total</text:p>
          </table:table-cell>
          <table:table-cell table:style-name="ce65" office:value-type="float" office:value="1000" calcext:value-type="float">
            <text:p>1000</text:p>
          </table:table-cell>
          <table:table-cell/>
          <table:table-cell table:style-name="ce65" office:value-type="float" office:value="1000" calcext:value-type="float">
            <text:p>1000</text:p>
          </table:table-cell>
          <table:table-cell table:style-name="ce87" office:value-type="string" calcext:value-type="string">
            <text:p>Total</text:p>
          </table:table-cell>
        </table:table-row>
        <table:table-row table:style-name="ro4">
          <table:table-cell office:value-type="string" calcext:value-type="string">
            <text:p>TOP 1</text:p>
          </table:table-cell>
          <table:table-cell table:style-name="ce67" office:value-type="percentage" office:value="0.764975783838899" calcext:value-type="percentage">
            <text:p>76.50%</text:p>
          </table:table-cell>
          <table:table-cell table:style-name="ce79" table:formula="of:=[.D37]-[.B37]" office:value-type="percentage" office:value="-0.0813153199082339" calcext:value-type="percentage">
            <text:p>-8.13%</text:p>
          </table:table-cell>
          <table:table-cell table:style-name="ce67" office:value-type="percentage" office:value="0.683660463930665" calcext:value-type="percentage">
            <text:p>68.37%</text:p>
          </table:table-cell>
          <table:table-cell table:style-name="ce87" office:value-type="string" calcext:value-type="string">
            <text:p>TOP 1</text:p>
          </table:table-cell>
          <table:table-cell/>
          <table:table-cell table:style-name="ce63" office:value-type="string" calcext:value-type="string">
            <text:p>TOP 1</text:p>
          </table:table-cell>
          <table:table-cell table:style-name="ce67" office:value-type="percentage" office:value="0.774" calcext:value-type="percentage">
            <text:p>77.40%</text:p>
          </table:table-cell>
          <table:table-cell table:style-name="ce79" table:formula="of:=[.J37]-[.H37]" office:value-type="percentage" office:value="-0.101" calcext:value-type="percentage">
            <text:p>-10.10%</text:p>
          </table:table-cell>
          <table:table-cell table:style-name="ce67" office:value-type="percentage" office:value="0.673" calcext:value-type="percentage">
            <text:p>67.30%</text:p>
          </table:table-cell>
          <table:table-cell table:style-name="ce87" office:value-type="string" calcext:value-type="string">
            <text:p>TOP 1</text:p>
          </table:table-cell>
        </table:table-row>
        <table:table-row table:style-name="ro4">
          <table:table-cell office:value-type="string" calcext:value-type="string">
            <text:p>TOP 5</text:p>
          </table:table-cell>
          <table:table-cell table:style-name="ce67" office:value-type="percentage" office:value="0.937547795054805" calcext:value-type="percentage">
            <text:p>93.75%</text:p>
          </table:table-cell>
          <table:table-cell table:style-name="ce83" table:formula="of:=[.D38]-[.B38]" office:value-type="percentage" office:value="-0.0410400203925571" calcext:value-type="percentage">
            <text:p>-4.10%</text:p>
          </table:table-cell>
          <table:table-cell table:style-name="ce67" office:value-type="percentage" office:value="0.896507774662248" calcext:value-type="percentage">
            <text:p>89.65%</text:p>
          </table:table-cell>
          <table:table-cell table:style-name="ce87" office:value-type="string" calcext:value-type="string">
            <text:p>TOP 5</text:p>
          </table:table-cell>
          <table:table-cell/>
          <table:table-cell table:style-name="ce63" office:value-type="string" calcext:value-type="string">
            <text:p>TOP 5</text:p>
          </table:table-cell>
          <table:table-cell table:style-name="ce67" office:value-type="percentage" office:value="0.947" calcext:value-type="percentage">
            <text:p>94.70%</text:p>
          </table:table-cell>
          <table:table-cell table:style-name="ce83" table:formula="of:=[.J38]-[.H38]" office:value-type="percentage" office:value="-0.0589999999999999" calcext:value-type="percentage">
            <text:p>-5.90%</text:p>
          </table:table-cell>
          <table:table-cell table:style-name="ce67" office:value-type="percentage" office:value="0.888" calcext:value-type="percentage">
            <text:p>88.80%</text:p>
          </table:table-cell>
          <table:table-cell table:style-name="ce87" office:value-type="string" calcext:value-type="string">
            <text:p>TOP 5</text:p>
          </table:table-cell>
        </table:table-row>
        <table:table-row table:style-name="ro5" table:number-rows-repeated="11">
          <table:table-cell table:style-name="Default"/>
          <table:table-cell table:number-columns-repeated="10"/>
        </table:table-row>
        <table:table-row table:style-name="ro7">
          <table:table-cell table:style-name="ce62" office:value-type="string" calcext:value-type="string" table:number-columns-spanned="2" table:number-rows-spanned="1">
            <text:p>AlexNet</text:p>
          </table:table-cell>
          <table:covered-table-cell table:style-name="ce64"/>
          <table:table-cell table:number-columns-repeated="9"/>
        </table:table-row>
        <table:table-row table:style-name="ro9">
          <table:table-cell table:style-name="ce80" office:value-type="string" calcext:value-type="string" table:number-columns-spanned="5" table:number-rows-spanned="1">
            <text:p>ImageNet Mini</text:p>
          </table:table-cell>
          <table:covered-table-cell table:style-name="ce64"/>
          <table:covered-table-cell table:style-name="ce62"/>
          <table:covered-table-cell table:number-columns-repeated="2"/>
          <table:table-cell/>
          <table:table-cell table:style-name="ce80" office:value-type="string" calcext:value-type="string" table:number-columns-spanned="5" table:number-rows-spanned="1">
            <text:p>A-Line</text:p>
          </table:table-cell>
          <table:covered-table-cell table:style-name="ce64"/>
          <table:covered-table-cell table:style-name="ce62"/>
          <table:covered-table-cell table:number-columns-repeated="2"/>
        </table:table-row>
        <table:table-row table:style-name="ro5">
          <table:table-cell table:style-name="ce81" office:value-type="string" calcext:value-type="string" table:number-columns-spanned="2" table:number-rows-spanned="1">
            <text:p>Normal</text:p>
          </table:table-cell>
          <table:covered-table-cell table:style-name="ce64"/>
          <table:table-cell table:style-name="ce82" office:value-type="string" calcext:value-type="string">
            <text:p>Vs</text:p>
          </table:table-cell>
          <table:table-cell table:style-name="ce81" office:value-type="string" calcext:value-type="string" table:number-columns-spanned="2" table:number-rows-spanned="1">
            <text:p>GrayScale</text:p>
          </table:table-cell>
          <table:covered-table-cell/>
          <table:table-cell/>
          <table:table-cell table:style-name="ce81" office:value-type="string" calcext:value-type="string" table:number-columns-spanned="2" table:number-rows-spanned="1">
            <text:p>Normal</text:p>
          </table:table-cell>
          <table:covered-table-cell table:style-name="ce64"/>
          <table:table-cell table:style-name="ce82" office:value-type="string" calcext:value-type="string">
            <text:p>Vs</text:p>
          </table:table-cell>
          <table:table-cell table:style-name="ce81" office:value-type="string" calcext:value-type="string" table:number-columns-spanned="2" table:number-rows-spanned="1">
            <text:p>GrayScale</text:p>
          </table:table-cell>
          <table:covered-table-cell/>
        </table:table-row>
        <table:table-row table:style-name="ro4">
          <table:table-cell office:value-type="string" calcext:value-type="string">
            <text:p>Guess T1</text:p>
          </table:table-cell>
          <table:table-cell table:style-name="ce65" office:value-type="float" office:value="2209" calcext:value-type="float">
            <text:p>2209</text:p>
          </table:table-cell>
          <table:table-cell/>
          <table:table-cell table:style-name="ce65" office:value-type="float" office:value="1383" calcext:value-type="float">
            <text:p>1383</text:p>
          </table:table-cell>
          <table:table-cell table:style-name="ce87" office:value-type="string" calcext:value-type="string">
            <text:p>Guess T1</text:p>
          </table:table-cell>
          <table:table-cell/>
          <table:table-cell table:style-name="ce63" office:value-type="string" calcext:value-type="string">
            <text:p>Guess T1</text:p>
          </table:table-cell>
          <table:table-cell table:style-name="ce65" office:value-type="float" office:value="577" calcext:value-type="float">
            <text:p>577</text:p>
          </table:table-cell>
          <table:table-cell/>
          <table:table-cell table:style-name="ce65" office:value-type="float" office:value="349" calcext:value-type="float">
            <text:p>349</text:p>
          </table:table-cell>
          <table:table-cell table:style-name="ce87" office:value-type="string" calcext:value-type="string">
            <text:p>Guess T1</text:p>
          </table:table-cell>
        </table:table-row>
        <table:table-row table:style-name="ro4">
          <table:table-cell office:value-type="string" calcext:value-type="string">
            <text:p>Guess T5</text:p>
          </table:table-cell>
          <table:table-cell table:style-name="ce65" office:value-type="float" office:value="3099" calcext:value-type="float">
            <text:p>3099</text:p>
          </table:table-cell>
          <table:table-cell/>
          <table:table-cell table:style-name="ce65" office:value-type="float" office:value="2315" calcext:value-type="float">
            <text:p>2315</text:p>
          </table:table-cell>
          <table:table-cell table:style-name="ce87" office:value-type="string" calcext:value-type="string">
            <text:p>Guess T5</text:p>
          </table:table-cell>
          <table:table-cell/>
          <table:table-cell table:style-name="ce63" office:value-type="string" calcext:value-type="string">
            <text:p>Guess T5</text:p>
          </table:table-cell>
          <table:table-cell table:style-name="ce65" office:value-type="float" office:value="802" calcext:value-type="float">
            <text:p>802</text:p>
          </table:table-cell>
          <table:table-cell/>
          <table:table-cell table:style-name="ce65" office:value-type="float" office:value="564" calcext:value-type="float">
            <text:p>564</text:p>
          </table:table-cell>
          <table:table-cell table:style-name="ce87" office:value-type="string" calcext:value-type="string">
            <text:p>Guess T5</text:p>
          </table:table-cell>
        </table:table-row>
        <table:table-row table:style-name="ro4">
          <table:table-cell office:value-type="string" calcext:value-type="string">
            <text:p>Total</text:p>
          </table:table-cell>
          <table:table-cell table:style-name="ce65" office:value-type="float" office:value="3923" calcext:value-type="float">
            <text:p>3923</text:p>
          </table:table-cell>
          <table:table-cell/>
          <table:table-cell table:style-name="ce65" office:value-type="float" office:value="3923" calcext:value-type="float">
            <text:p>3923</text:p>
          </table:table-cell>
          <table:table-cell table:style-name="ce87" office:value-type="string" calcext:value-type="string">
            <text:p>Total</text:p>
          </table:table-cell>
          <table:table-cell/>
          <table:table-cell table:style-name="ce63" office:value-type="string" calcext:value-type="string">
            <text:p>Total</text:p>
          </table:table-cell>
          <table:table-cell table:style-name="ce65" office:value-type="float" office:value="1000" calcext:value-type="float">
            <text:p>1000</text:p>
          </table:table-cell>
          <table:table-cell/>
          <table:table-cell table:style-name="ce65" office:value-type="float" office:value="1000" calcext:value-type="float">
            <text:p>1000</text:p>
          </table:table-cell>
          <table:table-cell table:style-name="ce87" office:value-type="string" calcext:value-type="string">
            <text:p>Total</text:p>
          </table:table-cell>
        </table:table-row>
        <table:table-row table:style-name="ro4">
          <table:table-cell office:value-type="string" calcext:value-type="string">
            <text:p>TOP 1</text:p>
          </table:table-cell>
          <table:table-cell table:style-name="ce67" office:value-type="percentage" office:value="0.563089472342595" calcext:value-type="percentage">
            <text:p>56.31%</text:p>
          </table:table-cell>
          <table:table-cell table:style-name="ce79" table:formula="of:=[.D56]-[.B56]" office:value-type="percentage" office:value="-0.210553148100943" calcext:value-type="percentage">
            <text:p>-21.06%</text:p>
          </table:table-cell>
          <table:table-cell table:style-name="ce67" office:value-type="percentage" office:value="0.352536324241652" calcext:value-type="percentage">
            <text:p>35.25%</text:p>
          </table:table-cell>
          <table:table-cell table:style-name="ce87" office:value-type="string" calcext:value-type="string">
            <text:p>TOP 1</text:p>
          </table:table-cell>
          <table:table-cell/>
          <table:table-cell table:style-name="ce63" office:value-type="string" calcext:value-type="string">
            <text:p>TOP 1</text:p>
          </table:table-cell>
          <table:table-cell table:style-name="ce67" office:value-type="percentage" office:value="0.577" calcext:value-type="percentage">
            <text:p>57.70%</text:p>
          </table:table-cell>
          <table:table-cell table:style-name="ce79" table:formula="of:=[.J56]-[.H56]" office:value-type="percentage" office:value="-0.228" calcext:value-type="percentage">
            <text:p>-22.80%</text:p>
          </table:table-cell>
          <table:table-cell table:style-name="ce67" office:value-type="percentage" office:value="0.349" calcext:value-type="percentage">
            <text:p>34.90%</text:p>
          </table:table-cell>
          <table:table-cell table:style-name="ce87" office:value-type="string" calcext:value-type="string">
            <text:p>TOP 1</text:p>
          </table:table-cell>
        </table:table-row>
        <table:table-row table:style-name="ro4">
          <table:table-cell office:value-type="string" calcext:value-type="string">
            <text:p>TOP 5</text:p>
          </table:table-cell>
          <table:table-cell table:style-name="ce67" office:value-type="percentage" office:value="0.789956665816977" calcext:value-type="percentage">
            <text:p>79.00%</text:p>
          </table:table-cell>
          <table:table-cell table:style-name="ce83" table:formula="of:=[.D57]-[.B57]" office:value-type="percentage" office:value="-0.199847055824624" calcext:value-type="percentage">
            <text:p>-19.98%</text:p>
          </table:table-cell>
          <table:table-cell table:style-name="ce67" office:value-type="percentage" office:value="0.590109609992353" calcext:value-type="percentage">
            <text:p>59.01%</text:p>
          </table:table-cell>
          <table:table-cell table:style-name="ce87" office:value-type="string" calcext:value-type="string">
            <text:p>TOP 5</text:p>
          </table:table-cell>
          <table:table-cell/>
          <table:table-cell table:style-name="ce63" office:value-type="string" calcext:value-type="string">
            <text:p>TOP 5</text:p>
          </table:table-cell>
          <table:table-cell table:style-name="ce67" office:value-type="percentage" office:value="0.802" calcext:value-type="percentage">
            <text:p>80.20%</text:p>
          </table:table-cell>
          <table:table-cell table:style-name="ce83" table:formula="of:=[.J57]-[.H57]" office:value-type="percentage" office:value="-0.238" calcext:value-type="percentage">
            <text:p>-23.80%</text:p>
          </table:table-cell>
          <table:table-cell table:style-name="ce67" office:value-type="percentage" office:value="0.564" calcext:value-type="percentage">
            <text:p>56.40%</text:p>
          </table:table-cell>
          <table:table-cell table:style-name="ce87" office:value-type="string" calcext:value-type="string">
            <text:p>TOP 5</text:p>
          </table:table-cell>
        </table:table-row>
        <table:table-row table:style-name="ro5" table:number-rows-repeated="3">
          <table:table-cell table:style-name="Default"/>
          <table:table-cell table:number-columns-repeated="10"/>
        </table:table-row>
        <table:table-row table:style-name="ro7">
          <table:table-cell table:style-name="ce62" office:value-type="string" calcext:value-type="string" table:number-columns-spanned="2" table:number-rows-spanned="1">
            <text:p>ResNet50</text:p>
          </table:table-cell>
          <table:covered-table-cell table:style-name="ce64"/>
          <table:table-cell table:number-columns-repeated="9"/>
        </table:table-row>
        <table:table-row table:style-name="ro9">
          <table:table-cell table:style-name="ce80" office:value-type="string" calcext:value-type="string" table:number-columns-spanned="5" table:number-rows-spanned="1">
            <text:p>ImageNet Mini</text:p>
          </table:table-cell>
          <table:covered-table-cell table:style-name="ce64"/>
          <table:covered-table-cell table:style-name="ce62"/>
          <table:covered-table-cell table:number-columns-repeated="2"/>
          <table:table-cell/>
          <table:table-cell table:style-name="ce80" office:value-type="string" calcext:value-type="string" table:number-columns-spanned="5" table:number-rows-spanned="1">
            <text:p>A-Line</text:p>
          </table:table-cell>
          <table:covered-table-cell table:style-name="ce64"/>
          <table:covered-table-cell table:style-name="ce62"/>
          <table:covered-table-cell table:number-columns-repeated="2"/>
        </table:table-row>
        <table:table-row table:style-name="ro5">
          <table:table-cell table:style-name="ce81" office:value-type="string" calcext:value-type="string" table:number-columns-spanned="2" table:number-rows-spanned="1">
            <text:p>Normal</text:p>
          </table:table-cell>
          <table:covered-table-cell table:style-name="ce64"/>
          <table:table-cell table:style-name="ce82" office:value-type="string" calcext:value-type="string">
            <text:p>Vs</text:p>
          </table:table-cell>
          <table:table-cell table:style-name="ce81" office:value-type="string" calcext:value-type="string" table:number-columns-spanned="2" table:number-rows-spanned="1">
            <text:p>GrayScale</text:p>
          </table:table-cell>
          <table:covered-table-cell/>
          <table:table-cell/>
          <table:table-cell table:style-name="ce81" office:value-type="string" calcext:value-type="string" table:number-columns-spanned="2" table:number-rows-spanned="1">
            <text:p>Normal</text:p>
          </table:table-cell>
          <table:covered-table-cell table:style-name="ce64"/>
          <table:table-cell table:style-name="ce82" office:value-type="string" calcext:value-type="string">
            <text:p>Vs</text:p>
          </table:table-cell>
          <table:table-cell table:style-name="ce81" office:value-type="string" calcext:value-type="string" table:number-columns-spanned="2" table:number-rows-spanned="1">
            <text:p>GrayScale</text:p>
          </table:table-cell>
          <table:covered-table-cell/>
        </table:table-row>
        <table:table-row table:style-name="ro4">
          <table:table-cell office:value-type="string" calcext:value-type="string">
            <text:p>Guess T1</text:p>
          </table:table-cell>
          <table:table-cell table:style-name="ce65" office:value-type="float" office:value="2970" calcext:value-type="float">
            <text:p>2970</text:p>
          </table:table-cell>
          <table:table-cell/>
          <table:table-cell table:style-name="ce65" office:value-type="float" office:value="2525" calcext:value-type="float">
            <text:p>2525</text:p>
          </table:table-cell>
          <table:table-cell table:style-name="ce87" office:value-type="string" calcext:value-type="string">
            <text:p>Guess T1</text:p>
          </table:table-cell>
          <table:table-cell/>
          <table:table-cell table:style-name="ce63" office:value-type="string" calcext:value-type="string">
            <text:p>Guess T1</text:p>
          </table:table-cell>
          <table:table-cell table:style-name="ce65" office:value-type="float" office:value="763" calcext:value-type="float">
            <text:p>763</text:p>
          </table:table-cell>
          <table:table-cell/>
          <table:table-cell table:style-name="ce65" office:value-type="float" office:value="644" calcext:value-type="float">
            <text:p>644</text:p>
          </table:table-cell>
          <table:table-cell table:style-name="ce87" office:value-type="string" calcext:value-type="string">
            <text:p>Guess T1</text:p>
          </table:table-cell>
        </table:table-row>
        <table:table-row table:style-name="ro4">
          <table:table-cell office:value-type="string" calcext:value-type="string">
            <text:p>Guess T5</text:p>
          </table:table-cell>
          <table:table-cell table:style-name="ce65" office:value-type="float" office:value="3650" calcext:value-type="float">
            <text:p>3650</text:p>
          </table:table-cell>
          <table:table-cell/>
          <table:table-cell table:style-name="ce65" office:value-type="float" office:value="3419" calcext:value-type="float">
            <text:p>3419</text:p>
          </table:table-cell>
          <table:table-cell table:style-name="ce87" office:value-type="string" calcext:value-type="string">
            <text:p>Guess T5</text:p>
          </table:table-cell>
          <table:table-cell/>
          <table:table-cell table:style-name="ce63" office:value-type="string" calcext:value-type="string">
            <text:p>Guess T5</text:p>
          </table:table-cell>
          <table:table-cell table:style-name="ce65" office:value-type="float" office:value="934" calcext:value-type="float">
            <text:p>934</text:p>
          </table:table-cell>
          <table:table-cell/>
          <table:table-cell table:style-name="ce65" office:value-type="float" office:value="863" calcext:value-type="float">
            <text:p>863</text:p>
          </table:table-cell>
          <table:table-cell table:style-name="ce87" office:value-type="string" calcext:value-type="string">
            <text:p>Guess T5</text:p>
          </table:table-cell>
        </table:table-row>
        <table:table-row table:style-name="ro4">
          <table:table-cell office:value-type="string" calcext:value-type="string">
            <text:p>Total</text:p>
          </table:table-cell>
          <table:table-cell table:style-name="ce65" office:value-type="float" office:value="3923" calcext:value-type="float">
            <text:p>3923</text:p>
          </table:table-cell>
          <table:table-cell/>
          <table:table-cell table:style-name="ce65" office:value-type="float" office:value="3923" calcext:value-type="float">
            <text:p>3923</text:p>
          </table:table-cell>
          <table:table-cell table:style-name="ce87" office:value-type="string" calcext:value-type="string">
            <text:p>Total</text:p>
          </table:table-cell>
          <table:table-cell/>
          <table:table-cell table:style-name="ce63" office:value-type="string" calcext:value-type="string">
            <text:p>Total</text:p>
          </table:table-cell>
          <table:table-cell table:style-name="ce65" office:value-type="float" office:value="1000" calcext:value-type="float">
            <text:p>1000</text:p>
          </table:table-cell>
          <table:table-cell/>
          <table:table-cell table:style-name="ce65" office:value-type="float" office:value="1000" calcext:value-type="float">
            <text:p>1000</text:p>
          </table:table-cell>
          <table:table-cell table:style-name="ce87" office:value-type="string" calcext:value-type="string">
            <text:p>Total</text:p>
          </table:table-cell>
        </table:table-row>
        <table:table-row table:style-name="ro4">
          <table:table-cell office:value-type="string" calcext:value-type="string">
            <text:p>TOP 1</text:p>
          </table:table-cell>
          <table:table-cell table:style-name="ce67" office:value-type="percentage" office:value="0.757073668111139" calcext:value-type="percentage">
            <text:p>75.71%</text:p>
          </table:table-cell>
          <table:table-cell table:style-name="ce79" table:formula="of:=[.D67]-[.B67]" office:value-type="percentage" office:value="-0.11343359673719" calcext:value-type="percentage">
            <text:p>-11.34%</text:p>
          </table:table-cell>
          <table:table-cell table:style-name="ce67" office:value-type="percentage" office:value="0.643640071373949" calcext:value-type="percentage">
            <text:p>64.36%</text:p>
          </table:table-cell>
          <table:table-cell table:style-name="ce87" office:value-type="string" calcext:value-type="string">
            <text:p>TOP 1</text:p>
          </table:table-cell>
          <table:table-cell/>
          <table:table-cell table:style-name="ce63" office:value-type="string" calcext:value-type="string">
            <text:p>TOP 1</text:p>
          </table:table-cell>
          <table:table-cell table:style-name="ce67" office:value-type="percentage" office:value="0.763" calcext:value-type="percentage">
            <text:p>76.30%</text:p>
          </table:table-cell>
          <table:table-cell table:style-name="ce79" table:formula="of:=[.J67]-[.H67]" office:value-type="percentage" office:value="-0.119" calcext:value-type="percentage">
            <text:p>-11.90%</text:p>
          </table:table-cell>
          <table:table-cell table:style-name="ce67" office:value-type="percentage" office:value="0.644" calcext:value-type="percentage">
            <text:p>64.40%</text:p>
          </table:table-cell>
          <table:table-cell table:style-name="ce87" office:value-type="string" calcext:value-type="string">
            <text:p>TOP 1</text:p>
          </table:table-cell>
        </table:table-row>
        <table:table-row table:style-name="ro4">
          <table:table-cell office:value-type="string" calcext:value-type="string">
            <text:p>TOP 5</text:p>
          </table:table-cell>
          <table:table-cell table:style-name="ce67" office:value-type="percentage" office:value="0.930410400203926" calcext:value-type="percentage">
            <text:p>93.04%</text:p>
          </table:table-cell>
          <table:table-cell table:style-name="ce83" table:formula="of:=[.D68]-[.B68]" office:value-type="percentage" office:value="-0.0588835075197559" calcext:value-type="percentage">
            <text:p>-5.89%</text:p>
          </table:table-cell>
          <table:table-cell table:style-name="ce67" office:value-type="percentage" office:value="0.87152689268417" calcext:value-type="percentage">
            <text:p>87.15%</text:p>
          </table:table-cell>
          <table:table-cell table:style-name="ce87" office:value-type="string" calcext:value-type="string">
            <text:p>TOP 5</text:p>
          </table:table-cell>
          <table:table-cell/>
          <table:table-cell table:style-name="ce63" office:value-type="string" calcext:value-type="string">
            <text:p>TOP 5</text:p>
          </table:table-cell>
          <table:table-cell table:style-name="ce67" office:value-type="percentage" office:value="0.934" calcext:value-type="percentage">
            <text:p>93.40%</text:p>
          </table:table-cell>
          <table:table-cell table:style-name="ce83" table:formula="of:=[.J68]-[.H68]" office:value-type="percentage" office:value="-0.0710000000000001" calcext:value-type="percentage">
            <text:p>-7.10%</text:p>
          </table:table-cell>
          <table:table-cell table:style-name="ce67" office:value-type="percentage" office:value="0.863" calcext:value-type="percentage">
            <text:p>86.30%</text:p>
          </table:table-cell>
          <table:table-cell table:style-name="ce87" office:value-type="string" calcext:value-type="string">
            <text:p>TOP 5</text:p>
          </table:table-cell>
        </table:table-row>
        <table:table-row table:style-name="ro5" table:number-rows-repeated="3">
          <table:table-cell table:style-name="Default"/>
          <table:table-cell table:number-columns-repeated="10"/>
        </table:table-row>
        <table:table-row table:style-name="ro7">
          <table:table-cell table:style-name="ce62" office:value-type="string" calcext:value-type="string" table:number-columns-spanned="2" table:number-rows-spanned="1">
            <text:p>VGG16</text:p>
          </table:table-cell>
          <table:covered-table-cell table:style-name="ce64"/>
          <table:table-cell table:number-columns-repeated="9"/>
        </table:table-row>
        <table:table-row table:style-name="ro9">
          <table:table-cell table:style-name="ce80" office:value-type="string" calcext:value-type="string" table:number-columns-spanned="5" table:number-rows-spanned="1">
            <text:p>ImageNet Mini</text:p>
          </table:table-cell>
          <table:covered-table-cell table:style-name="ce64"/>
          <table:covered-table-cell table:style-name="ce62"/>
          <table:covered-table-cell table:number-columns-repeated="2"/>
          <table:table-cell/>
          <table:table-cell table:style-name="ce80" office:value-type="string" calcext:value-type="string" table:number-columns-spanned="5" table:number-rows-spanned="1">
            <text:p>A-Line</text:p>
          </table:table-cell>
          <table:covered-table-cell table:style-name="ce64"/>
          <table:covered-table-cell table:style-name="ce62"/>
          <table:covered-table-cell table:number-columns-repeated="2"/>
        </table:table-row>
        <table:table-row table:style-name="ro5">
          <table:table-cell table:style-name="ce81" office:value-type="string" calcext:value-type="string" table:number-columns-spanned="2" table:number-rows-spanned="1">
            <text:p>Normal</text:p>
          </table:table-cell>
          <table:covered-table-cell table:style-name="ce64"/>
          <table:table-cell table:style-name="ce82" office:value-type="string" calcext:value-type="string">
            <text:p>Vs</text:p>
          </table:table-cell>
          <table:table-cell table:style-name="ce81" office:value-type="string" calcext:value-type="string" table:number-columns-spanned="2" table:number-rows-spanned="1">
            <text:p>GrayScale</text:p>
          </table:table-cell>
          <table:covered-table-cell/>
          <table:table-cell/>
          <table:table-cell table:style-name="ce81" office:value-type="string" calcext:value-type="string" table:number-columns-spanned="2" table:number-rows-spanned="1">
            <text:p>Normal</text:p>
          </table:table-cell>
          <table:covered-table-cell table:style-name="ce64"/>
          <table:table-cell table:style-name="ce82" office:value-type="string" calcext:value-type="string">
            <text:p>Vs</text:p>
          </table:table-cell>
          <table:table-cell table:style-name="ce81" office:value-type="string" calcext:value-type="string" table:number-columns-spanned="2" table:number-rows-spanned="1">
            <text:p>GrayScale</text:p>
          </table:table-cell>
          <table:covered-table-cell/>
        </table:table-row>
        <table:table-row table:style-name="ro4">
          <table:table-cell office:value-type="string" calcext:value-type="string">
            <text:p>Guess T1</text:p>
          </table:table-cell>
          <table:table-cell table:style-name="ce65" office:value-type="float" office:value="2762" calcext:value-type="float">
            <text:p>2762</text:p>
          </table:table-cell>
          <table:table-cell/>
          <table:table-cell table:style-name="ce65" office:value-type="float" office:value="2288" calcext:value-type="float">
            <text:p>2288</text:p>
          </table:table-cell>
          <table:table-cell table:style-name="ce87" office:value-type="string" calcext:value-type="string">
            <text:p>Guess T1</text:p>
          </table:table-cell>
          <table:table-cell/>
          <table:table-cell table:style-name="ce63" office:value-type="string" calcext:value-type="string">
            <text:p>Guess T1</text:p>
          </table:table-cell>
          <table:table-cell table:style-name="ce65" office:value-type="float" office:value="722" calcext:value-type="float">
            <text:p>722</text:p>
          </table:table-cell>
          <table:table-cell/>
          <table:table-cell table:style-name="ce65" office:value-type="float" office:value="552" calcext:value-type="float">
            <text:p>552</text:p>
          </table:table-cell>
          <table:table-cell table:style-name="ce87" office:value-type="string" calcext:value-type="string">
            <text:p>Guess T1</text:p>
          </table:table-cell>
        </table:table-row>
        <table:table-row table:style-name="ro4">
          <table:table-cell office:value-type="string" calcext:value-type="string">
            <text:p>Guess T5</text:p>
          </table:table-cell>
          <table:table-cell table:style-name="ce65" office:value-type="float" office:value="3547" calcext:value-type="float">
            <text:p>3547</text:p>
          </table:table-cell>
          <table:table-cell/>
          <table:table-cell table:style-name="ce65" office:value-type="float" office:value="3233" calcext:value-type="float">
            <text:p>3233</text:p>
          </table:table-cell>
          <table:table-cell table:style-name="ce87" office:value-type="string" calcext:value-type="string">
            <text:p>Guess T5</text:p>
          </table:table-cell>
          <table:table-cell/>
          <table:table-cell table:style-name="ce63" office:value-type="string" calcext:value-type="string">
            <text:p>Guess T5</text:p>
          </table:table-cell>
          <table:table-cell table:style-name="ce65" office:value-type="float" office:value="910" calcext:value-type="float">
            <text:p>910</text:p>
          </table:table-cell>
          <table:table-cell/>
          <table:table-cell table:style-name="ce65" office:value-type="float" office:value="812" calcext:value-type="float">
            <text:p>812</text:p>
          </table:table-cell>
          <table:table-cell table:style-name="ce87" office:value-type="string" calcext:value-type="string">
            <text:p>Guess T5</text:p>
          </table:table-cell>
        </table:table-row>
        <table:table-row table:style-name="ro4">
          <table:table-cell office:value-type="string" calcext:value-type="string">
            <text:p>Total</text:p>
          </table:table-cell>
          <table:table-cell table:style-name="ce65" office:value-type="float" office:value="3923" calcext:value-type="float">
            <text:p>3923</text:p>
          </table:table-cell>
          <table:table-cell/>
          <table:table-cell table:style-name="ce65" office:value-type="float" office:value="3923" calcext:value-type="float">
            <text:p>3923</text:p>
          </table:table-cell>
          <table:table-cell table:style-name="ce87" office:value-type="string" calcext:value-type="string">
            <text:p>Total</text:p>
          </table:table-cell>
          <table:table-cell/>
          <table:table-cell table:style-name="ce63" office:value-type="string" calcext:value-type="string">
            <text:p>Total</text:p>
          </table:table-cell>
          <table:table-cell table:style-name="ce65" office:value-type="float" office:value="1000" calcext:value-type="float">
            <text:p>1000</text:p>
          </table:table-cell>
          <table:table-cell/>
          <table:table-cell table:style-name="ce65" office:value-type="float" office:value="1000" calcext:value-type="float">
            <text:p>1000</text:p>
          </table:table-cell>
          <table:table-cell table:style-name="ce87" office:value-type="string" calcext:value-type="string">
            <text:p>Total</text:p>
          </table:table-cell>
        </table:table-row>
        <table:table-row table:style-name="ro4">
          <table:table-cell office:value-type="string" calcext:value-type="string">
            <text:p>TOP 1</text:p>
          </table:table-cell>
          <table:table-cell table:style-name="ce67" office:value-type="percentage" office:value="0.704053020647464" calcext:value-type="percentage">
            <text:p>70.41%</text:p>
          </table:table-cell>
          <table:table-cell table:style-name="ce79" table:formula="of:=[.D78]-[.B78]" office:value-type="percentage" office:value="-0.120825898547031" calcext:value-type="percentage">
            <text:p>-12.08%</text:p>
          </table:table-cell>
          <table:table-cell table:style-name="ce67" office:value-type="percentage" office:value="0.583227122100433" calcext:value-type="percentage">
            <text:p>58.32%</text:p>
          </table:table-cell>
          <table:table-cell table:style-name="ce87" office:value-type="string" calcext:value-type="string">
            <text:p>TOP 1</text:p>
          </table:table-cell>
          <table:table-cell/>
          <table:table-cell table:style-name="ce63" office:value-type="string" calcext:value-type="string">
            <text:p>TOP 1</text:p>
          </table:table-cell>
          <table:table-cell table:style-name="ce67" office:value-type="percentage" office:value="0.722" calcext:value-type="percentage">
            <text:p>72.20%</text:p>
          </table:table-cell>
          <table:table-cell table:style-name="ce79" table:formula="of:=[.J78]-[.H78]" office:value-type="percentage" office:value="-0.17" calcext:value-type="percentage">
            <text:p>-17.00%</text:p>
          </table:table-cell>
          <table:table-cell table:style-name="ce67" office:value-type="percentage" office:value="0.552" calcext:value-type="percentage">
            <text:p>55.20%</text:p>
          </table:table-cell>
          <table:table-cell table:style-name="ce87" office:value-type="string" calcext:value-type="string">
            <text:p>TOP 1</text:p>
          </table:table-cell>
        </table:table-row>
        <table:table-row table:style-name="ro4">
          <table:table-cell office:value-type="string" calcext:value-type="string">
            <text:p>TOP 5</text:p>
          </table:table-cell>
          <table:table-cell table:style-name="ce67" office:value-type="percentage" office:value="0.904154983431048" calcext:value-type="percentage">
            <text:p>90.42%</text:p>
          </table:table-cell>
          <table:table-cell table:style-name="ce83" table:formula="of:=[.D79]-[.B79]" office:value-type="percentage" office:value="-0.0800407851134341" calcext:value-type="percentage">
            <text:p>-8.00%</text:p>
          </table:table-cell>
          <table:table-cell table:style-name="ce67" office:value-type="percentage" office:value="0.824114198317614" calcext:value-type="percentage">
            <text:p>82.41%</text:p>
          </table:table-cell>
          <table:table-cell table:style-name="ce87" office:value-type="string" calcext:value-type="string">
            <text:p>TOP 5</text:p>
          </table:table-cell>
          <table:table-cell/>
          <table:table-cell table:style-name="ce63" office:value-type="string" calcext:value-type="string">
            <text:p>TOP 5</text:p>
          </table:table-cell>
          <table:table-cell table:style-name="ce67" office:value-type="percentage" office:value="0.91" calcext:value-type="percentage">
            <text:p>91.00%</text:p>
          </table:table-cell>
          <table:table-cell table:style-name="ce83" table:formula="of:=[.J79]-[.H79]" office:value-type="percentage" office:value="-0.098" calcext:value-type="percentage">
            <text:p>-9.80%</text:p>
          </table:table-cell>
          <table:table-cell table:style-name="ce67" office:value-type="percentage" office:value="0.812" calcext:value-type="percentage">
            <text:p>81.20%</text:p>
          </table:table-cell>
          <table:table-cell table:style-name="ce87" office:value-type="string" calcext:value-type="string">
            <text:p>TOP 5</text:p>
          </table:table-cell>
        </table:table-row>
        <table:table-row table:style-name="ro5" table:number-rows-repeated="3">
          <table:table-cell table:style-name="Default"/>
          <table:table-cell table:number-columns-repeated="10"/>
        </table:table-row>
        <table:table-row table:style-name="ro7">
          <table:table-cell table:style-name="ce62" office:value-type="string" calcext:value-type="string" table:number-columns-spanned="2" table:number-rows-spanned="1">
            <text:p>VGG19</text:p>
          </table:table-cell>
          <table:covered-table-cell table:style-name="ce64"/>
          <table:table-cell table:number-columns-repeated="9"/>
        </table:table-row>
        <table:table-row table:style-name="ro9">
          <table:table-cell table:style-name="ce80" office:value-type="string" calcext:value-type="string" table:number-columns-spanned="5" table:number-rows-spanned="1">
            <text:p>ImageNet Mini</text:p>
          </table:table-cell>
          <table:covered-table-cell table:style-name="ce64"/>
          <table:covered-table-cell table:style-name="ce62"/>
          <table:covered-table-cell table:number-columns-repeated="2"/>
          <table:table-cell/>
          <table:table-cell table:style-name="ce80" office:value-type="string" calcext:value-type="string" table:number-columns-spanned="5" table:number-rows-spanned="1">
            <text:p>A-Line</text:p>
          </table:table-cell>
          <table:covered-table-cell table:style-name="ce64"/>
          <table:covered-table-cell table:style-name="ce62"/>
          <table:covered-table-cell table:number-columns-repeated="2"/>
        </table:table-row>
        <table:table-row table:style-name="ro5">
          <table:table-cell table:style-name="ce81" office:value-type="string" calcext:value-type="string" table:number-columns-spanned="2" table:number-rows-spanned="1">
            <text:p>Normal</text:p>
          </table:table-cell>
          <table:covered-table-cell table:style-name="ce64"/>
          <table:table-cell table:style-name="ce82" office:value-type="string" calcext:value-type="string">
            <text:p>Vs</text:p>
          </table:table-cell>
          <table:table-cell table:style-name="ce81" office:value-type="string" calcext:value-type="string" table:number-columns-spanned="2" table:number-rows-spanned="1">
            <text:p>GrayScale</text:p>
          </table:table-cell>
          <table:covered-table-cell/>
          <table:table-cell/>
          <table:table-cell table:style-name="ce81" office:value-type="string" calcext:value-type="string" table:number-columns-spanned="2" table:number-rows-spanned="1">
            <text:p>Normal</text:p>
          </table:table-cell>
          <table:covered-table-cell table:style-name="ce64"/>
          <table:table-cell table:style-name="ce82" office:value-type="string" calcext:value-type="string">
            <text:p>Vs</text:p>
          </table:table-cell>
          <table:table-cell table:style-name="ce81" office:value-type="string" calcext:value-type="string" table:number-columns-spanned="2" table:number-rows-spanned="1">
            <text:p>GrayScale</text:p>
          </table:table-cell>
          <table:covered-table-cell/>
        </table:table-row>
        <table:table-row table:style-name="ro4">
          <table:table-cell office:value-type="string" calcext:value-type="string">
            <text:p>Guess T1</text:p>
          </table:table-cell>
          <table:table-cell table:style-name="ce65" office:value-type="float" office:value="2802" calcext:value-type="float">
            <text:p>2802</text:p>
          </table:table-cell>
          <table:table-cell/>
          <table:table-cell table:style-name="ce65" office:value-type="float" office:value="2365" calcext:value-type="float">
            <text:p>2365</text:p>
          </table:table-cell>
          <table:table-cell table:style-name="ce87" office:value-type="string" calcext:value-type="string">
            <text:p>Guess T1</text:p>
          </table:table-cell>
          <table:table-cell/>
          <table:table-cell table:style-name="ce63" office:value-type="string" calcext:value-type="string">
            <text:p>Guess T1</text:p>
          </table:table-cell>
          <table:table-cell table:style-name="ce65" office:value-type="float" office:value="730" calcext:value-type="float">
            <text:p>730</text:p>
          </table:table-cell>
          <table:table-cell/>
          <table:table-cell table:style-name="ce65" office:value-type="float" office:value="564" calcext:value-type="float">
            <text:p>564</text:p>
          </table:table-cell>
          <table:table-cell table:style-name="ce87" office:value-type="string" calcext:value-type="string">
            <text:p>Guess T1</text:p>
          </table:table-cell>
        </table:table-row>
        <table:table-row table:style-name="ro4">
          <table:table-cell office:value-type="string" calcext:value-type="string">
            <text:p>Guess T5</text:p>
          </table:table-cell>
          <table:table-cell table:style-name="ce65" office:value-type="float" office:value="3553" calcext:value-type="float">
            <text:p>3553</text:p>
          </table:table-cell>
          <table:table-cell/>
          <table:table-cell table:style-name="ce65" office:value-type="float" office:value="3263" calcext:value-type="float">
            <text:p>3263</text:p>
          </table:table-cell>
          <table:table-cell table:style-name="ce87" office:value-type="string" calcext:value-type="string">
            <text:p>Guess T5</text:p>
          </table:table-cell>
          <table:table-cell/>
          <table:table-cell table:style-name="ce63" office:value-type="string" calcext:value-type="string">
            <text:p>Guess T5</text:p>
          </table:table-cell>
          <table:table-cell table:style-name="ce65" office:value-type="float" office:value="908" calcext:value-type="float">
            <text:p>908</text:p>
          </table:table-cell>
          <table:table-cell/>
          <table:table-cell table:style-name="ce65" office:value-type="float" office:value="821" calcext:value-type="float">
            <text:p>821</text:p>
          </table:table-cell>
          <table:table-cell table:style-name="ce87" office:value-type="string" calcext:value-type="string">
            <text:p>Guess T5</text:p>
          </table:table-cell>
        </table:table-row>
        <table:table-row table:style-name="ro4">
          <table:table-cell office:value-type="string" calcext:value-type="string">
            <text:p>Total</text:p>
          </table:table-cell>
          <table:table-cell table:style-name="ce65" office:value-type="float" office:value="3923" calcext:value-type="float">
            <text:p>3923</text:p>
          </table:table-cell>
          <table:table-cell/>
          <table:table-cell table:style-name="ce65" office:value-type="float" office:value="3923" calcext:value-type="float">
            <text:p>3923</text:p>
          </table:table-cell>
          <table:table-cell table:style-name="ce87" office:value-type="string" calcext:value-type="string">
            <text:p>Total</text:p>
          </table:table-cell>
          <table:table-cell/>
          <table:table-cell table:style-name="ce63" office:value-type="string" calcext:value-type="string">
            <text:p>Total</text:p>
          </table:table-cell>
          <table:table-cell table:style-name="ce65" office:value-type="float" office:value="1000" calcext:value-type="float">
            <text:p>1000</text:p>
          </table:table-cell>
          <table:table-cell/>
          <table:table-cell table:style-name="ce65" office:value-type="float" office:value="1000" calcext:value-type="float">
            <text:p>1000</text:p>
          </table:table-cell>
          <table:table-cell table:style-name="ce87" office:value-type="string" calcext:value-type="string">
            <text:p>Total</text:p>
          </table:table-cell>
        </table:table-row>
        <table:table-row table:style-name="ro4">
          <table:table-cell office:value-type="string" calcext:value-type="string">
            <text:p>TOP 1</text:p>
          </table:table-cell>
          <table:table-cell table:style-name="ce67" office:value-type="percentage" office:value="0.714249299005863" calcext:value-type="percentage">
            <text:p>71.42%</text:p>
          </table:table-cell>
          <table:table-cell table:style-name="ce79" table:formula="of:=[.D89]-[.B89]" office:value-type="percentage" office:value="-0.111394341065511" calcext:value-type="percentage">
            <text:p>-11.14%</text:p>
          </table:table-cell>
          <table:table-cell table:style-name="ce67" office:value-type="percentage" office:value="0.602854957940352" calcext:value-type="percentage">
            <text:p>60.29%</text:p>
          </table:table-cell>
          <table:table-cell table:style-name="ce87" office:value-type="string" calcext:value-type="string">
            <text:p>TOP 1</text:p>
          </table:table-cell>
          <table:table-cell/>
          <table:table-cell table:style-name="ce63" office:value-type="string" calcext:value-type="string">
            <text:p>TOP 1</text:p>
          </table:table-cell>
          <table:table-cell table:style-name="ce67" office:value-type="percentage" office:value="0.73" calcext:value-type="percentage">
            <text:p>73.00%</text:p>
          </table:table-cell>
          <table:table-cell table:style-name="ce79" table:formula="of:=[.J89]-[.H89]" office:value-type="percentage" office:value="-0.166" calcext:value-type="percentage">
            <text:p>-16.60%</text:p>
          </table:table-cell>
          <table:table-cell table:style-name="ce67" office:value-type="percentage" office:value="0.564" calcext:value-type="percentage">
            <text:p>56.40%</text:p>
          </table:table-cell>
          <table:table-cell table:style-name="ce87" office:value-type="string" calcext:value-type="string">
            <text:p>TOP 1</text:p>
          </table:table-cell>
        </table:table-row>
        <table:table-row table:style-name="ro4">
          <table:table-cell office:value-type="string" calcext:value-type="string">
            <text:p>TOP 5</text:p>
          </table:table-cell>
          <table:table-cell table:style-name="ce67" office:value-type="percentage" office:value="0.905684425184808" calcext:value-type="percentage">
            <text:p>90.57%</text:p>
          </table:table-cell>
          <table:table-cell table:style-name="ce83" table:formula="of:=[.D90]-[.B90]" office:value-type="percentage" office:value="-0.073923018098395" calcext:value-type="percentage">
            <text:p>-7.39%</text:p>
          </table:table-cell>
          <table:table-cell table:style-name="ce67" office:value-type="percentage" office:value="0.831761407086413" calcext:value-type="percentage">
            <text:p>83.18%</text:p>
          </table:table-cell>
          <table:table-cell table:style-name="ce87" office:value-type="string" calcext:value-type="string">
            <text:p>TOP 5</text:p>
          </table:table-cell>
          <table:table-cell/>
          <table:table-cell table:style-name="ce63" office:value-type="string" calcext:value-type="string">
            <text:p>TOP 5</text:p>
          </table:table-cell>
          <table:table-cell table:style-name="ce67" office:value-type="percentage" office:value="0.908" calcext:value-type="percentage">
            <text:p>90.80%</text:p>
          </table:table-cell>
          <table:table-cell table:style-name="ce83" table:formula="of:=[.J90]-[.H90]" office:value-type="percentage" office:value="-0.0870000000000001" calcext:value-type="percentage">
            <text:p>-8.70%</text:p>
          </table:table-cell>
          <table:table-cell table:style-name="ce67" office:value-type="percentage" office:value="0.821" calcext:value-type="percentage">
            <text:p>82.10%</text:p>
          </table:table-cell>
          <table:table-cell table:style-name="ce87" office:value-type="string" calcext:value-type="string">
            <text:p>TOP 5</text:p>
          </table:table-cell>
        </table:table-row>
        <table:table-row table:style-name="ro5" table:number-rows-repeated="4">
          <table:table-cell table:style-name="Default"/>
          <table:table-cell table:number-columns-repeated="10"/>
        </table:table-row>
        <table:table-row table:style-name="ro7">
          <table:table-cell table:style-name="ce62" office:value-type="string" calcext:value-type="string" table:number-columns-spanned="2" table:number-rows-spanned="1">
            <text:p>SqueezeNet 1.1</text:p>
          </table:table-cell>
          <table:covered-table-cell table:style-name="ce64"/>
          <table:table-cell table:number-columns-repeated="9"/>
        </table:table-row>
        <table:table-row table:style-name="ro9">
          <table:table-cell table:style-name="ce80" office:value-type="string" calcext:value-type="string" table:number-columns-spanned="5" table:number-rows-spanned="1">
            <text:p>ImageNet Mini</text:p>
          </table:table-cell>
          <table:covered-table-cell table:style-name="ce64"/>
          <table:covered-table-cell table:style-name="ce62"/>
          <table:covered-table-cell table:number-columns-repeated="2"/>
          <table:table-cell/>
          <table:table-cell table:style-name="ce80" office:value-type="string" calcext:value-type="string" table:number-columns-spanned="5" table:number-rows-spanned="1">
            <text:p>A-Line</text:p>
          </table:table-cell>
          <table:covered-table-cell table:style-name="ce64"/>
          <table:covered-table-cell table:style-name="ce62"/>
          <table:covered-table-cell table:number-columns-repeated="2"/>
        </table:table-row>
        <table:table-row table:style-name="ro5">
          <table:table-cell table:style-name="ce81" office:value-type="string" calcext:value-type="string" table:number-columns-spanned="2" table:number-rows-spanned="1">
            <text:p>Normal</text:p>
          </table:table-cell>
          <table:covered-table-cell table:style-name="ce64"/>
          <table:table-cell table:style-name="ce82" office:value-type="string" calcext:value-type="string">
            <text:p>Vs</text:p>
          </table:table-cell>
          <table:table-cell table:style-name="ce81" office:value-type="string" calcext:value-type="string" table:number-columns-spanned="2" table:number-rows-spanned="1">
            <text:p>GrayScale</text:p>
          </table:table-cell>
          <table:covered-table-cell/>
          <table:table-cell/>
          <table:table-cell table:style-name="ce81" office:value-type="string" calcext:value-type="string" table:number-columns-spanned="2" table:number-rows-spanned="1">
            <text:p>Normal</text:p>
          </table:table-cell>
          <table:covered-table-cell table:style-name="ce64"/>
          <table:table-cell table:style-name="ce82" office:value-type="string" calcext:value-type="string">
            <text:p>Vs</text:p>
          </table:table-cell>
          <table:table-cell table:style-name="ce81" office:value-type="string" calcext:value-type="string" table:number-columns-spanned="2" table:number-rows-spanned="1">
            <text:p>GrayScale</text:p>
          </table:table-cell>
          <table:covered-table-cell/>
        </table:table-row>
        <table:table-row table:style-name="ro4">
          <table:table-cell office:value-type="string" calcext:value-type="string">
            <text:p>Guess T1</text:p>
          </table:table-cell>
          <table:table-cell table:style-name="ce65" office:value-type="float" office:value="2809" calcext:value-type="float">
            <text:p>2809</text:p>
          </table:table-cell>
          <table:table-cell/>
          <table:table-cell table:style-name="ce65" office:value-type="float" office:value="1630" calcext:value-type="float">
            <text:p>1630</text:p>
          </table:table-cell>
          <table:table-cell table:style-name="ce87" office:value-type="string" calcext:value-type="string">
            <text:p>Guess T1</text:p>
          </table:table-cell>
          <table:table-cell/>
          <table:table-cell table:style-name="ce63" office:value-type="string" calcext:value-type="string">
            <text:p>Guess T1</text:p>
          </table:table-cell>
          <table:table-cell table:style-name="ce65" office:value-type="float" office:value="612" calcext:value-type="float">
            <text:p>612</text:p>
          </table:table-cell>
          <table:table-cell/>
          <table:table-cell table:style-name="ce65" office:value-type="float" office:value="406" calcext:value-type="float">
            <text:p>406</text:p>
          </table:table-cell>
          <table:table-cell table:style-name="ce87" office:value-type="string" calcext:value-type="string">
            <text:p>Guess T1</text:p>
          </table:table-cell>
        </table:table-row>
        <table:table-row table:style-name="ro4">
          <table:table-cell office:value-type="string" calcext:value-type="string">
            <text:p>Guess T5</text:p>
          </table:table-cell>
          <table:table-cell table:style-name="ce65" office:value-type="float" office:value="3524" calcext:value-type="float">
            <text:p>3524</text:p>
          </table:table-cell>
          <table:table-cell/>
          <table:table-cell table:style-name="ce65" office:value-type="float" office:value="2620" calcext:value-type="float">
            <text:p>2620</text:p>
          </table:table-cell>
          <table:table-cell table:style-name="ce87" office:value-type="string" calcext:value-type="string">
            <text:p>Guess T5</text:p>
          </table:table-cell>
          <table:table-cell/>
          <table:table-cell table:style-name="ce63" office:value-type="string" calcext:value-type="string">
            <text:p>Guess T5</text:p>
          </table:table-cell>
          <table:table-cell table:style-name="ce65" office:value-type="float" office:value="817" calcext:value-type="float">
            <text:p>817</text:p>
          </table:table-cell>
          <table:table-cell/>
          <table:table-cell table:style-name="ce65" office:value-type="float" office:value="658" calcext:value-type="float">
            <text:p>658</text:p>
          </table:table-cell>
          <table:table-cell table:style-name="ce87" office:value-type="string" calcext:value-type="string">
            <text:p>Guess T5</text:p>
          </table:table-cell>
        </table:table-row>
        <table:table-row table:style-name="ro4">
          <table:table-cell office:value-type="string" calcext:value-type="string">
            <text:p>Total</text:p>
          </table:table-cell>
          <table:table-cell table:style-name="ce65" office:value-type="float" office:value="3923" calcext:value-type="float">
            <text:p>3923</text:p>
          </table:table-cell>
          <table:table-cell/>
          <table:table-cell table:style-name="ce65" office:value-type="float" office:value="3923" calcext:value-type="float">
            <text:p>3923</text:p>
          </table:table-cell>
          <table:table-cell table:style-name="ce87" office:value-type="string" calcext:value-type="string">
            <text:p>Total</text:p>
          </table:table-cell>
          <table:table-cell/>
          <table:table-cell table:style-name="ce63" office:value-type="string" calcext:value-type="string">
            <text:p>Total</text:p>
          </table:table-cell>
          <table:table-cell table:style-name="ce65" office:value-type="float" office:value="1000" calcext:value-type="float">
            <text:p>1000</text:p>
          </table:table-cell>
          <table:table-cell/>
          <table:table-cell table:style-name="ce65" office:value-type="float" office:value="1000" calcext:value-type="float">
            <text:p>1000</text:p>
          </table:table-cell>
          <table:table-cell table:style-name="ce87" office:value-type="string" calcext:value-type="string">
            <text:p>Total</text:p>
          </table:table-cell>
        </table:table-row>
        <table:table-row table:style-name="ro4">
          <table:table-cell office:value-type="string" calcext:value-type="string">
            <text:p>TOP 1</text:p>
          </table:table-cell>
          <table:table-cell table:style-name="ce67" office:value-type="percentage" office:value="0.716033647718583" calcext:value-type="percentage">
            <text:p>71.60%</text:p>
          </table:table-cell>
          <table:table-cell table:style-name="ce91" table:formula="of:=[.D101]-[.B101]" office:value-type="percentage" office:value="-0.300535304613816" calcext:value-type="percentage">
            <text:p>-30.05%</text:p>
          </table:table-cell>
          <table:table-cell table:style-name="ce67" office:value-type="percentage" office:value="0.415498343104767" calcext:value-type="percentage">
            <text:p>41.55%</text:p>
          </table:table-cell>
          <table:table-cell table:style-name="ce87" office:value-type="string" calcext:value-type="string">
            <text:p>TOP 1</text:p>
          </table:table-cell>
          <table:table-cell/>
          <table:table-cell table:style-name="ce63" office:value-type="string" calcext:value-type="string">
            <text:p>TOP 1</text:p>
          </table:table-cell>
          <table:table-cell table:style-name="ce67" office:value-type="percentage" office:value="0.612" calcext:value-type="percentage">
            <text:p>61.20%</text:p>
          </table:table-cell>
          <table:table-cell table:style-name="ce79" table:formula="of:=[.J101]-[.H101]" office:value-type="percentage" office:value="-0.206" calcext:value-type="percentage">
            <text:p>-20.60%</text:p>
          </table:table-cell>
          <table:table-cell table:style-name="ce67" office:value-type="percentage" office:value="0.406" calcext:value-type="percentage">
            <text:p>40.60%</text:p>
          </table:table-cell>
          <table:table-cell table:style-name="ce87" office:value-type="string" calcext:value-type="string">
            <text:p>TOP 1</text:p>
          </table:table-cell>
        </table:table-row>
        <table:table-row table:style-name="ro4">
          <table:table-cell office:value-type="string" calcext:value-type="string">
            <text:p>TOP 5</text:p>
          </table:table-cell>
          <table:table-cell table:style-name="ce67" office:value-type="percentage" office:value="0.898292123374968" calcext:value-type="percentage">
            <text:p>89.83%</text:p>
          </table:table-cell>
          <table:table-cell table:style-name="ce92" table:formula="of:=[.D102]-[.B102]" office:value-type="percentage" office:value="-0.230435890899821" calcext:value-type="percentage">
            <text:p>-23.04%</text:p>
          </table:table-cell>
          <table:table-cell table:style-name="ce67" office:value-type="percentage" office:value="0.667856232475147" calcext:value-type="percentage">
            <text:p>66.79%</text:p>
          </table:table-cell>
          <table:table-cell table:style-name="ce87" office:value-type="string" calcext:value-type="string">
            <text:p>TOP 5</text:p>
          </table:table-cell>
          <table:table-cell/>
          <table:table-cell table:style-name="ce63" office:value-type="string" calcext:value-type="string">
            <text:p>TOP 5</text:p>
          </table:table-cell>
          <table:table-cell table:style-name="ce67" office:value-type="percentage" office:value="0.817" calcext:value-type="percentage">
            <text:p>81.70%</text:p>
          </table:table-cell>
          <table:table-cell table:style-name="ce83" table:formula="of:=[.J102]-[.H102]" office:value-type="percentage" office:value="-0.159" calcext:value-type="percentage">
            <text:p>-15.90%</text:p>
          </table:table-cell>
          <table:table-cell table:style-name="ce67" office:value-type="percentage" office:value="0.658" calcext:value-type="percentage">
            <text:p>65.80%</text:p>
          </table:table-cell>
          <table:table-cell table:style-name="ce87" office:value-type="string" calcext:value-type="string">
            <text:p>TOP 5</text:p>
          </table:table-cell>
        </table:table-row>
        <table:table-row table:style-name="ro5" table:number-rows-repeated="4">
          <table:table-cell table:style-name="Default"/>
          <table:table-cell table:number-columns-repeated="10"/>
        </table:table-row>
        <table:table-row table:style-name="ro7">
          <table:table-cell table:style-name="ce62" office:value-type="string" calcext:value-type="string" table:number-columns-spanned="2" table:number-rows-spanned="1">
            <text:p>VGG19 BN</text:p>
          </table:table-cell>
          <table:covered-table-cell table:style-name="ce64"/>
          <table:table-cell table:number-columns-repeated="9"/>
        </table:table-row>
        <table:table-row table:style-name="ro9">
          <table:table-cell table:style-name="ce80" office:value-type="string" calcext:value-type="string" table:number-columns-spanned="5" table:number-rows-spanned="1">
            <text:p>ImageNet Mini</text:p>
          </table:table-cell>
          <table:covered-table-cell table:style-name="ce64"/>
          <table:covered-table-cell table:style-name="ce62"/>
          <table:covered-table-cell table:number-columns-repeated="2"/>
          <table:table-cell/>
          <table:table-cell table:style-name="ce80" office:value-type="string" calcext:value-type="string" table:number-columns-spanned="5" table:number-rows-spanned="1">
            <text:p>A-Line</text:p>
          </table:table-cell>
          <table:covered-table-cell table:style-name="ce64"/>
          <table:covered-table-cell table:style-name="ce62"/>
          <table:covered-table-cell table:number-columns-repeated="2"/>
        </table:table-row>
        <table:table-row table:style-name="ro5">
          <table:table-cell table:style-name="ce81" office:value-type="string" calcext:value-type="string" table:number-columns-spanned="2" table:number-rows-spanned="1">
            <text:p>Normal</text:p>
          </table:table-cell>
          <table:covered-table-cell table:style-name="ce64"/>
          <table:table-cell table:style-name="ce82" office:value-type="string" calcext:value-type="string">
            <text:p>Vs</text:p>
          </table:table-cell>
          <table:table-cell table:style-name="ce81" office:value-type="string" calcext:value-type="string" table:number-columns-spanned="2" table:number-rows-spanned="1">
            <text:p>GrayScale</text:p>
          </table:table-cell>
          <table:covered-table-cell/>
          <table:table-cell/>
          <table:table-cell table:style-name="ce81" office:value-type="string" calcext:value-type="string" table:number-columns-spanned="2" table:number-rows-spanned="1">
            <text:p>Normal</text:p>
          </table:table-cell>
          <table:covered-table-cell table:style-name="ce64"/>
          <table:table-cell table:style-name="ce82" office:value-type="string" calcext:value-type="string">
            <text:p>Vs</text:p>
          </table:table-cell>
          <table:table-cell table:style-name="ce81" office:value-type="string" calcext:value-type="string" table:number-columns-spanned="2" table:number-rows-spanned="1">
            <text:p>GrayScale</text:p>
          </table:table-cell>
          <table:covered-table-cell/>
        </table:table-row>
        <table:table-row table:style-name="ro4">
          <table:table-cell office:value-type="string" calcext:value-type="string">
            <text:p>Guess T1</text:p>
          </table:table-cell>
          <table:table-cell table:style-name="ce65" office:value-type="float" office:value="2877" calcext:value-type="float">
            <text:p>2877</text:p>
          </table:table-cell>
          <table:table-cell/>
          <table:table-cell table:style-name="ce65" office:value-type="float" office:value="2512" calcext:value-type="float">
            <text:p>2512</text:p>
          </table:table-cell>
          <table:table-cell table:style-name="ce87" office:value-type="string" calcext:value-type="string">
            <text:p>Guess T1</text:p>
          </table:table-cell>
          <table:table-cell/>
          <table:table-cell table:style-name="ce63" office:value-type="string" calcext:value-type="string">
            <text:p>Guess T1</text:p>
          </table:table-cell>
          <table:table-cell table:style-name="ce65" office:value-type="float" office:value="746" calcext:value-type="float">
            <text:p>746</text:p>
          </table:table-cell>
          <table:table-cell/>
          <table:table-cell table:style-name="ce65" office:value-type="float" office:value="633" calcext:value-type="float">
            <text:p>633</text:p>
          </table:table-cell>
          <table:table-cell table:style-name="ce87" office:value-type="string" calcext:value-type="string">
            <text:p>Guess T1</text:p>
          </table:table-cell>
        </table:table-row>
        <table:table-row table:style-name="ro4">
          <table:table-cell office:value-type="string" calcext:value-type="string">
            <text:p>Guess T5</text:p>
          </table:table-cell>
          <table:table-cell table:style-name="ce65" office:value-type="float" office:value="3599" calcext:value-type="float">
            <text:p>3599</text:p>
          </table:table-cell>
          <table:table-cell/>
          <table:table-cell table:style-name="ce65" office:value-type="float" office:value="3399" calcext:value-type="float">
            <text:p>3399</text:p>
          </table:table-cell>
          <table:table-cell table:style-name="ce87" office:value-type="string" calcext:value-type="string">
            <text:p>Guess T5</text:p>
          </table:table-cell>
          <table:table-cell/>
          <table:table-cell table:style-name="ce63" office:value-type="string" calcext:value-type="string">
            <text:p>Guess T5</text:p>
          </table:table-cell>
          <table:table-cell table:style-name="ce65" office:value-type="float" office:value="927" calcext:value-type="float">
            <text:p>927</text:p>
          </table:table-cell>
          <table:table-cell/>
          <table:table-cell table:style-name="ce65" office:value-type="float" office:value="857" calcext:value-type="float">
            <text:p>857</text:p>
          </table:table-cell>
          <table:table-cell table:style-name="ce87" office:value-type="string" calcext:value-type="string">
            <text:p>Guess T5</text:p>
          </table:table-cell>
        </table:table-row>
        <table:table-row table:style-name="ro4">
          <table:table-cell office:value-type="string" calcext:value-type="string">
            <text:p>Total</text:p>
          </table:table-cell>
          <table:table-cell table:style-name="ce65" office:value-type="float" office:value="3923" calcext:value-type="float">
            <text:p>3923</text:p>
          </table:table-cell>
          <table:table-cell/>
          <table:table-cell table:style-name="ce65" office:value-type="float" office:value="3923" calcext:value-type="float">
            <text:p>3923</text:p>
          </table:table-cell>
          <table:table-cell table:style-name="ce87" office:value-type="string" calcext:value-type="string">
            <text:p>Total</text:p>
          </table:table-cell>
          <table:table-cell/>
          <table:table-cell table:style-name="ce63" office:value-type="string" calcext:value-type="string">
            <text:p>Total</text:p>
          </table:table-cell>
          <table:table-cell table:style-name="ce65" office:value-type="float" office:value="1000" calcext:value-type="float">
            <text:p>1000</text:p>
          </table:table-cell>
          <table:table-cell/>
          <table:table-cell table:style-name="ce65" office:value-type="float" office:value="1000" calcext:value-type="float">
            <text:p>1000</text:p>
          </table:table-cell>
          <table:table-cell table:style-name="ce87" office:value-type="string" calcext:value-type="string">
            <text:p>Total</text:p>
          </table:table-cell>
        </table:table-row>
        <table:table-row table:style-name="ro4">
          <table:table-cell office:value-type="string" calcext:value-type="string">
            <text:p>TOP 1</text:p>
          </table:table-cell>
          <table:table-cell table:style-name="ce67" office:value-type="percentage" office:value="0.733367320927861" calcext:value-type="percentage">
            <text:p>73.34%</text:p>
          </table:table-cell>
          <table:table-cell table:style-name="ce79" table:formula="of:=[.D113]-[.B113]" office:value-type="percentage" office:value="-0.093041040020392" calcext:value-type="percentage">
            <text:p>-9.30%</text:p>
          </table:table-cell>
          <table:table-cell table:style-name="ce67" office:value-type="percentage" office:value="0.640326280907469" calcext:value-type="percentage">
            <text:p>64.03%</text:p>
          </table:table-cell>
          <table:table-cell table:style-name="ce87" office:value-type="string" calcext:value-type="string">
            <text:p>TOP 1</text:p>
          </table:table-cell>
          <table:table-cell/>
          <table:table-cell table:style-name="ce63" office:value-type="string" calcext:value-type="string">
            <text:p>TOP 1</text:p>
          </table:table-cell>
          <table:table-cell table:style-name="ce67" office:value-type="percentage" office:value="0.746" calcext:value-type="percentage">
            <text:p>74.60%</text:p>
          </table:table-cell>
          <table:table-cell table:style-name="ce79" table:formula="of:=[.J113]-[.H113]" office:value-type="percentage" office:value="-0.113" calcext:value-type="percentage">
            <text:p>-11.30%</text:p>
          </table:table-cell>
          <table:table-cell table:style-name="ce67" office:value-type="percentage" office:value="0.633" calcext:value-type="percentage">
            <text:p>63.30%</text:p>
          </table:table-cell>
          <table:table-cell table:style-name="ce87" office:value-type="string" calcext:value-type="string">
            <text:p>TOP 1</text:p>
          </table:table-cell>
        </table:table-row>
        <table:table-row table:style-name="ro4">
          <table:table-cell office:value-type="string" calcext:value-type="string">
            <text:p>TOP 5</text:p>
          </table:table-cell>
          <table:table-cell table:style-name="ce67" office:value-type="percentage" office:value="0.917410145296967" calcext:value-type="percentage">
            <text:p>91.74%</text:p>
          </table:table-cell>
          <table:table-cell table:style-name="ce83" table:formula="of:=[.D114]-[.B114]" office:value-type="percentage" office:value="-0.050981391791996" calcext:value-type="percentage">
            <text:p>-5.10%</text:p>
          </table:table-cell>
          <table:table-cell table:style-name="ce67" office:value-type="percentage" office:value="0.866428753504971" calcext:value-type="percentage">
            <text:p>86.64%</text:p>
          </table:table-cell>
          <table:table-cell table:style-name="ce87" office:value-type="string" calcext:value-type="string">
            <text:p>TOP 5</text:p>
          </table:table-cell>
          <table:table-cell/>
          <table:table-cell table:style-name="ce63" office:value-type="string" calcext:value-type="string">
            <text:p>TOP 5</text:p>
          </table:table-cell>
          <table:table-cell table:style-name="ce67" office:value-type="percentage" office:value="0.927" calcext:value-type="percentage">
            <text:p>92.70%</text:p>
          </table:table-cell>
          <table:table-cell table:style-name="ce83" table:formula="of:=[.J114]-[.H114]" office:value-type="percentage" office:value="-0.0700000000000001" calcext:value-type="percentage">
            <text:p>-7.00%</text:p>
          </table:table-cell>
          <table:table-cell table:style-name="ce67" office:value-type="percentage" office:value="0.857" calcext:value-type="percentage">
            <text:p>85.70%</text:p>
          </table:table-cell>
          <table:table-cell table:style-name="ce87" office:value-type="string" calcext:value-type="string">
            <text:p>TOP 5</text:p>
          </table:table-cell>
        </table:table-row>
      </table:table>
      <table:table table:name="Keras Multifilter" table:style-name="ta1">
        <table:table-column table:style-name="co1" table:default-cell-style-name="ce63"/>
        <table:table-column table:style-name="co1" table:default-cell-style-name="Default"/>
        <table:table-column table:style-name="co22" table:default-cell-style-name="Default"/>
        <table:table-column table:style-name="co23" table:default-cell-style-name="ce65"/>
        <table:table-column table:style-name="co24" table:default-cell-style-name="Default"/>
        <table:table-column table:style-name="co23" table:default-cell-style-name="ce65"/>
        <table:table-column table:style-name="co24" table:default-cell-style-name="Default"/>
        <table:table-column table:style-name="co23" table:default-cell-style-name="ce65"/>
        <table:table-column table:style-name="co24" table:default-cell-style-name="Default"/>
        <table:table-column table:style-name="co23" table:default-cell-style-name="ce65"/>
        <table:table-column table:style-name="co24" table:default-cell-style-name="Default"/>
        <table:table-column table:style-name="co23" table:default-cell-style-name="ce65"/>
        <table:table-column table:style-name="co1" table:number-columns-repeated="5" table:default-cell-style-name="Default"/>
        <table:table-row table:style-name="ro5"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5"/>
        </table:table-row>
        <table:table-row table:style-name="ro7">
          <table:table-cell table:style-name="Default"/>
          <table:table-cell table:number-columns-repeated="2"/>
          <table:table-cell table:style-name="ce41" office:value-type="string" calcext:value-type="string" table:number-columns-spanned="9" table:number-rows-spanned="1">
            <text:p>MobileNet</text:p>
          </table:table-cell>
          <table:covered-table-cell/>
          <table:covered-table-cell table:style-name="Default"/>
          <table:covered-table-cell/>
          <table:covered-table-cell table:style-name="Default"/>
          <table:covered-table-cell/>
          <table:covered-table-cell table:style-name="Default"/>
          <table:covered-table-cell/>
          <table:covered-table-cell table:style-name="Default"/>
          <table:table-cell table:number-columns-repeated="5"/>
        </table:table-row>
        <table:table-row table:style-name="ro5">
          <table:table-cell table:style-name="Default" office:value-type="string" calcext:value-type="string">
            <text:p>Seeds</text:p>
          </table:table-cell>
          <table:table-cell table:number-columns-repeated="2"/>
          <table:table-cell table:style-name="ce42" office:value-type="float" office:value="69" calcext:value-type="float">
            <text:p>69</text:p>
          </table:table-cell>
          <table:table-cell table:style-name="ce35"/>
          <table:table-cell table:style-name="ce42" office:value-type="float" office:value="666" calcext:value-type="float">
            <text:p>666</text:p>
          </table:table-cell>
          <table:table-cell/>
          <table:table-cell table:style-name="ce42" office:value-type="float" office:value="777" calcext:value-type="float">
            <text:p>777</text:p>
          </table:table-cell>
          <table:table-cell/>
          <table:table-cell table:style-name="ce42" office:value-type="float" office:value="911" calcext:value-type="float">
            <text:p>911</text:p>
          </table:table-cell>
          <table:table-cell/>
          <table:table-cell table:style-name="ce42" office:value-type="float" office:value="119" calcext:value-type="float">
            <text:p>119</text:p>
          </table:table-cell>
          <table:table-cell/>
          <table:table-cell table:style-name="Accent_20_2" office:value-type="string" calcext:value-type="string">
            <text:p>No Filters</text:p>
          </table:table-cell>
          <table:table-cell table:style-name="ce56" office:value-type="string" calcext:value-type="string" table:number-columns-spanned="3" table:number-rows-spanned="3">
            <text:p>Risultati ottenuti dai modelli con le immagini originali del dataset Aline</text:p>
          </table:table-cell>
          <table:covered-table-cell table:number-columns-repeated="2"/>
        </table:table-row>
        <table:table-row table:style-name="ro5">
          <table:table-cell table:style-name="Default"/>
          <table:table-cell table:style-name="Accent_20_2" office:value-type="string" calcext:value-type="string">
            <text:p>No Filters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 table:number-columns-repeated="2"/>
          <table:covered-table-cell table:number-columns-repeated="3"/>
        </table:table-row>
        <table:table-row table:style-name="ro4">
          <table:table-cell office:value-type="string" calcext:value-type="string">
            <text:p>Guess T1</text:p>
          </table:table-cell>
          <table:table-cell table:style-name="ce65" table:formula="of:=[$'A-Line'.B4]" office:value-type="float" office:value="696" calcext:value-type="float">
            <text:p>696</text:p>
          </table:table-cell>
          <table:table-cell/>
          <table:table-cell office:value-type="float" office:value="603" calcext:value-type="float">
            <text:p>603</text:p>
          </table:table-cell>
          <table:table-cell/>
          <table:table-cell office:value-type="float" office:value="600" calcext:value-type="float">
            <text:p>600</text:p>
          </table:table-cell>
          <table:table-cell/>
          <table:table-cell office:value-type="float" office:value="617" calcext:value-type="float">
            <text:p>617</text:p>
          </table:table-cell>
          <table:table-cell/>
          <table:table-cell office:value-type="float" office:value="611" calcext:value-type="float">
            <text:p>611</text:p>
          </table:table-cell>
          <table:table-cell/>
          <table:table-cell office:value-type="float" office:value="618" calcext:value-type="float">
            <text:p>618</text:p>
          </table:table-cell>
          <table:table-cell table:number-columns-repeated="2"/>
          <table:covered-table-cell table:number-columns-repeated="3"/>
        </table:table-row>
        <table:table-row table:style-name="ro4">
          <table:table-cell office:value-type="string" calcext:value-type="string">
            <text:p>Guess T5</text:p>
          </table:table-cell>
          <table:table-cell table:style-name="ce65" table:formula="of:=[$'A-Line'.B5]" office:value-type="float" office:value="877" calcext:value-type="float">
            <text:p>877</text:p>
          </table:table-cell>
          <table:table-cell/>
          <table:table-cell office:value-type="float" office:value="842" calcext:value-type="float">
            <text:p>842</text:p>
          </table:table-cell>
          <table:table-cell/>
          <table:table-cell office:value-type="float" office:value="840" calcext:value-type="float">
            <text:p>840</text:p>
          </table:table-cell>
          <table:table-cell/>
          <table:table-cell office:value-type="float" office:value="837" calcext:value-type="float">
            <text:p>837</text:p>
          </table:table-cell>
          <table:table-cell/>
          <table:table-cell office:value-type="float" office:value="831" calcext:value-type="float">
            <text:p>831</text:p>
          </table:table-cell>
          <table:table-cell/>
          <table:table-cell office:value-type="float" office:value="838" calcext:value-type="float">
            <text:p>838</text:p>
          </table:table-cell>
          <table:table-cell/>
          <table:table-cell table:style-name="ce42" office:value-type="float" office:value="1234" calcext:value-type="float">
            <text:p>1234</text:p>
          </table:table-cell>
          <table:table-cell table:style-name="ce56" office:value-type="string" calcext:value-type="string" table:number-columns-spanned="3" table:number-rows-spanned="3">
            <text:p>Seed applicato alla generazione random dei filtri</text:p>
          </table:table-cell>
          <table:covered-table-cell table:number-columns-repeated="2"/>
        </table:table-row>
        <table:table-row table:style-name="ro4">
          <table:table-cell office:value-type="string" calcext:value-type="string">
            <text:p>Total</text:p>
          </table:table-cell>
          <table:table-cell table:style-name="ce65" table:formula="of:=[$'A-Line'.B6]"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  <table:covered-table-cell table:number-columns-repeated="3"/>
        </table:table-row>
        <table:table-row table:style-name="ro4">
          <table:table-cell office:value-type="string" calcext:value-type="string">
            <text:p>TOP 1</text:p>
          </table:table-cell>
          <table:table-cell table:style-name="ce67" table:formula="of:=[$'A-Line'.B7]" office:value-type="percentage" office:value="0.696" calcext:value-type="percentage">
            <text:p>69.60%</text:p>
          </table:table-cell>
          <table:table-cell/>
          <table:table-cell table:style-name="ce67" office:value-type="percentage" office:value="0.603" calcext:value-type="percentage">
            <text:p>60.30%</text:p>
          </table:table-cell>
          <table:table-cell/>
          <table:table-cell table:style-name="ce67" office:value-type="percentage" office:value="0.6" calcext:value-type="percentage">
            <text:p>60.00%</text:p>
          </table:table-cell>
          <table:table-cell/>
          <table:table-cell table:style-name="ce67" office:value-type="percentage" office:value="0.617" calcext:value-type="percentage">
            <text:p>61.70%</text:p>
          </table:table-cell>
          <table:table-cell/>
          <table:table-cell table:style-name="ce67" office:value-type="percentage" office:value="0.611" calcext:value-type="percentage">
            <text:p>61.10%</text:p>
          </table:table-cell>
          <table:table-cell/>
          <table:table-cell table:style-name="ce67" office:value-type="percentage" office:value="0.618" calcext:value-type="percentage">
            <text:p>61.80%</text:p>
          </table:table-cell>
          <table:table-cell table:number-columns-repeated="2"/>
          <table:covered-table-cell table:number-columns-repeated="3"/>
        </table:table-row>
        <table:table-row table:style-name="ro4">
          <table:table-cell office:value-type="string" calcext:value-type="string">
            <text:p>TOP 5</text:p>
          </table:table-cell>
          <table:table-cell table:style-name="ce67" table:formula="of:=[$'A-Line'.B8]" office:value-type="percentage" office:value="0.877" calcext:value-type="percentage">
            <text:p>87.70%</text:p>
          </table:table-cell>
          <table:table-cell/>
          <table:table-cell table:style-name="ce67" office:value-type="percentage" office:value="0.842" calcext:value-type="percentage">
            <text:p>84.20%</text:p>
          </table:table-cell>
          <table:table-cell/>
          <table:table-cell table:style-name="ce67" office:value-type="percentage" office:value="0.84" calcext:value-type="percentage">
            <text:p>84.00%</text:p>
          </table:table-cell>
          <table:table-cell/>
          <table:table-cell table:style-name="ce67" office:value-type="percentage" office:value="0.837" calcext:value-type="percentage">
            <text:p>83.70%</text:p>
          </table:table-cell>
          <table:table-cell/>
          <table:table-cell table:style-name="ce67" office:value-type="percentage" office:value="0.831" calcext:value-type="percentage">
            <text:p>83.10%</text:p>
          </table:table-cell>
          <table:table-cell/>
          <table:table-cell table:style-name="ce67" office:value-type="percentage" office:value="0.838" calcext:value-type="percentage">
            <text:p>83.80%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 table:style-name="ce56" office:value-type="string" calcext:value-type="string" table:number-columns-spanned="3" table:number-rows-spanned="3">
            <text:p>Risultati ottenuti dal testing dei modelli con le immagini del dataset Aline alterato dai filtri di Diego.</text:p>
          </table:table-cell>
          <table:covered-table-cell table:number-columns-repeated="2"/>
        </table:table-row>
        <table:table-row table:style-name="ro4">
          <table:table-cell office:value-type="string" calcext:value-type="string">
            <text:p>Diff TOP 1</text:p>
          </table:table-cell>
          <table:table-cell table:style-name="ce36" table:number-columns-repeated="2"/>
          <table:table-cell table:style-name="ce44" table:formula="of:=[.D8]-[.$B8]" office:value-type="percentage" office:value="-0.093" calcext:value-type="percentage">
            <text:p>-9.30%</text:p>
          </table:table-cell>
          <table:table-cell table:style-name="ce47"/>
          <table:table-cell table:style-name="ce44" table:formula="of:=[.F8]-[.$B8]" office:value-type="percentage" office:value="-0.096" calcext:value-type="percentage">
            <text:p>-9.60%</text:p>
          </table:table-cell>
          <table:table-cell table:style-name="ce47"/>
          <table:table-cell table:style-name="ce44" table:formula="of:=[.H8]-[.$B8]" office:value-type="percentage" office:value="-0.079" calcext:value-type="percentage">
            <text:p>-7.90%</text:p>
          </table:table-cell>
          <table:table-cell table:style-name="ce47"/>
          <table:table-cell table:style-name="ce44" table:formula="of:=[.J8]-[.$B8]" office:value-type="percentage" office:value="-0.085" calcext:value-type="percentage">
            <text:p>-8.50%</text:p>
          </table:table-cell>
          <table:table-cell table:style-name="ce47"/>
          <table:table-cell table:style-name="ce44" table:formula="of:=[.L8]-[.$B8]" office:value-type="percentage" office:value="-0.078" calcext:value-type="percentage">
            <text:p>-7.80%</text:p>
          </table:table-cell>
          <table:table-cell table:number-columns-repeated="2"/>
          <table:covered-table-cell table:number-columns-repeated="3"/>
        </table:table-row>
        <table:table-row table:style-name="ro4">
          <table:table-cell office:value-type="string" calcext:value-type="string">
            <text:p>Diff TOP 5</text:p>
          </table:table-cell>
          <table:table-cell table:style-name="ce37" table:number-columns-repeated="2"/>
          <table:table-cell table:style-name="ce45" table:formula="of:=[.D9]-[.$B9]" office:value-type="percentage" office:value="-0.035" calcext:value-type="percentage">
            <text:p>-3.50%</text:p>
          </table:table-cell>
          <table:table-cell table:style-name="ce50"/>
          <table:table-cell table:style-name="ce45" table:formula="of:=[.F9]-[.$B9]" office:value-type="percentage" office:value="-0.037" calcext:value-type="percentage">
            <text:p>-3.70%</text:p>
          </table:table-cell>
          <table:table-cell table:style-name="ce50"/>
          <table:table-cell table:style-name="ce45" table:formula="of:=[.H9]-[.$B9]" office:value-type="percentage" office:value="-0.04" calcext:value-type="percentage">
            <text:p>-4.00%</text:p>
          </table:table-cell>
          <table:table-cell table:style-name="ce50"/>
          <table:table-cell table:style-name="ce45" table:formula="of:=[.J9]-[.$B9]" office:value-type="percentage" office:value="-0.046" calcext:value-type="percentage">
            <text:p>-4.60%</text:p>
          </table:table-cell>
          <table:table-cell table:style-name="ce50"/>
          <table:table-cell table:style-name="ce45" table:formula="of:=[.L9]-[.$B9]" office:value-type="percentage" office:value="-0.039" calcext:value-type="percentage">
            <text:p>-3.90%</text:p>
          </table:table-cell>
          <table:table-cell table:number-columns-repeated="2"/>
          <table:covered-table-cell table:number-columns-repeated="3"/>
        </table:table-row>
        <table:table-row table:style-name="ro5"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5"/>
        </table:table-row>
        <table:table-row table:style-name="ro5">
          <table:table-cell table:style-name="Default" office:value-type="string" calcext:value-type="string">
            <text:p>Seeds</text:p>
          </table:table-cell>
          <table:table-cell table:number-columns-repeated="2"/>
          <table:table-cell table:style-name="ce42" office:value-type="float" office:value="420" calcext:value-type="float">
            <text:p>420</text:p>
          </table:table-cell>
          <table:table-cell/>
          <table:table-cell table:style-name="ce42" office:value-type="float" office:value="1308" calcext:value-type="float">
            <text:p>1308</text:p>
          </table:table-cell>
          <table:table-cell/>
          <table:table-cell table:style-name="ce42" office:value-type="float" office:value="7" calcext:value-type="float">
            <text:p>7</text:p>
          </table:table-cell>
          <table:table-cell/>
          <table:table-cell table:style-name="ce42" office:value-type="float" office:value="23" calcext:value-type="float">
            <text:p>23</text:p>
          </table:table-cell>
          <table:table-cell/>
          <table:table-cell table:style-name="ce42" office:value-type="float" office:value="9" calcext:value-type="float">
            <text:p>9</text:p>
          </table:table-cell>
          <table:table-cell table:number-columns-repeated="5"/>
        </table:table-row>
        <table:table-row table:style-name="ro5">
          <table:table-cell table:style-name="Default"/>
          <table:table-cell table:style-name="Accent_20_2" office:value-type="string" calcext:value-type="string">
            <text:p>No Filters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Guess T1</text:p>
          </table:table-cell>
          <table:table-cell table:style-name="ce65" table:formula="of:=[.$B5]" office:value-type="float" office:value="696" calcext:value-type="float">
            <text:p>696</text:p>
          </table:table-cell>
          <table:table-cell/>
          <table:table-cell office:value-type="float" office:value="602" calcext:value-type="float">
            <text:p>602</text:p>
          </table:table-cell>
          <table:table-cell/>
          <table:table-cell office:value-type="float" office:value="618" calcext:value-type="float">
            <text:p>618</text:p>
          </table:table-cell>
          <table:table-cell/>
          <table:table-cell office:value-type="float" office:value="607" calcext:value-type="float">
            <text:p>607</text:p>
          </table:table-cell>
          <table:table-cell/>
          <table:table-cell office:value-type="float" office:value="617" calcext:value-type="float">
            <text:p>617</text:p>
          </table:table-cell>
          <table:table-cell/>
          <table:table-cell office:value-type="float" office:value="606" calcext:value-type="float">
            <text:p>606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Guess T5</text:p>
          </table:table-cell>
          <table:table-cell table:style-name="ce65" table:formula="of:=[.$B6]" office:value-type="float" office:value="877" calcext:value-type="float">
            <text:p>877</text:p>
          </table:table-cell>
          <table:table-cell/>
          <table:table-cell office:value-type="float" office:value="830" calcext:value-type="float">
            <text:p>830</text:p>
          </table:table-cell>
          <table:table-cell/>
          <table:table-cell office:value-type="float" office:value="839" calcext:value-type="float">
            <text:p>839</text:p>
          </table:table-cell>
          <table:table-cell/>
          <table:table-cell office:value-type="float" office:value="839" calcext:value-type="float">
            <text:p>839</text:p>
          </table:table-cell>
          <table:table-cell/>
          <table:table-cell office:value-type="float" office:value="824" calcext:value-type="float">
            <text:p>824</text:p>
          </table:table-cell>
          <table:table-cell/>
          <table:table-cell office:value-type="float" office:value="835" calcext:value-type="float">
            <text:p>835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Total</text:p>
          </table:table-cell>
          <table:table-cell table:style-name="ce65" table:formula="of:=[.$B7]"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TOP 1</text:p>
          </table:table-cell>
          <table:table-cell table:style-name="ce67" table:formula="of:=[.$B8]" office:value-type="percentage" office:value="0.696" calcext:value-type="percentage">
            <text:p>69.60%</text:p>
          </table:table-cell>
          <table:table-cell/>
          <table:table-cell table:style-name="ce67" office:value-type="percentage" office:value="0.602" calcext:value-type="percentage">
            <text:p>60.20%</text:p>
          </table:table-cell>
          <table:table-cell/>
          <table:table-cell table:style-name="ce67" office:value-type="percentage" office:value="0.618" calcext:value-type="percentage">
            <text:p>61.80%</text:p>
          </table:table-cell>
          <table:table-cell/>
          <table:table-cell table:style-name="ce67" office:value-type="percentage" office:value="0.607" calcext:value-type="percentage">
            <text:p>60.70%</text:p>
          </table:table-cell>
          <table:table-cell/>
          <table:table-cell table:style-name="ce67" office:value-type="percentage" office:value="0.617" calcext:value-type="percentage">
            <text:p>61.70%</text:p>
          </table:table-cell>
          <table:table-cell/>
          <table:table-cell table:style-name="ce67" office:value-type="percentage" office:value="0.606" calcext:value-type="percentage">
            <text:p>60.60%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TOP 5</text:p>
          </table:table-cell>
          <table:table-cell table:style-name="ce67" table:formula="of:=[.$B9]" office:value-type="percentage" office:value="0.877" calcext:value-type="percentage">
            <text:p>87.70%</text:p>
          </table:table-cell>
          <table:table-cell/>
          <table:table-cell table:style-name="ce67" office:value-type="percentage" office:value="0.83" calcext:value-type="percentage">
            <text:p>83.00%</text:p>
          </table:table-cell>
          <table:table-cell/>
          <table:table-cell table:style-name="ce67" office:value-type="percentage" office:value="0.839" calcext:value-type="percentage">
            <text:p>83.90%</text:p>
          </table:table-cell>
          <table:table-cell/>
          <table:table-cell table:style-name="ce67" office:value-type="percentage" office:value="0.839" calcext:value-type="percentage">
            <text:p>83.90%</text:p>
          </table:table-cell>
          <table:table-cell/>
          <table:table-cell table:style-name="ce67" office:value-type="percentage" office:value="0.824" calcext:value-type="percentage">
            <text:p>82.40%</text:p>
          </table:table-cell>
          <table:table-cell/>
          <table:table-cell table:style-name="ce67" office:value-type="percentage" office:value="0.835" calcext:value-type="percentage">
            <text:p>83.50%</text:p>
          </table:table-cell>
          <table:table-cell/>
          <table:table-cell table:style-name="Accent_20_3" office:value-type="string" calcext:value-type="string">
            <text:p>TOP 1 AVG</text:p>
          </table:table-cell>
          <table:table-cell table:style-name="Accent_20_3" office:value-type="string" calcext:value-type="string">
            <text:p>TOP 5 AVG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iff TOP 1</text:p>
          </table:table-cell>
          <table:table-cell table:style-name="ce36" table:number-columns-repeated="2"/>
          <table:table-cell table:style-name="ce44" table:formula="of:=[.D18]-[.$B18]" office:value-type="percentage" office:value="-0.094" calcext:value-type="percentage">
            <text:p>-9.40%</text:p>
          </table:table-cell>
          <table:table-cell table:style-name="ce47"/>
          <table:table-cell table:style-name="ce44" table:formula="of:=[.F18]-[.$B18]" office:value-type="percentage" office:value="-0.078" calcext:value-type="percentage">
            <text:p>-7.80%</text:p>
          </table:table-cell>
          <table:table-cell table:style-name="ce47"/>
          <table:table-cell table:style-name="ce44" table:formula="of:=[.H18]-[.$B18]" office:value-type="percentage" office:value="-0.089" calcext:value-type="percentage">
            <text:p>-8.90%</text:p>
          </table:table-cell>
          <table:table-cell table:style-name="ce47"/>
          <table:table-cell table:style-name="ce44" table:formula="of:=[.J18]-[.$B18]" office:value-type="percentage" office:value="-0.079" calcext:value-type="percentage">
            <text:p>-7.90%</text:p>
          </table:table-cell>
          <table:table-cell table:style-name="ce47"/>
          <table:table-cell table:style-name="ce44" table:formula="of:=[.L18]-[.$B18]" office:value-type="percentage" office:value="-0.09" calcext:value-type="percentage">
            <text:p>-9.00%</text:p>
          </table:table-cell>
          <table:table-cell/>
          <table:table-cell table:style-name="ce49" table:formula="of:=AVERAGE([.D10];[.F10];[.H10];[.J10];[.L10];[.D20];[.F20];[.H20];[.J20];[.L20])" office:value-type="percentage" office:value="-0.0861" calcext:value-type="percentage">
            <text:p>-8.61%</text:p>
          </table:table-cell>
          <table:table-cell table:style-name="ce49" table:formula="of:=AVERAGE([.D11];[.F11];[.H11];[.J11];[.L11];[.D21];[.F21];[.H21];[.J21];[.L21])" office:value-type="percentage" office:value="-0.0415" calcext:value-type="percentage">
            <text:p>-4.15%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iff TOP 5</text:p>
          </table:table-cell>
          <table:table-cell table:style-name="ce37" table:number-columns-repeated="2"/>
          <table:table-cell table:style-name="ce45" table:formula="of:=[.D19]-[.$B19]" office:value-type="percentage" office:value="-0.047" calcext:value-type="percentage">
            <text:p>-4.70%</text:p>
          </table:table-cell>
          <table:table-cell table:style-name="ce50"/>
          <table:table-cell table:style-name="ce45" table:formula="of:=[.F19]-[.$B19]" office:value-type="percentage" office:value="-0.038" calcext:value-type="percentage">
            <text:p>-3.80%</text:p>
          </table:table-cell>
          <table:table-cell table:style-name="ce50"/>
          <table:table-cell table:style-name="ce45" table:formula="of:=[.H19]-[.$B19]" office:value-type="percentage" office:value="-0.038" calcext:value-type="percentage">
            <text:p>-3.80%</text:p>
          </table:table-cell>
          <table:table-cell table:style-name="ce50"/>
          <table:table-cell table:style-name="ce45" table:formula="of:=[.J19]-[.$B19]" office:value-type="percentage" office:value="-0.053" calcext:value-type="percentage">
            <text:p>-5.30%</text:p>
          </table:table-cell>
          <table:table-cell table:style-name="ce50"/>
          <table:table-cell table:style-name="ce45" table:formula="of:=[.L19]-[.$B19]" office:value-type="percentage" office:value="-0.042" calcext:value-type="percentage">
            <text:p>-4.20%</text:p>
          </table:table-cell>
          <table:table-cell table:number-columns-repeated="5"/>
        </table:table-row>
        <table:table-row table:style-name="ro5" table:number-rows-repeated="3"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5"/>
        </table:table-row>
        <table:table-row table:style-name="ro7">
          <table:table-cell table:style-name="Default"/>
          <table:table-cell table:number-columns-repeated="2"/>
          <table:table-cell table:style-name="ce41" office:value-type="string" calcext:value-type="string" table:number-columns-spanned="9" table:number-rows-spanned="1">
            <text:p>InceptionV3</text:p>
          </table:table-cell>
          <table:covered-table-cell/>
          <table:covered-table-cell table:style-name="Default"/>
          <table:covered-table-cell/>
          <table:covered-table-cell table:style-name="Default"/>
          <table:covered-table-cell/>
          <table:covered-table-cell table:style-name="Default"/>
          <table:covered-table-cell/>
          <table:covered-table-cell table:style-name="Default"/>
          <table:table-cell table:number-columns-repeated="5"/>
        </table:table-row>
        <table:table-row table:style-name="ro5">
          <table:table-cell table:style-name="Default" office:value-type="string" calcext:value-type="string">
            <text:p>Seeds</text:p>
          </table:table-cell>
          <table:table-cell table:number-columns-repeated="2"/>
          <table:table-cell table:style-name="ce42" office:value-type="float" office:value="69" calcext:value-type="float">
            <text:p>69</text:p>
          </table:table-cell>
          <table:table-cell table:style-name="ce35"/>
          <table:table-cell table:style-name="ce42" office:value-type="float" office:value="666" calcext:value-type="float">
            <text:p>666</text:p>
          </table:table-cell>
          <table:table-cell/>
          <table:table-cell table:style-name="ce42" office:value-type="float" office:value="777" calcext:value-type="float">
            <text:p>777</text:p>
          </table:table-cell>
          <table:table-cell/>
          <table:table-cell table:style-name="ce42" office:value-type="float" office:value="911" calcext:value-type="float">
            <text:p>911</text:p>
          </table:table-cell>
          <table:table-cell/>
          <table:table-cell table:style-name="ce42" office:value-type="float" office:value="119" calcext:value-type="float">
            <text:p>119</text:p>
          </table:table-cell>
          <table:table-cell table:number-columns-repeated="5"/>
        </table:table-row>
        <table:table-row table:style-name="ro5">
          <table:table-cell table:style-name="Default"/>
          <table:table-cell table:style-name="Accent_20_2" office:value-type="string" calcext:value-type="string">
            <text:p>No Filters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Guess T1</text:p>
          </table:table-cell>
          <table:table-cell table:style-name="ce65" table:formula="of:=[$'A-Line'.B13]" office:value-type="float" office:value="754" calcext:value-type="float">
            <text:p>754</text:p>
          </table:table-cell>
          <table:table-cell/>
          <table:table-cell office:value-type="float" office:value="708" calcext:value-type="float">
            <text:p>708</text:p>
          </table:table-cell>
          <table:table-cell/>
          <table:table-cell office:value-type="float" office:value="701" calcext:value-type="float">
            <text:p>701</text:p>
          </table:table-cell>
          <table:table-cell/>
          <table:table-cell office:value-type="float" office:value="711" calcext:value-type="float">
            <text:p>711</text:p>
          </table:table-cell>
          <table:table-cell/>
          <table:table-cell office:value-type="float" office:value="702" calcext:value-type="float">
            <text:p>702</text:p>
          </table:table-cell>
          <table:table-cell/>
          <table:table-cell office:value-type="float" office:value="689" calcext:value-type="float">
            <text:p>689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Guess T5</text:p>
          </table:table-cell>
          <table:table-cell table:style-name="ce65" table:formula="of:=[$'A-Line'.B14]" office:value-type="float" office:value="926" calcext:value-type="float">
            <text:p>926</text:p>
          </table:table-cell>
          <table:table-cell/>
          <table:table-cell office:value-type="float" office:value="899" calcext:value-type="float">
            <text:p>899</text:p>
          </table:table-cell>
          <table:table-cell/>
          <table:table-cell office:value-type="float" office:value="899" calcext:value-type="float">
            <text:p>899</text:p>
          </table:table-cell>
          <table:table-cell/>
          <table:table-cell office:value-type="float" office:value="903" calcext:value-type="float">
            <text:p>903</text:p>
          </table:table-cell>
          <table:table-cell/>
          <table:table-cell office:value-type="float" office:value="904" calcext:value-type="float">
            <text:p>904</text:p>
          </table:table-cell>
          <table:table-cell/>
          <table:table-cell office:value-type="float" office:value="908" calcext:value-type="float">
            <text:p>908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Total</text:p>
          </table:table-cell>
          <table:table-cell table:style-name="ce65" table:formula="of:=[$'A-Line'.B15]"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TOP 1</text:p>
          </table:table-cell>
          <table:table-cell table:style-name="ce38" table:formula="of:=[$'A-Line'.B16]" office:value-type="percentage" office:value="0.754" calcext:value-type="percentage">
            <text:p>75.40%</text:p>
          </table:table-cell>
          <table:table-cell/>
          <table:table-cell table:style-name="ce67" office:value-type="percentage" office:value="0.708" calcext:value-type="percentage">
            <text:p>70.80%</text:p>
          </table:table-cell>
          <table:table-cell/>
          <table:table-cell table:style-name="ce67" office:value-type="percentage" office:value="0.701" calcext:value-type="percentage">
            <text:p>70.10%</text:p>
          </table:table-cell>
          <table:table-cell/>
          <table:table-cell table:style-name="ce67" office:value-type="percentage" office:value="0.711" calcext:value-type="percentage">
            <text:p>71.10%</text:p>
          </table:table-cell>
          <table:table-cell/>
          <table:table-cell table:style-name="ce67" office:value-type="percentage" office:value="0.702" calcext:value-type="percentage">
            <text:p>70.20%</text:p>
          </table:table-cell>
          <table:table-cell/>
          <table:table-cell table:style-name="ce67" office:value-type="percentage" office:value="0.689" calcext:value-type="percentage">
            <text:p>68.90%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TOP 5</text:p>
          </table:table-cell>
          <table:table-cell table:style-name="ce38" table:formula="of:=[$'A-Line'.B17]" office:value-type="percentage" office:value="0.926" calcext:value-type="percentage">
            <text:p>92.60%</text:p>
          </table:table-cell>
          <table:table-cell/>
          <table:table-cell table:style-name="ce67" office:value-type="percentage" office:value="0.899" calcext:value-type="percentage">
            <text:p>89.90%</text:p>
          </table:table-cell>
          <table:table-cell/>
          <table:table-cell table:style-name="ce67" office:value-type="percentage" office:value="0.899" calcext:value-type="percentage">
            <text:p>89.90%</text:p>
          </table:table-cell>
          <table:table-cell/>
          <table:table-cell table:style-name="ce67" office:value-type="percentage" office:value="0.903" calcext:value-type="percentage">
            <text:p>90.30%</text:p>
          </table:table-cell>
          <table:table-cell/>
          <table:table-cell table:style-name="ce67" office:value-type="percentage" office:value="0.904" calcext:value-type="percentage">
            <text:p>90.40%</text:p>
          </table:table-cell>
          <table:table-cell/>
          <table:table-cell table:style-name="ce67" office:value-type="percentage" office:value="0.908" calcext:value-type="percentage">
            <text:p>90.80%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Diff TOP 1</text:p>
          </table:table-cell>
          <table:table-cell table:style-name="ce36" table:number-columns-repeated="2"/>
          <table:table-cell table:style-name="ce44" table:formula="of:=[.D31]-[.$B31]" office:value-type="percentage" office:value="-0.046" calcext:value-type="percentage">
            <text:p>-4.60%</text:p>
          </table:table-cell>
          <table:table-cell table:style-name="ce47"/>
          <table:table-cell table:style-name="ce44" table:formula="of:=[.F31]-[.$B31]" office:value-type="percentage" office:value="-0.053" calcext:value-type="percentage">
            <text:p>-5.30%</text:p>
          </table:table-cell>
          <table:table-cell table:style-name="ce47"/>
          <table:table-cell table:style-name="ce44" table:formula="of:=[.H31]-[.$B31]" office:value-type="percentage" office:value="-0.043" calcext:value-type="percentage">
            <text:p>-4.30%</text:p>
          </table:table-cell>
          <table:table-cell table:style-name="ce47"/>
          <table:table-cell table:style-name="ce44" table:formula="of:=[.J31]-[.$B31]" office:value-type="percentage" office:value="-0.052" calcext:value-type="percentage">
            <text:p>-5.20%</text:p>
          </table:table-cell>
          <table:table-cell table:style-name="ce47"/>
          <table:table-cell table:style-name="ce44" table:formula="of:=[.L31]-[.$B31]" office:value-type="percentage" office:value="-0.0650000000000001" calcext:value-type="percentage">
            <text:p>-6.50%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Diff TOP 5</text:p>
          </table:table-cell>
          <table:table-cell table:style-name="ce37" table:number-columns-repeated="2"/>
          <table:table-cell table:style-name="ce45" table:formula="of:=[.D32]-[.$B32]" office:value-type="percentage" office:value="-0.027" calcext:value-type="percentage">
            <text:p>-2.70%</text:p>
          </table:table-cell>
          <table:table-cell table:style-name="ce50"/>
          <table:table-cell table:style-name="ce45" table:formula="of:=[.F32]-[.$B32]" office:value-type="percentage" office:value="-0.027" calcext:value-type="percentage">
            <text:p>-2.70%</text:p>
          </table:table-cell>
          <table:table-cell table:style-name="ce50"/>
          <table:table-cell table:style-name="ce45" table:formula="of:=[.H32]-[.$B32]" office:value-type="percentage" office:value="-0.023" calcext:value-type="percentage">
            <text:p>-2.30%</text:p>
          </table:table-cell>
          <table:table-cell table:style-name="ce50"/>
          <table:table-cell table:style-name="ce45" table:formula="of:=[.J32]-[.$B32]" office:value-type="percentage" office:value="-0.022" calcext:value-type="percentage">
            <text:p>-2.20%</text:p>
          </table:table-cell>
          <table:table-cell table:style-name="ce50"/>
          <table:table-cell table:style-name="ce45" table:formula="of:=[.L32]-[.$B32]" office:value-type="percentage" office:value="-0.018" calcext:value-type="percentage">
            <text:p>-1.80%</text:p>
          </table:table-cell>
          <table:table-cell table:number-columns-repeated="5"/>
        </table:table-row>
        <table:table-row table:style-name="ro5"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5"/>
        </table:table-row>
        <table:table-row table:style-name="ro5">
          <table:table-cell table:style-name="Default" office:value-type="string" calcext:value-type="string">
            <text:p>Seeds</text:p>
          </table:table-cell>
          <table:table-cell table:number-columns-repeated="2"/>
          <table:table-cell table:style-name="ce42" office:value-type="float" office:value="420" calcext:value-type="float">
            <text:p>420</text:p>
          </table:table-cell>
          <table:table-cell/>
          <table:table-cell table:style-name="ce42" office:value-type="float" office:value="1308" calcext:value-type="float">
            <text:p>1308</text:p>
          </table:table-cell>
          <table:table-cell/>
          <table:table-cell table:style-name="ce42" office:value-type="float" office:value="7" calcext:value-type="float">
            <text:p>7</text:p>
          </table:table-cell>
          <table:table-cell/>
          <table:table-cell table:style-name="ce42" office:value-type="float" office:value="23" calcext:value-type="float">
            <text:p>23</text:p>
          </table:table-cell>
          <table:table-cell/>
          <table:table-cell table:style-name="ce42" office:value-type="float" office:value="9" calcext:value-type="float">
            <text:p>9</text:p>
          </table:table-cell>
          <table:table-cell table:number-columns-repeated="5"/>
        </table:table-row>
        <table:table-row table:style-name="ro5">
          <table:table-cell table:style-name="Default"/>
          <table:table-cell table:style-name="Accent_20_2" office:value-type="string" calcext:value-type="string">
            <text:p>No Filters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Guess T1</text:p>
          </table:table-cell>
          <table:table-cell table:style-name="ce65" table:formula="of:=[.$B28]" office:value-type="float" office:value="754" calcext:value-type="float">
            <text:p>754</text:p>
          </table:table-cell>
          <table:table-cell/>
          <table:table-cell office:value-type="float" office:value="712" calcext:value-type="float">
            <text:p>712</text:p>
          </table:table-cell>
          <table:table-cell/>
          <table:table-cell office:value-type="float" office:value="705" calcext:value-type="float">
            <text:p>705</text:p>
          </table:table-cell>
          <table:table-cell/>
          <table:table-cell office:value-type="float" office:value="700" calcext:value-type="float">
            <text:p>700</text:p>
          </table:table-cell>
          <table:table-cell/>
          <table:table-cell office:value-type="float" office:value="701" calcext:value-type="float">
            <text:p>701</text:p>
          </table:table-cell>
          <table:table-cell/>
          <table:table-cell office:value-type="float" office:value="709" calcext:value-type="float">
            <text:p>709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Guess T5</text:p>
          </table:table-cell>
          <table:table-cell table:style-name="ce65" table:formula="of:=[.$B29]" office:value-type="float" office:value="926" calcext:value-type="float">
            <text:p>926</text:p>
          </table:table-cell>
          <table:table-cell/>
          <table:table-cell office:value-type="float" office:value="905" calcext:value-type="float">
            <text:p>905</text:p>
          </table:table-cell>
          <table:table-cell/>
          <table:table-cell office:value-type="float" office:value="902" calcext:value-type="float">
            <text:p>902</text:p>
          </table:table-cell>
          <table:table-cell/>
          <table:table-cell office:value-type="float" office:value="898" calcext:value-type="float">
            <text:p>898</text:p>
          </table:table-cell>
          <table:table-cell/>
          <table:table-cell office:value-type="float" office:value="907" calcext:value-type="float">
            <text:p>907</text:p>
          </table:table-cell>
          <table:table-cell/>
          <table:table-cell office:value-type="float" office:value="895" calcext:value-type="float">
            <text:p>895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Total</text:p>
          </table:table-cell>
          <table:table-cell table:style-name="ce65" table:formula="of:=[.$B30]"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TOP 1</text:p>
          </table:table-cell>
          <table:table-cell table:style-name="ce67" table:formula="of:=[.$B31]" office:value-type="percentage" office:value="0.754" calcext:value-type="percentage">
            <text:p>75.40%</text:p>
          </table:table-cell>
          <table:table-cell/>
          <table:table-cell table:style-name="ce67" office:value-type="percentage" office:value="0.712" calcext:value-type="percentage">
            <text:p>71.20%</text:p>
          </table:table-cell>
          <table:table-cell/>
          <table:table-cell table:style-name="ce67" office:value-type="percentage" office:value="0.705" calcext:value-type="percentage">
            <text:p>70.50%</text:p>
          </table:table-cell>
          <table:table-cell/>
          <table:table-cell table:style-name="ce67" office:value-type="percentage" office:value="0.7" calcext:value-type="percentage">
            <text:p>70.00%</text:p>
          </table:table-cell>
          <table:table-cell/>
          <table:table-cell table:style-name="ce67" office:value-type="percentage" office:value="0.701" calcext:value-type="percentage">
            <text:p>70.10%</text:p>
          </table:table-cell>
          <table:table-cell/>
          <table:table-cell table:style-name="ce67" office:value-type="percentage" office:value="0.709" calcext:value-type="percentage">
            <text:p>70.90%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TOP 5</text:p>
          </table:table-cell>
          <table:table-cell table:style-name="ce67" table:formula="of:=[.$B32]" office:value-type="percentage" office:value="0.926" calcext:value-type="percentage">
            <text:p>92.60%</text:p>
          </table:table-cell>
          <table:table-cell/>
          <table:table-cell table:style-name="ce67" office:value-type="percentage" office:value="0.905" calcext:value-type="percentage">
            <text:p>90.50%</text:p>
          </table:table-cell>
          <table:table-cell/>
          <table:table-cell table:style-name="ce67" office:value-type="percentage" office:value="0.902" calcext:value-type="percentage">
            <text:p>90.20%</text:p>
          </table:table-cell>
          <table:table-cell/>
          <table:table-cell table:style-name="ce67" office:value-type="percentage" office:value="0.898" calcext:value-type="percentage">
            <text:p>89.80%</text:p>
          </table:table-cell>
          <table:table-cell/>
          <table:table-cell table:style-name="ce67" office:value-type="percentage" office:value="0.907" calcext:value-type="percentage">
            <text:p>90.70%</text:p>
          </table:table-cell>
          <table:table-cell/>
          <table:table-cell table:style-name="ce67" office:value-type="percentage" office:value="0.895" calcext:value-type="percentage">
            <text:p>89.50%</text:p>
          </table:table-cell>
          <table:table-cell/>
          <table:table-cell table:style-name="Accent_20_3" office:value-type="string" calcext:value-type="string">
            <text:p>TOP 1 AVG</text:p>
          </table:table-cell>
          <table:table-cell table:style-name="Accent_20_3" office:value-type="string" calcext:value-type="string">
            <text:p>TOP 5 AVG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iff TOP 1</text:p>
          </table:table-cell>
          <table:table-cell table:style-name="ce36" table:number-columns-repeated="2"/>
          <table:table-cell table:style-name="ce44" table:formula="of:=[.D41]-[.$B41]" office:value-type="percentage" office:value="-0.042" calcext:value-type="percentage">
            <text:p>-4.20%</text:p>
          </table:table-cell>
          <table:table-cell table:style-name="ce47"/>
          <table:table-cell table:style-name="ce44" table:formula="of:=[.F41]-[.$B41]" office:value-type="percentage" office:value="-0.049" calcext:value-type="percentage">
            <text:p>-4.90%</text:p>
          </table:table-cell>
          <table:table-cell table:style-name="ce47"/>
          <table:table-cell table:style-name="ce44" table:formula="of:=[.H41]-[.$B41]" office:value-type="percentage" office:value="-0.0540000000000001" calcext:value-type="percentage">
            <text:p>-5.40%</text:p>
          </table:table-cell>
          <table:table-cell table:style-name="ce47"/>
          <table:table-cell table:style-name="ce44" table:formula="of:=[.J41]-[.$B41]" office:value-type="percentage" office:value="-0.053" calcext:value-type="percentage">
            <text:p>-5.30%</text:p>
          </table:table-cell>
          <table:table-cell table:style-name="ce47"/>
          <table:table-cell table:style-name="ce44" table:formula="of:=[.L41]-[.$B41]" office:value-type="percentage" office:value="-0.045" calcext:value-type="percentage">
            <text:p>-4.50%</text:p>
          </table:table-cell>
          <table:table-cell/>
          <table:table-cell table:style-name="ce49" table:formula="of:=AVERAGE([.D33];[.F33];[.H33];[.J33];[.L33];[.D43];[.F43];[.H43];[.J43];[.L43])" office:value-type="percentage" office:value="-0.0502" calcext:value-type="percentage">
            <text:p>-5.02%</text:p>
          </table:table-cell>
          <table:table-cell table:style-name="ce49" table:formula="of:=AVERAGE([.D34];[.F34];[.H34];[.J34];[.L34];[.D44];[.F44];[.H44];[.J44];[.L44])" office:value-type="percentage" office:value="-0.024" calcext:value-type="percentage">
            <text:p>-2.40%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iff TOP 5</text:p>
          </table:table-cell>
          <table:table-cell table:style-name="ce37" table:number-columns-repeated="2"/>
          <table:table-cell table:style-name="ce45" table:formula="of:=[.D42]-[.$B42]" office:value-type="percentage" office:value="-0.021" calcext:value-type="percentage">
            <text:p>-2.10%</text:p>
          </table:table-cell>
          <table:table-cell table:style-name="ce50"/>
          <table:table-cell table:style-name="ce45" table:formula="of:=[.F42]-[.$B42]" office:value-type="percentage" office:value="-0.024" calcext:value-type="percentage">
            <text:p>-2.40%</text:p>
          </table:table-cell>
          <table:table-cell table:style-name="ce50"/>
          <table:table-cell table:style-name="ce45" table:formula="of:=[.H42]-[.$B42]" office:value-type="percentage" office:value="-0.028" calcext:value-type="percentage">
            <text:p>-2.80%</text:p>
          </table:table-cell>
          <table:table-cell table:style-name="ce50"/>
          <table:table-cell table:style-name="ce45" table:formula="of:=[.J42]-[.$B42]" office:value-type="percentage" office:value="-0.019" calcext:value-type="percentage">
            <text:p>-1.90%</text:p>
          </table:table-cell>
          <table:table-cell table:style-name="ce50"/>
          <table:table-cell table:style-name="ce45" table:formula="of:=[.L42]-[.$B42]" office:value-type="percentage" office:value="-0.031" calcext:value-type="percentage">
            <text:p>-3.10%</text:p>
          </table:table-cell>
          <table:table-cell table:number-columns-repeated="5"/>
        </table:table-row>
        <table:table-row table:style-name="ro5" table:number-rows-repeated="2"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5"/>
        </table:table-row>
        <table:table-row table:style-name="ro7">
          <table:table-cell table:style-name="Default"/>
          <table:table-cell table:number-columns-repeated="2"/>
          <table:table-cell table:style-name="ce41" office:value-type="string" calcext:value-type="string" table:number-columns-spanned="9" table:number-rows-spanned="1">
            <text:p>ResNet152 V2</text:p>
          </table:table-cell>
          <table:covered-table-cell/>
          <table:covered-table-cell table:style-name="Default"/>
          <table:covered-table-cell/>
          <table:covered-table-cell table:style-name="Default"/>
          <table:covered-table-cell/>
          <table:covered-table-cell table:style-name="Default"/>
          <table:covered-table-cell/>
          <table:covered-table-cell table:style-name="Default"/>
          <table:table-cell table:number-columns-repeated="5"/>
        </table:table-row>
        <table:table-row table:style-name="ro5">
          <table:table-cell table:style-name="Default" office:value-type="string" calcext:value-type="string">
            <text:p>Seeds</text:p>
          </table:table-cell>
          <table:table-cell table:number-columns-repeated="2"/>
          <table:table-cell table:style-name="ce42" office:value-type="float" office:value="69" calcext:value-type="float">
            <text:p>69</text:p>
          </table:table-cell>
          <table:table-cell table:style-name="ce35"/>
          <table:table-cell table:style-name="ce42" office:value-type="float" office:value="666" calcext:value-type="float">
            <text:p>666</text:p>
          </table:table-cell>
          <table:table-cell/>
          <table:table-cell table:style-name="ce42" office:value-type="float" office:value="777" calcext:value-type="float">
            <text:p>777</text:p>
          </table:table-cell>
          <table:table-cell/>
          <table:table-cell table:style-name="ce42" office:value-type="float" office:value="911" calcext:value-type="float">
            <text:p>911</text:p>
          </table:table-cell>
          <table:table-cell/>
          <table:table-cell table:style-name="ce42" office:value-type="float" office:value="119" calcext:value-type="float">
            <text:p>119</text:p>
          </table:table-cell>
          <table:table-cell/>
          <table:table-cell table:style-name="Accent_20_2" office:value-type="string" calcext:value-type="string">
            <text:p>No Filters</text:p>
          </table:table-cell>
          <table:table-cell table:style-name="ce56" office:value-type="string" calcext:value-type="string" table:number-columns-spanned="3" table:number-rows-spanned="3">
            <text:p>Risultati ottenuti dai modelli con le immagini originali del dataset Aline</text:p>
          </table:table-cell>
          <table:covered-table-cell table:number-columns-repeated="2"/>
        </table:table-row>
        <table:table-row table:style-name="ro5">
          <table:table-cell table:style-name="Default"/>
          <table:table-cell table:style-name="Accent_20_2" office:value-type="string" calcext:value-type="string">
            <text:p>No Filters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 table:number-columns-repeated="2"/>
          <table:covered-table-cell table:number-columns-repeated="3"/>
        </table:table-row>
        <table:table-row table:style-name="ro4">
          <table:table-cell office:value-type="string" calcext:value-type="string">
            <text:p>Guess T1</text:p>
          </table:table-cell>
          <table:table-cell table:style-name="ce65" table:formula="of:=[$'A-Line'.B22]" office:value-type="float" office:value="690" calcext:value-type="float">
            <text:p>690</text:p>
          </table:table-cell>
          <table:table-cell/>
          <table:table-cell office:value-type="float" office:value="611" calcext:value-type="float">
            <text:p>611</text:p>
          </table:table-cell>
          <table:table-cell/>
          <table:table-cell office:value-type="float" office:value="614" calcext:value-type="float">
            <text:p>614</text:p>
          </table:table-cell>
          <table:table-cell/>
          <table:table-cell office:value-type="float" office:value="601" calcext:value-type="float">
            <text:p>601</text:p>
          </table:table-cell>
          <table:table-cell/>
          <table:table-cell office:value-type="float" office:value="607" calcext:value-type="float">
            <text:p>607</text:p>
          </table:table-cell>
          <table:table-cell/>
          <table:table-cell office:value-type="float" office:value="612" calcext:value-type="float">
            <text:p>612</text:p>
          </table:table-cell>
          <table:table-cell table:number-columns-repeated="2"/>
          <table:covered-table-cell table:number-columns-repeated="3"/>
        </table:table-row>
        <table:table-row table:style-name="ro4">
          <table:table-cell office:value-type="string" calcext:value-type="string">
            <text:p>Guess T5</text:p>
          </table:table-cell>
          <table:table-cell table:style-name="ce65" table:formula="of:=[$'A-Line'.B23]" office:value-type="float" office:value="885" calcext:value-type="float">
            <text:p>885</text:p>
          </table:table-cell>
          <table:table-cell/>
          <table:table-cell office:value-type="float" office:value="824" calcext:value-type="float">
            <text:p>824</text:p>
          </table:table-cell>
          <table:table-cell/>
          <table:table-cell office:value-type="float" office:value="837" calcext:value-type="float">
            <text:p>837</text:p>
          </table:table-cell>
          <table:table-cell/>
          <table:table-cell office:value-type="float" office:value="840" calcext:value-type="float">
            <text:p>840</text:p>
          </table:table-cell>
          <table:table-cell/>
          <table:table-cell office:value-type="float" office:value="828" calcext:value-type="float">
            <text:p>828</text:p>
          </table:table-cell>
          <table:table-cell/>
          <table:table-cell office:value-type="float" office:value="825" calcext:value-type="float">
            <text:p>825</text:p>
          </table:table-cell>
          <table:table-cell/>
          <table:table-cell table:style-name="ce42" office:value-type="float" office:value="1234" calcext:value-type="float">
            <text:p>1234</text:p>
          </table:table-cell>
          <table:table-cell table:style-name="ce56" office:value-type="string" calcext:value-type="string" table:number-columns-spanned="3" table:number-rows-spanned="3">
            <text:p>Seed applicato alla generazione random dei filtri</text:p>
          </table:table-cell>
          <table:covered-table-cell table:number-columns-repeated="2"/>
        </table:table-row>
        <table:table-row table:style-name="ro4">
          <table:table-cell office:value-type="string" calcext:value-type="string">
            <text:p>Total</text:p>
          </table:table-cell>
          <table:table-cell table:style-name="ce65" table:formula="of:=[$'A-Line'.B24]"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  <table:covered-table-cell table:number-columns-repeated="3"/>
        </table:table-row>
        <table:table-row table:style-name="ro4">
          <table:table-cell office:value-type="string" calcext:value-type="string">
            <text:p>TOP 1</text:p>
          </table:table-cell>
          <table:table-cell table:style-name="ce38" table:formula="of:=[$'A-Line'.B25]" office:value-type="percentage" office:value="0.69" calcext:value-type="percentage">
            <text:p>69.00%</text:p>
          </table:table-cell>
          <table:table-cell/>
          <table:table-cell table:style-name="ce67" office:value-type="percentage" office:value="0.611" calcext:value-type="percentage">
            <text:p>61.10%</text:p>
          </table:table-cell>
          <table:table-cell/>
          <table:table-cell table:style-name="ce67" office:value-type="percentage" office:value="0.614" calcext:value-type="percentage">
            <text:p>61.40%</text:p>
          </table:table-cell>
          <table:table-cell/>
          <table:table-cell table:style-name="ce67" office:value-type="percentage" office:value="0.601" calcext:value-type="percentage">
            <text:p>60.10%</text:p>
          </table:table-cell>
          <table:table-cell/>
          <table:table-cell table:style-name="ce67" office:value-type="percentage" office:value="0.607" calcext:value-type="percentage">
            <text:p>60.70%</text:p>
          </table:table-cell>
          <table:table-cell/>
          <table:table-cell table:style-name="ce67" office:value-type="percentage" office:value="0.612" calcext:value-type="percentage">
            <text:p>61.20%</text:p>
          </table:table-cell>
          <table:table-cell table:number-columns-repeated="2"/>
          <table:covered-table-cell table:number-columns-repeated="3"/>
        </table:table-row>
        <table:table-row table:style-name="ro4">
          <table:table-cell office:value-type="string" calcext:value-type="string">
            <text:p>TOP 5</text:p>
          </table:table-cell>
          <table:table-cell table:style-name="ce38" table:formula="of:=[$'A-Line'.B26]" office:value-type="percentage" office:value="0.885" calcext:value-type="percentage">
            <text:p>88.50%</text:p>
          </table:table-cell>
          <table:table-cell/>
          <table:table-cell table:style-name="ce67" office:value-type="percentage" office:value="0.824" calcext:value-type="percentage">
            <text:p>82.40%</text:p>
          </table:table-cell>
          <table:table-cell/>
          <table:table-cell table:style-name="ce67" office:value-type="percentage" office:value="0.837" calcext:value-type="percentage">
            <text:p>83.70%</text:p>
          </table:table-cell>
          <table:table-cell/>
          <table:table-cell table:style-name="ce67" office:value-type="percentage" office:value="0.84" calcext:value-type="percentage">
            <text:p>84.00%</text:p>
          </table:table-cell>
          <table:table-cell/>
          <table:table-cell table:style-name="ce67" office:value-type="percentage" office:value="0.828" calcext:value-type="percentage">
            <text:p>82.80%</text:p>
          </table:table-cell>
          <table:table-cell/>
          <table:table-cell table:style-name="ce67" office:value-type="percentage" office:value="0.825" calcext:value-type="percentage">
            <text:p>82.50%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 table:style-name="ce56" office:value-type="string" calcext:value-type="string" table:number-columns-spanned="3" table:number-rows-spanned="3">
            <text:p>Risultati ottenuti dal testing dei modelli con le immagini del dataset Aline alterato dai filtri di Diego.</text:p>
          </table:table-cell>
          <table:covered-table-cell table:number-columns-repeated="2"/>
        </table:table-row>
        <table:table-row table:style-name="ro4">
          <table:table-cell office:value-type="string" calcext:value-type="string">
            <text:p>Diff TOP 1</text:p>
          </table:table-cell>
          <table:table-cell table:style-name="ce36" table:number-columns-repeated="2"/>
          <table:table-cell table:style-name="ce44" table:formula="of:=[.D53]-[.$B53]" office:value-type="percentage" office:value="-0.079" calcext:value-type="percentage">
            <text:p>-7.90%</text:p>
          </table:table-cell>
          <table:table-cell table:style-name="ce47"/>
          <table:table-cell table:style-name="ce44" table:formula="of:=[.F53]-[.$B53]" office:value-type="percentage" office:value="-0.076" calcext:value-type="percentage">
            <text:p>-7.60%</text:p>
          </table:table-cell>
          <table:table-cell table:style-name="ce47"/>
          <table:table-cell table:style-name="ce44" table:formula="of:=[.H53]-[.$B53]" office:value-type="percentage" office:value="-0.089" calcext:value-type="percentage">
            <text:p>-8.90%</text:p>
          </table:table-cell>
          <table:table-cell table:style-name="ce47"/>
          <table:table-cell table:style-name="ce44" table:formula="of:=[.J53]-[.$B53]" office:value-type="percentage" office:value="-0.083" calcext:value-type="percentage">
            <text:p>-8.30%</text:p>
          </table:table-cell>
          <table:table-cell table:style-name="ce47"/>
          <table:table-cell table:style-name="ce44" table:formula="of:=[.L53]-[.$B53]" office:value-type="percentage" office:value="-0.078" calcext:value-type="percentage">
            <text:p>-7.80%</text:p>
          </table:table-cell>
          <table:table-cell table:number-columns-repeated="2"/>
          <table:covered-table-cell table:number-columns-repeated="3"/>
        </table:table-row>
        <table:table-row table:style-name="ro4">
          <table:table-cell office:value-type="string" calcext:value-type="string">
            <text:p>Diff TOP 5</text:p>
          </table:table-cell>
          <table:table-cell table:style-name="ce37" table:number-columns-repeated="2"/>
          <table:table-cell table:style-name="ce45" table:formula="of:=[.D54]-[.$B54]" office:value-type="percentage" office:value="-0.0610000000000001" calcext:value-type="percentage">
            <text:p>-6.10%</text:p>
          </table:table-cell>
          <table:table-cell table:style-name="ce50"/>
          <table:table-cell table:style-name="ce45" table:formula="of:=[.F54]-[.$B54]" office:value-type="percentage" office:value="-0.048" calcext:value-type="percentage">
            <text:p>-4.80%</text:p>
          </table:table-cell>
          <table:table-cell table:style-name="ce50"/>
          <table:table-cell table:style-name="ce45" table:formula="of:=[.H54]-[.$B54]" office:value-type="percentage" office:value="-0.045" calcext:value-type="percentage">
            <text:p>-4.50%</text:p>
          </table:table-cell>
          <table:table-cell table:style-name="ce50"/>
          <table:table-cell table:style-name="ce45" table:formula="of:=[.J54]-[.$B54]" office:value-type="percentage" office:value="-0.057" calcext:value-type="percentage">
            <text:p>-5.70%</text:p>
          </table:table-cell>
          <table:table-cell table:style-name="ce50"/>
          <table:table-cell table:style-name="ce45" table:formula="of:=[.L54]-[.$B54]" office:value-type="percentage" office:value="-0.0600000000000001" calcext:value-type="percentage">
            <text:p>-6.00%</text:p>
          </table:table-cell>
          <table:table-cell table:number-columns-repeated="2"/>
          <table:covered-table-cell table:number-columns-repeated="3"/>
        </table:table-row>
        <table:table-row table:style-name="ro5"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5"/>
        </table:table-row>
        <table:table-row table:style-name="ro5">
          <table:table-cell table:style-name="Default" office:value-type="string" calcext:value-type="string">
            <text:p>Seeds</text:p>
          </table:table-cell>
          <table:table-cell table:number-columns-repeated="2"/>
          <table:table-cell table:style-name="ce42" office:value-type="float" office:value="420" calcext:value-type="float">
            <text:p>420</text:p>
          </table:table-cell>
          <table:table-cell/>
          <table:table-cell table:style-name="ce42" office:value-type="float" office:value="1308" calcext:value-type="float">
            <text:p>1308</text:p>
          </table:table-cell>
          <table:table-cell/>
          <table:table-cell table:style-name="ce42" office:value-type="float" office:value="7" calcext:value-type="float">
            <text:p>7</text:p>
          </table:table-cell>
          <table:table-cell/>
          <table:table-cell table:style-name="ce42" office:value-type="float" office:value="23" calcext:value-type="float">
            <text:p>23</text:p>
          </table:table-cell>
          <table:table-cell/>
          <table:table-cell table:style-name="ce42" office:value-type="float" office:value="9" calcext:value-type="float">
            <text:p>9</text:p>
          </table:table-cell>
          <table:table-cell table:number-columns-repeated="5"/>
        </table:table-row>
        <table:table-row table:style-name="ro5">
          <table:table-cell table:style-name="Default"/>
          <table:table-cell table:style-name="Accent_20_2" office:value-type="string" calcext:value-type="string">
            <text:p>No Filters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Guess T1</text:p>
          </table:table-cell>
          <table:table-cell table:style-name="ce65" table:formula="of:=[.B50]" office:value-type="float" office:value="690" calcext:value-type="float">
            <text:p>690</text:p>
          </table:table-cell>
          <table:table-cell/>
          <table:table-cell office:value-type="float" office:value="608" calcext:value-type="float">
            <text:p>608</text:p>
          </table:table-cell>
          <table:table-cell/>
          <table:table-cell office:value-type="float" office:value="606" calcext:value-type="float">
            <text:p>606</text:p>
          </table:table-cell>
          <table:table-cell/>
          <table:table-cell office:value-type="float" office:value="604" calcext:value-type="float">
            <text:p>604</text:p>
          </table:table-cell>
          <table:table-cell/>
          <table:table-cell office:value-type="float" office:value="613" calcext:value-type="float">
            <text:p>613</text:p>
          </table:table-cell>
          <table:table-cell/>
          <table:table-cell office:value-type="float" office:value="617" calcext:value-type="float">
            <text:p>617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Guess T5</text:p>
          </table:table-cell>
          <table:table-cell table:style-name="ce65" table:formula="of:=[.B51]" office:value-type="float" office:value="885" calcext:value-type="float">
            <text:p>885</text:p>
          </table:table-cell>
          <table:table-cell/>
          <table:table-cell office:value-type="float" office:value="837" calcext:value-type="float">
            <text:p>837</text:p>
          </table:table-cell>
          <table:table-cell/>
          <table:table-cell office:value-type="float" office:value="841" calcext:value-type="float">
            <text:p>841</text:p>
          </table:table-cell>
          <table:table-cell/>
          <table:table-cell office:value-type="float" office:value="833" calcext:value-type="float">
            <text:p>833</text:p>
          </table:table-cell>
          <table:table-cell/>
          <table:table-cell office:value-type="float" office:value="837" calcext:value-type="float">
            <text:p>837</text:p>
          </table:table-cell>
          <table:table-cell/>
          <table:table-cell office:value-type="float" office:value="827" calcext:value-type="float">
            <text:p>827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Total</text:p>
          </table:table-cell>
          <table:table-cell table:style-name="ce65" table:formula="of:=[.B52]"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TOP 1</text:p>
          </table:table-cell>
          <table:table-cell table:style-name="ce67" table:formula="of:=[.B53]" office:value-type="percentage" office:value="0.69" calcext:value-type="percentage">
            <text:p>69.00%</text:p>
          </table:table-cell>
          <table:table-cell/>
          <table:table-cell table:style-name="ce67" office:value-type="percentage" office:value="0.608" calcext:value-type="percentage">
            <text:p>60.80%</text:p>
          </table:table-cell>
          <table:table-cell/>
          <table:table-cell table:style-name="ce67" office:value-type="percentage" office:value="0.606" calcext:value-type="percentage">
            <text:p>60.60%</text:p>
          </table:table-cell>
          <table:table-cell/>
          <table:table-cell table:style-name="ce67" office:value-type="percentage" office:value="0.604" calcext:value-type="percentage">
            <text:p>60.40%</text:p>
          </table:table-cell>
          <table:table-cell/>
          <table:table-cell table:style-name="ce67" office:value-type="percentage" office:value="0.613" calcext:value-type="percentage">
            <text:p>61.30%</text:p>
          </table:table-cell>
          <table:table-cell/>
          <table:table-cell table:style-name="ce67" office:value-type="percentage" office:value="0.617" calcext:value-type="percentage">
            <text:p>61.70%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TOP 5</text:p>
          </table:table-cell>
          <table:table-cell table:style-name="ce67" table:formula="of:=[.B54]" office:value-type="percentage" office:value="0.885" calcext:value-type="percentage">
            <text:p>88.50%</text:p>
          </table:table-cell>
          <table:table-cell/>
          <table:table-cell table:style-name="ce67" office:value-type="percentage" office:value="0.837" calcext:value-type="percentage">
            <text:p>83.70%</text:p>
          </table:table-cell>
          <table:table-cell/>
          <table:table-cell table:style-name="ce67" office:value-type="percentage" office:value="0.841" calcext:value-type="percentage">
            <text:p>84.10%</text:p>
          </table:table-cell>
          <table:table-cell/>
          <table:table-cell table:style-name="ce67" office:value-type="percentage" office:value="0.833" calcext:value-type="percentage">
            <text:p>83.30%</text:p>
          </table:table-cell>
          <table:table-cell/>
          <table:table-cell table:style-name="ce67" office:value-type="percentage" office:value="0.837" calcext:value-type="percentage">
            <text:p>83.70%</text:p>
          </table:table-cell>
          <table:table-cell/>
          <table:table-cell table:style-name="ce67" office:value-type="percentage" office:value="0.827" calcext:value-type="percentage">
            <text:p>82.70%</text:p>
          </table:table-cell>
          <table:table-cell/>
          <table:table-cell table:style-name="Accent_20_3" office:value-type="string" calcext:value-type="string">
            <text:p>TOP 1 AVG</text:p>
          </table:table-cell>
          <table:table-cell table:style-name="Accent_20_3" office:value-type="string" calcext:value-type="string">
            <text:p>TOP 5 AVG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iff TOP 1</text:p>
          </table:table-cell>
          <table:table-cell table:style-name="ce36" table:number-columns-repeated="2"/>
          <table:table-cell table:style-name="ce44" table:formula="of:=[.D63]-[.$B63]" office:value-type="percentage" office:value="-0.082" calcext:value-type="percentage">
            <text:p>-8.20%</text:p>
          </table:table-cell>
          <table:table-cell table:style-name="ce47"/>
          <table:table-cell table:style-name="ce44" table:formula="of:=[.F63]-[.$B63]" office:value-type="percentage" office:value="-0.084" calcext:value-type="percentage">
            <text:p>-8.40%</text:p>
          </table:table-cell>
          <table:table-cell table:style-name="ce47"/>
          <table:table-cell table:style-name="ce44" table:formula="of:=[.H63]-[.$B63]" office:value-type="percentage" office:value="-0.086" calcext:value-type="percentage">
            <text:p>-8.60%</text:p>
          </table:table-cell>
          <table:table-cell table:style-name="ce47"/>
          <table:table-cell table:style-name="ce44" table:formula="of:=[.J63]-[.$B63]" office:value-type="percentage" office:value="-0.077" calcext:value-type="percentage">
            <text:p>-7.70%</text:p>
          </table:table-cell>
          <table:table-cell table:style-name="ce47"/>
          <table:table-cell table:style-name="ce44" table:formula="of:=[.L63]-[.$B63]" office:value-type="percentage" office:value="-0.073" calcext:value-type="percentage">
            <text:p>-7.30%</text:p>
          </table:table-cell>
          <table:table-cell/>
          <table:table-cell table:style-name="ce49" table:formula="of:=AVERAGE([.D55];[.F55];[.H55];[.J55];[.L55];[.D65];[.F65];[.H65];[.J65];[.L65])" office:value-type="percentage" office:value="-0.0807" calcext:value-type="percentage">
            <text:p>-8.07%</text:p>
          </table:table-cell>
          <table:table-cell table:style-name="ce49" table:formula="of:=AVERAGE([.D56];[.F56];[.H56];[.J56];[.L56];[.D66];[.F66];[.H66];[.J66];[.L66])" office:value-type="percentage" office:value="-0.0521" calcext:value-type="percentage">
            <text:p>-5.21%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iff TOP 5</text:p>
          </table:table-cell>
          <table:table-cell table:style-name="ce37" table:number-columns-repeated="2"/>
          <table:table-cell table:style-name="ce45" table:formula="of:=[.D64]-[.$B64]" office:value-type="percentage" office:value="-0.048" calcext:value-type="percentage">
            <text:p>-4.80%</text:p>
          </table:table-cell>
          <table:table-cell table:style-name="ce50"/>
          <table:table-cell table:style-name="ce45" table:formula="of:=[.F64]-[.$B64]" office:value-type="percentage" office:value="-0.044" calcext:value-type="percentage">
            <text:p>-4.40%</text:p>
          </table:table-cell>
          <table:table-cell table:style-name="ce50"/>
          <table:table-cell table:style-name="ce45" table:formula="of:=[.H64]-[.$B64]" office:value-type="percentage" office:value="-0.052" calcext:value-type="percentage">
            <text:p>-5.20%</text:p>
          </table:table-cell>
          <table:table-cell table:style-name="ce50"/>
          <table:table-cell table:style-name="ce45" table:formula="of:=[.J64]-[.$B64]" office:value-type="percentage" office:value="-0.048" calcext:value-type="percentage">
            <text:p>-4.80%</text:p>
          </table:table-cell>
          <table:table-cell table:style-name="ce50"/>
          <table:table-cell table:style-name="ce45" table:formula="of:=[.L64]-[.$B64]" office:value-type="percentage" office:value="-0.0580000000000001" calcext:value-type="percentage">
            <text:p>-5.80%</text:p>
          </table:table-cell>
          <table:table-cell table:number-columns-repeated="5"/>
        </table:table-row>
        <table:table-row table:style-name="ro5" table:number-rows-repeated="2"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5"/>
        </table:table-row>
        <table:table-row table:style-name="ro7">
          <table:table-cell table:style-name="Default"/>
          <table:table-cell table:number-columns-repeated="2"/>
          <table:table-cell table:style-name="ce41" office:value-type="string" calcext:value-type="string" table:number-columns-spanned="9" table:number-rows-spanned="1">
            <text:p>ResNet50 V2</text:p>
          </table:table-cell>
          <table:covered-table-cell/>
          <table:covered-table-cell table:style-name="Default"/>
          <table:covered-table-cell/>
          <table:covered-table-cell table:style-name="Default"/>
          <table:covered-table-cell/>
          <table:covered-table-cell table:style-name="Default"/>
          <table:covered-table-cell/>
          <table:covered-table-cell table:style-name="Default"/>
          <table:table-cell table:number-columns-repeated="5"/>
        </table:table-row>
        <table:table-row table:style-name="ro5">
          <table:table-cell table:style-name="Default" office:value-type="string" calcext:value-type="string">
            <text:p>Seeds</text:p>
          </table:table-cell>
          <table:table-cell table:number-columns-repeated="2"/>
          <table:table-cell table:style-name="ce42" office:value-type="float" office:value="69" calcext:value-type="float">
            <text:p>69</text:p>
          </table:table-cell>
          <table:table-cell table:style-name="ce35"/>
          <table:table-cell table:style-name="ce42" office:value-type="float" office:value="666" calcext:value-type="float">
            <text:p>666</text:p>
          </table:table-cell>
          <table:table-cell/>
          <table:table-cell table:style-name="ce42" office:value-type="float" office:value="777" calcext:value-type="float">
            <text:p>777</text:p>
          </table:table-cell>
          <table:table-cell/>
          <table:table-cell table:style-name="ce42" office:value-type="float" office:value="911" calcext:value-type="float">
            <text:p>911</text:p>
          </table:table-cell>
          <table:table-cell/>
          <table:table-cell table:style-name="ce42" office:value-type="float" office:value="119" calcext:value-type="float">
            <text:p>119</text:p>
          </table:table-cell>
          <table:table-cell table:number-columns-repeated="5"/>
        </table:table-row>
        <table:table-row table:style-name="ro5">
          <table:table-cell table:style-name="Default"/>
          <table:table-cell table:style-name="Accent_20_2" office:value-type="string" calcext:value-type="string">
            <text:p>No Filters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Guess T1</text:p>
          </table:table-cell>
          <table:table-cell table:style-name="ce65" table:formula="of:=[$'A-Line'.B31]" office:value-type="float" office:value="651" calcext:value-type="float">
            <text:p>651</text:p>
          </table:table-cell>
          <table:table-cell/>
          <table:table-cell office:value-type="float" office:value="568" calcext:value-type="float">
            <text:p>568</text:p>
          </table:table-cell>
          <table:table-cell/>
          <table:table-cell office:value-type="float" office:value="576" calcext:value-type="float">
            <text:p>576</text:p>
          </table:table-cell>
          <table:table-cell/>
          <table:table-cell office:value-type="float" office:value="575" calcext:value-type="float">
            <text:p>575</text:p>
          </table:table-cell>
          <table:table-cell/>
          <table:table-cell office:value-type="float" office:value="569" calcext:value-type="float">
            <text:p>569</text:p>
          </table:table-cell>
          <table:table-cell/>
          <table:table-cell office:value-type="float" office:value="576" calcext:value-type="float">
            <text:p>576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Guess T5</text:p>
          </table:table-cell>
          <table:table-cell table:style-name="ce65" table:formula="of:=[$'A-Line'.B32]" office:value-type="float" office:value="866" calcext:value-type="float">
            <text:p>866</text:p>
          </table:table-cell>
          <table:table-cell/>
          <table:table-cell office:value-type="float" office:value="805" calcext:value-type="float">
            <text:p>805</text:p>
          </table:table-cell>
          <table:table-cell/>
          <table:table-cell office:value-type="float" office:value="807" calcext:value-type="float">
            <text:p>807</text:p>
          </table:table-cell>
          <table:table-cell/>
          <table:table-cell office:value-type="float" office:value="798" calcext:value-type="float">
            <text:p>798</text:p>
          </table:table-cell>
          <table:table-cell/>
          <table:table-cell office:value-type="float" office:value="799" calcext:value-type="float">
            <text:p>799</text:p>
          </table:table-cell>
          <table:table-cell/>
          <table:table-cell office:value-type="float" office:value="807" calcext:value-type="float">
            <text:p>807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Total</text:p>
          </table:table-cell>
          <table:table-cell table:style-name="ce65" table:formula="of:=[$'A-Line'.B33]"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TOP 1</text:p>
          </table:table-cell>
          <table:table-cell table:style-name="ce38" table:formula="of:=[$'A-Line'.B34]" office:value-type="percentage" office:value="0.651" calcext:value-type="percentage">
            <text:p>65.10%</text:p>
          </table:table-cell>
          <table:table-cell/>
          <table:table-cell table:style-name="ce67" office:value-type="percentage" office:value="0.568" calcext:value-type="percentage">
            <text:p>56.80%</text:p>
          </table:table-cell>
          <table:table-cell/>
          <table:table-cell table:style-name="ce67" office:value-type="percentage" office:value="0.576" calcext:value-type="percentage">
            <text:p>57.60%</text:p>
          </table:table-cell>
          <table:table-cell/>
          <table:table-cell table:style-name="ce67" office:value-type="percentage" office:value="0.575" calcext:value-type="percentage">
            <text:p>57.50%</text:p>
          </table:table-cell>
          <table:table-cell/>
          <table:table-cell table:style-name="ce67" office:value-type="percentage" office:value="0.569" calcext:value-type="percentage">
            <text:p>56.90%</text:p>
          </table:table-cell>
          <table:table-cell/>
          <table:table-cell table:style-name="ce67" office:value-type="percentage" office:value="0.576" calcext:value-type="percentage">
            <text:p>57.60%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TOP 5</text:p>
          </table:table-cell>
          <table:table-cell table:style-name="ce38" table:formula="of:=[$'A-Line'.B35]" office:value-type="percentage" office:value="0.866" calcext:value-type="percentage">
            <text:p>86.60%</text:p>
          </table:table-cell>
          <table:table-cell/>
          <table:table-cell table:style-name="ce67" office:value-type="percentage" office:value="0.805" calcext:value-type="percentage">
            <text:p>80.50%</text:p>
          </table:table-cell>
          <table:table-cell/>
          <table:table-cell table:style-name="ce67" office:value-type="percentage" office:value="0.807" calcext:value-type="percentage">
            <text:p>80.70%</text:p>
          </table:table-cell>
          <table:table-cell/>
          <table:table-cell table:style-name="ce67" office:value-type="percentage" office:value="0.798" calcext:value-type="percentage">
            <text:p>79.80%</text:p>
          </table:table-cell>
          <table:table-cell/>
          <table:table-cell table:style-name="ce67" office:value-type="percentage" office:value="0.799" calcext:value-type="percentage">
            <text:p>79.90%</text:p>
          </table:table-cell>
          <table:table-cell/>
          <table:table-cell table:style-name="ce67" office:value-type="percentage" office:value="0.807" calcext:value-type="percentage">
            <text:p>80.70%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Diff TOP 1</text:p>
          </table:table-cell>
          <table:table-cell table:style-name="ce36" table:number-columns-repeated="2"/>
          <table:table-cell table:style-name="ce44" table:formula="of:=[.D75]-[.$B75]" office:value-type="percentage" office:value="-0.0830000000000001" calcext:value-type="percentage">
            <text:p>-8.30%</text:p>
          </table:table-cell>
          <table:table-cell table:style-name="ce47"/>
          <table:table-cell table:style-name="ce44" table:formula="of:=[.F75]-[.$B75]" office:value-type="percentage" office:value="-0.0750000000000001" calcext:value-type="percentage">
            <text:p>-7.50%</text:p>
          </table:table-cell>
          <table:table-cell table:style-name="ce47"/>
          <table:table-cell table:style-name="ce44" table:formula="of:=[.H75]-[.$B75]" office:value-type="percentage" office:value="-0.0760000000000001" calcext:value-type="percentage">
            <text:p>-7.60%</text:p>
          </table:table-cell>
          <table:table-cell table:style-name="ce47"/>
          <table:table-cell table:style-name="ce44" table:formula="of:=[.J75]-[.$B75]" office:value-type="percentage" office:value="-0.0820000000000001" calcext:value-type="percentage">
            <text:p>-8.20%</text:p>
          </table:table-cell>
          <table:table-cell table:style-name="ce47"/>
          <table:table-cell table:style-name="ce44" table:formula="of:=[.L75]-[.$B75]" office:value-type="percentage" office:value="-0.0750000000000001" calcext:value-type="percentage">
            <text:p>-7.50%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Diff TOP 5</text:p>
          </table:table-cell>
          <table:table-cell table:style-name="ce37" table:number-columns-repeated="2"/>
          <table:table-cell table:style-name="ce45" table:formula="of:=[.D76]-[.$B76]" office:value-type="percentage" office:value="-0.0609999999999999" calcext:value-type="percentage">
            <text:p>-6.10%</text:p>
          </table:table-cell>
          <table:table-cell table:style-name="ce50"/>
          <table:table-cell table:style-name="ce45" table:formula="of:=[.F76]-[.$B76]" office:value-type="percentage" office:value="-0.0589999999999999" calcext:value-type="percentage">
            <text:p>-5.90%</text:p>
          </table:table-cell>
          <table:table-cell table:style-name="ce50"/>
          <table:table-cell table:style-name="ce45" table:formula="of:=[.H76]-[.$B76]" office:value-type="percentage" office:value="-0.0679999999999999" calcext:value-type="percentage">
            <text:p>-6.80%</text:p>
          </table:table-cell>
          <table:table-cell table:style-name="ce50"/>
          <table:table-cell table:style-name="ce45" table:formula="of:=[.J76]-[.$B76]" office:value-type="percentage" office:value="-0.067" calcext:value-type="percentage">
            <text:p>-6.70%</text:p>
          </table:table-cell>
          <table:table-cell table:style-name="ce50"/>
          <table:table-cell table:style-name="ce45" table:formula="of:=[.L76]-[.$B76]" office:value-type="percentage" office:value="-0.0589999999999999" calcext:value-type="percentage">
            <text:p>-5.90%</text:p>
          </table:table-cell>
          <table:table-cell table:number-columns-repeated="5"/>
        </table:table-row>
        <table:table-row table:style-name="ro5"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5"/>
        </table:table-row>
        <table:table-row table:style-name="ro5">
          <table:table-cell table:style-name="Default" office:value-type="string" calcext:value-type="string">
            <text:p>Seeds</text:p>
          </table:table-cell>
          <table:table-cell table:number-columns-repeated="2"/>
          <table:table-cell table:style-name="ce42" office:value-type="float" office:value="420" calcext:value-type="float">
            <text:p>420</text:p>
          </table:table-cell>
          <table:table-cell/>
          <table:table-cell table:style-name="ce42" office:value-type="float" office:value="1308" calcext:value-type="float">
            <text:p>1308</text:p>
          </table:table-cell>
          <table:table-cell/>
          <table:table-cell table:style-name="ce42" office:value-type="float" office:value="7" calcext:value-type="float">
            <text:p>7</text:p>
          </table:table-cell>
          <table:table-cell/>
          <table:table-cell table:style-name="ce42" office:value-type="float" office:value="23" calcext:value-type="float">
            <text:p>23</text:p>
          </table:table-cell>
          <table:table-cell/>
          <table:table-cell table:style-name="ce42" office:value-type="float" office:value="9" calcext:value-type="float">
            <text:p>9</text:p>
          </table:table-cell>
          <table:table-cell table:number-columns-repeated="5"/>
        </table:table-row>
        <table:table-row table:style-name="ro5">
          <table:table-cell table:style-name="Default"/>
          <table:table-cell table:style-name="Accent_20_2" office:value-type="string" calcext:value-type="string">
            <text:p>No Filters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Guess T1</text:p>
          </table:table-cell>
          <table:table-cell table:style-name="ce65" table:formula="of:=[.$B72]" office:value-type="float" office:value="651" calcext:value-type="float">
            <text:p>651</text:p>
          </table:table-cell>
          <table:table-cell/>
          <table:table-cell office:value-type="float" office:value="578" calcext:value-type="float">
            <text:p>578</text:p>
          </table:table-cell>
          <table:table-cell/>
          <table:table-cell office:value-type="float" office:value="558" calcext:value-type="float">
            <text:p>558</text:p>
          </table:table-cell>
          <table:table-cell/>
          <table:table-cell office:value-type="float" office:value="570" calcext:value-type="float">
            <text:p>570</text:p>
          </table:table-cell>
          <table:table-cell/>
          <table:table-cell office:value-type="float" office:value="571" calcext:value-type="float">
            <text:p>571</text:p>
          </table:table-cell>
          <table:table-cell/>
          <table:table-cell office:value-type="float" office:value="578" calcext:value-type="float">
            <text:p>578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Guess T5</text:p>
          </table:table-cell>
          <table:table-cell table:style-name="ce65" table:formula="of:=[.$B73]" office:value-type="float" office:value="866" calcext:value-type="float">
            <text:p>866</text:p>
          </table:table-cell>
          <table:table-cell/>
          <table:table-cell office:value-type="float" office:value="802" calcext:value-type="float">
            <text:p>802</text:p>
          </table:table-cell>
          <table:table-cell/>
          <table:table-cell office:value-type="float" office:value="795" calcext:value-type="float">
            <text:p>795</text:p>
          </table:table-cell>
          <table:table-cell/>
          <table:table-cell office:value-type="float" office:value="808" calcext:value-type="float">
            <text:p>808</text:p>
          </table:table-cell>
          <table:table-cell/>
          <table:table-cell office:value-type="float" office:value="805" calcext:value-type="float">
            <text:p>805</text:p>
          </table:table-cell>
          <table:table-cell/>
          <table:table-cell office:value-type="float" office:value="795" calcext:value-type="float">
            <text:p>795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Total</text:p>
          </table:table-cell>
          <table:table-cell table:style-name="ce65" table:formula="of:=[.$B74]"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TOP 1</text:p>
          </table:table-cell>
          <table:table-cell table:style-name="ce67" table:formula="of:=[.$B75]" office:value-type="percentage" office:value="0.651" calcext:value-type="percentage">
            <text:p>65.10%</text:p>
          </table:table-cell>
          <table:table-cell/>
          <table:table-cell table:style-name="ce67" office:value-type="percentage" office:value="0.578" calcext:value-type="percentage">
            <text:p>57.80%</text:p>
          </table:table-cell>
          <table:table-cell/>
          <table:table-cell table:style-name="ce67" office:value-type="percentage" office:value="0.558" calcext:value-type="percentage">
            <text:p>55.80%</text:p>
          </table:table-cell>
          <table:table-cell/>
          <table:table-cell table:style-name="ce67" office:value-type="percentage" office:value="0.57" calcext:value-type="percentage">
            <text:p>57.00%</text:p>
          </table:table-cell>
          <table:table-cell/>
          <table:table-cell table:style-name="ce67" office:value-type="percentage" office:value="0.571" calcext:value-type="percentage">
            <text:p>57.10%</text:p>
          </table:table-cell>
          <table:table-cell/>
          <table:table-cell table:style-name="ce67" office:value-type="percentage" office:value="0.578" calcext:value-type="percentage">
            <text:p>57.80%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TOP 5</text:p>
          </table:table-cell>
          <table:table-cell table:style-name="ce67" table:formula="of:=[.$B76]" office:value-type="percentage" office:value="0.866" calcext:value-type="percentage">
            <text:p>86.60%</text:p>
          </table:table-cell>
          <table:table-cell/>
          <table:table-cell table:style-name="ce67" office:value-type="percentage" office:value="0.802" calcext:value-type="percentage">
            <text:p>80.20%</text:p>
          </table:table-cell>
          <table:table-cell/>
          <table:table-cell table:style-name="ce67" office:value-type="percentage" office:value="0.795" calcext:value-type="percentage">
            <text:p>79.50%</text:p>
          </table:table-cell>
          <table:table-cell/>
          <table:table-cell table:style-name="ce67" office:value-type="percentage" office:value="0.808" calcext:value-type="percentage">
            <text:p>80.80%</text:p>
          </table:table-cell>
          <table:table-cell/>
          <table:table-cell table:style-name="ce67" office:value-type="percentage" office:value="0.805" calcext:value-type="percentage">
            <text:p>80.50%</text:p>
          </table:table-cell>
          <table:table-cell/>
          <table:table-cell table:style-name="ce67" office:value-type="percentage" office:value="0.795" calcext:value-type="percentage">
            <text:p>79.50%</text:p>
          </table:table-cell>
          <table:table-cell/>
          <table:table-cell table:style-name="Accent_20_3" office:value-type="string" calcext:value-type="string">
            <text:p>TOP 1 AVG</text:p>
          </table:table-cell>
          <table:table-cell table:style-name="Accent_20_3" office:value-type="string" calcext:value-type="string">
            <text:p>TOP 5 AVG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iff TOP 1</text:p>
          </table:table-cell>
          <table:table-cell table:style-name="ce36" table:number-columns-repeated="2"/>
          <table:table-cell table:style-name="ce44" table:formula="of:=[.D85]-[.$B85]" office:value-type="percentage" office:value="-0.0730000000000001" calcext:value-type="percentage">
            <text:p>-7.30%</text:p>
          </table:table-cell>
          <table:table-cell table:style-name="ce47"/>
          <table:table-cell table:style-name="ce44" table:formula="of:=[.F85]-[.$B85]" office:value-type="percentage" office:value="-0.093" calcext:value-type="percentage">
            <text:p>-9.30%</text:p>
          </table:table-cell>
          <table:table-cell table:style-name="ce47"/>
          <table:table-cell table:style-name="ce44" table:formula="of:=[.H85]-[.$B85]" office:value-type="percentage" office:value="-0.0810000000000001" calcext:value-type="percentage">
            <text:p>-8.10%</text:p>
          </table:table-cell>
          <table:table-cell table:style-name="ce47"/>
          <table:table-cell table:style-name="ce44" table:formula="of:=[.J85]-[.$B85]" office:value-type="percentage" office:value="-0.0800000000000001" calcext:value-type="percentage">
            <text:p>-8.00%</text:p>
          </table:table-cell>
          <table:table-cell table:style-name="ce47"/>
          <table:table-cell table:style-name="ce44" table:formula="of:=[.L85]-[.$B85]" office:value-type="percentage" office:value="-0.0730000000000001" calcext:value-type="percentage">
            <text:p>-7.30%</text:p>
          </table:table-cell>
          <table:table-cell/>
          <table:table-cell table:style-name="ce49" table:formula="of:=AVERAGE([.D77];[.F77];[.H77];[.J77];[.L77];[.D87];[.F87];[.H87];[.J87];[.L87])" office:value-type="percentage" office:value="-0.0791000000000001" calcext:value-type="percentage">
            <text:p>-7.91%</text:p>
          </table:table-cell>
          <table:table-cell table:style-name="ce49" table:formula="of:=AVERAGE([.D78];[.F78];[.H78];[.J78];[.L78];[.D88];[.F88];[.H88];[.J88];[.L88])" office:value-type="percentage" office:value="-0.0638999999999999" calcext:value-type="percentage">
            <text:p>-6.39%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iff TOP 5</text:p>
          </table:table-cell>
          <table:table-cell table:style-name="ce37" table:number-columns-repeated="2"/>
          <table:table-cell table:style-name="ce45" table:formula="of:=[.D86]-[.$B86]" office:value-type="percentage" office:value="-0.0639999999999999" calcext:value-type="percentage">
            <text:p>-6.40%</text:p>
          </table:table-cell>
          <table:table-cell table:style-name="ce50"/>
          <table:table-cell table:style-name="ce45" table:formula="of:=[.F86]-[.$B86]" office:value-type="percentage" office:value="-0.071" calcext:value-type="percentage">
            <text:p>-7.10%</text:p>
          </table:table-cell>
          <table:table-cell table:style-name="ce50"/>
          <table:table-cell table:style-name="ce45" table:formula="of:=[.H86]-[.$B86]" office:value-type="percentage" office:value="-0.0579999999999999" calcext:value-type="percentage">
            <text:p>-5.80%</text:p>
          </table:table-cell>
          <table:table-cell table:style-name="ce50"/>
          <table:table-cell table:style-name="ce45" table:formula="of:=[.J86]-[.$B86]" office:value-type="percentage" office:value="-0.0609999999999999" calcext:value-type="percentage">
            <text:p>-6.10%</text:p>
          </table:table-cell>
          <table:table-cell table:style-name="ce50"/>
          <table:table-cell table:style-name="ce45" table:formula="of:=[.L86]-[.$B86]" office:value-type="percentage" office:value="-0.071" calcext:value-type="percentage">
            <text:p>-7.10%</text:p>
          </table:table-cell>
          <table:table-cell table:number-columns-repeated="5"/>
        </table:table-row>
        <table:table-row table:style-name="ro5" table:number-rows-repeated="2"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5"/>
        </table:table-row>
        <table:table-row table:style-name="ro7">
          <table:table-cell table:style-name="Default"/>
          <table:table-cell table:number-columns-repeated="2"/>
          <table:table-cell table:style-name="ce41" office:value-type="string" calcext:value-type="string" table:number-columns-spanned="9" table:number-rows-spanned="1">
            <text:p>ResNet50</text:p>
          </table:table-cell>
          <table:covered-table-cell/>
          <table:covered-table-cell table:style-name="Default"/>
          <table:covered-table-cell/>
          <table:covered-table-cell table:style-name="Default"/>
          <table:covered-table-cell/>
          <table:covered-table-cell table:style-name="Default"/>
          <table:covered-table-cell/>
          <table:covered-table-cell table:style-name="Default"/>
          <table:table-cell table:number-columns-repeated="5"/>
        </table:table-row>
        <table:table-row table:style-name="ro5">
          <table:table-cell table:style-name="Default" office:value-type="string" calcext:value-type="string">
            <text:p>Seeds</text:p>
          </table:table-cell>
          <table:table-cell table:number-columns-repeated="2"/>
          <table:table-cell table:style-name="ce42" office:value-type="float" office:value="69" calcext:value-type="float">
            <text:p>69</text:p>
          </table:table-cell>
          <table:table-cell table:style-name="ce35"/>
          <table:table-cell table:style-name="ce42" office:value-type="float" office:value="666" calcext:value-type="float">
            <text:p>666</text:p>
          </table:table-cell>
          <table:table-cell/>
          <table:table-cell table:style-name="ce42" office:value-type="float" office:value="777" calcext:value-type="float">
            <text:p>777</text:p>
          </table:table-cell>
          <table:table-cell/>
          <table:table-cell table:style-name="ce42" office:value-type="float" office:value="911" calcext:value-type="float">
            <text:p>911</text:p>
          </table:table-cell>
          <table:table-cell/>
          <table:table-cell table:style-name="ce42" office:value-type="float" office:value="119" calcext:value-type="float">
            <text:p>119</text:p>
          </table:table-cell>
          <table:table-cell/>
          <table:table-cell table:style-name="Accent_20_2" office:value-type="string" calcext:value-type="string">
            <text:p>No Filters</text:p>
          </table:table-cell>
          <table:table-cell table:style-name="ce56" office:value-type="string" calcext:value-type="string" table:number-columns-spanned="3" table:number-rows-spanned="3">
            <text:p>Risultati ottenuti dai modelli con le immagini originali del dataset Aline</text:p>
          </table:table-cell>
          <table:covered-table-cell table:number-columns-repeated="2"/>
        </table:table-row>
        <table:table-row table:style-name="ro5">
          <table:table-cell table:style-name="Default"/>
          <table:table-cell table:style-name="Accent_20_2" office:value-type="string" calcext:value-type="string">
            <text:p>No Filters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 table:number-columns-repeated="2"/>
          <table:covered-table-cell table:number-columns-repeated="3"/>
        </table:table-row>
        <table:table-row table:style-name="ro4">
          <table:table-cell office:value-type="string" calcext:value-type="string">
            <text:p>Guess T1</text:p>
          </table:table-cell>
          <table:table-cell table:style-name="ce65" table:formula="of:=[$'A-Line'.B47]" office:value-type="float" office:value="694" calcext:value-type="float">
            <text:p>694</text:p>
          </table:table-cell>
          <table:table-cell/>
          <table:table-cell office:value-type="float" office:value="553" calcext:value-type="float">
            <text:p>553</text:p>
          </table:table-cell>
          <table:table-cell/>
          <table:table-cell office:value-type="float" office:value="544" calcext:value-type="float">
            <text:p>544</text:p>
          </table:table-cell>
          <table:table-cell/>
          <table:table-cell office:value-type="float" office:value="547" calcext:value-type="float">
            <text:p>547</text:p>
          </table:table-cell>
          <table:table-cell/>
          <table:table-cell office:value-type="float" office:value="539" calcext:value-type="float">
            <text:p>539</text:p>
          </table:table-cell>
          <table:table-cell/>
          <table:table-cell office:value-type="float" office:value="533" calcext:value-type="float">
            <text:p>533</text:p>
          </table:table-cell>
          <table:table-cell table:number-columns-repeated="2"/>
          <table:covered-table-cell table:number-columns-repeated="3"/>
        </table:table-row>
        <table:table-row table:style-name="ro4">
          <table:table-cell office:value-type="string" calcext:value-type="string">
            <text:p>Guess T5</text:p>
          </table:table-cell>
          <table:table-cell table:style-name="ce65" table:formula="of:=[$'A-Line'.B48]" office:value-type="float" office:value="897" calcext:value-type="float">
            <text:p>897</text:p>
          </table:table-cell>
          <table:table-cell/>
          <table:table-cell office:value-type="float" office:value="781" calcext:value-type="float">
            <text:p>781</text:p>
          </table:table-cell>
          <table:table-cell/>
          <table:table-cell office:value-type="float" office:value="787" calcext:value-type="float">
            <text:p>787</text:p>
          </table:table-cell>
          <table:table-cell/>
          <table:table-cell office:value-type="float" office:value="784" calcext:value-type="float">
            <text:p>784</text:p>
          </table:table-cell>
          <table:table-cell/>
          <table:table-cell office:value-type="float" office:value="785" calcext:value-type="float">
            <text:p>785</text:p>
          </table:table-cell>
          <table:table-cell/>
          <table:table-cell office:value-type="float" office:value="773" calcext:value-type="float">
            <text:p>773</text:p>
          </table:table-cell>
          <table:table-cell/>
          <table:table-cell table:style-name="ce42" office:value-type="float" office:value="1234" calcext:value-type="float">
            <text:p>1234</text:p>
          </table:table-cell>
          <table:table-cell table:style-name="ce56" office:value-type="string" calcext:value-type="string" table:number-columns-spanned="3" table:number-rows-spanned="3">
            <text:p>Seed applicato alla generazione random dei filtri</text:p>
          </table:table-cell>
          <table:covered-table-cell table:number-columns-repeated="2"/>
        </table:table-row>
        <table:table-row table:style-name="ro4">
          <table:table-cell office:value-type="string" calcext:value-type="string">
            <text:p>Total</text:p>
          </table:table-cell>
          <table:table-cell table:style-name="ce65" table:formula="of:=[$'A-Line'.B49]"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  <table:covered-table-cell table:number-columns-repeated="3"/>
        </table:table-row>
        <table:table-row table:style-name="ro4">
          <table:table-cell office:value-type="string" calcext:value-type="string">
            <text:p>TOP 1</text:p>
          </table:table-cell>
          <table:table-cell table:style-name="ce38" table:formula="of:=[$'A-Line'.B50]" office:value-type="percentage" office:value="0.694" calcext:value-type="percentage">
            <text:p>69.40%</text:p>
          </table:table-cell>
          <table:table-cell/>
          <table:table-cell table:style-name="ce67" office:value-type="percentage" office:value="0.553" calcext:value-type="percentage">
            <text:p>55.30%</text:p>
          </table:table-cell>
          <table:table-cell/>
          <table:table-cell table:style-name="ce67" office:value-type="percentage" office:value="0.544" calcext:value-type="percentage">
            <text:p>54.40%</text:p>
          </table:table-cell>
          <table:table-cell/>
          <table:table-cell table:style-name="ce67" office:value-type="percentage" office:value="0.547" calcext:value-type="percentage">
            <text:p>54.70%</text:p>
          </table:table-cell>
          <table:table-cell/>
          <table:table-cell table:style-name="ce67" office:value-type="percentage" office:value="0.539" calcext:value-type="percentage">
            <text:p>53.90%</text:p>
          </table:table-cell>
          <table:table-cell/>
          <table:table-cell table:style-name="ce67" office:value-type="percentage" office:value="0.533" calcext:value-type="percentage">
            <text:p>53.30%</text:p>
          </table:table-cell>
          <table:table-cell table:number-columns-repeated="2"/>
          <table:covered-table-cell table:number-columns-repeated="3"/>
        </table:table-row>
        <table:table-row table:style-name="ro4">
          <table:table-cell office:value-type="string" calcext:value-type="string">
            <text:p>TOP 5</text:p>
          </table:table-cell>
          <table:table-cell table:style-name="ce38" table:formula="of:=[$'A-Line'.B51]" office:value-type="percentage" office:value="0.897" calcext:value-type="percentage">
            <text:p>89.70%</text:p>
          </table:table-cell>
          <table:table-cell/>
          <table:table-cell table:style-name="ce67" office:value-type="percentage" office:value="0.781" calcext:value-type="percentage">
            <text:p>78.10%</text:p>
          </table:table-cell>
          <table:table-cell/>
          <table:table-cell table:style-name="ce67" office:value-type="percentage" office:value="0.787" calcext:value-type="percentage">
            <text:p>78.70%</text:p>
          </table:table-cell>
          <table:table-cell/>
          <table:table-cell table:style-name="ce67" office:value-type="percentage" office:value="0.784" calcext:value-type="percentage">
            <text:p>78.40%</text:p>
          </table:table-cell>
          <table:table-cell/>
          <table:table-cell table:style-name="ce67" office:value-type="percentage" office:value="0.785" calcext:value-type="percentage">
            <text:p>78.50%</text:p>
          </table:table-cell>
          <table:table-cell/>
          <table:table-cell table:style-name="ce67" office:value-type="percentage" office:value="0.773" calcext:value-type="percentage">
            <text:p>77.30%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 table:style-name="ce56" office:value-type="string" calcext:value-type="string" table:number-columns-spanned="3" table:number-rows-spanned="3">
            <text:p>Risultati ottenuti dal testing dei modelli con le immagini del dataset Aline alterato dai filtri di Diego.</text:p>
          </table:table-cell>
          <table:covered-table-cell table:number-columns-repeated="2"/>
        </table:table-row>
        <table:table-row table:style-name="ro4">
          <table:table-cell office:value-type="string" calcext:value-type="string">
            <text:p>Diff TOP 1</text:p>
          </table:table-cell>
          <table:table-cell table:style-name="ce36" table:number-columns-repeated="2"/>
          <table:table-cell table:style-name="ce44" table:formula="of:=[.D97]-[.$B97]" office:value-type="percentage" office:value="-0.141" calcext:value-type="percentage">
            <text:p>-14.10%</text:p>
          </table:table-cell>
          <table:table-cell table:style-name="ce47"/>
          <table:table-cell table:style-name="ce44" table:formula="of:=[.F97]-[.$B97]" office:value-type="percentage" office:value="-0.15" calcext:value-type="percentage">
            <text:p>-15.00%</text:p>
          </table:table-cell>
          <table:table-cell table:style-name="ce47"/>
          <table:table-cell table:style-name="ce44" table:formula="of:=[.H97]-[.$B97]" office:value-type="percentage" office:value="-0.147" calcext:value-type="percentage">
            <text:p>-14.70%</text:p>
          </table:table-cell>
          <table:table-cell table:style-name="ce47"/>
          <table:table-cell table:style-name="ce44" table:formula="of:=[.J97]-[.$B97]" office:value-type="percentage" office:value="-0.155" calcext:value-type="percentage">
            <text:p>-15.50%</text:p>
          </table:table-cell>
          <table:table-cell table:style-name="ce47"/>
          <table:table-cell table:style-name="ce44" table:formula="of:=[.L97]-[.$B97]" office:value-type="percentage" office:value="-0.161" calcext:value-type="percentage">
            <text:p>-16.10%</text:p>
          </table:table-cell>
          <table:table-cell table:number-columns-repeated="2"/>
          <table:covered-table-cell table:number-columns-repeated="3"/>
        </table:table-row>
        <table:table-row table:style-name="ro4">
          <table:table-cell office:value-type="string" calcext:value-type="string">
            <text:p>Diff TOP 5</text:p>
          </table:table-cell>
          <table:table-cell table:style-name="ce37" table:number-columns-repeated="2"/>
          <table:table-cell table:style-name="ce45" table:formula="of:=[.D98]-[.$B98]" office:value-type="percentage" office:value="-0.116" calcext:value-type="percentage">
            <text:p>-11.60%</text:p>
          </table:table-cell>
          <table:table-cell table:style-name="ce50"/>
          <table:table-cell table:style-name="ce45" table:formula="of:=[.F98]-[.$B98]" office:value-type="percentage" office:value="-0.11" calcext:value-type="percentage">
            <text:p>-11.00%</text:p>
          </table:table-cell>
          <table:table-cell table:style-name="ce50"/>
          <table:table-cell table:style-name="ce45" table:formula="of:=[.H98]-[.$B98]" office:value-type="percentage" office:value="-0.113" calcext:value-type="percentage">
            <text:p>-11.30%</text:p>
          </table:table-cell>
          <table:table-cell table:style-name="ce50"/>
          <table:table-cell table:style-name="ce45" table:formula="of:=[.J98]-[.$B98]" office:value-type="percentage" office:value="-0.112" calcext:value-type="percentage">
            <text:p>-11.20%</text:p>
          </table:table-cell>
          <table:table-cell table:style-name="ce50"/>
          <table:table-cell table:style-name="ce45" table:formula="of:=[.L98]-[.$B98]" office:value-type="percentage" office:value="-0.124" calcext:value-type="percentage">
            <text:p>-12.40%</text:p>
          </table:table-cell>
          <table:table-cell table:number-columns-repeated="2"/>
          <table:covered-table-cell table:number-columns-repeated="3"/>
        </table:table-row>
        <table:table-row table:style-name="ro5"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5"/>
        </table:table-row>
        <table:table-row table:style-name="ro5">
          <table:table-cell table:style-name="Default" office:value-type="string" calcext:value-type="string">
            <text:p>Seeds</text:p>
          </table:table-cell>
          <table:table-cell table:number-columns-repeated="2"/>
          <table:table-cell table:style-name="ce42" office:value-type="float" office:value="420" calcext:value-type="float">
            <text:p>420</text:p>
          </table:table-cell>
          <table:table-cell/>
          <table:table-cell table:style-name="ce42" office:value-type="float" office:value="1308" calcext:value-type="float">
            <text:p>1308</text:p>
          </table:table-cell>
          <table:table-cell/>
          <table:table-cell table:style-name="ce42" office:value-type="float" office:value="7" calcext:value-type="float">
            <text:p>7</text:p>
          </table:table-cell>
          <table:table-cell/>
          <table:table-cell table:style-name="ce42" office:value-type="float" office:value="23" calcext:value-type="float">
            <text:p>23</text:p>
          </table:table-cell>
          <table:table-cell/>
          <table:table-cell table:style-name="ce42" office:value-type="float" office:value="9" calcext:value-type="float">
            <text:p>9</text:p>
          </table:table-cell>
          <table:table-cell table:number-columns-repeated="5"/>
        </table:table-row>
        <table:table-row table:style-name="ro5">
          <table:table-cell table:style-name="Default"/>
          <table:table-cell table:style-name="Accent_20_2" office:value-type="string" calcext:value-type="string">
            <text:p>No Filters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Guess T1</text:p>
          </table:table-cell>
          <table:table-cell table:style-name="ce65" table:formula="of:=[.$B94]" office:value-type="float" office:value="694" calcext:value-type="float">
            <text:p>694</text:p>
          </table:table-cell>
          <table:table-cell/>
          <table:table-cell office:value-type="float" office:value="551" calcext:value-type="float">
            <text:p>551</text:p>
          </table:table-cell>
          <table:table-cell/>
          <table:table-cell office:value-type="float" office:value="535" calcext:value-type="float">
            <text:p>535</text:p>
          </table:table-cell>
          <table:table-cell/>
          <table:table-cell office:value-type="float" office:value="538" calcext:value-type="float">
            <text:p>538</text:p>
          </table:table-cell>
          <table:table-cell/>
          <table:table-cell office:value-type="float" office:value="553" calcext:value-type="float">
            <text:p>553</text:p>
          </table:table-cell>
          <table:table-cell/>
          <table:table-cell office:value-type="float" office:value="546" calcext:value-type="float">
            <text:p>546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Guess T5</text:p>
          </table:table-cell>
          <table:table-cell table:style-name="ce65" table:formula="of:=[.$B95]" office:value-type="float" office:value="897" calcext:value-type="float">
            <text:p>897</text:p>
          </table:table-cell>
          <table:table-cell/>
          <table:table-cell office:value-type="float" office:value="774" calcext:value-type="float">
            <text:p>774</text:p>
          </table:table-cell>
          <table:table-cell/>
          <table:table-cell office:value-type="float" office:value="777" calcext:value-type="float">
            <text:p>777</text:p>
          </table:table-cell>
          <table:table-cell/>
          <table:table-cell office:value-type="float" office:value="784" calcext:value-type="float">
            <text:p>784</text:p>
          </table:table-cell>
          <table:table-cell/>
          <table:table-cell office:value-type="float" office:value="770" calcext:value-type="float">
            <text:p>770</text:p>
          </table:table-cell>
          <table:table-cell/>
          <table:table-cell office:value-type="float" office:value="785" calcext:value-type="float">
            <text:p>785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Total</text:p>
          </table:table-cell>
          <table:table-cell table:style-name="ce65" table:formula="of:=[.$B96]"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TOP 1</text:p>
          </table:table-cell>
          <table:table-cell table:style-name="ce67" table:formula="of:=[.$B97]" office:value-type="percentage" office:value="0.694" calcext:value-type="percentage">
            <text:p>69.40%</text:p>
          </table:table-cell>
          <table:table-cell/>
          <table:table-cell table:style-name="ce67" office:value-type="percentage" office:value="0.551" calcext:value-type="percentage">
            <text:p>55.10%</text:p>
          </table:table-cell>
          <table:table-cell/>
          <table:table-cell table:style-name="ce67" office:value-type="percentage" office:value="0.535" calcext:value-type="percentage">
            <text:p>53.50%</text:p>
          </table:table-cell>
          <table:table-cell/>
          <table:table-cell table:style-name="ce67" office:value-type="percentage" office:value="0.538" calcext:value-type="percentage">
            <text:p>53.80%</text:p>
          </table:table-cell>
          <table:table-cell/>
          <table:table-cell table:style-name="ce67" office:value-type="percentage" office:value="0.553" calcext:value-type="percentage">
            <text:p>55.30%</text:p>
          </table:table-cell>
          <table:table-cell/>
          <table:table-cell table:style-name="ce67" office:value-type="percentage" office:value="0.546" calcext:value-type="percentage">
            <text:p>54.60%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TOP 5</text:p>
          </table:table-cell>
          <table:table-cell table:style-name="ce67" table:formula="of:=[.$B98]" office:value-type="percentage" office:value="0.897" calcext:value-type="percentage">
            <text:p>89.70%</text:p>
          </table:table-cell>
          <table:table-cell/>
          <table:table-cell table:style-name="ce67" office:value-type="percentage" office:value="0.774" calcext:value-type="percentage">
            <text:p>77.40%</text:p>
          </table:table-cell>
          <table:table-cell/>
          <table:table-cell table:style-name="ce67" office:value-type="percentage" office:value="0.777" calcext:value-type="percentage">
            <text:p>77.70%</text:p>
          </table:table-cell>
          <table:table-cell/>
          <table:table-cell table:style-name="ce67" office:value-type="percentage" office:value="0.784" calcext:value-type="percentage">
            <text:p>78.40%</text:p>
          </table:table-cell>
          <table:table-cell/>
          <table:table-cell table:style-name="ce67" office:value-type="percentage" office:value="0.77" calcext:value-type="percentage">
            <text:p>77.00%</text:p>
          </table:table-cell>
          <table:table-cell/>
          <table:table-cell table:style-name="ce67" office:value-type="percentage" office:value="0.785" calcext:value-type="percentage">
            <text:p>78.50%</text:p>
          </table:table-cell>
          <table:table-cell/>
          <table:table-cell table:style-name="Accent_20_3" office:value-type="string" calcext:value-type="string">
            <text:p>TOP 1 AVG</text:p>
          </table:table-cell>
          <table:table-cell table:style-name="Accent_20_3" office:value-type="string" calcext:value-type="string">
            <text:p>TOP 5 AVG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iff TOP 1</text:p>
          </table:table-cell>
          <table:table-cell table:style-name="ce36" table:number-columns-repeated="2"/>
          <table:table-cell table:style-name="ce44" table:formula="of:=[.D107]-[.$B107]" office:value-type="percentage" office:value="-0.143" calcext:value-type="percentage">
            <text:p>-14.30%</text:p>
          </table:table-cell>
          <table:table-cell table:style-name="ce47"/>
          <table:table-cell table:style-name="ce44" table:formula="of:=[.F107]-[.$B107]" office:value-type="percentage" office:value="-0.159" calcext:value-type="percentage">
            <text:p>-15.90%</text:p>
          </table:table-cell>
          <table:table-cell table:style-name="ce47"/>
          <table:table-cell table:style-name="ce44" table:formula="of:=[.H107]-[.$B107]" office:value-type="percentage" office:value="-0.156" calcext:value-type="percentage">
            <text:p>-15.60%</text:p>
          </table:table-cell>
          <table:table-cell table:style-name="ce47"/>
          <table:table-cell table:style-name="ce44" table:formula="of:=[.J107]-[.$B107]" office:value-type="percentage" office:value="-0.141" calcext:value-type="percentage">
            <text:p>-14.10%</text:p>
          </table:table-cell>
          <table:table-cell table:style-name="ce47"/>
          <table:table-cell table:style-name="ce44" table:formula="of:=[.L107]-[.$B107]" office:value-type="percentage" office:value="-0.148" calcext:value-type="percentage">
            <text:p>-14.80%</text:p>
          </table:table-cell>
          <table:table-cell/>
          <table:table-cell table:style-name="ce49" table:formula="of:=AVERAGE([.D99];[.F99];[.H99];[.J99];[.L99];[.D109];[.F109];[.H109];[.J109];[.L109])" office:value-type="percentage" office:value="-0.1501" calcext:value-type="percentage">
            <text:p>-15.01%</text:p>
          </table:table-cell>
          <table:table-cell table:style-name="ce49" table:formula="of:=AVERAGE([.D100];[.F100];[.H100];[.J100];[.L100];[.D110];[.F110];[.H110];[.J110];[.L110])" office:value-type="percentage" office:value="-0.117" calcext:value-type="percentage">
            <text:p>-11.70%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iff TOP 5</text:p>
          </table:table-cell>
          <table:table-cell table:style-name="ce37" table:number-columns-repeated="2"/>
          <table:table-cell table:style-name="ce45" table:formula="of:=[.D108]-[.$B108]" office:value-type="percentage" office:value="-0.123" calcext:value-type="percentage">
            <text:p>-12.30%</text:p>
          </table:table-cell>
          <table:table-cell table:style-name="ce50"/>
          <table:table-cell table:style-name="ce45" table:formula="of:=[.F108]-[.$B108]" office:value-type="percentage" office:value="-0.12" calcext:value-type="percentage">
            <text:p>-12.00%</text:p>
          </table:table-cell>
          <table:table-cell table:style-name="ce50"/>
          <table:table-cell table:style-name="ce45" table:formula="of:=[.H108]-[.$B108]" office:value-type="percentage" office:value="-0.113" calcext:value-type="percentage">
            <text:p>-11.30%</text:p>
          </table:table-cell>
          <table:table-cell table:style-name="ce50"/>
          <table:table-cell table:style-name="ce45" table:formula="of:=[.J108]-[.$B108]" office:value-type="percentage" office:value="-0.127" calcext:value-type="percentage">
            <text:p>-12.70%</text:p>
          </table:table-cell>
          <table:table-cell table:style-name="ce50"/>
          <table:table-cell table:style-name="ce45" table:formula="of:=[.L108]-[.$B108]" office:value-type="percentage" office:value="-0.112" calcext:value-type="percentage">
            <text:p>-11.20%</text:p>
          </table:table-cell>
          <table:table-cell table:number-columns-repeated="5"/>
        </table:table-row>
        <table:table-row table:style-name="ro5" table:number-rows-repeated="2"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5"/>
        </table:table-row>
        <table:table-row table:style-name="ro7">
          <table:table-cell table:style-name="Default"/>
          <table:table-cell table:number-columns-repeated="2"/>
          <table:table-cell table:style-name="ce41" office:value-type="string" calcext:value-type="string" table:number-columns-spanned="9" table:number-rows-spanned="1">
            <text:p>VGG16</text:p>
          </table:table-cell>
          <table:covered-table-cell/>
          <table:covered-table-cell table:style-name="Default"/>
          <table:covered-table-cell/>
          <table:covered-table-cell table:style-name="Default"/>
          <table:covered-table-cell/>
          <table:covered-table-cell table:style-name="Default"/>
          <table:covered-table-cell/>
          <table:covered-table-cell table:style-name="Default"/>
          <table:table-cell table:number-columns-repeated="5"/>
        </table:table-row>
        <table:table-row table:style-name="ro5">
          <table:table-cell table:style-name="Default" office:value-type="string" calcext:value-type="string">
            <text:p>Seeds</text:p>
          </table:table-cell>
          <table:table-cell table:number-columns-repeated="2"/>
          <table:table-cell table:style-name="ce42" office:value-type="float" office:value="69" calcext:value-type="float">
            <text:p>69</text:p>
          </table:table-cell>
          <table:table-cell table:style-name="ce35"/>
          <table:table-cell table:style-name="ce42" office:value-type="float" office:value="666" calcext:value-type="float">
            <text:p>666</text:p>
          </table:table-cell>
          <table:table-cell/>
          <table:table-cell table:style-name="ce42" office:value-type="float" office:value="777" calcext:value-type="float">
            <text:p>777</text:p>
          </table:table-cell>
          <table:table-cell/>
          <table:table-cell table:style-name="ce42" office:value-type="float" office:value="911" calcext:value-type="float">
            <text:p>911</text:p>
          </table:table-cell>
          <table:table-cell/>
          <table:table-cell table:style-name="ce42" office:value-type="float" office:value="119" calcext:value-type="float">
            <text:p>119</text:p>
          </table:table-cell>
          <table:table-cell table:number-columns-repeated="5"/>
        </table:table-row>
        <table:table-row table:style-name="ro5">
          <table:table-cell table:style-name="Default"/>
          <table:table-cell table:style-name="Accent_20_2" office:value-type="string" calcext:value-type="string">
            <text:p>No Filters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Guess T1</text:p>
          </table:table-cell>
          <table:table-cell table:style-name="ce65" table:formula="of:=[$'A-Line'.B56]" office:value-type="float" office:value="631" calcext:value-type="float">
            <text:p>631</text:p>
          </table:table-cell>
          <table:table-cell/>
          <table:table-cell office:value-type="float" office:value="517" calcext:value-type="float">
            <text:p>517</text:p>
          </table:table-cell>
          <table:table-cell/>
          <table:table-cell office:value-type="float" office:value="527" calcext:value-type="float">
            <text:p>527</text:p>
          </table:table-cell>
          <table:table-cell/>
          <table:table-cell office:value-type="float" office:value="528" calcext:value-type="float">
            <text:p>528</text:p>
          </table:table-cell>
          <table:table-cell/>
          <table:table-cell office:value-type="float" office:value="523" calcext:value-type="float">
            <text:p>523</text:p>
          </table:table-cell>
          <table:table-cell/>
          <table:table-cell office:value-type="float" office:value="522" calcext:value-type="float">
            <text:p>522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Guess T5</text:p>
          </table:table-cell>
          <table:table-cell table:style-name="ce65" table:formula="of:=[$'A-Line'.B57]" office:value-type="float" office:value="856" calcext:value-type="float">
            <text:p>856</text:p>
          </table:table-cell>
          <table:table-cell/>
          <table:table-cell office:value-type="float" office:value="758" calcext:value-type="float">
            <text:p>758</text:p>
          </table:table-cell>
          <table:table-cell/>
          <table:table-cell office:value-type="float" office:value="767" calcext:value-type="float">
            <text:p>767</text:p>
          </table:table-cell>
          <table:table-cell/>
          <table:table-cell office:value-type="float" office:value="753" calcext:value-type="float">
            <text:p>753</text:p>
          </table:table-cell>
          <table:table-cell/>
          <table:table-cell office:value-type="float" office:value="767" calcext:value-type="float">
            <text:p>767</text:p>
          </table:table-cell>
          <table:table-cell/>
          <table:table-cell office:value-type="float" office:value="753" calcext:value-type="float">
            <text:p>753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Total</text:p>
          </table:table-cell>
          <table:table-cell table:style-name="ce65" table:formula="of:=[$'A-Line'.B58]"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TOP 1</text:p>
          </table:table-cell>
          <table:table-cell table:style-name="ce38" table:formula="of:=[$'A-Line'.B59]" office:value-type="percentage" office:value="0.631" calcext:value-type="percentage">
            <text:p>63.10%</text:p>
          </table:table-cell>
          <table:table-cell/>
          <table:table-cell table:style-name="ce67" office:value-type="percentage" office:value="0.517" calcext:value-type="percentage">
            <text:p>51.70%</text:p>
          </table:table-cell>
          <table:table-cell/>
          <table:table-cell table:style-name="ce67" office:value-type="percentage" office:value="0.527" calcext:value-type="percentage">
            <text:p>52.70%</text:p>
          </table:table-cell>
          <table:table-cell/>
          <table:table-cell table:style-name="ce67" office:value-type="percentage" office:value="0.528" calcext:value-type="percentage">
            <text:p>52.80%</text:p>
          </table:table-cell>
          <table:table-cell/>
          <table:table-cell table:style-name="ce67" office:value-type="percentage" office:value="0.523" calcext:value-type="percentage">
            <text:p>52.30%</text:p>
          </table:table-cell>
          <table:table-cell/>
          <table:table-cell table:style-name="ce67" office:value-type="percentage" office:value="0.522" calcext:value-type="percentage">
            <text:p>52.20%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TOP 5</text:p>
          </table:table-cell>
          <table:table-cell table:style-name="ce38" table:formula="of:=[$'A-Line'.B60]" office:value-type="percentage" office:value="0.856" calcext:value-type="percentage">
            <text:p>85.60%</text:p>
          </table:table-cell>
          <table:table-cell/>
          <table:table-cell table:style-name="ce67" office:value-type="percentage" office:value="0.758" calcext:value-type="percentage">
            <text:p>75.80%</text:p>
          </table:table-cell>
          <table:table-cell/>
          <table:table-cell table:style-name="ce67" office:value-type="percentage" office:value="0.767" calcext:value-type="percentage">
            <text:p>76.70%</text:p>
          </table:table-cell>
          <table:table-cell/>
          <table:table-cell table:style-name="ce67" office:value-type="percentage" office:value="0.753" calcext:value-type="percentage">
            <text:p>75.30%</text:p>
          </table:table-cell>
          <table:table-cell/>
          <table:table-cell table:style-name="ce67" office:value-type="percentage" office:value="0.767" calcext:value-type="percentage">
            <text:p>76.70%</text:p>
          </table:table-cell>
          <table:table-cell/>
          <table:table-cell table:style-name="ce67" office:value-type="percentage" office:value="0.753" calcext:value-type="percentage">
            <text:p>75.30%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Diff TOP 1</text:p>
          </table:table-cell>
          <table:table-cell table:style-name="ce36" table:number-columns-repeated="2"/>
          <table:table-cell table:style-name="ce44" table:formula="of:=[.D119]-[.$B119]" office:value-type="percentage" office:value="-0.114" calcext:value-type="percentage">
            <text:p>-11.40%</text:p>
          </table:table-cell>
          <table:table-cell table:style-name="ce47"/>
          <table:table-cell table:style-name="ce44" table:formula="of:=[.F119]-[.$B119]" office:value-type="percentage" office:value="-0.104" calcext:value-type="percentage">
            <text:p>-10.40%</text:p>
          </table:table-cell>
          <table:table-cell table:style-name="ce47"/>
          <table:table-cell table:style-name="ce44" table:formula="of:=[.H119]-[.$B119]" office:value-type="percentage" office:value="-0.103" calcext:value-type="percentage">
            <text:p>-10.30%</text:p>
          </table:table-cell>
          <table:table-cell table:style-name="ce47"/>
          <table:table-cell table:style-name="ce44" table:formula="of:=[.J119]-[.$B119]" office:value-type="percentage" office:value="-0.108" calcext:value-type="percentage">
            <text:p>-10.80%</text:p>
          </table:table-cell>
          <table:table-cell table:style-name="ce47"/>
          <table:table-cell table:style-name="ce44" table:formula="of:=[.L119]-[.$B119]" office:value-type="percentage" office:value="-0.109" calcext:value-type="percentage">
            <text:p>-10.90%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Diff TOP 5</text:p>
          </table:table-cell>
          <table:table-cell table:style-name="ce37" table:number-columns-repeated="2"/>
          <table:table-cell table:style-name="ce45" table:formula="of:=[.D120]-[.$B120]" office:value-type="percentage" office:value="-0.098" calcext:value-type="percentage">
            <text:p>-9.80%</text:p>
          </table:table-cell>
          <table:table-cell table:style-name="ce50"/>
          <table:table-cell table:style-name="ce45" table:formula="of:=[.F120]-[.$B120]" office:value-type="percentage" office:value="-0.089" calcext:value-type="percentage">
            <text:p>-8.90%</text:p>
          </table:table-cell>
          <table:table-cell table:style-name="ce50"/>
          <table:table-cell table:style-name="ce45" table:formula="of:=[.H120]-[.$B120]" office:value-type="percentage" office:value="-0.103" calcext:value-type="percentage">
            <text:p>-10.30%</text:p>
          </table:table-cell>
          <table:table-cell table:style-name="ce50"/>
          <table:table-cell table:style-name="ce45" table:formula="of:=[.J120]-[.$B120]" office:value-type="percentage" office:value="-0.089" calcext:value-type="percentage">
            <text:p>-8.90%</text:p>
          </table:table-cell>
          <table:table-cell table:style-name="ce50"/>
          <table:table-cell table:style-name="ce45" table:formula="of:=[.L120]-[.$B120]" office:value-type="percentage" office:value="-0.103" calcext:value-type="percentage">
            <text:p>-10.30%</text:p>
          </table:table-cell>
          <table:table-cell table:number-columns-repeated="5"/>
        </table:table-row>
        <table:table-row table:style-name="ro5"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5"/>
        </table:table-row>
        <table:table-row table:style-name="ro5">
          <table:table-cell table:style-name="Default" office:value-type="string" calcext:value-type="string">
            <text:p>Seeds</text:p>
          </table:table-cell>
          <table:table-cell table:number-columns-repeated="2"/>
          <table:table-cell table:style-name="ce42" office:value-type="float" office:value="420" calcext:value-type="float">
            <text:p>420</text:p>
          </table:table-cell>
          <table:table-cell/>
          <table:table-cell table:style-name="ce42" office:value-type="float" office:value="1308" calcext:value-type="float">
            <text:p>1308</text:p>
          </table:table-cell>
          <table:table-cell/>
          <table:table-cell table:style-name="ce42" office:value-type="float" office:value="7" calcext:value-type="float">
            <text:p>7</text:p>
          </table:table-cell>
          <table:table-cell/>
          <table:table-cell table:style-name="ce42" office:value-type="float" office:value="23" calcext:value-type="float">
            <text:p>23</text:p>
          </table:table-cell>
          <table:table-cell/>
          <table:table-cell table:style-name="ce42" office:value-type="float" office:value="9" calcext:value-type="float">
            <text:p>9</text:p>
          </table:table-cell>
          <table:table-cell table:number-columns-repeated="5"/>
        </table:table-row>
        <table:table-row table:style-name="ro5">
          <table:table-cell table:style-name="Default"/>
          <table:table-cell table:style-name="Accent_20_2" office:value-type="string" calcext:value-type="string">
            <text:p>No Filters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Guess T1</text:p>
          </table:table-cell>
          <table:table-cell table:style-name="ce65" table:formula="of:=[.$B116]" office:value-type="float" office:value="631" calcext:value-type="float">
            <text:p>631</text:p>
          </table:table-cell>
          <table:table-cell/>
          <table:table-cell office:value-type="float" office:value="520" calcext:value-type="float">
            <text:p>520</text:p>
          </table:table-cell>
          <table:table-cell/>
          <table:table-cell office:value-type="float" office:value="522" calcext:value-type="float">
            <text:p>522</text:p>
          </table:table-cell>
          <table:table-cell/>
          <table:table-cell office:value-type="float" office:value="527" calcext:value-type="float">
            <text:p>527</text:p>
          </table:table-cell>
          <table:table-cell/>
          <table:table-cell office:value-type="float" office:value="523" calcext:value-type="float">
            <text:p>523</text:p>
          </table:table-cell>
          <table:table-cell/>
          <table:table-cell office:value-type="float" office:value="512" calcext:value-type="float">
            <text:p>512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Guess T5</text:p>
          </table:table-cell>
          <table:table-cell table:style-name="ce65" table:formula="of:=[.$B117]" office:value-type="float" office:value="856" calcext:value-type="float">
            <text:p>856</text:p>
          </table:table-cell>
          <table:table-cell/>
          <table:table-cell office:value-type="float" office:value="768" calcext:value-type="float">
            <text:p>768</text:p>
          </table:table-cell>
          <table:table-cell/>
          <table:table-cell office:value-type="float" office:value="767" calcext:value-type="float">
            <text:p>767</text:p>
          </table:table-cell>
          <table:table-cell/>
          <table:table-cell office:value-type="float" office:value="759" calcext:value-type="float">
            <text:p>759</text:p>
          </table:table-cell>
          <table:table-cell/>
          <table:table-cell office:value-type="float" office:value="763" calcext:value-type="float">
            <text:p>763</text:p>
          </table:table-cell>
          <table:table-cell/>
          <table:table-cell office:value-type="float" office:value="754" calcext:value-type="float">
            <text:p>754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Total</text:p>
          </table:table-cell>
          <table:table-cell table:style-name="ce65" table:formula="of:=[.$B118]"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TOP 1</text:p>
          </table:table-cell>
          <table:table-cell table:style-name="ce67" table:formula="of:=[.$B119]" office:value-type="percentage" office:value="0.631" calcext:value-type="percentage">
            <text:p>63.10%</text:p>
          </table:table-cell>
          <table:table-cell/>
          <table:table-cell table:style-name="ce67" office:value-type="percentage" office:value="0.52" calcext:value-type="percentage">
            <text:p>52.00%</text:p>
          </table:table-cell>
          <table:table-cell/>
          <table:table-cell table:style-name="ce67" office:value-type="percentage" office:value="0.522" calcext:value-type="percentage">
            <text:p>52.20%</text:p>
          </table:table-cell>
          <table:table-cell/>
          <table:table-cell table:style-name="ce67" office:value-type="percentage" office:value="0.527" calcext:value-type="percentage">
            <text:p>52.70%</text:p>
          </table:table-cell>
          <table:table-cell/>
          <table:table-cell table:style-name="ce67" office:value-type="percentage" office:value="0.523" calcext:value-type="percentage">
            <text:p>52.30%</text:p>
          </table:table-cell>
          <table:table-cell/>
          <table:table-cell table:style-name="ce67" office:value-type="percentage" office:value="0.512" calcext:value-type="percentage">
            <text:p>51.20%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TOP 5</text:p>
          </table:table-cell>
          <table:table-cell table:style-name="ce67" table:formula="of:=[.$B120]" office:value-type="percentage" office:value="0.856" calcext:value-type="percentage">
            <text:p>85.60%</text:p>
          </table:table-cell>
          <table:table-cell/>
          <table:table-cell table:style-name="ce67" office:value-type="percentage" office:value="0.768" calcext:value-type="percentage">
            <text:p>76.80%</text:p>
          </table:table-cell>
          <table:table-cell/>
          <table:table-cell table:style-name="ce67" office:value-type="percentage" office:value="0.767" calcext:value-type="percentage">
            <text:p>76.70%</text:p>
          </table:table-cell>
          <table:table-cell/>
          <table:table-cell table:style-name="ce67" office:value-type="percentage" office:value="0.759" calcext:value-type="percentage">
            <text:p>75.90%</text:p>
          </table:table-cell>
          <table:table-cell/>
          <table:table-cell table:style-name="ce67" office:value-type="percentage" office:value="0.763" calcext:value-type="percentage">
            <text:p>76.30%</text:p>
          </table:table-cell>
          <table:table-cell/>
          <table:table-cell table:style-name="ce67" office:value-type="percentage" office:value="0.754" calcext:value-type="percentage">
            <text:p>75.40%</text:p>
          </table:table-cell>
          <table:table-cell/>
          <table:table-cell table:style-name="Accent_20_3" office:value-type="string" calcext:value-type="string">
            <text:p>TOP 1 AVG</text:p>
          </table:table-cell>
          <table:table-cell table:style-name="Accent_20_3" office:value-type="string" calcext:value-type="string">
            <text:p>TOP 5 AVG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iff TOP 1</text:p>
          </table:table-cell>
          <table:table-cell table:style-name="ce36" table:number-columns-repeated="2"/>
          <table:table-cell table:style-name="ce44" table:formula="of:=[.D129]-[.$B129]" office:value-type="percentage" office:value="-0.111" calcext:value-type="percentage">
            <text:p>-11.10%</text:p>
          </table:table-cell>
          <table:table-cell table:style-name="ce47"/>
          <table:table-cell table:style-name="ce44" table:formula="of:=[.F129]-[.$B129]" office:value-type="percentage" office:value="-0.109" calcext:value-type="percentage">
            <text:p>-10.90%</text:p>
          </table:table-cell>
          <table:table-cell table:style-name="ce47"/>
          <table:table-cell table:style-name="ce44" table:formula="of:=[.H129]-[.$B129]" office:value-type="percentage" office:value="-0.104" calcext:value-type="percentage">
            <text:p>-10.40%</text:p>
          </table:table-cell>
          <table:table-cell table:style-name="ce47"/>
          <table:table-cell table:style-name="ce44" table:formula="of:=[.J129]-[.$B129]" office:value-type="percentage" office:value="-0.108" calcext:value-type="percentage">
            <text:p>-10.80%</text:p>
          </table:table-cell>
          <table:table-cell table:style-name="ce47"/>
          <table:table-cell table:style-name="ce44" table:formula="of:=[.L129]-[.$B129]" office:value-type="percentage" office:value="-0.119" calcext:value-type="percentage">
            <text:p>-11.90%</text:p>
          </table:table-cell>
          <table:table-cell/>
          <table:table-cell table:style-name="ce49" table:formula="of:=AVERAGE([.D121];[.F121];[.H121];[.J121];[.L121];[.D131];[.F131];[.H131];[.J131];[.L131])" office:value-type="percentage" office:value="-0.1089" calcext:value-type="percentage">
            <text:p>-10.89%</text:p>
          </table:table-cell>
          <table:table-cell table:style-name="ce49" table:formula="of:=AVERAGE([.D122];[.F122];[.H122];[.J122];[.L122];[.D132];[.F132];[.H132];[.J132];[.L132])" office:value-type="percentage" office:value="-0.0951" calcext:value-type="percentage">
            <text:p>-9.51%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iff TOP 5</text:p>
          </table:table-cell>
          <table:table-cell table:style-name="ce37" table:number-columns-repeated="2"/>
          <table:table-cell table:style-name="ce45" table:formula="of:=[.D130]-[.$B130]" office:value-type="percentage" office:value="-0.088" calcext:value-type="percentage">
            <text:p>-8.80%</text:p>
          </table:table-cell>
          <table:table-cell table:style-name="ce50"/>
          <table:table-cell table:style-name="ce45" table:formula="of:=[.F130]-[.$B130]" office:value-type="percentage" office:value="-0.089" calcext:value-type="percentage">
            <text:p>-8.90%</text:p>
          </table:table-cell>
          <table:table-cell table:style-name="ce50"/>
          <table:table-cell table:style-name="ce45" table:formula="of:=[.H130]-[.$B130]" office:value-type="percentage" office:value="-0.097" calcext:value-type="percentage">
            <text:p>-9.70%</text:p>
          </table:table-cell>
          <table:table-cell table:style-name="ce50"/>
          <table:table-cell table:style-name="ce45" table:formula="of:=[.J130]-[.$B130]" office:value-type="percentage" office:value="-0.093" calcext:value-type="percentage">
            <text:p>-9.30%</text:p>
          </table:table-cell>
          <table:table-cell table:style-name="ce50"/>
          <table:table-cell table:style-name="ce45" table:formula="of:=[.L130]-[.$B130]" office:value-type="percentage" office:value="-0.102" calcext:value-type="percentage">
            <text:p>-10.20%</text:p>
          </table:table-cell>
          <table:table-cell table:number-columns-repeated="5"/>
        </table:table-row>
        <table:table-row table:style-name="ro5" table:number-rows-repeated="2"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5"/>
        </table:table-row>
        <table:table-row table:style-name="ro7">
          <table:table-cell table:style-name="Default"/>
          <table:table-cell table:number-columns-repeated="2"/>
          <table:table-cell table:style-name="ce41" office:value-type="string" calcext:value-type="string" table:number-columns-spanned="9" table:number-rows-spanned="1">
            <text:p>VGG19</text:p>
          </table:table-cell>
          <table:covered-table-cell/>
          <table:covered-table-cell table:style-name="Default"/>
          <table:covered-table-cell/>
          <table:covered-table-cell table:style-name="Default"/>
          <table:covered-table-cell/>
          <table:covered-table-cell table:style-name="Default"/>
          <table:covered-table-cell/>
          <table:covered-table-cell table:style-name="Default"/>
          <table:table-cell table:number-columns-repeated="5"/>
        </table:table-row>
        <table:table-row table:style-name="ro5">
          <table:table-cell table:style-name="Default" office:value-type="string" calcext:value-type="string">
            <text:p>Seeds</text:p>
          </table:table-cell>
          <table:table-cell table:number-columns-repeated="2"/>
          <table:table-cell table:style-name="ce42" office:value-type="float" office:value="69" calcext:value-type="float">
            <text:p>69</text:p>
          </table:table-cell>
          <table:table-cell table:style-name="ce35"/>
          <table:table-cell table:style-name="ce42" office:value-type="float" office:value="666" calcext:value-type="float">
            <text:p>666</text:p>
          </table:table-cell>
          <table:table-cell/>
          <table:table-cell table:style-name="ce42" office:value-type="float" office:value="777" calcext:value-type="float">
            <text:p>777</text:p>
          </table:table-cell>
          <table:table-cell/>
          <table:table-cell table:style-name="ce42" office:value-type="float" office:value="911" calcext:value-type="float">
            <text:p>911</text:p>
          </table:table-cell>
          <table:table-cell/>
          <table:table-cell table:style-name="ce42" office:value-type="float" office:value="119" calcext:value-type="float">
            <text:p>119</text:p>
          </table:table-cell>
          <table:table-cell/>
          <table:table-cell table:style-name="Accent_20_2" office:value-type="string" calcext:value-type="string">
            <text:p>No Filters</text:p>
          </table:table-cell>
          <table:table-cell table:style-name="ce56" office:value-type="string" calcext:value-type="string" table:number-columns-spanned="3" table:number-rows-spanned="3">
            <text:p>Risultati ottenuti dai modelli con le immagini originali del dataset Aline</text:p>
          </table:table-cell>
          <table:covered-table-cell table:number-columns-repeated="2"/>
        </table:table-row>
        <table:table-row table:style-name="ro5">
          <table:table-cell table:style-name="Default"/>
          <table:table-cell table:style-name="Accent_20_2" office:value-type="string" calcext:value-type="string">
            <text:p>No Filters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 table:number-columns-repeated="2"/>
          <table:covered-table-cell table:number-columns-repeated="3"/>
        </table:table-row>
        <table:table-row table:style-name="ro4">
          <table:table-cell office:value-type="string" calcext:value-type="string">
            <text:p>Guess T1</text:p>
          </table:table-cell>
          <table:table-cell table:style-name="ce65" table:formula="of:=[$'A-Line'.B65]" office:value-type="float" office:value="649" calcext:value-type="float">
            <text:p>649</text:p>
          </table:table-cell>
          <table:table-cell/>
          <table:table-cell office:value-type="float" office:value="534" calcext:value-type="float">
            <text:p>534</text:p>
          </table:table-cell>
          <table:table-cell/>
          <table:table-cell office:value-type="float" office:value="547" calcext:value-type="float">
            <text:p>547</text:p>
          </table:table-cell>
          <table:table-cell/>
          <table:table-cell office:value-type="float" office:value="533" calcext:value-type="float">
            <text:p>533</text:p>
          </table:table-cell>
          <table:table-cell/>
          <table:table-cell office:value-type="float" office:value="539" calcext:value-type="float">
            <text:p>539</text:p>
          </table:table-cell>
          <table:table-cell/>
          <table:table-cell office:value-type="float" office:value="539" calcext:value-type="float">
            <text:p>539</text:p>
          </table:table-cell>
          <table:table-cell table:number-columns-repeated="2"/>
          <table:covered-table-cell table:number-columns-repeated="3"/>
        </table:table-row>
        <table:table-row table:style-name="ro4">
          <table:table-cell office:value-type="string" calcext:value-type="string">
            <text:p>Guess T5</text:p>
          </table:table-cell>
          <table:table-cell table:style-name="ce65" table:formula="of:=[$'A-Line'.B66]" office:value-type="float" office:value="862" calcext:value-type="float">
            <text:p>862</text:p>
          </table:table-cell>
          <table:table-cell/>
          <table:table-cell office:value-type="float" office:value="778" calcext:value-type="float">
            <text:p>778</text:p>
          </table:table-cell>
          <table:table-cell/>
          <table:table-cell office:value-type="float" office:value="785" calcext:value-type="float">
            <text:p>785</text:p>
          </table:table-cell>
          <table:table-cell/>
          <table:table-cell office:value-type="float" office:value="781" calcext:value-type="float">
            <text:p>781</text:p>
          </table:table-cell>
          <table:table-cell/>
          <table:table-cell office:value-type="float" office:value="788" calcext:value-type="float">
            <text:p>788</text:p>
          </table:table-cell>
          <table:table-cell/>
          <table:table-cell office:value-type="float" office:value="777" calcext:value-type="float">
            <text:p>777</text:p>
          </table:table-cell>
          <table:table-cell/>
          <table:table-cell table:style-name="ce42" office:value-type="float" office:value="1234" calcext:value-type="float">
            <text:p>1234</text:p>
          </table:table-cell>
          <table:table-cell table:style-name="ce56" office:value-type="string" calcext:value-type="string" table:number-columns-spanned="3" table:number-rows-spanned="3">
            <text:p>Seed applicato alla generazione random dei filtri</text:p>
          </table:table-cell>
          <table:covered-table-cell table:number-columns-repeated="2"/>
        </table:table-row>
        <table:table-row table:style-name="ro4">
          <table:table-cell office:value-type="string" calcext:value-type="string">
            <text:p>Total</text:p>
          </table:table-cell>
          <table:table-cell table:style-name="ce65" table:formula="of:=[$'A-Line'.B67]"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  <table:covered-table-cell table:number-columns-repeated="3"/>
        </table:table-row>
        <table:table-row table:style-name="ro4">
          <table:table-cell office:value-type="string" calcext:value-type="string">
            <text:p>TOP 1</text:p>
          </table:table-cell>
          <table:table-cell table:style-name="ce38" table:formula="of:=[$'A-Line'.B68]" office:value-type="percentage" office:value="0.649" calcext:value-type="percentage">
            <text:p>64.90%</text:p>
          </table:table-cell>
          <table:table-cell/>
          <table:table-cell table:style-name="ce67" office:value-type="percentage" office:value="0.534" calcext:value-type="percentage">
            <text:p>53.40%</text:p>
          </table:table-cell>
          <table:table-cell/>
          <table:table-cell table:style-name="ce67" office:value-type="percentage" office:value="0.547" calcext:value-type="percentage">
            <text:p>54.70%</text:p>
          </table:table-cell>
          <table:table-cell/>
          <table:table-cell table:style-name="ce67" office:value-type="percentage" office:value="0.533" calcext:value-type="percentage">
            <text:p>53.30%</text:p>
          </table:table-cell>
          <table:table-cell/>
          <table:table-cell table:style-name="ce67" office:value-type="percentage" office:value="0.539" calcext:value-type="percentage">
            <text:p>53.90%</text:p>
          </table:table-cell>
          <table:table-cell/>
          <table:table-cell table:style-name="ce67" office:value-type="percentage" office:value="0.539" calcext:value-type="percentage">
            <text:p>53.90%</text:p>
          </table:table-cell>
          <table:table-cell table:number-columns-repeated="2"/>
          <table:covered-table-cell table:number-columns-repeated="3"/>
        </table:table-row>
        <table:table-row table:style-name="ro4">
          <table:table-cell office:value-type="string" calcext:value-type="string">
            <text:p>TOP 5</text:p>
          </table:table-cell>
          <table:table-cell table:style-name="ce38" table:formula="of:=[$'A-Line'.B69]" office:value-type="percentage" office:value="0.862" calcext:value-type="percentage">
            <text:p>86.20%</text:p>
          </table:table-cell>
          <table:table-cell/>
          <table:table-cell table:style-name="ce67" office:value-type="percentage" office:value="0.778" calcext:value-type="percentage">
            <text:p>77.80%</text:p>
          </table:table-cell>
          <table:table-cell/>
          <table:table-cell table:style-name="ce67" office:value-type="percentage" office:value="0.785" calcext:value-type="percentage">
            <text:p>78.50%</text:p>
          </table:table-cell>
          <table:table-cell/>
          <table:table-cell table:style-name="ce67" office:value-type="percentage" office:value="0.781" calcext:value-type="percentage">
            <text:p>78.10%</text:p>
          </table:table-cell>
          <table:table-cell/>
          <table:table-cell table:style-name="ce67" office:value-type="percentage" office:value="0.788" calcext:value-type="percentage">
            <text:p>78.80%</text:p>
          </table:table-cell>
          <table:table-cell/>
          <table:table-cell table:style-name="ce67" office:value-type="percentage" office:value="0.777" calcext:value-type="percentage">
            <text:p>77.70%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 table:style-name="ce56" office:value-type="string" calcext:value-type="string" table:number-columns-spanned="3" table:number-rows-spanned="3">
            <text:p>Risultati ottenuti dal testing dei modelli con le immagini del dataset Aline alterato dai filtri di Diego.</text:p>
          </table:table-cell>
          <table:covered-table-cell table:number-columns-repeated="2"/>
        </table:table-row>
        <table:table-row table:style-name="ro4">
          <table:table-cell office:value-type="string" calcext:value-type="string">
            <text:p>Diff TOP 1</text:p>
          </table:table-cell>
          <table:table-cell table:style-name="ce36" table:number-columns-repeated="2"/>
          <table:table-cell table:style-name="ce44" table:formula="of:=[.D141]-[.$B141]" office:value-type="percentage" office:value="-0.115" calcext:value-type="percentage">
            <text:p>-11.50%</text:p>
          </table:table-cell>
          <table:table-cell table:style-name="ce47"/>
          <table:table-cell table:style-name="ce44" table:formula="of:=[.F141]-[.$B141]" office:value-type="percentage" office:value="-0.102" calcext:value-type="percentage">
            <text:p>-10.20%</text:p>
          </table:table-cell>
          <table:table-cell table:style-name="ce47"/>
          <table:table-cell table:style-name="ce44" table:formula="of:=[.H141]-[.$B141]" office:value-type="percentage" office:value="-0.116" calcext:value-type="percentage">
            <text:p>-11.60%</text:p>
          </table:table-cell>
          <table:table-cell table:style-name="ce47"/>
          <table:table-cell table:style-name="ce44" table:formula="of:=[.J141]-[.$B141]" office:value-type="percentage" office:value="-0.11" calcext:value-type="percentage">
            <text:p>-11.00%</text:p>
          </table:table-cell>
          <table:table-cell table:style-name="ce47"/>
          <table:table-cell table:style-name="ce44" table:formula="of:=[.L141]-[.$B141]" office:value-type="percentage" office:value="-0.11" calcext:value-type="percentage">
            <text:p>-11.00%</text:p>
          </table:table-cell>
          <table:table-cell table:number-columns-repeated="2"/>
          <table:covered-table-cell table:number-columns-repeated="3"/>
        </table:table-row>
        <table:table-row table:style-name="ro4">
          <table:table-cell office:value-type="string" calcext:value-type="string">
            <text:p>Diff TOP 5</text:p>
          </table:table-cell>
          <table:table-cell table:style-name="ce37" table:number-columns-repeated="2"/>
          <table:table-cell table:style-name="ce45" table:formula="of:=[.D142]-[.$B142]" office:value-type="percentage" office:value="-0.084" calcext:value-type="percentage">
            <text:p>-8.40%</text:p>
          </table:table-cell>
          <table:table-cell table:style-name="ce50"/>
          <table:table-cell table:style-name="ce45" table:formula="of:=[.F142]-[.$B142]" office:value-type="percentage" office:value="-0.077" calcext:value-type="percentage">
            <text:p>-7.70%</text:p>
          </table:table-cell>
          <table:table-cell table:style-name="ce50"/>
          <table:table-cell table:style-name="ce45" table:formula="of:=[.H142]-[.$B142]" office:value-type="percentage" office:value="-0.081" calcext:value-type="percentage">
            <text:p>-8.10%</text:p>
          </table:table-cell>
          <table:table-cell table:style-name="ce50"/>
          <table:table-cell table:style-name="ce45" table:formula="of:=[.J142]-[.$B142]" office:value-type="percentage" office:value="-0.074" calcext:value-type="percentage">
            <text:p>-7.40%</text:p>
          </table:table-cell>
          <table:table-cell table:style-name="ce50"/>
          <table:table-cell table:style-name="ce45" table:formula="of:=[.L142]-[.$B142]" office:value-type="percentage" office:value="-0.085" calcext:value-type="percentage">
            <text:p>-8.50%</text:p>
          </table:table-cell>
          <table:table-cell table:number-columns-repeated="2"/>
          <table:covered-table-cell table:number-columns-repeated="3"/>
        </table:table-row>
        <table:table-row table:style-name="ro5"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5"/>
        </table:table-row>
        <table:table-row table:style-name="ro5">
          <table:table-cell table:style-name="Default" office:value-type="string" calcext:value-type="string">
            <text:p>Seeds</text:p>
          </table:table-cell>
          <table:table-cell table:number-columns-repeated="2"/>
          <table:table-cell table:style-name="ce42" office:value-type="float" office:value="420" calcext:value-type="float">
            <text:p>420</text:p>
          </table:table-cell>
          <table:table-cell/>
          <table:table-cell table:style-name="ce42" office:value-type="float" office:value="1308" calcext:value-type="float">
            <text:p>1308</text:p>
          </table:table-cell>
          <table:table-cell/>
          <table:table-cell table:style-name="ce42" office:value-type="float" office:value="7" calcext:value-type="float">
            <text:p>7</text:p>
          </table:table-cell>
          <table:table-cell/>
          <table:table-cell table:style-name="ce42" office:value-type="float" office:value="23" calcext:value-type="float">
            <text:p>23</text:p>
          </table:table-cell>
          <table:table-cell/>
          <table:table-cell table:style-name="ce42" office:value-type="float" office:value="9" calcext:value-type="float">
            <text:p>9</text:p>
          </table:table-cell>
          <table:table-cell table:number-columns-repeated="5"/>
        </table:table-row>
        <table:table-row table:style-name="ro5">
          <table:table-cell table:style-name="Default"/>
          <table:table-cell table:style-name="Accent_20_2" office:value-type="string" calcext:value-type="string">
            <text:p>No Filters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Guess T1</text:p>
          </table:table-cell>
          <table:table-cell table:style-name="ce65" table:formula="of:=[.$B138]" office:value-type="float" office:value="649" calcext:value-type="float">
            <text:p>649</text:p>
          </table:table-cell>
          <table:table-cell/>
          <table:table-cell office:value-type="float" office:value="533" calcext:value-type="float">
            <text:p>533</text:p>
          </table:table-cell>
          <table:table-cell/>
          <table:table-cell office:value-type="float" office:value="528" calcext:value-type="float">
            <text:p>528</text:p>
          </table:table-cell>
          <table:table-cell/>
          <table:table-cell office:value-type="float" office:value="533" calcext:value-type="float">
            <text:p>533</text:p>
          </table:table-cell>
          <table:table-cell/>
          <table:table-cell office:value-type="float" office:value="534" calcext:value-type="float">
            <text:p>534</text:p>
          </table:table-cell>
          <table:table-cell/>
          <table:table-cell office:value-type="float" office:value="537" calcext:value-type="float">
            <text:p>537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Guess T5</text:p>
          </table:table-cell>
          <table:table-cell table:style-name="ce65" table:formula="of:=[.$B139]" office:value-type="float" office:value="862" calcext:value-type="float">
            <text:p>862</text:p>
          </table:table-cell>
          <table:table-cell/>
          <table:table-cell office:value-type="float" office:value="777" calcext:value-type="float">
            <text:p>777</text:p>
          </table:table-cell>
          <table:table-cell/>
          <table:table-cell office:value-type="float" office:value="781" calcext:value-type="float">
            <text:p>781</text:p>
          </table:table-cell>
          <table:table-cell/>
          <table:table-cell office:value-type="float" office:value="773" calcext:value-type="float">
            <text:p>773</text:p>
          </table:table-cell>
          <table:table-cell/>
          <table:table-cell office:value-type="float" office:value="787" calcext:value-type="float">
            <text:p>787</text:p>
          </table:table-cell>
          <table:table-cell/>
          <table:table-cell office:value-type="float" office:value="776" calcext:value-type="float">
            <text:p>776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Total</text:p>
          </table:table-cell>
          <table:table-cell table:style-name="ce65" table:formula="of:=[.$B140]"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TOP 1</text:p>
          </table:table-cell>
          <table:table-cell table:style-name="ce38" table:formula="of:=[.$B141]" office:value-type="percentage" office:value="0.649" calcext:value-type="percentage">
            <text:p>64.90%</text:p>
          </table:table-cell>
          <table:table-cell/>
          <table:table-cell table:style-name="ce67" office:value-type="percentage" office:value="0.533" calcext:value-type="percentage">
            <text:p>53.30%</text:p>
          </table:table-cell>
          <table:table-cell/>
          <table:table-cell table:style-name="ce67" office:value-type="percentage" office:value="0.528" calcext:value-type="percentage">
            <text:p>52.80%</text:p>
          </table:table-cell>
          <table:table-cell/>
          <table:table-cell table:style-name="ce67" office:value-type="percentage" office:value="0.533" calcext:value-type="percentage">
            <text:p>53.30%</text:p>
          </table:table-cell>
          <table:table-cell/>
          <table:table-cell table:style-name="ce67" office:value-type="percentage" office:value="0.534" calcext:value-type="percentage">
            <text:p>53.40%</text:p>
          </table:table-cell>
          <table:table-cell/>
          <table:table-cell table:style-name="ce67" office:value-type="percentage" office:value="0.537" calcext:value-type="percentage">
            <text:p>53.70%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TOP 5</text:p>
          </table:table-cell>
          <table:table-cell table:style-name="ce38" table:formula="of:=[.$B142]" office:value-type="percentage" office:value="0.862" calcext:value-type="percentage">
            <text:p>86.20%</text:p>
          </table:table-cell>
          <table:table-cell/>
          <table:table-cell table:style-name="ce67" office:value-type="percentage" office:value="0.777" calcext:value-type="percentage">
            <text:p>77.70%</text:p>
          </table:table-cell>
          <table:table-cell/>
          <table:table-cell table:style-name="ce67" office:value-type="percentage" office:value="0.781" calcext:value-type="percentage">
            <text:p>78.10%</text:p>
          </table:table-cell>
          <table:table-cell/>
          <table:table-cell table:style-name="ce67" office:value-type="percentage" office:value="0.773" calcext:value-type="percentage">
            <text:p>77.30%</text:p>
          </table:table-cell>
          <table:table-cell/>
          <table:table-cell table:style-name="ce67" office:value-type="percentage" office:value="0.787" calcext:value-type="percentage">
            <text:p>78.70%</text:p>
          </table:table-cell>
          <table:table-cell/>
          <table:table-cell table:style-name="ce67" office:value-type="percentage" office:value="0.776" calcext:value-type="percentage">
            <text:p>77.60%</text:p>
          </table:table-cell>
          <table:table-cell/>
          <table:table-cell table:style-name="Accent_20_3" office:value-type="string" calcext:value-type="string">
            <text:p>TOP 1 AVG</text:p>
          </table:table-cell>
          <table:table-cell table:style-name="Accent_20_3" office:value-type="string" calcext:value-type="string">
            <text:p>TOP 5 AVG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iff TOP 1</text:p>
          </table:table-cell>
          <table:table-cell table:style-name="ce36" table:number-columns-repeated="2"/>
          <table:table-cell table:style-name="ce44" table:formula="of:=[.D151]-[.$B151]" office:value-type="percentage" office:value="-0.116" calcext:value-type="percentage">
            <text:p>-11.60%</text:p>
          </table:table-cell>
          <table:table-cell table:style-name="ce47"/>
          <table:table-cell table:style-name="ce44" table:formula="of:=[.F151]-[.$B151]" office:value-type="percentage" office:value="-0.121" calcext:value-type="percentage">
            <text:p>-12.10%</text:p>
          </table:table-cell>
          <table:table-cell table:style-name="ce47"/>
          <table:table-cell table:style-name="ce44" table:formula="of:=[.H151]-[.$B151]" office:value-type="percentage" office:value="-0.116" calcext:value-type="percentage">
            <text:p>-11.60%</text:p>
          </table:table-cell>
          <table:table-cell table:style-name="ce47"/>
          <table:table-cell table:style-name="ce44" table:formula="of:=[.J151]-[.$B151]" office:value-type="percentage" office:value="-0.115" calcext:value-type="percentage">
            <text:p>-11.50%</text:p>
          </table:table-cell>
          <table:table-cell table:style-name="ce47"/>
          <table:table-cell table:style-name="ce44" table:formula="of:=[.L151]-[.$B151]" office:value-type="percentage" office:value="-0.112" calcext:value-type="percentage">
            <text:p>-11.20%</text:p>
          </table:table-cell>
          <table:table-cell/>
          <table:table-cell table:style-name="ce49" table:formula="of:=AVERAGE([.D143];[.F143];[.H143];[.J143];[.L143];[.D153];[.F153];[.H153];[.J153];[.L153])" office:value-type="percentage" office:value="-0.1133" calcext:value-type="percentage">
            <text:p>-11.33%</text:p>
          </table:table-cell>
          <table:table-cell table:style-name="ce49" table:formula="of:=AVERAGE([.D144];[.F144];[.H144];[.J144];[.L144];[.D154];[.F154];[.H154];[.J154];[.L154])" office:value-type="percentage" office:value="-0.0817" calcext:value-type="percentage">
            <text:p>-8.17%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iff TOP 5</text:p>
          </table:table-cell>
          <table:table-cell table:style-name="ce37" table:number-columns-repeated="2"/>
          <table:table-cell table:style-name="ce45" table:formula="of:=[.D152]-[.$B152]" office:value-type="percentage" office:value="-0.085" calcext:value-type="percentage">
            <text:p>-8.50%</text:p>
          </table:table-cell>
          <table:table-cell table:style-name="ce50"/>
          <table:table-cell table:style-name="ce45" table:formula="of:=[.F152]-[.$B152]" office:value-type="percentage" office:value="-0.081" calcext:value-type="percentage">
            <text:p>-8.10%</text:p>
          </table:table-cell>
          <table:table-cell table:style-name="ce50"/>
          <table:table-cell table:style-name="ce45" table:formula="of:=[.H152]-[.$B152]" office:value-type="percentage" office:value="-0.089" calcext:value-type="percentage">
            <text:p>-8.90%</text:p>
          </table:table-cell>
          <table:table-cell table:style-name="ce50"/>
          <table:table-cell table:style-name="ce45" table:formula="of:=[.J152]-[.$B152]" office:value-type="percentage" office:value="-0.075" calcext:value-type="percentage">
            <text:p>-7.50%</text:p>
          </table:table-cell>
          <table:table-cell table:style-name="ce50"/>
          <table:table-cell table:style-name="ce45" table:formula="of:=[.L152]-[.$B152]" office:value-type="percentage" office:value="-0.086" calcext:value-type="percentage">
            <text:p>-8.60%</text:p>
          </table:table-cell>
          <table:table-cell table:number-columns-repeated="5"/>
        </table:table-row>
      </table:table>
      <table:table table:name="PyTorch Multifilter" table:style-name="ta1">
        <table:table-column table:style-name="co1" table:default-cell-style-name="ce63"/>
        <table:table-column table:style-name="co1" table:default-cell-style-name="ce65"/>
        <table:table-column table:style-name="co22" table:default-cell-style-name="Default"/>
        <table:table-column table:style-name="co23" table:default-cell-style-name="ce65"/>
        <table:table-column table:style-name="co24" table:default-cell-style-name="Default"/>
        <table:table-column table:style-name="co23" table:default-cell-style-name="ce65"/>
        <table:table-column table:style-name="co24" table:default-cell-style-name="Default"/>
        <table:table-column table:style-name="co23" table:default-cell-style-name="ce65"/>
        <table:table-column table:style-name="co24" table:default-cell-style-name="Default"/>
        <table:table-column table:style-name="co23" table:default-cell-style-name="ce65"/>
        <table:table-column table:style-name="co24" table:default-cell-style-name="Default"/>
        <table:table-column table:style-name="co23" table:default-cell-style-name="ce65"/>
        <table:table-column table:style-name="co1" table:number-columns-repeated="5" table:default-cell-style-name="Default"/>
        <table:table-row table:style-name="ro5"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5"/>
        </table:table-row>
        <table:table-row table:style-name="ro7">
          <table:table-cell table:style-name="Default" table:number-columns-repeated="2"/>
          <table:table-cell/>
          <table:table-cell table:style-name="ce41" office:value-type="string" calcext:value-type="string" table:number-columns-spanned="9" table:number-rows-spanned="1">
            <text:p>MobileNet V2</text:p>
          </table:table-cell>
          <table:covered-table-cell/>
          <table:covered-table-cell table:style-name="Default"/>
          <table:covered-table-cell/>
          <table:covered-table-cell table:style-name="Default"/>
          <table:covered-table-cell/>
          <table:covered-table-cell table:style-name="Default"/>
          <table:covered-table-cell/>
          <table:covered-table-cell table:style-name="Default"/>
          <table:table-cell table:number-columns-repeated="5"/>
        </table:table-row>
        <table:table-row table:style-name="ro5">
          <table:table-cell table:style-name="Default" office:value-type="string" calcext:value-type="string">
            <text:p>Seeds</text:p>
          </table:table-cell>
          <table:table-cell table:style-name="Default"/>
          <table:table-cell/>
          <table:table-cell table:style-name="ce42" office:value-type="float" office:value="69" calcext:value-type="float">
            <text:p>69</text:p>
          </table:table-cell>
          <table:table-cell table:style-name="ce35"/>
          <table:table-cell table:style-name="ce42" office:value-type="float" office:value="666" calcext:value-type="float">
            <text:p>666</text:p>
          </table:table-cell>
          <table:table-cell/>
          <table:table-cell table:style-name="ce42" office:value-type="float" office:value="777" calcext:value-type="float">
            <text:p>777</text:p>
          </table:table-cell>
          <table:table-cell/>
          <table:table-cell table:style-name="ce42" office:value-type="float" office:value="911" calcext:value-type="float">
            <text:p>911</text:p>
          </table:table-cell>
          <table:table-cell/>
          <table:table-cell table:style-name="ce42" office:value-type="float" office:value="119" calcext:value-type="float">
            <text:p>119</text:p>
          </table:table-cell>
          <table:table-cell/>
          <table:table-cell table:style-name="Accent_20_2" office:value-type="string" calcext:value-type="string">
            <text:p>No Filters</text:p>
          </table:table-cell>
          <table:table-cell table:style-name="ce56" office:value-type="string" calcext:value-type="string" table:number-columns-spanned="3" table:number-rows-spanned="3">
            <text:p>Risultati ottenuti dai modelli con le immagini originali del dataset Aline</text:p>
          </table:table-cell>
          <table:covered-table-cell table:number-columns-repeated="2"/>
        </table:table-row>
        <table:table-row table:style-name="ro5">
          <table:table-cell table:style-name="Default"/>
          <table:table-cell table:style-name="Accent_20_2" office:value-type="string" calcext:value-type="string">
            <text:p>No Filters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 table:number-columns-repeated="2"/>
          <table:covered-table-cell table:number-columns-repeated="3"/>
        </table:table-row>
        <table:table-row table:style-name="ro4">
          <table:table-cell office:value-type="string" calcext:value-type="string">
            <text:p>Guess T1</text:p>
          </table:table-cell>
          <table:table-cell table:formula="of:=[$'A-Line'.I4]" office:value-type="float" office:value="711" calcext:value-type="float">
            <text:p>711</text:p>
          </table:table-cell>
          <table:table-cell/>
          <table:table-cell office:value-type="float" office:value="584" calcext:value-type="float">
            <text:p>584</text:p>
          </table:table-cell>
          <table:table-cell/>
          <table:table-cell office:value-type="float" office:value="603" calcext:value-type="float">
            <text:p>603</text:p>
          </table:table-cell>
          <table:table-cell/>
          <table:table-cell office:value-type="float" office:value="604" calcext:value-type="float">
            <text:p>604</text:p>
          </table:table-cell>
          <table:table-cell/>
          <table:table-cell office:value-type="float" office:value="592" calcext:value-type="float">
            <text:p>592</text:p>
          </table:table-cell>
          <table:table-cell/>
          <table:table-cell office:value-type="float" office:value="617" calcext:value-type="float">
            <text:p>617</text:p>
          </table:table-cell>
          <table:table-cell table:number-columns-repeated="2"/>
          <table:covered-table-cell table:number-columns-repeated="3"/>
        </table:table-row>
        <table:table-row table:style-name="ro4">
          <table:table-cell office:value-type="string" calcext:value-type="string">
            <text:p>Guess T5</text:p>
          </table:table-cell>
          <table:table-cell table:formula="of:=[$'A-Line'.I5]" office:value-type="float" office:value="909" calcext:value-type="float">
            <text:p>909</text:p>
          </table:table-cell>
          <table:table-cell/>
          <table:table-cell office:value-type="float" office:value="845" calcext:value-type="float">
            <text:p>845</text:p>
          </table:table-cell>
          <table:table-cell/>
          <table:table-cell office:value-type="float" office:value="836" calcext:value-type="float">
            <text:p>836</text:p>
          </table:table-cell>
          <table:table-cell/>
          <table:table-cell office:value-type="float" office:value="836" calcext:value-type="float">
            <text:p>836</text:p>
          </table:table-cell>
          <table:table-cell/>
          <table:table-cell office:value-type="float" office:value="847" calcext:value-type="float">
            <text:p>847</text:p>
          </table:table-cell>
          <table:table-cell/>
          <table:table-cell office:value-type="float" office:value="846" calcext:value-type="float">
            <text:p>846</text:p>
          </table:table-cell>
          <table:table-cell/>
          <table:table-cell table:style-name="ce42" office:value-type="float" office:value="1234" calcext:value-type="float">
            <text:p>1234</text:p>
          </table:table-cell>
          <table:table-cell table:style-name="ce56" office:value-type="string" calcext:value-type="string" table:number-columns-spanned="3" table:number-rows-spanned="3">
            <text:p>Seed applicato alla generazione random dei filtri</text:p>
          </table:table-cell>
          <table:covered-table-cell table:number-columns-repeated="2"/>
        </table:table-row>
        <table:table-row table:style-name="ro4">
          <table:table-cell office:value-type="string" calcext:value-type="string">
            <text:p>Total</text:p>
          </table:table-cell>
          <table:table-cell table:formula="of:=[$'A-Line'.I6]"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  <table:covered-table-cell table:number-columns-repeated="3"/>
        </table:table-row>
        <table:table-row table:style-name="ro4">
          <table:table-cell office:value-type="string" calcext:value-type="string">
            <text:p>TOP 1</text:p>
          </table:table-cell>
          <table:table-cell table:style-name="ce67" table:formula="of:=[$'A-Line'.I7]" office:value-type="percentage" office:value="0.711" calcext:value-type="percentage">
            <text:p>71.10%</text:p>
          </table:table-cell>
          <table:table-cell/>
          <table:table-cell table:style-name="ce67" office:value-type="percentage" office:value="0.584" calcext:value-type="percentage">
            <text:p>58.40%</text:p>
          </table:table-cell>
          <table:table-cell/>
          <table:table-cell table:style-name="ce67" office:value-type="percentage" office:value="0.603" calcext:value-type="percentage">
            <text:p>60.30%</text:p>
          </table:table-cell>
          <table:table-cell/>
          <table:table-cell table:style-name="ce67" office:value-type="percentage" office:value="0.604" calcext:value-type="percentage">
            <text:p>60.40%</text:p>
          </table:table-cell>
          <table:table-cell/>
          <table:table-cell table:style-name="ce67" office:value-type="percentage" office:value="0.592" calcext:value-type="percentage">
            <text:p>59.20%</text:p>
          </table:table-cell>
          <table:table-cell/>
          <table:table-cell table:style-name="ce67" office:value-type="percentage" office:value="0.617" calcext:value-type="percentage">
            <text:p>61.70%</text:p>
          </table:table-cell>
          <table:table-cell table:number-columns-repeated="2"/>
          <table:covered-table-cell table:number-columns-repeated="3"/>
        </table:table-row>
        <table:table-row table:style-name="ro4">
          <table:table-cell office:value-type="string" calcext:value-type="string">
            <text:p>TOP 5</text:p>
          </table:table-cell>
          <table:table-cell table:style-name="ce67" table:formula="of:=[$'A-Line'.I8]" office:value-type="percentage" office:value="0.909" calcext:value-type="percentage">
            <text:p>90.90%</text:p>
          </table:table-cell>
          <table:table-cell/>
          <table:table-cell table:style-name="ce67" office:value-type="percentage" office:value="0.845" calcext:value-type="percentage">
            <text:p>84.50%</text:p>
          </table:table-cell>
          <table:table-cell/>
          <table:table-cell table:style-name="ce67" office:value-type="percentage" office:value="0.836" calcext:value-type="percentage">
            <text:p>83.60%</text:p>
          </table:table-cell>
          <table:table-cell/>
          <table:table-cell table:style-name="ce67" office:value-type="percentage" office:value="0.836" calcext:value-type="percentage">
            <text:p>83.60%</text:p>
          </table:table-cell>
          <table:table-cell/>
          <table:table-cell table:style-name="ce67" office:value-type="percentage" office:value="0.847" calcext:value-type="percentage">
            <text:p>84.70%</text:p>
          </table:table-cell>
          <table:table-cell/>
          <table:table-cell table:style-name="ce67" office:value-type="percentage" office:value="0.846" calcext:value-type="percentage">
            <text:p>84.60%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 table:style-name="ce56" office:value-type="string" calcext:value-type="string" table:number-columns-spanned="3" table:number-rows-spanned="3">
            <text:p>Risultati ottenuti dal testing dei modelli con le immagini del dataset Aline alterato dai filtri di Diego.</text:p>
          </table:table-cell>
          <table:covered-table-cell table:number-columns-repeated="2"/>
        </table:table-row>
        <table:table-row table:style-name="ro4">
          <table:table-cell office:value-type="string" calcext:value-type="string">
            <text:p>Diff TOP 1</text:p>
          </table:table-cell>
          <table:table-cell table:style-name="ce36" table:number-columns-repeated="2"/>
          <table:table-cell table:style-name="ce44" table:formula="of:=[.D8]-[.$B8]" office:value-type="percentage" office:value="-0.127" calcext:value-type="percentage">
            <text:p>-12.70%</text:p>
          </table:table-cell>
          <table:table-cell table:style-name="ce47"/>
          <table:table-cell table:style-name="ce44" table:formula="of:=[.F8]-[.$B8]" office:value-type="percentage" office:value="-0.108" calcext:value-type="percentage">
            <text:p>-10.80%</text:p>
          </table:table-cell>
          <table:table-cell table:style-name="ce47"/>
          <table:table-cell table:style-name="ce44" table:formula="of:=[.H8]-[.$B8]" office:value-type="percentage" office:value="-0.107" calcext:value-type="percentage">
            <text:p>-10.70%</text:p>
          </table:table-cell>
          <table:table-cell table:style-name="ce47"/>
          <table:table-cell table:style-name="ce44" table:formula="of:=[.J8]-[.$B8]" office:value-type="percentage" office:value="-0.119" calcext:value-type="percentage">
            <text:p>-11.90%</text:p>
          </table:table-cell>
          <table:table-cell table:style-name="ce47"/>
          <table:table-cell table:style-name="ce44" table:formula="of:=[.L8]-[.$B8]" office:value-type="percentage" office:value="-0.094" calcext:value-type="percentage">
            <text:p>-9.40%</text:p>
          </table:table-cell>
          <table:table-cell table:number-columns-repeated="2"/>
          <table:covered-table-cell table:number-columns-repeated="3"/>
        </table:table-row>
        <table:table-row table:style-name="ro4">
          <table:table-cell office:value-type="string" calcext:value-type="string">
            <text:p>Diff TOP 5</text:p>
          </table:table-cell>
          <table:table-cell table:style-name="ce37" table:number-columns-repeated="2"/>
          <table:table-cell table:style-name="ce45" table:formula="of:=[.D9]-[.$B9]" office:value-type="percentage" office:value="-0.0640000000000001" calcext:value-type="percentage">
            <text:p>-6.40%</text:p>
          </table:table-cell>
          <table:table-cell table:style-name="ce50"/>
          <table:table-cell table:style-name="ce45" table:formula="of:=[.F9]-[.$B9]" office:value-type="percentage" office:value="-0.0730000000000001" calcext:value-type="percentage">
            <text:p>-7.30%</text:p>
          </table:table-cell>
          <table:table-cell table:style-name="ce50"/>
          <table:table-cell table:style-name="ce45" table:formula="of:=[.H9]-[.$B9]" office:value-type="percentage" office:value="-0.0730000000000001" calcext:value-type="percentage">
            <text:p>-7.30%</text:p>
          </table:table-cell>
          <table:table-cell table:style-name="ce50"/>
          <table:table-cell table:style-name="ce45" table:formula="of:=[.J9]-[.$B9]" office:value-type="percentage" office:value="-0.0620000000000001" calcext:value-type="percentage">
            <text:p>-6.20%</text:p>
          </table:table-cell>
          <table:table-cell table:style-name="ce50"/>
          <table:table-cell table:style-name="ce45" table:formula="of:=[.L9]-[.$B9]" office:value-type="percentage" office:value="-0.0630000000000001" calcext:value-type="percentage">
            <text:p>-6.30%</text:p>
          </table:table-cell>
          <table:table-cell table:number-columns-repeated="2"/>
          <table:covered-table-cell table:number-columns-repeated="3"/>
        </table:table-row>
        <table:table-row table:style-name="ro5"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5"/>
        </table:table-row>
        <table:table-row table:style-name="ro5">
          <table:table-cell table:style-name="Default" office:value-type="string" calcext:value-type="string">
            <text:p>Seeds</text:p>
          </table:table-cell>
          <table:table-cell table:style-name="Default"/>
          <table:table-cell/>
          <table:table-cell table:style-name="ce42" office:value-type="float" office:value="420" calcext:value-type="float">
            <text:p>420</text:p>
          </table:table-cell>
          <table:table-cell/>
          <table:table-cell table:style-name="ce42" office:value-type="float" office:value="1308" calcext:value-type="float">
            <text:p>1308</text:p>
          </table:table-cell>
          <table:table-cell/>
          <table:table-cell table:style-name="ce42" office:value-type="float" office:value="7" calcext:value-type="float">
            <text:p>7</text:p>
          </table:table-cell>
          <table:table-cell/>
          <table:table-cell table:style-name="ce42" office:value-type="float" office:value="23" calcext:value-type="float">
            <text:p>23</text:p>
          </table:table-cell>
          <table:table-cell/>
          <table:table-cell table:style-name="ce42" office:value-type="float" office:value="9" calcext:value-type="float">
            <text:p>9</text:p>
          </table:table-cell>
          <table:table-cell table:number-columns-repeated="5"/>
        </table:table-row>
        <table:table-row table:style-name="ro5">
          <table:table-cell table:style-name="Default"/>
          <table:table-cell table:style-name="Accent_20_2" office:value-type="string" calcext:value-type="string">
            <text:p>No Filters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Guess T1</text:p>
          </table:table-cell>
          <table:table-cell table:formula="of:=[.$B5]" office:value-type="float" office:value="711" calcext:value-type="float">
            <text:p>711</text:p>
          </table:table-cell>
          <table:table-cell/>
          <table:table-cell office:value-type="float" office:value="619" calcext:value-type="float">
            <text:p>619</text:p>
          </table:table-cell>
          <table:table-cell/>
          <table:table-cell office:value-type="float" office:value="605" calcext:value-type="float">
            <text:p>605</text:p>
          </table:table-cell>
          <table:table-cell/>
          <table:table-cell office:value-type="float" office:value="598" calcext:value-type="float">
            <text:p>598</text:p>
          </table:table-cell>
          <table:table-cell/>
          <table:table-cell office:value-type="float" office:value="598" calcext:value-type="float">
            <text:p>598</text:p>
          </table:table-cell>
          <table:table-cell/>
          <table:table-cell office:value-type="float" office:value="594" calcext:value-type="float">
            <text:p>594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Guess T5</text:p>
          </table:table-cell>
          <table:table-cell table:formula="of:=[.$B6]" office:value-type="float" office:value="909" calcext:value-type="float">
            <text:p>909</text:p>
          </table:table-cell>
          <table:table-cell/>
          <table:table-cell office:value-type="float" office:value="846" calcext:value-type="float">
            <text:p>846</text:p>
          </table:table-cell>
          <table:table-cell/>
          <table:table-cell office:value-type="float" office:value="837" calcext:value-type="float">
            <text:p>837</text:p>
          </table:table-cell>
          <table:table-cell/>
          <table:table-cell office:value-type="float" office:value="837" calcext:value-type="float">
            <text:p>837</text:p>
          </table:table-cell>
          <table:table-cell/>
          <table:table-cell office:value-type="float" office:value="843" calcext:value-type="float">
            <text:p>843</text:p>
          </table:table-cell>
          <table:table-cell/>
          <table:table-cell office:value-type="float" office:value="834" calcext:value-type="float">
            <text:p>834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Total</text:p>
          </table:table-cell>
          <table:table-cell table:formula="of:=[.$B7]"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TOP 1</text:p>
          </table:table-cell>
          <table:table-cell table:style-name="ce67" table:formula="of:=[.$B8]" office:value-type="percentage" office:value="0.711" calcext:value-type="percentage">
            <text:p>71.10%</text:p>
          </table:table-cell>
          <table:table-cell/>
          <table:table-cell table:style-name="ce67" office:value-type="percentage" office:value="0.619" calcext:value-type="percentage">
            <text:p>61.90%</text:p>
          </table:table-cell>
          <table:table-cell/>
          <table:table-cell table:style-name="ce67" office:value-type="percentage" office:value="0.605" calcext:value-type="percentage">
            <text:p>60.50%</text:p>
          </table:table-cell>
          <table:table-cell/>
          <table:table-cell table:style-name="ce67" office:value-type="percentage" office:value="0.598" calcext:value-type="percentage">
            <text:p>59.80%</text:p>
          </table:table-cell>
          <table:table-cell/>
          <table:table-cell table:style-name="ce67" office:value-type="percentage" office:value="0.598" calcext:value-type="percentage">
            <text:p>59.80%</text:p>
          </table:table-cell>
          <table:table-cell/>
          <table:table-cell table:style-name="ce67" office:value-type="percentage" office:value="0.594" calcext:value-type="percentage">
            <text:p>59.40%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TOP 5</text:p>
          </table:table-cell>
          <table:table-cell table:style-name="ce67" table:formula="of:=[.$B9]" office:value-type="percentage" office:value="0.909" calcext:value-type="percentage">
            <text:p>90.90%</text:p>
          </table:table-cell>
          <table:table-cell/>
          <table:table-cell table:style-name="ce67" office:value-type="percentage" office:value="0.846" calcext:value-type="percentage">
            <text:p>84.60%</text:p>
          </table:table-cell>
          <table:table-cell/>
          <table:table-cell table:style-name="ce67" office:value-type="percentage" office:value="0.837" calcext:value-type="percentage">
            <text:p>83.70%</text:p>
          </table:table-cell>
          <table:table-cell/>
          <table:table-cell table:style-name="ce67" office:value-type="percentage" office:value="0.837" calcext:value-type="percentage">
            <text:p>83.70%</text:p>
          </table:table-cell>
          <table:table-cell/>
          <table:table-cell table:style-name="ce67" office:value-type="percentage" office:value="0.843" calcext:value-type="percentage">
            <text:p>84.30%</text:p>
          </table:table-cell>
          <table:table-cell/>
          <table:table-cell table:style-name="ce67" office:value-type="percentage" office:value="0.834" calcext:value-type="percentage">
            <text:p>83.40%</text:p>
          </table:table-cell>
          <table:table-cell/>
          <table:table-cell table:style-name="Accent_20_3" office:value-type="string" calcext:value-type="string">
            <text:p>TOP 1 AVG</text:p>
          </table:table-cell>
          <table:table-cell table:style-name="Accent_20_3" office:value-type="string" calcext:value-type="string">
            <text:p>TOP 5 AVG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iff TOP 1</text:p>
          </table:table-cell>
          <table:table-cell table:style-name="ce36" table:number-columns-repeated="2"/>
          <table:table-cell table:style-name="ce44" table:formula="of:=[.D18]-[.$B18]" office:value-type="percentage" office:value="-0.092" calcext:value-type="percentage">
            <text:p>-9.20%</text:p>
          </table:table-cell>
          <table:table-cell table:style-name="ce47"/>
          <table:table-cell table:style-name="ce44" table:formula="of:=[.F18]-[.$B18]" office:value-type="percentage" office:value="-0.106" calcext:value-type="percentage">
            <text:p>-10.60%</text:p>
          </table:table-cell>
          <table:table-cell table:style-name="ce47"/>
          <table:table-cell table:style-name="ce44" table:formula="of:=[.H18]-[.$B18]" office:value-type="percentage" office:value="-0.113" calcext:value-type="percentage">
            <text:p>-11.30%</text:p>
          </table:table-cell>
          <table:table-cell table:style-name="ce47"/>
          <table:table-cell table:style-name="ce44" table:formula="of:=[.J18]-[.$B18]" office:value-type="percentage" office:value="-0.113" calcext:value-type="percentage">
            <text:p>-11.30%</text:p>
          </table:table-cell>
          <table:table-cell table:style-name="ce47"/>
          <table:table-cell table:style-name="ce44" table:formula="of:=[.L18]-[.$B18]" office:value-type="percentage" office:value="-0.117" calcext:value-type="percentage">
            <text:p>-11.70%</text:p>
          </table:table-cell>
          <table:table-cell/>
          <table:table-cell table:style-name="ce49" table:formula="of:=AVERAGE([.D10];[.F10];[.H10];[.J10];[.L10];[.D20];[.F20];[.H20];[.J20];[.L20])" office:value-type="percentage" office:value="-0.1096" calcext:value-type="percentage">
            <text:p>-10.96%</text:p>
          </table:table-cell>
          <table:table-cell table:style-name="ce49" table:formula="of:=AVERAGE([.D11];[.F11];[.H11];[.J11];[.L11];[.D21];[.F21];[.H21];[.J21];[.L21])" office:value-type="percentage" office:value="-0.0683000000000001" calcext:value-type="percentage">
            <text:p>-6.83%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iff TOP 5</text:p>
          </table:table-cell>
          <table:table-cell table:style-name="ce37" table:number-columns-repeated="2"/>
          <table:table-cell table:style-name="ce45" table:formula="of:=[.D19]-[.$B19]" office:value-type="percentage" office:value="-0.0630000000000001" calcext:value-type="percentage">
            <text:p>-6.30%</text:p>
          </table:table-cell>
          <table:table-cell table:style-name="ce50"/>
          <table:table-cell table:style-name="ce45" table:formula="of:=[.F19]-[.$B19]" office:value-type="percentage" office:value="-0.0720000000000001" calcext:value-type="percentage">
            <text:p>-7.20%</text:p>
          </table:table-cell>
          <table:table-cell table:style-name="ce50"/>
          <table:table-cell table:style-name="ce45" table:formula="of:=[.H19]-[.$B19]" office:value-type="percentage" office:value="-0.0720000000000001" calcext:value-type="percentage">
            <text:p>-7.20%</text:p>
          </table:table-cell>
          <table:table-cell table:style-name="ce50"/>
          <table:table-cell table:style-name="ce45" table:formula="of:=[.J19]-[.$B19]" office:value-type="percentage" office:value="-0.0660000000000001" calcext:value-type="percentage">
            <text:p>-6.60%</text:p>
          </table:table-cell>
          <table:table-cell table:style-name="ce50"/>
          <table:table-cell table:style-name="ce45" table:formula="of:=[.L19]-[.$B19]" office:value-type="percentage" office:value="-0.0750000000000001" calcext:value-type="percentage">
            <text:p>-7.50%</text:p>
          </table:table-cell>
          <table:table-cell table:number-columns-repeated="5"/>
        </table:table-row>
        <table:table-row table:style-name="ro5" table:number-rows-repeated="2"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5"/>
        </table:table-row>
        <table:table-row table:style-name="ro7">
          <table:table-cell table:style-name="Default" table:number-columns-repeated="2"/>
          <table:table-cell/>
          <table:table-cell table:style-name="ce41" office:value-type="string" calcext:value-type="string" table:number-columns-spanned="9" table:number-rows-spanned="1">
            <text:p>Inception V3</text:p>
          </table:table-cell>
          <table:covered-table-cell/>
          <table:covered-table-cell table:style-name="Default"/>
          <table:covered-table-cell/>
          <table:covered-table-cell table:style-name="Default"/>
          <table:covered-table-cell/>
          <table:covered-table-cell table:style-name="Default"/>
          <table:covered-table-cell/>
          <table:covered-table-cell table:style-name="Default"/>
          <table:table-cell table:number-columns-repeated="5"/>
        </table:table-row>
        <table:table-row table:style-name="ro5">
          <table:table-cell table:style-name="Default" office:value-type="string" calcext:value-type="string">
            <text:p>Seeds</text:p>
          </table:table-cell>
          <table:table-cell table:style-name="Default"/>
          <table:table-cell/>
          <table:table-cell table:style-name="ce42" office:value-type="float" office:value="69" calcext:value-type="float">
            <text:p>69</text:p>
          </table:table-cell>
          <table:table-cell table:style-name="ce35"/>
          <table:table-cell table:style-name="ce42" office:value-type="float" office:value="666" calcext:value-type="float">
            <text:p>666</text:p>
          </table:table-cell>
          <table:table-cell/>
          <table:table-cell table:style-name="ce42" office:value-type="float" office:value="777" calcext:value-type="float">
            <text:p>777</text:p>
          </table:table-cell>
          <table:table-cell/>
          <table:table-cell table:style-name="ce42" office:value-type="float" office:value="911" calcext:value-type="float">
            <text:p>911</text:p>
          </table:table-cell>
          <table:table-cell/>
          <table:table-cell table:style-name="ce42" office:value-type="float" office:value="119" calcext:value-type="float">
            <text:p>119</text:p>
          </table:table-cell>
          <table:table-cell table:number-columns-repeated="5"/>
        </table:table-row>
        <table:table-row table:style-name="ro5">
          <table:table-cell table:style-name="Default"/>
          <table:table-cell table:style-name="Accent_20_2" office:value-type="string" calcext:value-type="string">
            <text:p>No Filters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Guess T1</text:p>
          </table:table-cell>
          <table:table-cell table:formula="of:=[$'A-Line'.I13]" office:value-type="float" office:value="781" calcext:value-type="float">
            <text:p>781</text:p>
          </table:table-cell>
          <table:table-cell/>
          <table:table-cell office:value-type="float" office:value="725" calcext:value-type="float">
            <text:p>725</text:p>
          </table:table-cell>
          <table:table-cell/>
          <table:table-cell office:value-type="float" office:value="728" calcext:value-type="float">
            <text:p>728</text:p>
          </table:table-cell>
          <table:table-cell/>
          <table:table-cell office:value-type="float" office:value="721" calcext:value-type="float">
            <text:p>721</text:p>
          </table:table-cell>
          <table:table-cell/>
          <table:table-cell office:value-type="float" office:value="728" calcext:value-type="float">
            <text:p>728</text:p>
          </table:table-cell>
          <table:table-cell/>
          <table:table-cell office:value-type="float" office:value="735" calcext:value-type="float">
            <text:p>735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Guess T5</text:p>
          </table:table-cell>
          <table:table-cell table:formula="of:=[$'A-Line'.I14]" office:value-type="float" office:value="939" calcext:value-type="float">
            <text:p>939</text:p>
          </table:table-cell>
          <table:table-cell/>
          <table:table-cell office:value-type="float" office:value="921" calcext:value-type="float">
            <text:p>921</text:p>
          </table:table-cell>
          <table:table-cell/>
          <table:table-cell office:value-type="float" office:value="915" calcext:value-type="float">
            <text:p>915</text:p>
          </table:table-cell>
          <table:table-cell/>
          <table:table-cell office:value-type="float" office:value="914" calcext:value-type="float">
            <text:p>914</text:p>
          </table:table-cell>
          <table:table-cell/>
          <table:table-cell office:value-type="float" office:value="918" calcext:value-type="float">
            <text:p>918</text:p>
          </table:table-cell>
          <table:table-cell/>
          <table:table-cell office:value-type="float" office:value="918" calcext:value-type="float">
            <text:p>918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Total</text:p>
          </table:table-cell>
          <table:table-cell table:formula="of:=[$'A-Line'.I15]"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TOP 1</text:p>
          </table:table-cell>
          <table:table-cell table:style-name="ce67" table:formula="of:=[$'A-Line'.I16]" office:value-type="percentage" office:value="0.781" calcext:value-type="percentage">
            <text:p>78.10%</text:p>
          </table:table-cell>
          <table:table-cell/>
          <table:table-cell table:style-name="ce67" office:value-type="percentage" office:value="0.725" calcext:value-type="percentage">
            <text:p>72.50%</text:p>
          </table:table-cell>
          <table:table-cell/>
          <table:table-cell table:style-name="ce67" office:value-type="percentage" office:value="0.728" calcext:value-type="percentage">
            <text:p>72.80%</text:p>
          </table:table-cell>
          <table:table-cell/>
          <table:table-cell table:style-name="ce67" office:value-type="percentage" office:value="0.721" calcext:value-type="percentage">
            <text:p>72.10%</text:p>
          </table:table-cell>
          <table:table-cell/>
          <table:table-cell table:style-name="ce67" office:value-type="percentage" office:value="0.728" calcext:value-type="percentage">
            <text:p>72.80%</text:p>
          </table:table-cell>
          <table:table-cell/>
          <table:table-cell table:style-name="ce67" office:value-type="percentage" office:value="0.735" calcext:value-type="percentage">
            <text:p>73.50%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TOP 5</text:p>
          </table:table-cell>
          <table:table-cell table:style-name="ce67" table:formula="of:=[$'A-Line'.I17]" office:value-type="percentage" office:value="0.939" calcext:value-type="percentage">
            <text:p>93.90%</text:p>
          </table:table-cell>
          <table:table-cell/>
          <table:table-cell table:style-name="ce67" office:value-type="percentage" office:value="0.921" calcext:value-type="percentage">
            <text:p>92.10%</text:p>
          </table:table-cell>
          <table:table-cell/>
          <table:table-cell table:style-name="ce67" office:value-type="percentage" office:value="0.915" calcext:value-type="percentage">
            <text:p>91.50%</text:p>
          </table:table-cell>
          <table:table-cell/>
          <table:table-cell table:style-name="ce67" office:value-type="percentage" office:value="0.914" calcext:value-type="percentage">
            <text:p>91.40%</text:p>
          </table:table-cell>
          <table:table-cell/>
          <table:table-cell table:style-name="ce67" office:value-type="percentage" office:value="0.918" calcext:value-type="percentage">
            <text:p>91.80%</text:p>
          </table:table-cell>
          <table:table-cell/>
          <table:table-cell table:style-name="ce67" office:value-type="percentage" office:value="0.918" calcext:value-type="percentage">
            <text:p>91.80%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Diff TOP 1</text:p>
          </table:table-cell>
          <table:table-cell table:style-name="ce36" table:number-columns-repeated="2"/>
          <table:table-cell table:style-name="ce44" table:formula="of:=[.D30]-[.$B30]" office:value-type="percentage" office:value="-0.0560000000000001" calcext:value-type="percentage">
            <text:p>-5.60%</text:p>
          </table:table-cell>
          <table:table-cell table:style-name="ce47"/>
          <table:table-cell table:style-name="ce44" table:formula="of:=[.F30]-[.$B30]" office:value-type="percentage" office:value="-0.053" calcext:value-type="percentage">
            <text:p>-5.30%</text:p>
          </table:table-cell>
          <table:table-cell table:style-name="ce47"/>
          <table:table-cell table:style-name="ce44" table:formula="of:=[.H30]-[.$B30]" office:value-type="percentage" office:value="-0.0600000000000001" calcext:value-type="percentage">
            <text:p>-6.00%</text:p>
          </table:table-cell>
          <table:table-cell table:style-name="ce47"/>
          <table:table-cell table:style-name="ce44" table:formula="of:=[.J30]-[.$B30]" office:value-type="percentage" office:value="-0.053" calcext:value-type="percentage">
            <text:p>-5.30%</text:p>
          </table:table-cell>
          <table:table-cell table:style-name="ce47"/>
          <table:table-cell table:style-name="ce44" table:formula="of:=[.L30]-[.$B30]" office:value-type="percentage" office:value="-0.046" calcext:value-type="percentage">
            <text:p>-4.60%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Diff TOP 5</text:p>
          </table:table-cell>
          <table:table-cell table:style-name="ce37" table:number-columns-repeated="2"/>
          <table:table-cell table:style-name="ce45" table:formula="of:=[.D31]-[.$B31]" office:value-type="percentage" office:value="-0.0179999999999999" calcext:value-type="percentage">
            <text:p>-1.80%</text:p>
          </table:table-cell>
          <table:table-cell table:style-name="ce50"/>
          <table:table-cell table:style-name="ce45" table:formula="of:=[.F31]-[.$B31]" office:value-type="percentage" office:value="-0.0239999999999999" calcext:value-type="percentage">
            <text:p>-2.40%</text:p>
          </table:table-cell>
          <table:table-cell table:style-name="ce50"/>
          <table:table-cell table:style-name="ce45" table:formula="of:=[.H31]-[.$B31]" office:value-type="percentage" office:value="-0.0249999999999999" calcext:value-type="percentage">
            <text:p>-2.50%</text:p>
          </table:table-cell>
          <table:table-cell table:style-name="ce50"/>
          <table:table-cell table:style-name="ce45" table:formula="of:=[.J31]-[.$B31]" office:value-type="percentage" office:value="-0.0209999999999999" calcext:value-type="percentage">
            <text:p>-2.10%</text:p>
          </table:table-cell>
          <table:table-cell table:style-name="ce50"/>
          <table:table-cell table:style-name="ce45" table:formula="of:=[.L31]-[.$B31]" office:value-type="percentage" office:value="-0.0209999999999999" calcext:value-type="percentage">
            <text:p>-2.10%</text:p>
          </table:table-cell>
          <table:table-cell table:number-columns-repeated="5"/>
        </table:table-row>
        <table:table-row table:style-name="ro5"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5"/>
        </table:table-row>
        <table:table-row table:style-name="ro5">
          <table:table-cell table:style-name="Default" office:value-type="string" calcext:value-type="string">
            <text:p>Seeds</text:p>
          </table:table-cell>
          <table:table-cell table:style-name="Default"/>
          <table:table-cell/>
          <table:table-cell table:style-name="ce42" office:value-type="float" office:value="420" calcext:value-type="float">
            <text:p>420</text:p>
          </table:table-cell>
          <table:table-cell/>
          <table:table-cell table:style-name="ce42" office:value-type="float" office:value="1308" calcext:value-type="float">
            <text:p>1308</text:p>
          </table:table-cell>
          <table:table-cell/>
          <table:table-cell table:style-name="ce42" office:value-type="float" office:value="7" calcext:value-type="float">
            <text:p>7</text:p>
          </table:table-cell>
          <table:table-cell/>
          <table:table-cell table:style-name="ce42" office:value-type="float" office:value="23" calcext:value-type="float">
            <text:p>23</text:p>
          </table:table-cell>
          <table:table-cell/>
          <table:table-cell table:style-name="ce42" office:value-type="float" office:value="9" calcext:value-type="float">
            <text:p>9</text:p>
          </table:table-cell>
          <table:table-cell table:number-columns-repeated="5"/>
        </table:table-row>
        <table:table-row table:style-name="ro5">
          <table:table-cell table:style-name="Default"/>
          <table:table-cell table:style-name="Accent_20_2" office:value-type="string" calcext:value-type="string">
            <text:p>No Filters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Guess T1</text:p>
          </table:table-cell>
          <table:table-cell table:formula="of:=[.$B27]" office:value-type="float" office:value="781" calcext:value-type="float">
            <text:p>781</text:p>
          </table:table-cell>
          <table:table-cell/>
          <table:table-cell office:value-type="float" office:value="722" calcext:value-type="float">
            <text:p>722</text:p>
          </table:table-cell>
          <table:table-cell/>
          <table:table-cell office:value-type="float" office:value="729" calcext:value-type="float">
            <text:p>729</text:p>
          </table:table-cell>
          <table:table-cell/>
          <table:table-cell office:value-type="float" office:value="731" calcext:value-type="float">
            <text:p>731</text:p>
          </table:table-cell>
          <table:table-cell/>
          <table:table-cell office:value-type="float" office:value="732" calcext:value-type="float">
            <text:p>732</text:p>
          </table:table-cell>
          <table:table-cell/>
          <table:table-cell office:value-type="float" office:value="727" calcext:value-type="float">
            <text:p>727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Guess T5</text:p>
          </table:table-cell>
          <table:table-cell table:formula="of:=[.$B28]" office:value-type="float" office:value="939" calcext:value-type="float">
            <text:p>939</text:p>
          </table:table-cell>
          <table:table-cell/>
          <table:table-cell office:value-type="float" office:value="918" calcext:value-type="float">
            <text:p>918</text:p>
          </table:table-cell>
          <table:table-cell/>
          <table:table-cell office:value-type="float" office:value="922" calcext:value-type="float">
            <text:p>922</text:p>
          </table:table-cell>
          <table:table-cell/>
          <table:table-cell office:value-type="float" office:value="912" calcext:value-type="float">
            <text:p>912</text:p>
          </table:table-cell>
          <table:table-cell/>
          <table:table-cell office:value-type="float" office:value="916" calcext:value-type="float">
            <text:p>916</text:p>
          </table:table-cell>
          <table:table-cell/>
          <table:table-cell office:value-type="float" office:value="921" calcext:value-type="float">
            <text:p>921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Total</text:p>
          </table:table-cell>
          <table:table-cell table:formula="of:=[.$B29]"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TOP 1</text:p>
          </table:table-cell>
          <table:table-cell table:style-name="ce67" table:formula="of:=[.$B30]" office:value-type="percentage" office:value="0.781" calcext:value-type="percentage">
            <text:p>78.10%</text:p>
          </table:table-cell>
          <table:table-cell/>
          <table:table-cell table:style-name="ce67" office:value-type="percentage" office:value="0.722" calcext:value-type="percentage">
            <text:p>72.20%</text:p>
          </table:table-cell>
          <table:table-cell/>
          <table:table-cell table:style-name="ce67" office:value-type="percentage" office:value="0.729" calcext:value-type="percentage">
            <text:p>72.90%</text:p>
          </table:table-cell>
          <table:table-cell/>
          <table:table-cell table:style-name="ce67" office:value-type="percentage" office:value="0.731" calcext:value-type="percentage">
            <text:p>73.10%</text:p>
          </table:table-cell>
          <table:table-cell/>
          <table:table-cell table:style-name="ce67" office:value-type="percentage" office:value="0.732" calcext:value-type="percentage">
            <text:p>73.20%</text:p>
          </table:table-cell>
          <table:table-cell/>
          <table:table-cell table:style-name="ce67" office:value-type="percentage" office:value="0.727" calcext:value-type="percentage">
            <text:p>72.70%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TOP 5</text:p>
          </table:table-cell>
          <table:table-cell table:style-name="ce67" table:formula="of:=[.$B31]" office:value-type="percentage" office:value="0.939" calcext:value-type="percentage">
            <text:p>93.90%</text:p>
          </table:table-cell>
          <table:table-cell/>
          <table:table-cell table:style-name="ce67" office:value-type="percentage" office:value="0.918" calcext:value-type="percentage">
            <text:p>91.80%</text:p>
          </table:table-cell>
          <table:table-cell/>
          <table:table-cell table:style-name="ce67" office:value-type="percentage" office:value="0.922" calcext:value-type="percentage">
            <text:p>92.20%</text:p>
          </table:table-cell>
          <table:table-cell/>
          <table:table-cell table:style-name="ce67" office:value-type="percentage" office:value="0.912" calcext:value-type="percentage">
            <text:p>91.20%</text:p>
          </table:table-cell>
          <table:table-cell/>
          <table:table-cell table:style-name="ce67" office:value-type="percentage" office:value="0.916" calcext:value-type="percentage">
            <text:p>91.60%</text:p>
          </table:table-cell>
          <table:table-cell/>
          <table:table-cell table:style-name="ce67" office:value-type="percentage" office:value="0.921" calcext:value-type="percentage">
            <text:p>92.10%</text:p>
          </table:table-cell>
          <table:table-cell/>
          <table:table-cell table:style-name="Accent_20_3" office:value-type="string" calcext:value-type="string">
            <text:p>TOP 1 AVG</text:p>
          </table:table-cell>
          <table:table-cell table:style-name="Accent_20_3" office:value-type="string" calcext:value-type="string">
            <text:p>TOP 5 AVG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iff TOP 1</text:p>
          </table:table-cell>
          <table:table-cell table:style-name="ce36" table:number-columns-repeated="2"/>
          <table:table-cell table:style-name="ce44" table:formula="of:=[.D40]-[.$B40]" office:value-type="percentage" office:value="-0.0590000000000001" calcext:value-type="percentage">
            <text:p>-5.90%</text:p>
          </table:table-cell>
          <table:table-cell table:style-name="ce47"/>
          <table:table-cell table:style-name="ce44" table:formula="of:=[.F40]-[.$B40]" office:value-type="percentage" office:value="-0.052" calcext:value-type="percentage">
            <text:p>-5.20%</text:p>
          </table:table-cell>
          <table:table-cell table:style-name="ce47"/>
          <table:table-cell table:style-name="ce44" table:formula="of:=[.H40]-[.$B40]" office:value-type="percentage" office:value="-0.05" calcext:value-type="percentage">
            <text:p>-5.00%</text:p>
          </table:table-cell>
          <table:table-cell table:style-name="ce47"/>
          <table:table-cell table:style-name="ce44" table:formula="of:=[.J40]-[.$B40]" office:value-type="percentage" office:value="-0.049" calcext:value-type="percentage">
            <text:p>-4.90%</text:p>
          </table:table-cell>
          <table:table-cell table:style-name="ce47"/>
          <table:table-cell table:style-name="ce44" table:formula="of:=[.L40]-[.$B40]" office:value-type="percentage" office:value="-0.0540000000000001" calcext:value-type="percentage">
            <text:p>-5.40%</text:p>
          </table:table-cell>
          <table:table-cell/>
          <table:table-cell table:style-name="ce49" table:formula="of:=AVERAGE([.D32];[.F32];[.H32];[.J32];[.L32];[.D42];[.F42];[.H42];[.J42];[.L42])" office:value-type="percentage" office:value="-0.0532000000000001" calcext:value-type="percentage">
            <text:p>-5.32%</text:p>
          </table:table-cell>
          <table:table-cell table:style-name="ce49" table:formula="of:=AVERAGE([.D33];[.F33];[.H33];[.J33];[.L33];[.D43];[.F43];[.H43];[.J43];[.L43])" office:value-type="percentage" office:value="-0.0214999999999999" calcext:value-type="percentage">
            <text:p>-2.15%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iff TOP 5</text:p>
          </table:table-cell>
          <table:table-cell table:style-name="ce37" table:number-columns-repeated="2"/>
          <table:table-cell table:style-name="ce45" table:formula="of:=[.D41]-[.$B41]" office:value-type="percentage" office:value="-0.0209999999999999" calcext:value-type="percentage">
            <text:p>-2.10%</text:p>
          </table:table-cell>
          <table:table-cell table:style-name="ce50"/>
          <table:table-cell table:style-name="ce45" table:formula="of:=[.F41]-[.$B41]" office:value-type="percentage" office:value="-0.0169999999999999" calcext:value-type="percentage">
            <text:p>-1.70%</text:p>
          </table:table-cell>
          <table:table-cell table:style-name="ce50"/>
          <table:table-cell table:style-name="ce45" table:formula="of:=[.H41]-[.$B41]" office:value-type="percentage" office:value="-0.0269999999999999" calcext:value-type="percentage">
            <text:p>-2.70%</text:p>
          </table:table-cell>
          <table:table-cell table:style-name="ce50"/>
          <table:table-cell table:style-name="ce45" table:formula="of:=[.J41]-[.$B41]" office:value-type="percentage" office:value="-0.0229999999999999" calcext:value-type="percentage">
            <text:p>-2.30%</text:p>
          </table:table-cell>
          <table:table-cell table:style-name="ce50"/>
          <table:table-cell table:style-name="ce45" table:formula="of:=[.L41]-[.$B41]" office:value-type="percentage" office:value="-0.0179999999999999" calcext:value-type="percentage">
            <text:p>-1.80%</text:p>
          </table:table-cell>
          <table:table-cell table:number-columns-repeated="5"/>
        </table:table-row>
        <table:table-row table:style-name="ro5" table:number-rows-repeated="2"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5"/>
        </table:table-row>
        <table:table-row table:style-name="ro7">
          <table:table-cell table:style-name="Default" table:number-columns-repeated="2"/>
          <table:table-cell/>
          <table:table-cell table:style-name="ce41" office:value-type="string" calcext:value-type="string" table:number-columns-spanned="9" table:number-rows-spanned="1">
            <text:p>ResNet152</text:p>
          </table:table-cell>
          <table:covered-table-cell/>
          <table:covered-table-cell table:style-name="Default"/>
          <table:covered-table-cell/>
          <table:covered-table-cell table:style-name="Default"/>
          <table:covered-table-cell/>
          <table:covered-table-cell table:style-name="Default"/>
          <table:covered-table-cell/>
          <table:covered-table-cell table:style-name="Default"/>
          <table:table-cell table:number-columns-repeated="5"/>
        </table:table-row>
        <table:table-row table:style-name="ro5">
          <table:table-cell table:style-name="Default" office:value-type="string" calcext:value-type="string">
            <text:p>Seeds</text:p>
          </table:table-cell>
          <table:table-cell table:style-name="Default"/>
          <table:table-cell/>
          <table:table-cell table:style-name="ce42" office:value-type="float" office:value="69" calcext:value-type="float">
            <text:p>69</text:p>
          </table:table-cell>
          <table:table-cell table:style-name="ce35"/>
          <table:table-cell table:style-name="ce42" office:value-type="float" office:value="666" calcext:value-type="float">
            <text:p>666</text:p>
          </table:table-cell>
          <table:table-cell/>
          <table:table-cell table:style-name="ce42" office:value-type="float" office:value="777" calcext:value-type="float">
            <text:p>777</text:p>
          </table:table-cell>
          <table:table-cell/>
          <table:table-cell table:style-name="ce42" office:value-type="float" office:value="911" calcext:value-type="float">
            <text:p>911</text:p>
          </table:table-cell>
          <table:table-cell/>
          <table:table-cell table:style-name="ce42" office:value-type="float" office:value="119" calcext:value-type="float">
            <text:p>119</text:p>
          </table:table-cell>
          <table:table-cell/>
          <table:table-cell table:style-name="Accent_20_2" office:value-type="string" calcext:value-type="string">
            <text:p>No Filters</text:p>
          </table:table-cell>
          <table:table-cell table:style-name="ce56" office:value-type="string" calcext:value-type="string" table:number-columns-spanned="3" table:number-rows-spanned="3">
            <text:p>Risultati ottenuti dai modelli con le immagini originali del dataset Aline</text:p>
          </table:table-cell>
          <table:covered-table-cell table:number-columns-repeated="2"/>
        </table:table-row>
        <table:table-row table:style-name="ro5">
          <table:table-cell table:style-name="Default"/>
          <table:table-cell table:style-name="Accent_20_2" office:value-type="string" calcext:value-type="string">
            <text:p>No Filters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 table:number-columns-repeated="2"/>
          <table:covered-table-cell table:number-columns-repeated="3"/>
        </table:table-row>
        <table:table-row table:style-name="ro4">
          <table:table-cell office:value-type="string" calcext:value-type="string">
            <text:p>Guess T1</text:p>
          </table:table-cell>
          <table:table-cell table:formula="of:=[$'A-Line'.I22]" office:value-type="float" office:value="774" calcext:value-type="float">
            <text:p>774</text:p>
          </table:table-cell>
          <table:table-cell/>
          <table:table-cell office:value-type="float" office:value="682" calcext:value-type="float">
            <text:p>682</text:p>
          </table:table-cell>
          <table:table-cell/>
          <table:table-cell office:value-type="float" office:value="688" calcext:value-type="float">
            <text:p>688</text:p>
          </table:table-cell>
          <table:table-cell/>
          <table:table-cell office:value-type="float" office:value="694" calcext:value-type="float">
            <text:p>694</text:p>
          </table:table-cell>
          <table:table-cell/>
          <table:table-cell office:value-type="float" office:value="687" calcext:value-type="float">
            <text:p>687</text:p>
          </table:table-cell>
          <table:table-cell/>
          <table:table-cell office:value-type="float" office:value="690" calcext:value-type="float">
            <text:p>690</text:p>
          </table:table-cell>
          <table:table-cell table:number-columns-repeated="2"/>
          <table:covered-table-cell table:number-columns-repeated="3"/>
        </table:table-row>
        <table:table-row table:style-name="ro4">
          <table:table-cell office:value-type="string" calcext:value-type="string">
            <text:p>Guess T5</text:p>
          </table:table-cell>
          <table:table-cell table:formula="of:=[$'A-Line'.I23]" office:value-type="float" office:value="947" calcext:value-type="float">
            <text:p>947</text:p>
          </table:table-cell>
          <table:table-cell/>
          <table:table-cell office:value-type="float" office:value="914" calcext:value-type="float">
            <text:p>914</text:p>
          </table:table-cell>
          <table:table-cell/>
          <table:table-cell office:value-type="float" office:value="894" calcext:value-type="float">
            <text:p>894</text:p>
          </table:table-cell>
          <table:table-cell/>
          <table:table-cell office:value-type="float" office:value="903" calcext:value-type="float">
            <text:p>903</text:p>
          </table:table-cell>
          <table:table-cell/>
          <table:table-cell office:value-type="float" office:value="907" calcext:value-type="float">
            <text:p>907</text:p>
          </table:table-cell>
          <table:table-cell/>
          <table:table-cell office:value-type="float" office:value="900" calcext:value-type="float">
            <text:p>900</text:p>
          </table:table-cell>
          <table:table-cell/>
          <table:table-cell table:style-name="ce42" office:value-type="float" office:value="1234" calcext:value-type="float">
            <text:p>1234</text:p>
          </table:table-cell>
          <table:table-cell table:style-name="ce56" office:value-type="string" calcext:value-type="string" table:number-columns-spanned="3" table:number-rows-spanned="3">
            <text:p>Seed applicato alla generazione random dei filtri</text:p>
          </table:table-cell>
          <table:covered-table-cell table:number-columns-repeated="2"/>
        </table:table-row>
        <table:table-row table:style-name="ro4">
          <table:table-cell office:value-type="string" calcext:value-type="string">
            <text:p>Total</text:p>
          </table:table-cell>
          <table:table-cell table:formula="of:=[$'A-Line'.I24]"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  <table:covered-table-cell table:number-columns-repeated="3"/>
        </table:table-row>
        <table:table-row table:style-name="ro4">
          <table:table-cell office:value-type="string" calcext:value-type="string">
            <text:p>TOP 1</text:p>
          </table:table-cell>
          <table:table-cell table:style-name="ce67" table:formula="of:=[$'A-Line'.I25]" office:value-type="percentage" office:value="0.774" calcext:value-type="percentage">
            <text:p>77.40%</text:p>
          </table:table-cell>
          <table:table-cell/>
          <table:table-cell table:style-name="ce67" office:value-type="percentage" office:value="0.682" calcext:value-type="percentage">
            <text:p>68.20%</text:p>
          </table:table-cell>
          <table:table-cell/>
          <table:table-cell table:style-name="ce67" office:value-type="percentage" office:value="0.688" calcext:value-type="percentage">
            <text:p>68.80%</text:p>
          </table:table-cell>
          <table:table-cell/>
          <table:table-cell table:style-name="ce67" office:value-type="percentage" office:value="0.694" calcext:value-type="percentage">
            <text:p>69.40%</text:p>
          </table:table-cell>
          <table:table-cell/>
          <table:table-cell table:style-name="ce67" office:value-type="percentage" office:value="0.687" calcext:value-type="percentage">
            <text:p>68.70%</text:p>
          </table:table-cell>
          <table:table-cell/>
          <table:table-cell table:style-name="ce67" office:value-type="percentage" office:value="0.69" calcext:value-type="percentage">
            <text:p>69.00%</text:p>
          </table:table-cell>
          <table:table-cell table:number-columns-repeated="2"/>
          <table:covered-table-cell table:number-columns-repeated="3"/>
        </table:table-row>
        <table:table-row table:style-name="ro4">
          <table:table-cell office:value-type="string" calcext:value-type="string">
            <text:p>TOP 5</text:p>
          </table:table-cell>
          <table:table-cell table:style-name="ce67" table:formula="of:=[$'A-Line'.I26]" office:value-type="percentage" office:value="0.947" calcext:value-type="percentage">
            <text:p>94.70%</text:p>
          </table:table-cell>
          <table:table-cell/>
          <table:table-cell table:style-name="ce67" office:value-type="percentage" office:value="0.914" calcext:value-type="percentage">
            <text:p>91.40%</text:p>
          </table:table-cell>
          <table:table-cell/>
          <table:table-cell table:style-name="ce67" office:value-type="percentage" office:value="0.894" calcext:value-type="percentage">
            <text:p>89.40%</text:p>
          </table:table-cell>
          <table:table-cell/>
          <table:table-cell table:style-name="ce67" office:value-type="percentage" office:value="0.903" calcext:value-type="percentage">
            <text:p>90.30%</text:p>
          </table:table-cell>
          <table:table-cell/>
          <table:table-cell table:style-name="ce67" office:value-type="percentage" office:value="0.907" calcext:value-type="percentage">
            <text:p>90.70%</text:p>
          </table:table-cell>
          <table:table-cell/>
          <table:table-cell table:style-name="ce67" office:value-type="percentage" office:value="0.9" calcext:value-type="percentage">
            <text:p>90.00%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 table:style-name="ce56" office:value-type="string" calcext:value-type="string" table:number-columns-spanned="3" table:number-rows-spanned="3">
            <text:p>Risultati ottenuti dal testing dei modelli con le immagini del dataset Aline alterato dai filtri di Diego.</text:p>
          </table:table-cell>
          <table:covered-table-cell table:number-columns-repeated="2"/>
        </table:table-row>
        <table:table-row table:style-name="ro4">
          <table:table-cell office:value-type="string" calcext:value-type="string">
            <text:p>Diff TOP 1</text:p>
          </table:table-cell>
          <table:table-cell table:style-name="ce36" table:number-columns-repeated="2"/>
          <table:table-cell table:style-name="ce44" table:formula="of:=[.D52]-[.$B52]" office:value-type="percentage" office:value="-0.092" calcext:value-type="percentage">
            <text:p>-9.20%</text:p>
          </table:table-cell>
          <table:table-cell table:style-name="ce47"/>
          <table:table-cell table:style-name="ce44" table:formula="of:=[.F52]-[.$B52]" office:value-type="percentage" office:value="-0.0860000000000001" calcext:value-type="percentage">
            <text:p>-8.60%</text:p>
          </table:table-cell>
          <table:table-cell table:style-name="ce47"/>
          <table:table-cell table:style-name="ce44" table:formula="of:=[.H52]-[.$B52]" office:value-type="percentage" office:value="-0.0800000000000001" calcext:value-type="percentage">
            <text:p>-8.00%</text:p>
          </table:table-cell>
          <table:table-cell table:style-name="ce47"/>
          <table:table-cell table:style-name="ce44" table:formula="of:=[.J52]-[.$B52]" office:value-type="percentage" office:value="-0.087" calcext:value-type="percentage">
            <text:p>-8.70%</text:p>
          </table:table-cell>
          <table:table-cell table:style-name="ce47"/>
          <table:table-cell table:style-name="ce44" table:formula="of:=[.L52]-[.$B52]" office:value-type="percentage" office:value="-0.0840000000000001" calcext:value-type="percentage">
            <text:p>-8.40%</text:p>
          </table:table-cell>
          <table:table-cell table:number-columns-repeated="2"/>
          <table:covered-table-cell table:number-columns-repeated="3"/>
        </table:table-row>
        <table:table-row table:style-name="ro4">
          <table:table-cell office:value-type="string" calcext:value-type="string">
            <text:p>Diff TOP 5</text:p>
          </table:table-cell>
          <table:table-cell table:style-name="ce37" table:number-columns-repeated="2"/>
          <table:table-cell table:style-name="ce45" table:formula="of:=[.D53]-[.$B53]" office:value-type="percentage" office:value="-0.0329999999999999" calcext:value-type="percentage">
            <text:p>-3.30%</text:p>
          </table:table-cell>
          <table:table-cell table:style-name="ce50"/>
          <table:table-cell table:style-name="ce45" table:formula="of:=[.F53]-[.$B53]" office:value-type="percentage" office:value="-0.0529999999999999" calcext:value-type="percentage">
            <text:p>-5.30%</text:p>
          </table:table-cell>
          <table:table-cell table:style-name="ce50"/>
          <table:table-cell table:style-name="ce45" table:formula="of:=[.H53]-[.$B53]" office:value-type="percentage" office:value="-0.0439999999999999" calcext:value-type="percentage">
            <text:p>-4.40%</text:p>
          </table:table-cell>
          <table:table-cell table:style-name="ce50"/>
          <table:table-cell table:style-name="ce45" table:formula="of:=[.J53]-[.$B53]" office:value-type="percentage" office:value="-0.0399999999999999" calcext:value-type="percentage">
            <text:p>-4.00%</text:p>
          </table:table-cell>
          <table:table-cell table:style-name="ce50"/>
          <table:table-cell table:style-name="ce45" table:formula="of:=[.L53]-[.$B53]" office:value-type="percentage" office:value="-0.0469999999999999" calcext:value-type="percentage">
            <text:p>-4.70%</text:p>
          </table:table-cell>
          <table:table-cell table:number-columns-repeated="2"/>
          <table:covered-table-cell table:number-columns-repeated="3"/>
        </table:table-row>
        <table:table-row table:style-name="ro5"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5"/>
        </table:table-row>
        <table:table-row table:style-name="ro5">
          <table:table-cell table:style-name="Default" office:value-type="string" calcext:value-type="string">
            <text:p>Seeds</text:p>
          </table:table-cell>
          <table:table-cell table:style-name="Default"/>
          <table:table-cell/>
          <table:table-cell table:style-name="ce42" office:value-type="float" office:value="420" calcext:value-type="float">
            <text:p>420</text:p>
          </table:table-cell>
          <table:table-cell/>
          <table:table-cell table:style-name="ce42" office:value-type="float" office:value="1308" calcext:value-type="float">
            <text:p>1308</text:p>
          </table:table-cell>
          <table:table-cell/>
          <table:table-cell table:style-name="ce42" office:value-type="float" office:value="7" calcext:value-type="float">
            <text:p>7</text:p>
          </table:table-cell>
          <table:table-cell/>
          <table:table-cell table:style-name="ce42" office:value-type="float" office:value="23" calcext:value-type="float">
            <text:p>23</text:p>
          </table:table-cell>
          <table:table-cell/>
          <table:table-cell table:style-name="ce42" office:value-type="float" office:value="9" calcext:value-type="float">
            <text:p>9</text:p>
          </table:table-cell>
          <table:table-cell table:number-columns-repeated="5"/>
        </table:table-row>
        <table:table-row table:style-name="ro5">
          <table:table-cell table:style-name="Default"/>
          <table:table-cell table:style-name="Accent_20_2" office:value-type="string" calcext:value-type="string">
            <text:p>No Filters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Guess T1</text:p>
          </table:table-cell>
          <table:table-cell table:formula="of:=[.$B49]" office:value-type="float" office:value="774" calcext:value-type="float">
            <text:p>774</text:p>
          </table:table-cell>
          <table:table-cell/>
          <table:table-cell office:value-type="float" office:value="691" calcext:value-type="float">
            <text:p>691</text:p>
          </table:table-cell>
          <table:table-cell/>
          <table:table-cell office:value-type="float" office:value="688" calcext:value-type="float">
            <text:p>688</text:p>
          </table:table-cell>
          <table:table-cell/>
          <table:table-cell office:value-type="float" office:value="689" calcext:value-type="float">
            <text:p>689</text:p>
          </table:table-cell>
          <table:table-cell/>
          <table:table-cell office:value-type="float" office:value="691" calcext:value-type="float">
            <text:p>691</text:p>
          </table:table-cell>
          <table:table-cell/>
          <table:table-cell office:value-type="float" office:value="692" calcext:value-type="float">
            <text:p>692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Guess T5</text:p>
          </table:table-cell>
          <table:table-cell table:formula="of:=[.$B50]" office:value-type="float" office:value="947" calcext:value-type="float">
            <text:p>947</text:p>
          </table:table-cell>
          <table:table-cell/>
          <table:table-cell office:value-type="float" office:value="906" calcext:value-type="float">
            <text:p>906</text:p>
          </table:table-cell>
          <table:table-cell/>
          <table:table-cell office:value-type="float" office:value="906" calcext:value-type="float">
            <text:p>906</text:p>
          </table:table-cell>
          <table:table-cell/>
          <table:table-cell office:value-type="float" office:value="904" calcext:value-type="float">
            <text:p>904</text:p>
          </table:table-cell>
          <table:table-cell/>
          <table:table-cell office:value-type="float" office:value="909" calcext:value-type="float">
            <text:p>909</text:p>
          </table:table-cell>
          <table:table-cell/>
          <table:table-cell office:value-type="float" office:value="905" calcext:value-type="float">
            <text:p>905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Total</text:p>
          </table:table-cell>
          <table:table-cell table:formula="of:=[.$B51]"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TOP 1</text:p>
          </table:table-cell>
          <table:table-cell table:style-name="ce67" table:formula="of:=[.$B52]" office:value-type="percentage" office:value="0.774" calcext:value-type="percentage">
            <text:p>77.40%</text:p>
          </table:table-cell>
          <table:table-cell/>
          <table:table-cell table:style-name="ce67" office:value-type="percentage" office:value="0.691" calcext:value-type="percentage">
            <text:p>69.10%</text:p>
          </table:table-cell>
          <table:table-cell/>
          <table:table-cell table:style-name="ce67" office:value-type="percentage" office:value="0.688" calcext:value-type="percentage">
            <text:p>68.80%</text:p>
          </table:table-cell>
          <table:table-cell/>
          <table:table-cell table:style-name="ce67" office:value-type="percentage" office:value="0.689" calcext:value-type="percentage">
            <text:p>68.90%</text:p>
          </table:table-cell>
          <table:table-cell/>
          <table:table-cell table:style-name="ce67" office:value-type="percentage" office:value="0.691" calcext:value-type="percentage">
            <text:p>69.10%</text:p>
          </table:table-cell>
          <table:table-cell/>
          <table:table-cell table:style-name="ce67" office:value-type="percentage" office:value="0.692" calcext:value-type="percentage">
            <text:p>69.20%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TOP 5</text:p>
          </table:table-cell>
          <table:table-cell table:style-name="ce67" table:formula="of:=[.$B53]" office:value-type="percentage" office:value="0.947" calcext:value-type="percentage">
            <text:p>94.70%</text:p>
          </table:table-cell>
          <table:table-cell/>
          <table:table-cell table:style-name="ce67" office:value-type="percentage" office:value="0.906" calcext:value-type="percentage">
            <text:p>90.60%</text:p>
          </table:table-cell>
          <table:table-cell/>
          <table:table-cell table:style-name="ce67" office:value-type="percentage" office:value="0.906" calcext:value-type="percentage">
            <text:p>90.60%</text:p>
          </table:table-cell>
          <table:table-cell/>
          <table:table-cell table:style-name="ce67" office:value-type="percentage" office:value="0.904" calcext:value-type="percentage">
            <text:p>90.40%</text:p>
          </table:table-cell>
          <table:table-cell/>
          <table:table-cell table:style-name="ce67" office:value-type="percentage" office:value="0.909" calcext:value-type="percentage">
            <text:p>90.90%</text:p>
          </table:table-cell>
          <table:table-cell/>
          <table:table-cell table:style-name="ce67" office:value-type="percentage" office:value="0.905" calcext:value-type="percentage">
            <text:p>90.50%</text:p>
          </table:table-cell>
          <table:table-cell/>
          <table:table-cell table:style-name="Accent_20_3" office:value-type="string" calcext:value-type="string">
            <text:p>TOP 1 AVG</text:p>
          </table:table-cell>
          <table:table-cell table:style-name="Accent_20_3" office:value-type="string" calcext:value-type="string">
            <text:p>TOP 5 AVG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iff TOP 1</text:p>
          </table:table-cell>
          <table:table-cell table:style-name="ce36" table:number-columns-repeated="2"/>
          <table:table-cell table:style-name="ce44" table:formula="of:=[.D62]-[.$B62]" office:value-type="percentage" office:value="-0.0830000000000001" calcext:value-type="percentage">
            <text:p>-8.30%</text:p>
          </table:table-cell>
          <table:table-cell table:style-name="ce47"/>
          <table:table-cell table:style-name="ce44" table:formula="of:=[.F62]-[.$B62]" office:value-type="percentage" office:value="-0.0860000000000001" calcext:value-type="percentage">
            <text:p>-8.60%</text:p>
          </table:table-cell>
          <table:table-cell table:style-name="ce47"/>
          <table:table-cell table:style-name="ce44" table:formula="of:=[.H62]-[.$B62]" office:value-type="percentage" office:value="-0.0850000000000001" calcext:value-type="percentage">
            <text:p>-8.50%</text:p>
          </table:table-cell>
          <table:table-cell table:style-name="ce47"/>
          <table:table-cell table:style-name="ce44" table:formula="of:=[.J62]-[.$B62]" office:value-type="percentage" office:value="-0.0830000000000001" calcext:value-type="percentage">
            <text:p>-8.30%</text:p>
          </table:table-cell>
          <table:table-cell table:style-name="ce47"/>
          <table:table-cell table:style-name="ce44" table:formula="of:=[.L62]-[.$B62]" office:value-type="percentage" office:value="-0.0820000000000001" calcext:value-type="percentage">
            <text:p>-8.20%</text:p>
          </table:table-cell>
          <table:table-cell/>
          <table:table-cell table:style-name="ce49" table:formula="of:=AVERAGE([.D54];[.F54];[.H54];[.J54];[.L54];[.D64];[.F64];[.H64];[.J64];[.L64])" office:value-type="percentage" office:value="-0.0848000000000001" calcext:value-type="percentage">
            <text:p>-8.48%</text:p>
          </table:table-cell>
          <table:table-cell table:style-name="ce49" table:formula="of:=AVERAGE([.D55];[.F55];[.H55];[.J55];[.L55];[.D65];[.F65];[.H65];[.J65];[.L65])" office:value-type="percentage" office:value="-0.0421999999999999" calcext:value-type="percentage">
            <text:p>-4.22%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iff TOP 5</text:p>
          </table:table-cell>
          <table:table-cell table:style-name="ce37" table:number-columns-repeated="2"/>
          <table:table-cell table:style-name="ce45" table:formula="of:=[.D63]-[.$B63]" office:value-type="percentage" office:value="-0.0409999999999999" calcext:value-type="percentage">
            <text:p>-4.10%</text:p>
          </table:table-cell>
          <table:table-cell table:style-name="ce50"/>
          <table:table-cell table:style-name="ce45" table:formula="of:=[.F63]-[.$B63]" office:value-type="percentage" office:value="-0.0409999999999999" calcext:value-type="percentage">
            <text:p>-4.10%</text:p>
          </table:table-cell>
          <table:table-cell table:style-name="ce50"/>
          <table:table-cell table:style-name="ce45" table:formula="of:=[.H63]-[.$B63]" office:value-type="percentage" office:value="-0.0429999999999999" calcext:value-type="percentage">
            <text:p>-4.30%</text:p>
          </table:table-cell>
          <table:table-cell table:style-name="ce50"/>
          <table:table-cell table:style-name="ce45" table:formula="of:=[.J63]-[.$B63]" office:value-type="percentage" office:value="-0.0379999999999999" calcext:value-type="percentage">
            <text:p>-3.80%</text:p>
          </table:table-cell>
          <table:table-cell table:style-name="ce50"/>
          <table:table-cell table:style-name="ce45" table:formula="of:=[.L63]-[.$B63]" office:value-type="percentage" office:value="-0.0419999999999999" calcext:value-type="percentage">
            <text:p>-4.20%</text:p>
          </table:table-cell>
          <table:table-cell table:number-columns-repeated="5"/>
        </table:table-row>
        <table:table-row table:style-name="ro5" table:number-rows-repeated="2"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5"/>
        </table:table-row>
        <table:table-row table:style-name="ro7">
          <table:table-cell table:style-name="Default" table:number-columns-repeated="2"/>
          <table:table-cell/>
          <table:table-cell table:style-name="ce41" office:value-type="string" calcext:value-type="string" table:number-columns-spanned="9" table:number-rows-spanned="1">
            <text:p>AlexNet</text:p>
          </table:table-cell>
          <table:covered-table-cell/>
          <table:covered-table-cell table:style-name="Default"/>
          <table:covered-table-cell/>
          <table:covered-table-cell table:style-name="Default"/>
          <table:covered-table-cell/>
          <table:covered-table-cell table:style-name="Default"/>
          <table:covered-table-cell/>
          <table:covered-table-cell table:style-name="Default"/>
          <table:table-cell table:number-columns-repeated="5"/>
        </table:table-row>
        <table:table-row table:style-name="ro5">
          <table:table-cell table:style-name="Default" office:value-type="string" calcext:value-type="string">
            <text:p>Seeds</text:p>
          </table:table-cell>
          <table:table-cell table:style-name="Default"/>
          <table:table-cell/>
          <table:table-cell table:style-name="ce42" office:value-type="float" office:value="69" calcext:value-type="float">
            <text:p>69</text:p>
          </table:table-cell>
          <table:table-cell table:style-name="ce35"/>
          <table:table-cell table:style-name="ce42" office:value-type="float" office:value="666" calcext:value-type="float">
            <text:p>666</text:p>
          </table:table-cell>
          <table:table-cell/>
          <table:table-cell table:style-name="ce42" office:value-type="float" office:value="777" calcext:value-type="float">
            <text:p>777</text:p>
          </table:table-cell>
          <table:table-cell/>
          <table:table-cell table:style-name="ce42" office:value-type="float" office:value="911" calcext:value-type="float">
            <text:p>911</text:p>
          </table:table-cell>
          <table:table-cell/>
          <table:table-cell table:style-name="ce42" office:value-type="float" office:value="119" calcext:value-type="float">
            <text:p>119</text:p>
          </table:table-cell>
          <table:table-cell table:number-columns-repeated="5"/>
        </table:table-row>
        <table:table-row table:style-name="ro5">
          <table:table-cell table:style-name="Default"/>
          <table:table-cell table:style-name="Accent_20_2" office:value-type="string" calcext:value-type="string">
            <text:p>No Filters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Guess T1</text:p>
          </table:table-cell>
          <table:table-cell table:formula="of:=[$'A-Line'.I31]" office:value-type="float" office:value="577" calcext:value-type="float">
            <text:p>577</text:p>
          </table:table-cell>
          <table:table-cell/>
          <table:table-cell office:value-type="float" office:value="428" calcext:value-type="float">
            <text:p>428</text:p>
          </table:table-cell>
          <table:table-cell/>
          <table:table-cell office:value-type="float" office:value="421" calcext:value-type="float">
            <text:p>421</text:p>
          </table:table-cell>
          <table:table-cell/>
          <table:table-cell office:value-type="float" office:value="418" calcext:value-type="float">
            <text:p>418</text:p>
          </table:table-cell>
          <table:table-cell/>
          <table:table-cell office:value-type="float" office:value="413" calcext:value-type="float">
            <text:p>413</text:p>
          </table:table-cell>
          <table:table-cell/>
          <table:table-cell office:value-type="float" office:value="428" calcext:value-type="float">
            <text:p>428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Guess T5</text:p>
          </table:table-cell>
          <table:table-cell table:formula="of:=[$'A-Line'.I32]" office:value-type="float" office:value="802" calcext:value-type="float">
            <text:p>802</text:p>
          </table:table-cell>
          <table:table-cell/>
          <table:table-cell office:value-type="float" office:value="668" calcext:value-type="float">
            <text:p>668</text:p>
          </table:table-cell>
          <table:table-cell/>
          <table:table-cell office:value-type="float" office:value="664" calcext:value-type="float">
            <text:p>664</text:p>
          </table:table-cell>
          <table:table-cell/>
          <table:table-cell office:value-type="float" office:value="665" calcext:value-type="float">
            <text:p>665</text:p>
          </table:table-cell>
          <table:table-cell/>
          <table:table-cell office:value-type="float" office:value="665" calcext:value-type="float">
            <text:p>665</text:p>
          </table:table-cell>
          <table:table-cell/>
          <table:table-cell office:value-type="float" office:value="667" calcext:value-type="float">
            <text:p>667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Total</text:p>
          </table:table-cell>
          <table:table-cell table:formula="of:=[$'A-Line'.I33]"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TOP 1</text:p>
          </table:table-cell>
          <table:table-cell table:style-name="ce67" table:formula="of:=[$'A-Line'.I34]" office:value-type="percentage" office:value="0.577" calcext:value-type="percentage">
            <text:p>57.70%</text:p>
          </table:table-cell>
          <table:table-cell/>
          <table:table-cell table:style-name="ce67" office:value-type="percentage" office:value="0.428" calcext:value-type="percentage">
            <text:p>42.80%</text:p>
          </table:table-cell>
          <table:table-cell/>
          <table:table-cell table:style-name="ce67" office:value-type="percentage" office:value="0.421" calcext:value-type="percentage">
            <text:p>42.10%</text:p>
          </table:table-cell>
          <table:table-cell/>
          <table:table-cell table:style-name="ce67" office:value-type="percentage" office:value="0.418" calcext:value-type="percentage">
            <text:p>41.80%</text:p>
          </table:table-cell>
          <table:table-cell/>
          <table:table-cell table:style-name="ce67" office:value-type="percentage" office:value="0.413" calcext:value-type="percentage">
            <text:p>41.30%</text:p>
          </table:table-cell>
          <table:table-cell/>
          <table:table-cell table:style-name="ce67" office:value-type="percentage" office:value="0.428" calcext:value-type="percentage">
            <text:p>42.80%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TOP 5</text:p>
          </table:table-cell>
          <table:table-cell table:style-name="ce67" table:formula="of:=[$'A-Line'.I35]" office:value-type="percentage" office:value="0.802" calcext:value-type="percentage">
            <text:p>80.20%</text:p>
          </table:table-cell>
          <table:table-cell/>
          <table:table-cell table:style-name="ce67" office:value-type="percentage" office:value="0.668" calcext:value-type="percentage">
            <text:p>66.80%</text:p>
          </table:table-cell>
          <table:table-cell/>
          <table:table-cell table:style-name="ce67" office:value-type="percentage" office:value="0.664" calcext:value-type="percentage">
            <text:p>66.40%</text:p>
          </table:table-cell>
          <table:table-cell/>
          <table:table-cell table:style-name="ce67" office:value-type="percentage" office:value="0.665" calcext:value-type="percentage">
            <text:p>66.50%</text:p>
          </table:table-cell>
          <table:table-cell/>
          <table:table-cell table:style-name="ce67" office:value-type="percentage" office:value="0.665" calcext:value-type="percentage">
            <text:p>66.50%</text:p>
          </table:table-cell>
          <table:table-cell/>
          <table:table-cell table:style-name="ce67" office:value-type="percentage" office:value="0.667" calcext:value-type="percentage">
            <text:p>66.70%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Diff TOP 1</text:p>
          </table:table-cell>
          <table:table-cell table:style-name="ce36" table:number-columns-repeated="2"/>
          <table:table-cell table:style-name="ce44" table:formula="of:=[.D74]-[.$B74]" office:value-type="percentage" office:value="-0.149" calcext:value-type="percentage">
            <text:p>-14.90%</text:p>
          </table:table-cell>
          <table:table-cell table:style-name="ce47"/>
          <table:table-cell table:style-name="ce44" table:formula="of:=[.F74]-[.$B74]" office:value-type="percentage" office:value="-0.156" calcext:value-type="percentage">
            <text:p>-15.60%</text:p>
          </table:table-cell>
          <table:table-cell table:style-name="ce47"/>
          <table:table-cell table:style-name="ce44" table:formula="of:=[.H74]-[.$B74]" office:value-type="percentage" office:value="-0.159" calcext:value-type="percentage">
            <text:p>-15.90%</text:p>
          </table:table-cell>
          <table:table-cell table:style-name="ce47"/>
          <table:table-cell table:style-name="ce44" table:formula="of:=[.J74]-[.$B74]" office:value-type="percentage" office:value="-0.164" calcext:value-type="percentage">
            <text:p>-16.40%</text:p>
          </table:table-cell>
          <table:table-cell table:style-name="ce47"/>
          <table:table-cell table:style-name="ce44" table:formula="of:=[.L74]-[.$B74]" office:value-type="percentage" office:value="-0.149" calcext:value-type="percentage">
            <text:p>-14.90%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Diff TOP 5</text:p>
          </table:table-cell>
          <table:table-cell table:style-name="ce37" table:number-columns-repeated="2"/>
          <table:table-cell table:style-name="ce45" table:formula="of:=[.D75]-[.$B75]" office:value-type="percentage" office:value="-0.134" calcext:value-type="percentage">
            <text:p>-13.40%</text:p>
          </table:table-cell>
          <table:table-cell table:style-name="ce50"/>
          <table:table-cell table:style-name="ce45" table:formula="of:=[.F75]-[.$B75]" office:value-type="percentage" office:value="-0.138" calcext:value-type="percentage">
            <text:p>-13.80%</text:p>
          </table:table-cell>
          <table:table-cell table:style-name="ce50"/>
          <table:table-cell table:style-name="ce45" table:formula="of:=[.H75]-[.$B75]" office:value-type="percentage" office:value="-0.137" calcext:value-type="percentage">
            <text:p>-13.70%</text:p>
          </table:table-cell>
          <table:table-cell table:style-name="ce50"/>
          <table:table-cell table:style-name="ce45" table:formula="of:=[.J75]-[.$B75]" office:value-type="percentage" office:value="-0.137" calcext:value-type="percentage">
            <text:p>-13.70%</text:p>
          </table:table-cell>
          <table:table-cell table:style-name="ce50"/>
          <table:table-cell table:style-name="ce45" table:formula="of:=[.L75]-[.$B75]" office:value-type="percentage" office:value="-0.135" calcext:value-type="percentage">
            <text:p>-13.50%</text:p>
          </table:table-cell>
          <table:table-cell table:number-columns-repeated="5"/>
        </table:table-row>
        <table:table-row table:style-name="ro5"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5"/>
        </table:table-row>
        <table:table-row table:style-name="ro5">
          <table:table-cell table:style-name="Default" office:value-type="string" calcext:value-type="string">
            <text:p>Seeds</text:p>
          </table:table-cell>
          <table:table-cell table:style-name="Default"/>
          <table:table-cell/>
          <table:table-cell table:style-name="ce42" office:value-type="float" office:value="420" calcext:value-type="float">
            <text:p>420</text:p>
          </table:table-cell>
          <table:table-cell/>
          <table:table-cell table:style-name="ce42" office:value-type="float" office:value="1308" calcext:value-type="float">
            <text:p>1308</text:p>
          </table:table-cell>
          <table:table-cell/>
          <table:table-cell table:style-name="ce42" office:value-type="float" office:value="7" calcext:value-type="float">
            <text:p>7</text:p>
          </table:table-cell>
          <table:table-cell/>
          <table:table-cell table:style-name="ce42" office:value-type="float" office:value="23" calcext:value-type="float">
            <text:p>23</text:p>
          </table:table-cell>
          <table:table-cell/>
          <table:table-cell table:style-name="ce42" office:value-type="float" office:value="9" calcext:value-type="float">
            <text:p>9</text:p>
          </table:table-cell>
          <table:table-cell table:number-columns-repeated="5"/>
        </table:table-row>
        <table:table-row table:style-name="ro5">
          <table:table-cell table:style-name="Default"/>
          <table:table-cell table:style-name="Accent_20_2" office:value-type="string" calcext:value-type="string">
            <text:p>No Filters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Guess T1</text:p>
          </table:table-cell>
          <table:table-cell table:formula="of:=[.$B71]" office:value-type="float" office:value="577" calcext:value-type="float">
            <text:p>577</text:p>
          </table:table-cell>
          <table:table-cell/>
          <table:table-cell office:value-type="float" office:value="422" calcext:value-type="float">
            <text:p>422</text:p>
          </table:table-cell>
          <table:table-cell/>
          <table:table-cell office:value-type="float" office:value="413" calcext:value-type="float">
            <text:p>413</text:p>
          </table:table-cell>
          <table:table-cell/>
          <table:table-cell office:value-type="float" office:value="423" calcext:value-type="float">
            <text:p>423</text:p>
          </table:table-cell>
          <table:table-cell/>
          <table:table-cell office:value-type="float" office:value="419" calcext:value-type="float">
            <text:p>419</text:p>
          </table:table-cell>
          <table:table-cell/>
          <table:table-cell office:value-type="float" office:value="415" calcext:value-type="float">
            <text:p>415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Guess T5</text:p>
          </table:table-cell>
          <table:table-cell table:formula="of:=[.$B72]" office:value-type="float" office:value="802" calcext:value-type="float">
            <text:p>802</text:p>
          </table:table-cell>
          <table:table-cell/>
          <table:table-cell office:value-type="float" office:value="667" calcext:value-type="float">
            <text:p>667</text:p>
          </table:table-cell>
          <table:table-cell/>
          <table:table-cell office:value-type="float" office:value="657" calcext:value-type="float">
            <text:p>657</text:p>
          </table:table-cell>
          <table:table-cell/>
          <table:table-cell office:value-type="float" office:value="659" calcext:value-type="float">
            <text:p>659</text:p>
          </table:table-cell>
          <table:table-cell/>
          <table:table-cell office:value-type="float" office:value="668" calcext:value-type="float">
            <text:p>668</text:p>
          </table:table-cell>
          <table:table-cell/>
          <table:table-cell office:value-type="float" office:value="648" calcext:value-type="float">
            <text:p>648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Total</text:p>
          </table:table-cell>
          <table:table-cell table:formula="of:=[.$B73]"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TOP 1</text:p>
          </table:table-cell>
          <table:table-cell table:style-name="ce67" table:formula="of:=[.$B74]" office:value-type="percentage" office:value="0.577" calcext:value-type="percentage">
            <text:p>57.70%</text:p>
          </table:table-cell>
          <table:table-cell/>
          <table:table-cell table:style-name="ce67" office:value-type="percentage" office:value="0.422" calcext:value-type="percentage">
            <text:p>42.20%</text:p>
          </table:table-cell>
          <table:table-cell/>
          <table:table-cell table:style-name="ce67" office:value-type="percentage" office:value="0.413" calcext:value-type="percentage">
            <text:p>41.30%</text:p>
          </table:table-cell>
          <table:table-cell/>
          <table:table-cell table:style-name="ce67" office:value-type="percentage" office:value="0.423" calcext:value-type="percentage">
            <text:p>42.30%</text:p>
          </table:table-cell>
          <table:table-cell/>
          <table:table-cell table:style-name="ce67" office:value-type="percentage" office:value="0.419" calcext:value-type="percentage">
            <text:p>41.90%</text:p>
          </table:table-cell>
          <table:table-cell/>
          <table:table-cell table:style-name="ce67" office:value-type="percentage" office:value="0.415" calcext:value-type="percentage">
            <text:p>41.50%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TOP 5</text:p>
          </table:table-cell>
          <table:table-cell table:style-name="ce67" table:formula="of:=[.$B75]" office:value-type="percentage" office:value="0.802" calcext:value-type="percentage">
            <text:p>80.20%</text:p>
          </table:table-cell>
          <table:table-cell/>
          <table:table-cell table:style-name="ce67" office:value-type="percentage" office:value="0.667" calcext:value-type="percentage">
            <text:p>66.70%</text:p>
          </table:table-cell>
          <table:table-cell/>
          <table:table-cell table:style-name="ce67" office:value-type="percentage" office:value="0.657" calcext:value-type="percentage">
            <text:p>65.70%</text:p>
          </table:table-cell>
          <table:table-cell/>
          <table:table-cell table:style-name="ce67" office:value-type="percentage" office:value="0.659" calcext:value-type="percentage">
            <text:p>65.90%</text:p>
          </table:table-cell>
          <table:table-cell/>
          <table:table-cell table:style-name="ce67" office:value-type="percentage" office:value="0.668" calcext:value-type="percentage">
            <text:p>66.80%</text:p>
          </table:table-cell>
          <table:table-cell/>
          <table:table-cell table:style-name="ce67" office:value-type="percentage" office:value="0.648" calcext:value-type="percentage">
            <text:p>64.80%</text:p>
          </table:table-cell>
          <table:table-cell/>
          <table:table-cell table:style-name="Accent_20_3" office:value-type="string" calcext:value-type="string">
            <text:p>TOP 1 AVG</text:p>
          </table:table-cell>
          <table:table-cell table:style-name="Accent_20_3" office:value-type="string" calcext:value-type="string">
            <text:p>TOP 5 AVG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iff TOP 1</text:p>
          </table:table-cell>
          <table:table-cell table:style-name="ce36" table:number-columns-repeated="2"/>
          <table:table-cell table:style-name="ce44" table:formula="of:=[.D84]-[.$B84]" office:value-type="percentage" office:value="-0.155" calcext:value-type="percentage">
            <text:p>-15.50%</text:p>
          </table:table-cell>
          <table:table-cell table:style-name="ce47"/>
          <table:table-cell table:style-name="ce44" table:formula="of:=[.F84]-[.$B84]" office:value-type="percentage" office:value="-0.164" calcext:value-type="percentage">
            <text:p>-16.40%</text:p>
          </table:table-cell>
          <table:table-cell table:style-name="ce47"/>
          <table:table-cell table:style-name="ce44" table:formula="of:=[.H84]-[.$B84]" office:value-type="percentage" office:value="-0.154" calcext:value-type="percentage">
            <text:p>-15.40%</text:p>
          </table:table-cell>
          <table:table-cell table:style-name="ce47"/>
          <table:table-cell table:style-name="ce44" table:formula="of:=[.J84]-[.$B84]" office:value-type="percentage" office:value="-0.158" calcext:value-type="percentage">
            <text:p>-15.80%</text:p>
          </table:table-cell>
          <table:table-cell table:style-name="ce47"/>
          <table:table-cell table:style-name="ce44" table:formula="of:=[.L84]-[.$B84]" office:value-type="percentage" office:value="-0.162" calcext:value-type="percentage">
            <text:p>-16.20%</text:p>
          </table:table-cell>
          <table:table-cell/>
          <table:table-cell table:style-name="ce49" table:formula="of:=AVERAGE([.D76];[.F76];[.H76];[.J76];[.L76];[.D86];[.F86];[.H86];[.J86];[.L86])" office:value-type="percentage" office:value="-0.157" calcext:value-type="percentage">
            <text:p>-15.70%</text:p>
          </table:table-cell>
          <table:table-cell table:style-name="ce49" table:formula="of:=AVERAGE([.D77];[.F77];[.H77];[.J77];[.L77];[.D87];[.F87];[.H87];[.J87];[.L87])" office:value-type="percentage" office:value="-0.1392" calcext:value-type="percentage">
            <text:p>-13.92%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iff TOP 5</text:p>
          </table:table-cell>
          <table:table-cell table:style-name="ce37" table:number-columns-repeated="2"/>
          <table:table-cell table:style-name="ce45" table:formula="of:=[.D85]-[.$B85]" office:value-type="percentage" office:value="-0.135" calcext:value-type="percentage">
            <text:p>-13.50%</text:p>
          </table:table-cell>
          <table:table-cell table:style-name="ce50"/>
          <table:table-cell table:style-name="ce45" table:formula="of:=[.F85]-[.$B85]" office:value-type="percentage" office:value="-0.145" calcext:value-type="percentage">
            <text:p>-14.50%</text:p>
          </table:table-cell>
          <table:table-cell table:style-name="ce50"/>
          <table:table-cell table:style-name="ce45" table:formula="of:=[.H85]-[.$B85]" office:value-type="percentage" office:value="-0.143" calcext:value-type="percentage">
            <text:p>-14.30%</text:p>
          </table:table-cell>
          <table:table-cell table:style-name="ce50"/>
          <table:table-cell table:style-name="ce45" table:formula="of:=[.J85]-[.$B85]" office:value-type="percentage" office:value="-0.134" calcext:value-type="percentage">
            <text:p>-13.40%</text:p>
          </table:table-cell>
          <table:table-cell table:style-name="ce50"/>
          <table:table-cell table:style-name="ce45" table:formula="of:=[.L85]-[.$B85]" office:value-type="percentage" office:value="-0.154" calcext:value-type="percentage">
            <text:p>-15.40%</text:p>
          </table:table-cell>
          <table:table-cell table:number-columns-repeated="5"/>
        </table:table-row>
        <table:table-row table:style-name="ro5" table:number-rows-repeated="2"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5"/>
        </table:table-row>
        <table:table-row table:style-name="ro7">
          <table:table-cell table:style-name="Default" table:number-columns-repeated="2"/>
          <table:table-cell/>
          <table:table-cell table:style-name="ce41" office:value-type="string" calcext:value-type="string" table:number-columns-spanned="9" table:number-rows-spanned="1">
            <text:p>ResNet50</text:p>
          </table:table-cell>
          <table:covered-table-cell/>
          <table:covered-table-cell table:style-name="Default"/>
          <table:covered-table-cell/>
          <table:covered-table-cell table:style-name="Default"/>
          <table:covered-table-cell/>
          <table:covered-table-cell table:style-name="Default"/>
          <table:covered-table-cell/>
          <table:covered-table-cell table:style-name="Default"/>
          <table:table-cell table:number-columns-repeated="5"/>
        </table:table-row>
        <table:table-row table:style-name="ro5">
          <table:table-cell table:style-name="Default" office:value-type="string" calcext:value-type="string">
            <text:p>Seeds</text:p>
          </table:table-cell>
          <table:table-cell table:style-name="Default"/>
          <table:table-cell/>
          <table:table-cell table:style-name="ce42" office:value-type="float" office:value="69" calcext:value-type="float">
            <text:p>69</text:p>
          </table:table-cell>
          <table:table-cell table:style-name="ce35"/>
          <table:table-cell table:style-name="ce42" office:value-type="float" office:value="666" calcext:value-type="float">
            <text:p>666</text:p>
          </table:table-cell>
          <table:table-cell/>
          <table:table-cell table:style-name="ce42" office:value-type="float" office:value="777" calcext:value-type="float">
            <text:p>777</text:p>
          </table:table-cell>
          <table:table-cell/>
          <table:table-cell table:style-name="ce42" office:value-type="float" office:value="911" calcext:value-type="float">
            <text:p>911</text:p>
          </table:table-cell>
          <table:table-cell/>
          <table:table-cell table:style-name="ce42" office:value-type="float" office:value="119" calcext:value-type="float">
            <text:p>119</text:p>
          </table:table-cell>
          <table:table-cell/>
          <table:table-cell table:style-name="Accent_20_2" office:value-type="string" calcext:value-type="string">
            <text:p>No Filters</text:p>
          </table:table-cell>
          <table:table-cell table:style-name="ce56" office:value-type="string" calcext:value-type="string" table:number-columns-spanned="3" table:number-rows-spanned="3">
            <text:p>Risultati ottenuti dai modelli con le immagini originali del dataset Aline</text:p>
          </table:table-cell>
          <table:covered-table-cell table:number-columns-repeated="2"/>
        </table:table-row>
        <table:table-row table:style-name="ro5">
          <table:table-cell table:style-name="Default"/>
          <table:table-cell table:style-name="Accent_20_2" office:value-type="string" calcext:value-type="string">
            <text:p>No Filters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 table:number-columns-repeated="2"/>
          <table:covered-table-cell table:number-columns-repeated="3"/>
        </table:table-row>
        <table:table-row table:style-name="ro4">
          <table:table-cell office:value-type="string" calcext:value-type="string">
            <text:p>Guess T1</text:p>
          </table:table-cell>
          <table:table-cell table:formula="of:=[$'A-Line'.I47]" office:value-type="float" office:value="763" calcext:value-type="float">
            <text:p>763</text:p>
          </table:table-cell>
          <table:table-cell/>
          <table:table-cell office:value-type="float" office:value="665" calcext:value-type="float">
            <text:p>665</text:p>
          </table:table-cell>
          <table:table-cell/>
          <table:table-cell office:value-type="float" office:value="663" calcext:value-type="float">
            <text:p>663</text:p>
          </table:table-cell>
          <table:table-cell/>
          <table:table-cell office:value-type="float" office:value="667" calcext:value-type="float">
            <text:p>667</text:p>
          </table:table-cell>
          <table:table-cell/>
          <table:table-cell office:value-type="float" office:value="669" calcext:value-type="float">
            <text:p>669</text:p>
          </table:table-cell>
          <table:table-cell/>
          <table:table-cell office:value-type="float" office:value="662" calcext:value-type="float">
            <text:p>662</text:p>
          </table:table-cell>
          <table:table-cell table:number-columns-repeated="2"/>
          <table:covered-table-cell table:number-columns-repeated="3"/>
        </table:table-row>
        <table:table-row table:style-name="ro4">
          <table:table-cell office:value-type="string" calcext:value-type="string">
            <text:p>Guess T5</text:p>
          </table:table-cell>
          <table:table-cell table:formula="of:=[$'A-Line'.I48]" office:value-type="float" office:value="934" calcext:value-type="float">
            <text:p>934</text:p>
          </table:table-cell>
          <table:table-cell/>
          <table:table-cell office:value-type="float" office:value="885" calcext:value-type="float">
            <text:p>885</text:p>
          </table:table-cell>
          <table:table-cell/>
          <table:table-cell office:value-type="float" office:value="870" calcext:value-type="float">
            <text:p>870</text:p>
          </table:table-cell>
          <table:table-cell/>
          <table:table-cell office:value-type="float" office:value="880" calcext:value-type="float">
            <text:p>880</text:p>
          </table:table-cell>
          <table:table-cell/>
          <table:table-cell office:value-type="float" office:value="880" calcext:value-type="float">
            <text:p>880</text:p>
          </table:table-cell>
          <table:table-cell/>
          <table:table-cell office:value-type="float" office:value="878" calcext:value-type="float">
            <text:p>878</text:p>
          </table:table-cell>
          <table:table-cell/>
          <table:table-cell table:style-name="ce42" office:value-type="float" office:value="1234" calcext:value-type="float">
            <text:p>1234</text:p>
          </table:table-cell>
          <table:table-cell table:style-name="ce56" office:value-type="string" calcext:value-type="string" table:number-columns-spanned="3" table:number-rows-spanned="3">
            <text:p>Seed applicato alla generazione random dei filtri</text:p>
          </table:table-cell>
          <table:covered-table-cell table:number-columns-repeated="2"/>
        </table:table-row>
        <table:table-row table:style-name="ro4">
          <table:table-cell office:value-type="string" calcext:value-type="string">
            <text:p>Total</text:p>
          </table:table-cell>
          <table:table-cell table:formula="of:=[$'A-Line'.I49]"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  <table:covered-table-cell table:number-columns-repeated="3"/>
        </table:table-row>
        <table:table-row table:style-name="ro4">
          <table:table-cell office:value-type="string" calcext:value-type="string">
            <text:p>TOP 1</text:p>
          </table:table-cell>
          <table:table-cell table:style-name="ce67" table:formula="of:=[$'A-Line'.I50]" office:value-type="percentage" office:value="0.763" calcext:value-type="percentage">
            <text:p>76.30%</text:p>
          </table:table-cell>
          <table:table-cell/>
          <table:table-cell table:style-name="ce67" office:value-type="percentage" office:value="0.665" calcext:value-type="percentage">
            <text:p>66.50%</text:p>
          </table:table-cell>
          <table:table-cell/>
          <table:table-cell table:style-name="ce67" office:value-type="percentage" office:value="0.663" calcext:value-type="percentage">
            <text:p>66.30%</text:p>
          </table:table-cell>
          <table:table-cell/>
          <table:table-cell table:style-name="ce67" office:value-type="percentage" office:value="0.667" calcext:value-type="percentage">
            <text:p>66.70%</text:p>
          </table:table-cell>
          <table:table-cell/>
          <table:table-cell table:style-name="ce67" office:value-type="percentage" office:value="0.669" calcext:value-type="percentage">
            <text:p>66.90%</text:p>
          </table:table-cell>
          <table:table-cell/>
          <table:table-cell table:style-name="ce67" office:value-type="percentage" office:value="0.662" calcext:value-type="percentage">
            <text:p>66.20%</text:p>
          </table:table-cell>
          <table:table-cell table:number-columns-repeated="2"/>
          <table:covered-table-cell table:number-columns-repeated="3"/>
        </table:table-row>
        <table:table-row table:style-name="ro4">
          <table:table-cell office:value-type="string" calcext:value-type="string">
            <text:p>TOP 5</text:p>
          </table:table-cell>
          <table:table-cell table:style-name="ce67" table:formula="of:=[$'A-Line'.I51]" office:value-type="percentage" office:value="0.934" calcext:value-type="percentage">
            <text:p>93.40%</text:p>
          </table:table-cell>
          <table:table-cell/>
          <table:table-cell table:style-name="ce67" office:value-type="percentage" office:value="0.885" calcext:value-type="percentage">
            <text:p>88.50%</text:p>
          </table:table-cell>
          <table:table-cell/>
          <table:table-cell table:style-name="ce67" office:value-type="percentage" office:value="0.87" calcext:value-type="percentage">
            <text:p>87.00%</text:p>
          </table:table-cell>
          <table:table-cell/>
          <table:table-cell table:style-name="ce67" office:value-type="percentage" office:value="0.88" calcext:value-type="percentage">
            <text:p>88.00%</text:p>
          </table:table-cell>
          <table:table-cell/>
          <table:table-cell table:style-name="ce67" office:value-type="percentage" office:value="0.88" calcext:value-type="percentage">
            <text:p>88.00%</text:p>
          </table:table-cell>
          <table:table-cell/>
          <table:table-cell table:style-name="ce67" office:value-type="percentage" office:value="0.878" calcext:value-type="percentage">
            <text:p>87.80%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 table:style-name="ce56" office:value-type="string" calcext:value-type="string" table:number-columns-spanned="3" table:number-rows-spanned="3">
            <text:p>Risultati ottenuti dal testing dei modelli con le immagini del dataset Aline alterato dai filtri di Diego.</text:p>
          </table:table-cell>
          <table:covered-table-cell table:number-columns-repeated="2"/>
        </table:table-row>
        <table:table-row table:style-name="ro4">
          <table:table-cell office:value-type="string" calcext:value-type="string">
            <text:p>Diff TOP 1</text:p>
          </table:table-cell>
          <table:table-cell table:style-name="ce36" table:number-columns-repeated="2"/>
          <table:table-cell table:style-name="ce44" table:formula="of:=[.D96]-[.$B96]" office:value-type="percentage" office:value="-0.098" calcext:value-type="percentage">
            <text:p>-9.80%</text:p>
          </table:table-cell>
          <table:table-cell table:style-name="ce47"/>
          <table:table-cell table:style-name="ce44" table:formula="of:=[.F96]-[.$B96]" office:value-type="percentage" office:value="-0.1" calcext:value-type="percentage">
            <text:p>-10.00%</text:p>
          </table:table-cell>
          <table:table-cell table:style-name="ce47"/>
          <table:table-cell table:style-name="ce44" table:formula="of:=[.H96]-[.$B96]" office:value-type="percentage" office:value="-0.096" calcext:value-type="percentage">
            <text:p>-9.60%</text:p>
          </table:table-cell>
          <table:table-cell table:style-name="ce47"/>
          <table:table-cell table:style-name="ce44" table:formula="of:=[.J96]-[.$B96]" office:value-type="percentage" office:value="-0.094" calcext:value-type="percentage">
            <text:p>-9.40%</text:p>
          </table:table-cell>
          <table:table-cell table:style-name="ce47"/>
          <table:table-cell table:style-name="ce44" table:formula="of:=[.L96]-[.$B96]" office:value-type="percentage" office:value="-0.101" calcext:value-type="percentage">
            <text:p>-10.10%</text:p>
          </table:table-cell>
          <table:table-cell table:number-columns-repeated="2"/>
          <table:covered-table-cell table:number-columns-repeated="3"/>
        </table:table-row>
        <table:table-row table:style-name="ro4">
          <table:table-cell office:value-type="string" calcext:value-type="string">
            <text:p>Diff TOP 5</text:p>
          </table:table-cell>
          <table:table-cell table:style-name="ce37" table:number-columns-repeated="2"/>
          <table:table-cell table:style-name="ce45" table:formula="of:=[.D97]-[.$B97]" office:value-type="percentage" office:value="-0.049" calcext:value-type="percentage">
            <text:p>-4.90%</text:p>
          </table:table-cell>
          <table:table-cell table:style-name="ce50"/>
          <table:table-cell table:style-name="ce45" table:formula="of:=[.F97]-[.$B97]" office:value-type="percentage" office:value="-0.0640000000000001" calcext:value-type="percentage">
            <text:p>-6.40%</text:p>
          </table:table-cell>
          <table:table-cell table:style-name="ce50"/>
          <table:table-cell table:style-name="ce45" table:formula="of:=[.H97]-[.$B97]" office:value-type="percentage" office:value="-0.0540000000000001" calcext:value-type="percentage">
            <text:p>-5.40%</text:p>
          </table:table-cell>
          <table:table-cell table:style-name="ce50"/>
          <table:table-cell table:style-name="ce45" table:formula="of:=[.J97]-[.$B97]" office:value-type="percentage" office:value="-0.0540000000000001" calcext:value-type="percentage">
            <text:p>-5.40%</text:p>
          </table:table-cell>
          <table:table-cell table:style-name="ce50"/>
          <table:table-cell table:style-name="ce45" table:formula="of:=[.L97]-[.$B97]" office:value-type="percentage" office:value="-0.0560000000000001" calcext:value-type="percentage">
            <text:p>-5.60%</text:p>
          </table:table-cell>
          <table:table-cell table:number-columns-repeated="2"/>
          <table:covered-table-cell table:number-columns-repeated="3"/>
        </table:table-row>
        <table:table-row table:style-name="ro5"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5"/>
        </table:table-row>
        <table:table-row table:style-name="ro5">
          <table:table-cell table:style-name="Default" office:value-type="string" calcext:value-type="string">
            <text:p>Seeds</text:p>
          </table:table-cell>
          <table:table-cell table:style-name="Default"/>
          <table:table-cell/>
          <table:table-cell table:style-name="ce42" office:value-type="float" office:value="420" calcext:value-type="float">
            <text:p>420</text:p>
          </table:table-cell>
          <table:table-cell/>
          <table:table-cell table:style-name="ce42" office:value-type="float" office:value="1308" calcext:value-type="float">
            <text:p>1308</text:p>
          </table:table-cell>
          <table:table-cell/>
          <table:table-cell table:style-name="ce42" office:value-type="float" office:value="7" calcext:value-type="float">
            <text:p>7</text:p>
          </table:table-cell>
          <table:table-cell/>
          <table:table-cell table:style-name="ce42" office:value-type="float" office:value="23" calcext:value-type="float">
            <text:p>23</text:p>
          </table:table-cell>
          <table:table-cell/>
          <table:table-cell table:style-name="ce42" office:value-type="float" office:value="9" calcext:value-type="float">
            <text:p>9</text:p>
          </table:table-cell>
          <table:table-cell table:number-columns-repeated="5"/>
        </table:table-row>
        <table:table-row table:style-name="ro5">
          <table:table-cell table:style-name="Default"/>
          <table:table-cell table:style-name="Accent_20_2" office:value-type="string" calcext:value-type="string">
            <text:p>No Filters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Guess T1</text:p>
          </table:table-cell>
          <table:table-cell table:formula="of:=[.$B93]" office:value-type="float" office:value="763" calcext:value-type="float">
            <text:p>763</text:p>
          </table:table-cell>
          <table:table-cell/>
          <table:table-cell office:value-type="float" office:value="658" calcext:value-type="float">
            <text:p>658</text:p>
          </table:table-cell>
          <table:table-cell/>
          <table:table-cell office:value-type="float" office:value="673" calcext:value-type="float">
            <text:p>673</text:p>
          </table:table-cell>
          <table:table-cell/>
          <table:table-cell office:value-type="float" office:value="663" calcext:value-type="float">
            <text:p>663</text:p>
          </table:table-cell>
          <table:table-cell/>
          <table:table-cell office:value-type="float" office:value="661" calcext:value-type="float">
            <text:p>661</text:p>
          </table:table-cell>
          <table:table-cell/>
          <table:table-cell office:value-type="float" office:value="667" calcext:value-type="float">
            <text:p>667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Guess T5</text:p>
          </table:table-cell>
          <table:table-cell table:formula="of:=[.$B94]" office:value-type="float" office:value="934" calcext:value-type="float">
            <text:p>934</text:p>
          </table:table-cell>
          <table:table-cell/>
          <table:table-cell office:value-type="float" office:value="883" calcext:value-type="float">
            <text:p>883</text:p>
          </table:table-cell>
          <table:table-cell/>
          <table:table-cell office:value-type="float" office:value="882" calcext:value-type="float">
            <text:p>882</text:p>
          </table:table-cell>
          <table:table-cell/>
          <table:table-cell office:value-type="float" office:value="887" calcext:value-type="float">
            <text:p>887</text:p>
          </table:table-cell>
          <table:table-cell/>
          <table:table-cell office:value-type="float" office:value="880" calcext:value-type="float">
            <text:p>880</text:p>
          </table:table-cell>
          <table:table-cell/>
          <table:table-cell office:value-type="float" office:value="884" calcext:value-type="float">
            <text:p>884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Total</text:p>
          </table:table-cell>
          <table:table-cell table:formula="of:=[.$B95]"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TOP 1</text:p>
          </table:table-cell>
          <table:table-cell table:style-name="ce67" table:formula="of:=[.$B96]" office:value-type="percentage" office:value="0.763" calcext:value-type="percentage">
            <text:p>76.30%</text:p>
          </table:table-cell>
          <table:table-cell/>
          <table:table-cell table:style-name="ce67" office:value-type="percentage" office:value="0.658" calcext:value-type="percentage">
            <text:p>65.80%</text:p>
          </table:table-cell>
          <table:table-cell/>
          <table:table-cell table:style-name="ce67" office:value-type="percentage" office:value="0.673" calcext:value-type="percentage">
            <text:p>67.30%</text:p>
          </table:table-cell>
          <table:table-cell/>
          <table:table-cell table:style-name="ce67" office:value-type="percentage" office:value="0.663" calcext:value-type="percentage">
            <text:p>66.30%</text:p>
          </table:table-cell>
          <table:table-cell/>
          <table:table-cell table:style-name="ce67" office:value-type="percentage" office:value="0.661" calcext:value-type="percentage">
            <text:p>66.10%</text:p>
          </table:table-cell>
          <table:table-cell/>
          <table:table-cell table:style-name="ce67" office:value-type="percentage" office:value="0.667" calcext:value-type="percentage">
            <text:p>66.70%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TOP 5</text:p>
          </table:table-cell>
          <table:table-cell table:style-name="ce67" table:formula="of:=[.$B97]" office:value-type="percentage" office:value="0.934" calcext:value-type="percentage">
            <text:p>93.40%</text:p>
          </table:table-cell>
          <table:table-cell/>
          <table:table-cell table:style-name="ce67" office:value-type="percentage" office:value="0.883" calcext:value-type="percentage">
            <text:p>88.30%</text:p>
          </table:table-cell>
          <table:table-cell/>
          <table:table-cell table:style-name="ce67" office:value-type="percentage" office:value="0.882" calcext:value-type="percentage">
            <text:p>88.20%</text:p>
          </table:table-cell>
          <table:table-cell/>
          <table:table-cell table:style-name="ce67" office:value-type="percentage" office:value="0.887" calcext:value-type="percentage">
            <text:p>88.70%</text:p>
          </table:table-cell>
          <table:table-cell/>
          <table:table-cell table:style-name="ce67" office:value-type="percentage" office:value="0.88" calcext:value-type="percentage">
            <text:p>88.00%</text:p>
          </table:table-cell>
          <table:table-cell/>
          <table:table-cell table:style-name="ce67" office:value-type="percentage" office:value="0.884" calcext:value-type="percentage">
            <text:p>88.40%</text:p>
          </table:table-cell>
          <table:table-cell/>
          <table:table-cell table:style-name="Accent_20_3" office:value-type="string" calcext:value-type="string">
            <text:p>TOP 1 AVG</text:p>
          </table:table-cell>
          <table:table-cell table:style-name="Accent_20_3" office:value-type="string" calcext:value-type="string">
            <text:p>TOP 5 AVG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iff TOP 1</text:p>
          </table:table-cell>
          <table:table-cell table:style-name="ce36" table:number-columns-repeated="2"/>
          <table:table-cell table:style-name="ce44" table:formula="of:=[.D106]-[.$B106]" office:value-type="percentage" office:value="-0.105" calcext:value-type="percentage">
            <text:p>-10.50%</text:p>
          </table:table-cell>
          <table:table-cell table:style-name="ce47"/>
          <table:table-cell table:style-name="ce44" table:formula="of:=[.F106]-[.$B106]" office:value-type="percentage" office:value="-0.09" calcext:value-type="percentage">
            <text:p>-9.00%</text:p>
          </table:table-cell>
          <table:table-cell table:style-name="ce47"/>
          <table:table-cell table:style-name="ce44" table:formula="of:=[.H106]-[.$B106]" office:value-type="percentage" office:value="-0.1" calcext:value-type="percentage">
            <text:p>-10.00%</text:p>
          </table:table-cell>
          <table:table-cell table:style-name="ce47"/>
          <table:table-cell table:style-name="ce44" table:formula="of:=[.J106]-[.$B106]" office:value-type="percentage" office:value="-0.102" calcext:value-type="percentage">
            <text:p>-10.20%</text:p>
          </table:table-cell>
          <table:table-cell table:style-name="ce47"/>
          <table:table-cell table:style-name="ce44" table:formula="of:=[.L106]-[.$B106]" office:value-type="percentage" office:value="-0.096" calcext:value-type="percentage">
            <text:p>-9.60%</text:p>
          </table:table-cell>
          <table:table-cell/>
          <table:table-cell table:style-name="ce49" table:formula="of:=AVERAGE([.D98];[.F98];[.H98];[.J98];[.L98];[.D108];[.F108];[.H108];[.J108];[.L108])" office:value-type="percentage" office:value="-0.0982" calcext:value-type="percentage">
            <text:p>-9.82%</text:p>
          </table:table-cell>
          <table:table-cell table:style-name="ce49" table:formula="of:=AVERAGE([.D99];[.F99];[.H99];[.J99];[.L99];[.D109];[.F109];[.H109];[.J109];[.L109])" office:value-type="percentage" office:value="-0.0531000000000001" calcext:value-type="percentage">
            <text:p>-5.31%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iff TOP 5</text:p>
          </table:table-cell>
          <table:table-cell table:style-name="ce37" table:number-columns-repeated="2"/>
          <table:table-cell table:style-name="ce45" table:formula="of:=[.D107]-[.$B107]" office:value-type="percentage" office:value="-0.051" calcext:value-type="percentage">
            <text:p>-5.10%</text:p>
          </table:table-cell>
          <table:table-cell table:style-name="ce50"/>
          <table:table-cell table:style-name="ce45" table:formula="of:=[.F107]-[.$B107]" office:value-type="percentage" office:value="-0.052" calcext:value-type="percentage">
            <text:p>-5.20%</text:p>
          </table:table-cell>
          <table:table-cell table:style-name="ce50"/>
          <table:table-cell table:style-name="ce45" table:formula="of:=[.H107]-[.$B107]" office:value-type="percentage" office:value="-0.047" calcext:value-type="percentage">
            <text:p>-4.70%</text:p>
          </table:table-cell>
          <table:table-cell table:style-name="ce50"/>
          <table:table-cell table:style-name="ce45" table:formula="of:=[.J107]-[.$B107]" office:value-type="percentage" office:value="-0.0540000000000001" calcext:value-type="percentage">
            <text:p>-5.40%</text:p>
          </table:table-cell>
          <table:table-cell table:style-name="ce50"/>
          <table:table-cell table:style-name="ce45" table:formula="of:=[.L107]-[.$B107]" office:value-type="percentage" office:value="-0.05" calcext:value-type="percentage">
            <text:p>-5.00%</text:p>
          </table:table-cell>
          <table:table-cell table:number-columns-repeated="5"/>
        </table:table-row>
        <table:table-row table:style-name="ro5" table:number-rows-repeated="2"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5"/>
        </table:table-row>
        <table:table-row table:style-name="ro7">
          <table:table-cell table:style-name="Default" table:number-columns-repeated="2"/>
          <table:table-cell/>
          <table:table-cell table:style-name="ce41" office:value-type="string" calcext:value-type="string" table:number-columns-spanned="9" table:number-rows-spanned="1">
            <text:p>VGG16</text:p>
          </table:table-cell>
          <table:covered-table-cell/>
          <table:covered-table-cell table:style-name="Default"/>
          <table:covered-table-cell/>
          <table:covered-table-cell table:style-name="Default"/>
          <table:covered-table-cell/>
          <table:covered-table-cell table:style-name="Default"/>
          <table:covered-table-cell/>
          <table:covered-table-cell table:style-name="Default"/>
          <table:table-cell table:number-columns-repeated="5"/>
        </table:table-row>
        <table:table-row table:style-name="ro5">
          <table:table-cell table:style-name="Default" office:value-type="string" calcext:value-type="string">
            <text:p>Seeds</text:p>
          </table:table-cell>
          <table:table-cell table:style-name="Default"/>
          <table:table-cell/>
          <table:table-cell table:style-name="ce42" office:value-type="float" office:value="69" calcext:value-type="float">
            <text:p>69</text:p>
          </table:table-cell>
          <table:table-cell table:style-name="ce35"/>
          <table:table-cell table:style-name="ce42" office:value-type="float" office:value="666" calcext:value-type="float">
            <text:p>666</text:p>
          </table:table-cell>
          <table:table-cell/>
          <table:table-cell table:style-name="ce42" office:value-type="float" office:value="777" calcext:value-type="float">
            <text:p>777</text:p>
          </table:table-cell>
          <table:table-cell/>
          <table:table-cell table:style-name="ce42" office:value-type="float" office:value="911" calcext:value-type="float">
            <text:p>911</text:p>
          </table:table-cell>
          <table:table-cell/>
          <table:table-cell table:style-name="ce42" office:value-type="float" office:value="119" calcext:value-type="float">
            <text:p>119</text:p>
          </table:table-cell>
          <table:table-cell table:number-columns-repeated="5"/>
        </table:table-row>
        <table:table-row table:style-name="ro5">
          <table:table-cell table:style-name="Default"/>
          <table:table-cell table:style-name="Accent_20_2" office:value-type="string" calcext:value-type="string">
            <text:p>No Filters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Guess T1</text:p>
          </table:table-cell>
          <table:table-cell table:formula="of:=[$'A-Line'.I56]" office:value-type="float" office:value="722" calcext:value-type="float">
            <text:p>722</text:p>
          </table:table-cell>
          <table:table-cell/>
          <table:table-cell office:value-type="float" office:value="606" calcext:value-type="float">
            <text:p>606</text:p>
          </table:table-cell>
          <table:table-cell/>
          <table:table-cell office:value-type="float" office:value="610" calcext:value-type="float">
            <text:p>610</text:p>
          </table:table-cell>
          <table:table-cell/>
          <table:table-cell office:value-type="float" office:value="617" calcext:value-type="float">
            <text:p>617</text:p>
          </table:table-cell>
          <table:table-cell/>
          <table:table-cell office:value-type="float" office:value="622" calcext:value-type="float">
            <text:p>622</text:p>
          </table:table-cell>
          <table:table-cell/>
          <table:table-cell office:value-type="float" office:value="617" calcext:value-type="float">
            <text:p>617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Guess T5</text:p>
          </table:table-cell>
          <table:table-cell table:formula="of:=[$'A-Line'.I57]" office:value-type="float" office:value="910" calcext:value-type="float">
            <text:p>910</text:p>
          </table:table-cell>
          <table:table-cell/>
          <table:table-cell office:value-type="float" office:value="846" calcext:value-type="float">
            <text:p>846</text:p>
          </table:table-cell>
          <table:table-cell/>
          <table:table-cell office:value-type="float" office:value="845" calcext:value-type="float">
            <text:p>845</text:p>
          </table:table-cell>
          <table:table-cell/>
          <table:table-cell office:value-type="float" office:value="843" calcext:value-type="float">
            <text:p>843</text:p>
          </table:table-cell>
          <table:table-cell/>
          <table:table-cell office:value-type="float" office:value="848" calcext:value-type="float">
            <text:p>848</text:p>
          </table:table-cell>
          <table:table-cell/>
          <table:table-cell office:value-type="float" office:value="845" calcext:value-type="float">
            <text:p>845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Total</text:p>
          </table:table-cell>
          <table:table-cell table:formula="of:=[$'A-Line'.I58]"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TOP 1</text:p>
          </table:table-cell>
          <table:table-cell table:style-name="ce67" table:formula="of:=[$'A-Line'.I59]" office:value-type="percentage" office:value="0.722" calcext:value-type="percentage">
            <text:p>72.20%</text:p>
          </table:table-cell>
          <table:table-cell/>
          <table:table-cell table:style-name="ce67" office:value-type="percentage" office:value="0.606" calcext:value-type="percentage">
            <text:p>60.60%</text:p>
          </table:table-cell>
          <table:table-cell/>
          <table:table-cell table:style-name="ce67" office:value-type="percentage" office:value="0.61" calcext:value-type="percentage">
            <text:p>61.00%</text:p>
          </table:table-cell>
          <table:table-cell/>
          <table:table-cell table:style-name="ce67" office:value-type="percentage" office:value="0.617" calcext:value-type="percentage">
            <text:p>61.70%</text:p>
          </table:table-cell>
          <table:table-cell/>
          <table:table-cell table:style-name="ce67" office:value-type="percentage" office:value="0.622" calcext:value-type="percentage">
            <text:p>62.20%</text:p>
          </table:table-cell>
          <table:table-cell/>
          <table:table-cell table:style-name="ce67" office:value-type="percentage" office:value="0.617" calcext:value-type="percentage">
            <text:p>61.70%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TOP 5</text:p>
          </table:table-cell>
          <table:table-cell table:style-name="ce67" table:formula="of:=[$'A-Line'.I60]" office:value-type="percentage" office:value="0.91" calcext:value-type="percentage">
            <text:p>91.00%</text:p>
          </table:table-cell>
          <table:table-cell/>
          <table:table-cell table:style-name="ce67" office:value-type="percentage" office:value="0.846" calcext:value-type="percentage">
            <text:p>84.60%</text:p>
          </table:table-cell>
          <table:table-cell/>
          <table:table-cell table:style-name="ce67" office:value-type="percentage" office:value="0.845" calcext:value-type="percentage">
            <text:p>84.50%</text:p>
          </table:table-cell>
          <table:table-cell/>
          <table:table-cell table:style-name="ce67" office:value-type="percentage" office:value="0.843" calcext:value-type="percentage">
            <text:p>84.30%</text:p>
          </table:table-cell>
          <table:table-cell/>
          <table:table-cell table:style-name="ce67" office:value-type="percentage" office:value="0.848" calcext:value-type="percentage">
            <text:p>84.80%</text:p>
          </table:table-cell>
          <table:table-cell/>
          <table:table-cell table:style-name="ce67" office:value-type="percentage" office:value="0.845" calcext:value-type="percentage">
            <text:p>84.50%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Diff TOP 1</text:p>
          </table:table-cell>
          <table:table-cell table:style-name="ce36" table:number-columns-repeated="2"/>
          <table:table-cell table:style-name="ce44" table:formula="of:=[.D118]-[.$B118]" office:value-type="percentage" office:value="-0.116" calcext:value-type="percentage">
            <text:p>-11.60%</text:p>
          </table:table-cell>
          <table:table-cell table:style-name="ce47"/>
          <table:table-cell table:style-name="ce44" table:formula="of:=[.F118]-[.$B118]" office:value-type="percentage" office:value="-0.112" calcext:value-type="percentage">
            <text:p>-11.20%</text:p>
          </table:table-cell>
          <table:table-cell table:style-name="ce47"/>
          <table:table-cell table:style-name="ce44" table:formula="of:=[.H118]-[.$B118]" office:value-type="percentage" office:value="-0.105" calcext:value-type="percentage">
            <text:p>-10.50%</text:p>
          </table:table-cell>
          <table:table-cell table:style-name="ce47"/>
          <table:table-cell table:style-name="ce44" table:formula="of:=[.J118]-[.$B118]" office:value-type="percentage" office:value="-0.1" calcext:value-type="percentage">
            <text:p>-10.00%</text:p>
          </table:table-cell>
          <table:table-cell table:style-name="ce47"/>
          <table:table-cell table:style-name="ce44" table:formula="of:=[.L118]-[.$B118]" office:value-type="percentage" office:value="-0.105" calcext:value-type="percentage">
            <text:p>-10.50%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Diff TOP 5</text:p>
          </table:table-cell>
          <table:table-cell table:style-name="ce37" table:number-columns-repeated="2"/>
          <table:table-cell table:style-name="ce45" table:formula="of:=[.D119]-[.$B119]" office:value-type="percentage" office:value="-0.0640000000000001" calcext:value-type="percentage">
            <text:p>-6.40%</text:p>
          </table:table-cell>
          <table:table-cell table:style-name="ce50"/>
          <table:table-cell table:style-name="ce45" table:formula="of:=[.F119]-[.$B119]" office:value-type="percentage" office:value="-0.0650000000000001" calcext:value-type="percentage">
            <text:p>-6.50%</text:p>
          </table:table-cell>
          <table:table-cell table:style-name="ce50"/>
          <table:table-cell table:style-name="ce45" table:formula="of:=[.H119]-[.$B119]" office:value-type="percentage" office:value="-0.0670000000000001" calcext:value-type="percentage">
            <text:p>-6.70%</text:p>
          </table:table-cell>
          <table:table-cell table:style-name="ce50"/>
          <table:table-cell table:style-name="ce45" table:formula="of:=[.J119]-[.$B119]" office:value-type="percentage" office:value="-0.0620000000000001" calcext:value-type="percentage">
            <text:p>-6.20%</text:p>
          </table:table-cell>
          <table:table-cell table:style-name="ce50"/>
          <table:table-cell table:style-name="ce45" table:formula="of:=[.L119]-[.$B119]" office:value-type="percentage" office:value="-0.0650000000000001" calcext:value-type="percentage">
            <text:p>-6.50%</text:p>
          </table:table-cell>
          <table:table-cell table:number-columns-repeated="5"/>
        </table:table-row>
        <table:table-row table:style-name="ro5"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5"/>
        </table:table-row>
        <table:table-row table:style-name="ro5">
          <table:table-cell table:style-name="Default" office:value-type="string" calcext:value-type="string">
            <text:p>Seeds</text:p>
          </table:table-cell>
          <table:table-cell table:style-name="Default"/>
          <table:table-cell/>
          <table:table-cell table:style-name="ce42" office:value-type="float" office:value="420" calcext:value-type="float">
            <text:p>420</text:p>
          </table:table-cell>
          <table:table-cell/>
          <table:table-cell table:style-name="ce42" office:value-type="float" office:value="1308" calcext:value-type="float">
            <text:p>1308</text:p>
          </table:table-cell>
          <table:table-cell/>
          <table:table-cell table:style-name="ce42" office:value-type="float" office:value="7" calcext:value-type="float">
            <text:p>7</text:p>
          </table:table-cell>
          <table:table-cell/>
          <table:table-cell table:style-name="ce42" office:value-type="float" office:value="23" calcext:value-type="float">
            <text:p>23</text:p>
          </table:table-cell>
          <table:table-cell/>
          <table:table-cell table:style-name="ce42" office:value-type="float" office:value="9" calcext:value-type="float">
            <text:p>9</text:p>
          </table:table-cell>
          <table:table-cell table:number-columns-repeated="5"/>
        </table:table-row>
        <table:table-row table:style-name="ro5">
          <table:table-cell table:style-name="Default"/>
          <table:table-cell table:style-name="Accent_20_2" office:value-type="string" calcext:value-type="string">
            <text:p>No Filters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Guess T1</text:p>
          </table:table-cell>
          <table:table-cell table:formula="of:=[.$B115]" office:value-type="float" office:value="722" calcext:value-type="float">
            <text:p>722</text:p>
          </table:table-cell>
          <table:table-cell/>
          <table:table-cell office:value-type="float" office:value="615" calcext:value-type="float">
            <text:p>615</text:p>
          </table:table-cell>
          <table:table-cell/>
          <table:table-cell office:value-type="float" office:value="608" calcext:value-type="float">
            <text:p>608</text:p>
          </table:table-cell>
          <table:table-cell/>
          <table:table-cell office:value-type="float" office:value="615" calcext:value-type="float">
            <text:p>615</text:p>
          </table:table-cell>
          <table:table-cell/>
          <table:table-cell office:value-type="float" office:value="609" calcext:value-type="float">
            <text:p>609</text:p>
          </table:table-cell>
          <table:table-cell/>
          <table:table-cell office:value-type="float" office:value="602" calcext:value-type="float">
            <text:p>602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Guess T5</text:p>
          </table:table-cell>
          <table:table-cell table:formula="of:=[.$B116]" office:value-type="float" office:value="910" calcext:value-type="float">
            <text:p>910</text:p>
          </table:table-cell>
          <table:table-cell/>
          <table:table-cell office:value-type="float" office:value="841" calcext:value-type="float">
            <text:p>841</text:p>
          </table:table-cell>
          <table:table-cell/>
          <table:table-cell office:value-type="float" office:value="838" calcext:value-type="float">
            <text:p>838</text:p>
          </table:table-cell>
          <table:table-cell/>
          <table:table-cell office:value-type="float" office:value="849" calcext:value-type="float">
            <text:p>849</text:p>
          </table:table-cell>
          <table:table-cell/>
          <table:table-cell office:value-type="float" office:value="846" calcext:value-type="float">
            <text:p>846</text:p>
          </table:table-cell>
          <table:table-cell/>
          <table:table-cell office:value-type="float" office:value="845" calcext:value-type="float">
            <text:p>845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Total</text:p>
          </table:table-cell>
          <table:table-cell table:formula="of:=[.$B117]"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TOP 1</text:p>
          </table:table-cell>
          <table:table-cell table:style-name="ce67" table:formula="of:=[.$B118]" office:value-type="percentage" office:value="0.722" calcext:value-type="percentage">
            <text:p>72.20%</text:p>
          </table:table-cell>
          <table:table-cell/>
          <table:table-cell table:style-name="ce67" office:value-type="percentage" office:value="0.615" calcext:value-type="percentage">
            <text:p>61.50%</text:p>
          </table:table-cell>
          <table:table-cell/>
          <table:table-cell table:style-name="ce67" office:value-type="percentage" office:value="0.608" calcext:value-type="percentage">
            <text:p>60.80%</text:p>
          </table:table-cell>
          <table:table-cell/>
          <table:table-cell table:style-name="ce67" office:value-type="percentage" office:value="0.615" calcext:value-type="percentage">
            <text:p>61.50%</text:p>
          </table:table-cell>
          <table:table-cell/>
          <table:table-cell table:style-name="ce67" office:value-type="percentage" office:value="0.609" calcext:value-type="percentage">
            <text:p>60.90%</text:p>
          </table:table-cell>
          <table:table-cell/>
          <table:table-cell table:style-name="ce67" office:value-type="percentage" office:value="0.602" calcext:value-type="percentage">
            <text:p>60.20%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TOP 5</text:p>
          </table:table-cell>
          <table:table-cell table:style-name="ce67" table:formula="of:=[.$B119]" office:value-type="percentage" office:value="0.91" calcext:value-type="percentage">
            <text:p>91.00%</text:p>
          </table:table-cell>
          <table:table-cell/>
          <table:table-cell table:style-name="ce67" office:value-type="percentage" office:value="0.841" calcext:value-type="percentage">
            <text:p>84.10%</text:p>
          </table:table-cell>
          <table:table-cell/>
          <table:table-cell table:style-name="ce67" office:value-type="percentage" office:value="0.838" calcext:value-type="percentage">
            <text:p>83.80%</text:p>
          </table:table-cell>
          <table:table-cell/>
          <table:table-cell table:style-name="ce67" office:value-type="percentage" office:value="0.849" calcext:value-type="percentage">
            <text:p>84.90%</text:p>
          </table:table-cell>
          <table:table-cell/>
          <table:table-cell table:style-name="ce67" office:value-type="percentage" office:value="0.846" calcext:value-type="percentage">
            <text:p>84.60%</text:p>
          </table:table-cell>
          <table:table-cell/>
          <table:table-cell table:style-name="ce67" office:value-type="percentage" office:value="0.845" calcext:value-type="percentage">
            <text:p>84.50%</text:p>
          </table:table-cell>
          <table:table-cell/>
          <table:table-cell table:style-name="Accent_20_3" office:value-type="string" calcext:value-type="string">
            <text:p>TOP 1 AVG</text:p>
          </table:table-cell>
          <table:table-cell table:style-name="Accent_20_3" office:value-type="string" calcext:value-type="string">
            <text:p>TOP 5 AVG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iff TOP 1</text:p>
          </table:table-cell>
          <table:table-cell table:style-name="ce36" table:number-columns-repeated="2"/>
          <table:table-cell table:style-name="ce44" table:formula="of:=[.D128]-[.$B128]" office:value-type="percentage" office:value="-0.107" calcext:value-type="percentage">
            <text:p>-10.70%</text:p>
          </table:table-cell>
          <table:table-cell table:style-name="ce47"/>
          <table:table-cell table:style-name="ce44" table:formula="of:=[.F128]-[.$B128]" office:value-type="percentage" office:value="-0.114" calcext:value-type="percentage">
            <text:p>-11.40%</text:p>
          </table:table-cell>
          <table:table-cell table:style-name="ce47"/>
          <table:table-cell table:style-name="ce44" table:formula="of:=[.H128]-[.$B128]" office:value-type="percentage" office:value="-0.107" calcext:value-type="percentage">
            <text:p>-10.70%</text:p>
          </table:table-cell>
          <table:table-cell table:style-name="ce47"/>
          <table:table-cell table:style-name="ce44" table:formula="of:=[.J128]-[.$B128]" office:value-type="percentage" office:value="-0.113" calcext:value-type="percentage">
            <text:p>-11.30%</text:p>
          </table:table-cell>
          <table:table-cell table:style-name="ce47"/>
          <table:table-cell table:style-name="ce44" table:formula="of:=[.L128]-[.$B128]" office:value-type="percentage" office:value="-0.12" calcext:value-type="percentage">
            <text:p>-12.00%</text:p>
          </table:table-cell>
          <table:table-cell/>
          <table:table-cell table:style-name="ce49" table:formula="of:=AVERAGE([.D120];[.F120];[.H120];[.J120];[.L120];[.D130];[.F130];[.H130];[.J130];[.L130])" office:value-type="percentage" office:value="-0.1099" calcext:value-type="percentage">
            <text:p>-10.99%</text:p>
          </table:table-cell>
          <table:table-cell table:style-name="ce49" table:formula="of:=AVERAGE([.D121];[.F121];[.H121];[.J121];[.L121];[.D131];[.F131];[.H131];[.J131];[.L131])" office:value-type="percentage" office:value="-0.0654000000000001" calcext:value-type="percentage">
            <text:p>-6.54%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iff TOP 5</text:p>
          </table:table-cell>
          <table:table-cell table:style-name="ce37" table:number-columns-repeated="2"/>
          <table:table-cell table:style-name="ce45" table:formula="of:=[.D129]-[.$B129]" office:value-type="percentage" office:value="-0.0690000000000001" calcext:value-type="percentage">
            <text:p>-6.90%</text:p>
          </table:table-cell>
          <table:table-cell table:style-name="ce50"/>
          <table:table-cell table:style-name="ce45" table:formula="of:=[.F129]-[.$B129]" office:value-type="percentage" office:value="-0.0720000000000001" calcext:value-type="percentage">
            <text:p>-7.20%</text:p>
          </table:table-cell>
          <table:table-cell table:style-name="ce50"/>
          <table:table-cell table:style-name="ce45" table:formula="of:=[.H129]-[.$B129]" office:value-type="percentage" office:value="-0.0610000000000001" calcext:value-type="percentage">
            <text:p>-6.10%</text:p>
          </table:table-cell>
          <table:table-cell table:style-name="ce50"/>
          <table:table-cell table:style-name="ce45" table:formula="of:=[.J129]-[.$B129]" office:value-type="percentage" office:value="-0.0640000000000001" calcext:value-type="percentage">
            <text:p>-6.40%</text:p>
          </table:table-cell>
          <table:table-cell table:style-name="ce50"/>
          <table:table-cell table:style-name="ce45" table:formula="of:=[.L129]-[.$B129]" office:value-type="percentage" office:value="-0.0650000000000001" calcext:value-type="percentage">
            <text:p>-6.50%</text:p>
          </table:table-cell>
          <table:table-cell table:number-columns-repeated="5"/>
        </table:table-row>
        <table:table-row table:style-name="ro5" table:number-rows-repeated="2"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5"/>
        </table:table-row>
        <table:table-row table:style-name="ro7">
          <table:table-cell table:style-name="Default" table:number-columns-repeated="2"/>
          <table:table-cell/>
          <table:table-cell table:style-name="ce41" office:value-type="string" calcext:value-type="string" table:number-columns-spanned="9" table:number-rows-spanned="1">
            <text:p>VGG19</text:p>
          </table:table-cell>
          <table:covered-table-cell/>
          <table:covered-table-cell table:style-name="Default"/>
          <table:covered-table-cell/>
          <table:covered-table-cell table:style-name="Default"/>
          <table:covered-table-cell/>
          <table:covered-table-cell table:style-name="Default"/>
          <table:covered-table-cell/>
          <table:covered-table-cell table:style-name="Default"/>
          <table:table-cell table:number-columns-repeated="5"/>
        </table:table-row>
        <table:table-row table:style-name="ro5">
          <table:table-cell table:style-name="Default" office:value-type="string" calcext:value-type="string">
            <text:p>Seeds</text:p>
          </table:table-cell>
          <table:table-cell table:style-name="Default"/>
          <table:table-cell/>
          <table:table-cell table:style-name="ce42" office:value-type="float" office:value="69" calcext:value-type="float">
            <text:p>69</text:p>
          </table:table-cell>
          <table:table-cell table:style-name="ce35"/>
          <table:table-cell table:style-name="ce42" office:value-type="float" office:value="666" calcext:value-type="float">
            <text:p>666</text:p>
          </table:table-cell>
          <table:table-cell/>
          <table:table-cell table:style-name="ce42" office:value-type="float" office:value="777" calcext:value-type="float">
            <text:p>777</text:p>
          </table:table-cell>
          <table:table-cell/>
          <table:table-cell table:style-name="ce42" office:value-type="float" office:value="911" calcext:value-type="float">
            <text:p>911</text:p>
          </table:table-cell>
          <table:table-cell/>
          <table:table-cell table:style-name="ce42" office:value-type="float" office:value="119" calcext:value-type="float">
            <text:p>119</text:p>
          </table:table-cell>
          <table:table-cell/>
          <table:table-cell table:style-name="Accent_20_2" office:value-type="string" calcext:value-type="string">
            <text:p>No Filters</text:p>
          </table:table-cell>
          <table:table-cell table:style-name="ce56" office:value-type="string" calcext:value-type="string" table:number-columns-spanned="3" table:number-rows-spanned="3">
            <text:p>Risultati ottenuti dai modelli con le immagini originali del dataset Aline</text:p>
          </table:table-cell>
          <table:covered-table-cell table:number-columns-repeated="2"/>
        </table:table-row>
        <table:table-row table:style-name="ro5">
          <table:table-cell table:style-name="Default"/>
          <table:table-cell table:style-name="Accent_20_2" office:value-type="string" calcext:value-type="string">
            <text:p>No Filters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 table:number-columns-repeated="2"/>
          <table:covered-table-cell table:number-columns-repeated="3"/>
        </table:table-row>
        <table:table-row table:style-name="ro4">
          <table:table-cell office:value-type="string" calcext:value-type="string">
            <text:p>Guess T1</text:p>
          </table:table-cell>
          <table:table-cell table:formula="of:=[$'A-Line'.I65]" office:value-type="float" office:value="730" calcext:value-type="float">
            <text:p>730</text:p>
          </table:table-cell>
          <table:table-cell/>
          <table:table-cell office:value-type="float" office:value="621" calcext:value-type="float">
            <text:p>621</text:p>
          </table:table-cell>
          <table:table-cell/>
          <table:table-cell office:value-type="float" office:value="618" calcext:value-type="float">
            <text:p>618</text:p>
          </table:table-cell>
          <table:table-cell/>
          <table:table-cell office:value-type="float" office:value="630" calcext:value-type="float">
            <text:p>630</text:p>
          </table:table-cell>
          <table:table-cell/>
          <table:table-cell office:value-type="float" office:value="618" calcext:value-type="float">
            <text:p>618</text:p>
          </table:table-cell>
          <table:table-cell/>
          <table:table-cell office:value-type="float" office:value="631" calcext:value-type="float">
            <text:p>631</text:p>
          </table:table-cell>
          <table:table-cell table:number-columns-repeated="2"/>
          <table:covered-table-cell table:number-columns-repeated="3"/>
        </table:table-row>
        <table:table-row table:style-name="ro4">
          <table:table-cell office:value-type="string" calcext:value-type="string">
            <text:p>Guess T5</text:p>
          </table:table-cell>
          <table:table-cell table:formula="of:=[$'A-Line'.I66]" office:value-type="float" office:value="908" calcext:value-type="float">
            <text:p>908</text:p>
          </table:table-cell>
          <table:table-cell/>
          <table:table-cell office:value-type="float" office:value="874" calcext:value-type="float">
            <text:p>874</text:p>
          </table:table-cell>
          <table:table-cell/>
          <table:table-cell office:value-type="float" office:value="850" calcext:value-type="float">
            <text:p>850</text:p>
          </table:table-cell>
          <table:table-cell/>
          <table:table-cell office:value-type="float" office:value="862" calcext:value-type="float">
            <text:p>862</text:p>
          </table:table-cell>
          <table:table-cell/>
          <table:table-cell office:value-type="float" office:value="850" calcext:value-type="float">
            <text:p>850</text:p>
          </table:table-cell>
          <table:table-cell/>
          <table:table-cell office:value-type="float" office:value="850" calcext:value-type="float">
            <text:p>850</text:p>
          </table:table-cell>
          <table:table-cell/>
          <table:table-cell table:style-name="ce42" office:value-type="float" office:value="1234" calcext:value-type="float">
            <text:p>1234</text:p>
          </table:table-cell>
          <table:table-cell table:style-name="ce56" office:value-type="string" calcext:value-type="string" table:number-columns-spanned="3" table:number-rows-spanned="3">
            <text:p>Seed applicato alla generazione random dei filtri</text:p>
          </table:table-cell>
          <table:covered-table-cell table:number-columns-repeated="2"/>
        </table:table-row>
        <table:table-row table:style-name="ro4">
          <table:table-cell office:value-type="string" calcext:value-type="string">
            <text:p>Total</text:p>
          </table:table-cell>
          <table:table-cell table:formula="of:=[$'A-Line'.I67]"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  <table:covered-table-cell table:number-columns-repeated="3"/>
        </table:table-row>
        <table:table-row table:style-name="ro4">
          <table:table-cell office:value-type="string" calcext:value-type="string">
            <text:p>TOP 1</text:p>
          </table:table-cell>
          <table:table-cell table:style-name="ce67" table:formula="of:=[$'A-Line'.I68]" office:value-type="percentage" office:value="0.73" calcext:value-type="percentage">
            <text:p>73.00%</text:p>
          </table:table-cell>
          <table:table-cell/>
          <table:table-cell table:style-name="ce67" office:value-type="percentage" office:value="0.621" calcext:value-type="percentage">
            <text:p>62.10%</text:p>
          </table:table-cell>
          <table:table-cell/>
          <table:table-cell table:style-name="ce67" office:value-type="percentage" office:value="0.618" calcext:value-type="percentage">
            <text:p>61.80%</text:p>
          </table:table-cell>
          <table:table-cell/>
          <table:table-cell table:style-name="ce67" office:value-type="percentage" office:value="0.63" calcext:value-type="percentage">
            <text:p>63.00%</text:p>
          </table:table-cell>
          <table:table-cell/>
          <table:table-cell table:style-name="ce67" office:value-type="percentage" office:value="0.618" calcext:value-type="percentage">
            <text:p>61.80%</text:p>
          </table:table-cell>
          <table:table-cell/>
          <table:table-cell table:style-name="ce67" office:value-type="percentage" office:value="0.631" calcext:value-type="percentage">
            <text:p>63.10%</text:p>
          </table:table-cell>
          <table:table-cell table:number-columns-repeated="2"/>
          <table:covered-table-cell table:number-columns-repeated="3"/>
        </table:table-row>
        <table:table-row table:style-name="ro4">
          <table:table-cell office:value-type="string" calcext:value-type="string">
            <text:p>TOP 5</text:p>
          </table:table-cell>
          <table:table-cell table:style-name="ce67" table:formula="of:=[$'A-Line'.I69]" office:value-type="percentage" office:value="0.908" calcext:value-type="percentage">
            <text:p>90.80%</text:p>
          </table:table-cell>
          <table:table-cell/>
          <table:table-cell table:style-name="ce67" office:value-type="percentage" office:value="0.874" calcext:value-type="percentage">
            <text:p>87.40%</text:p>
          </table:table-cell>
          <table:table-cell/>
          <table:table-cell table:style-name="ce67" office:value-type="percentage" office:value="0.85" calcext:value-type="percentage">
            <text:p>85.00%</text:p>
          </table:table-cell>
          <table:table-cell/>
          <table:table-cell table:style-name="ce67" office:value-type="percentage" office:value="0.862" calcext:value-type="percentage">
            <text:p>86.20%</text:p>
          </table:table-cell>
          <table:table-cell/>
          <table:table-cell table:style-name="ce67" office:value-type="percentage" office:value="0.85" calcext:value-type="percentage">
            <text:p>85.00%</text:p>
          </table:table-cell>
          <table:table-cell/>
          <table:table-cell table:style-name="ce67" office:value-type="percentage" office:value="0.85" calcext:value-type="percentage">
            <text:p>85.00%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 table:style-name="ce56" office:value-type="string" calcext:value-type="string" table:number-columns-spanned="3" table:number-rows-spanned="3">
            <text:p>Risultati ottenuti dal testing dei modelli con le immagini del dataset Aline alterato dai filtri di Diego.</text:p>
          </table:table-cell>
          <table:covered-table-cell table:number-columns-repeated="2"/>
        </table:table-row>
        <table:table-row table:style-name="ro4">
          <table:table-cell office:value-type="string" calcext:value-type="string">
            <text:p>Diff TOP 1</text:p>
          </table:table-cell>
          <table:table-cell table:style-name="ce36" table:number-columns-repeated="2"/>
          <table:table-cell table:style-name="ce44" table:formula="of:=[.D140]-[.$B140]" office:value-type="percentage" office:value="-0.109" calcext:value-type="percentage">
            <text:p>-10.90%</text:p>
          </table:table-cell>
          <table:table-cell table:style-name="ce47"/>
          <table:table-cell table:style-name="ce44" table:formula="of:=[.F140]-[.$B140]" office:value-type="percentage" office:value="-0.112" calcext:value-type="percentage">
            <text:p>-11.20%</text:p>
          </table:table-cell>
          <table:table-cell table:style-name="ce47"/>
          <table:table-cell table:style-name="ce44" table:formula="of:=[.H140]-[.$B140]" office:value-type="percentage" office:value="-0.1" calcext:value-type="percentage">
            <text:p>-10.00%</text:p>
          </table:table-cell>
          <table:table-cell table:style-name="ce47"/>
          <table:table-cell table:style-name="ce44" table:formula="of:=[.J140]-[.$B140]" office:value-type="percentage" office:value="-0.112" calcext:value-type="percentage">
            <text:p>-11.20%</text:p>
          </table:table-cell>
          <table:table-cell table:style-name="ce47"/>
          <table:table-cell table:style-name="ce44" table:formula="of:=[.L140]-[.$B140]" office:value-type="percentage" office:value="-0.099" calcext:value-type="percentage">
            <text:p>-9.90%</text:p>
          </table:table-cell>
          <table:table-cell table:number-columns-repeated="2"/>
          <table:covered-table-cell table:number-columns-repeated="3"/>
        </table:table-row>
        <table:table-row table:style-name="ro4">
          <table:table-cell office:value-type="string" calcext:value-type="string">
            <text:p>Diff TOP 5</text:p>
          </table:table-cell>
          <table:table-cell table:style-name="ce37" table:number-columns-repeated="2"/>
          <table:table-cell table:style-name="ce45" table:formula="of:=[.D141]-[.$B141]" office:value-type="percentage" office:value="-0.034" calcext:value-type="percentage">
            <text:p>-3.40%</text:p>
          </table:table-cell>
          <table:table-cell table:style-name="ce50"/>
          <table:table-cell table:style-name="ce45" table:formula="of:=[.F141]-[.$B141]" office:value-type="percentage" office:value="-0.0580000000000001" calcext:value-type="percentage">
            <text:p>-5.80%</text:p>
          </table:table-cell>
          <table:table-cell table:style-name="ce50"/>
          <table:table-cell table:style-name="ce45" table:formula="of:=[.H141]-[.$B141]" office:value-type="percentage" office:value="-0.046" calcext:value-type="percentage">
            <text:p>-4.60%</text:p>
          </table:table-cell>
          <table:table-cell table:style-name="ce50"/>
          <table:table-cell table:style-name="ce45" table:formula="of:=[.J141]-[.$B141]" office:value-type="percentage" office:value="-0.0580000000000001" calcext:value-type="percentage">
            <text:p>-5.80%</text:p>
          </table:table-cell>
          <table:table-cell table:style-name="ce50"/>
          <table:table-cell table:style-name="ce45" table:formula="of:=[.L141]-[.$B141]" office:value-type="percentage" office:value="-0.0580000000000001" calcext:value-type="percentage">
            <text:p>-5.80%</text:p>
          </table:table-cell>
          <table:table-cell table:number-columns-repeated="2"/>
          <table:covered-table-cell table:number-columns-repeated="3"/>
        </table:table-row>
        <table:table-row table:style-name="ro5"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5"/>
        </table:table-row>
        <table:table-row table:style-name="ro5">
          <table:table-cell table:style-name="Default" office:value-type="string" calcext:value-type="string">
            <text:p>Seeds</text:p>
          </table:table-cell>
          <table:table-cell table:style-name="Default"/>
          <table:table-cell/>
          <table:table-cell table:style-name="ce42" office:value-type="float" office:value="420" calcext:value-type="float">
            <text:p>420</text:p>
          </table:table-cell>
          <table:table-cell/>
          <table:table-cell table:style-name="ce42" office:value-type="float" office:value="1308" calcext:value-type="float">
            <text:p>1308</text:p>
          </table:table-cell>
          <table:table-cell/>
          <table:table-cell table:style-name="ce42" office:value-type="float" office:value="7" calcext:value-type="float">
            <text:p>7</text:p>
          </table:table-cell>
          <table:table-cell/>
          <table:table-cell table:style-name="ce42" office:value-type="float" office:value="23" calcext:value-type="float">
            <text:p>23</text:p>
          </table:table-cell>
          <table:table-cell/>
          <table:table-cell table:style-name="ce42" office:value-type="float" office:value="9" calcext:value-type="float">
            <text:p>9</text:p>
          </table:table-cell>
          <table:table-cell table:number-columns-repeated="5"/>
        </table:table-row>
        <table:table-row table:style-name="ro5">
          <table:table-cell table:style-name="Default"/>
          <table:table-cell table:style-name="Accent_20_2" office:value-type="string" calcext:value-type="string">
            <text:p>No Filters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Guess T1</text:p>
          </table:table-cell>
          <table:table-cell table:formula="of:=[.$B137]" office:value-type="float" office:value="730" calcext:value-type="float">
            <text:p>730</text:p>
          </table:table-cell>
          <table:table-cell/>
          <table:table-cell office:value-type="float" office:value="633" calcext:value-type="float">
            <text:p>633</text:p>
          </table:table-cell>
          <table:table-cell/>
          <table:table-cell office:value-type="float" office:value="628" calcext:value-type="float">
            <text:p>628</text:p>
          </table:table-cell>
          <table:table-cell/>
          <table:table-cell office:value-type="float" office:value="639" calcext:value-type="float">
            <text:p>639</text:p>
          </table:table-cell>
          <table:table-cell/>
          <table:table-cell office:value-type="float" office:value="629" calcext:value-type="float">
            <text:p>629</text:p>
          </table:table-cell>
          <table:table-cell/>
          <table:table-cell office:value-type="float" office:value="620" calcext:value-type="float">
            <text:p>620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Guess T5</text:p>
          </table:table-cell>
          <table:table-cell table:formula="of:=[.$B138]" office:value-type="float" office:value="908" calcext:value-type="float">
            <text:p>908</text:p>
          </table:table-cell>
          <table:table-cell/>
          <table:table-cell office:value-type="float" office:value="857" calcext:value-type="float">
            <text:p>857</text:p>
          </table:table-cell>
          <table:table-cell/>
          <table:table-cell office:value-type="float" office:value="853" calcext:value-type="float">
            <text:p>853</text:p>
          </table:table-cell>
          <table:table-cell/>
          <table:table-cell office:value-type="float" office:value="854" calcext:value-type="float">
            <text:p>854</text:p>
          </table:table-cell>
          <table:table-cell/>
          <table:table-cell office:value-type="float" office:value="866" calcext:value-type="float">
            <text:p>866</text:p>
          </table:table-cell>
          <table:table-cell/>
          <table:table-cell office:value-type="float" office:value="854" calcext:value-type="float">
            <text:p>854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Total</text:p>
          </table:table-cell>
          <table:table-cell table:formula="of:=[.$B139]"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TOP 1</text:p>
          </table:table-cell>
          <table:table-cell table:style-name="ce67" table:formula="of:=[.$B140]" office:value-type="percentage" office:value="0.73" calcext:value-type="percentage">
            <text:p>73.00%</text:p>
          </table:table-cell>
          <table:table-cell/>
          <table:table-cell table:style-name="ce67" office:value-type="percentage" office:value="0.633" calcext:value-type="percentage">
            <text:p>63.30%</text:p>
          </table:table-cell>
          <table:table-cell/>
          <table:table-cell table:style-name="ce67" office:value-type="percentage" office:value="0.628" calcext:value-type="percentage">
            <text:p>62.80%</text:p>
          </table:table-cell>
          <table:table-cell/>
          <table:table-cell table:style-name="ce67" office:value-type="percentage" office:value="0.639" calcext:value-type="percentage">
            <text:p>63.90%</text:p>
          </table:table-cell>
          <table:table-cell/>
          <table:table-cell table:style-name="ce67" office:value-type="percentage" office:value="0.629" calcext:value-type="percentage">
            <text:p>62.90%</text:p>
          </table:table-cell>
          <table:table-cell/>
          <table:table-cell table:style-name="ce67" office:value-type="percentage" office:value="0.62" calcext:value-type="percentage">
            <text:p>62.00%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TOP 5</text:p>
          </table:table-cell>
          <table:table-cell table:style-name="ce67" table:formula="of:=[.$B141]" office:value-type="percentage" office:value="0.908" calcext:value-type="percentage">
            <text:p>90.80%</text:p>
          </table:table-cell>
          <table:table-cell/>
          <table:table-cell table:style-name="ce67" office:value-type="percentage" office:value="0.857" calcext:value-type="percentage">
            <text:p>85.70%</text:p>
          </table:table-cell>
          <table:table-cell/>
          <table:table-cell table:style-name="ce67" office:value-type="percentage" office:value="0.853" calcext:value-type="percentage">
            <text:p>85.30%</text:p>
          </table:table-cell>
          <table:table-cell/>
          <table:table-cell table:style-name="ce67" office:value-type="percentage" office:value="0.854" calcext:value-type="percentage">
            <text:p>85.40%</text:p>
          </table:table-cell>
          <table:table-cell/>
          <table:table-cell table:style-name="ce67" office:value-type="percentage" office:value="0.866" calcext:value-type="percentage">
            <text:p>86.60%</text:p>
          </table:table-cell>
          <table:table-cell/>
          <table:table-cell table:style-name="ce67" office:value-type="percentage" office:value="0.854" calcext:value-type="percentage">
            <text:p>85.40%</text:p>
          </table:table-cell>
          <table:table-cell/>
          <table:table-cell table:style-name="Accent_20_3" office:value-type="string" calcext:value-type="string">
            <text:p>TOP 1 AVG</text:p>
          </table:table-cell>
          <table:table-cell table:style-name="Accent_20_3" office:value-type="string" calcext:value-type="string">
            <text:p>TOP 5 AVG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iff TOP 1</text:p>
          </table:table-cell>
          <table:table-cell table:style-name="ce36" table:number-columns-repeated="2"/>
          <table:table-cell table:style-name="ce44" table:formula="of:=[.D150]-[.$B150]" office:value-type="percentage" office:value="-0.097" calcext:value-type="percentage">
            <text:p>-9.70%</text:p>
          </table:table-cell>
          <table:table-cell table:style-name="ce47"/>
          <table:table-cell table:style-name="ce44" table:formula="of:=[.F150]-[.$B150]" office:value-type="percentage" office:value="-0.102" calcext:value-type="percentage">
            <text:p>-10.20%</text:p>
          </table:table-cell>
          <table:table-cell table:style-name="ce47"/>
          <table:table-cell table:style-name="ce44" table:formula="of:=[.H150]-[.$B150]" office:value-type="percentage" office:value="-0.091" calcext:value-type="percentage">
            <text:p>-9.10%</text:p>
          </table:table-cell>
          <table:table-cell table:style-name="ce47"/>
          <table:table-cell table:style-name="ce44" table:formula="of:=[.J150]-[.$B150]" office:value-type="percentage" office:value="-0.101" calcext:value-type="percentage">
            <text:p>-10.10%</text:p>
          </table:table-cell>
          <table:table-cell table:style-name="ce47"/>
          <table:table-cell table:style-name="ce44" table:formula="of:=[.L150]-[.$B150]" office:value-type="percentage" office:value="-0.11" calcext:value-type="percentage">
            <text:p>-11.00%</text:p>
          </table:table-cell>
          <table:table-cell/>
          <table:table-cell table:style-name="ce49" table:formula="of:=AVERAGE([.D142];[.F142];[.H142];[.J142];[.L142];[.D152];[.F152];[.H152];[.J152];[.L152])" office:value-type="percentage" office:value="-0.1033" calcext:value-type="percentage">
            <text:p>-10.33%</text:p>
          </table:table-cell>
          <table:table-cell table:style-name="ce49" table:formula="of:=AVERAGE([.D143];[.F143];[.H143];[.J143];[.L143];[.D153];[.F153];[.H153];[.J153];[.L153])" office:value-type="percentage" office:value="-0.051" calcext:value-type="percentage">
            <text:p>-5.10%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iff TOP 5</text:p>
          </table:table-cell>
          <table:table-cell table:style-name="ce37" table:number-columns-repeated="2"/>
          <table:table-cell table:style-name="ce45" table:formula="of:=[.D151]-[.$B151]" office:value-type="percentage" office:value="-0.051" calcext:value-type="percentage">
            <text:p>-5.10%</text:p>
          </table:table-cell>
          <table:table-cell table:style-name="ce50"/>
          <table:table-cell table:style-name="ce45" table:formula="of:=[.F151]-[.$B151]" office:value-type="percentage" office:value="-0.055" calcext:value-type="percentage">
            <text:p>-5.50%</text:p>
          </table:table-cell>
          <table:table-cell table:style-name="ce50"/>
          <table:table-cell table:style-name="ce45" table:formula="of:=[.H151]-[.$B151]" office:value-type="percentage" office:value="-0.0540000000000001" calcext:value-type="percentage">
            <text:p>-5.40%</text:p>
          </table:table-cell>
          <table:table-cell table:style-name="ce50"/>
          <table:table-cell table:style-name="ce45" table:formula="of:=[.J151]-[.$B151]" office:value-type="percentage" office:value="-0.042" calcext:value-type="percentage">
            <text:p>-4.20%</text:p>
          </table:table-cell>
          <table:table-cell table:style-name="ce50"/>
          <table:table-cell table:style-name="ce45" table:formula="of:=[.L151]-[.$B151]" office:value-type="percentage" office:value="-0.0540000000000001" calcext:value-type="percentage">
            <text:p>-5.40%</text:p>
          </table:table-cell>
          <table:table-cell table:number-columns-repeated="5"/>
        </table:table-row>
        <table:table-row table:style-name="ro5" table:number-rows-repeated="2"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5"/>
        </table:table-row>
        <table:table-row table:style-name="ro7">
          <table:table-cell table:style-name="Default" table:number-columns-repeated="2"/>
          <table:table-cell/>
          <table:table-cell table:style-name="ce41" office:value-type="string" calcext:value-type="string" table:number-columns-spanned="9" table:number-rows-spanned="1">
            <text:p>SqueezeNet 1.1</text:p>
          </table:table-cell>
          <table:covered-table-cell/>
          <table:covered-table-cell table:style-name="Default"/>
          <table:covered-table-cell/>
          <table:covered-table-cell table:style-name="Default"/>
          <table:covered-table-cell/>
          <table:covered-table-cell table:style-name="Default"/>
          <table:covered-table-cell/>
          <table:covered-table-cell table:style-name="Default"/>
          <table:table-cell table:number-columns-repeated="5"/>
        </table:table-row>
        <table:table-row table:style-name="ro5">
          <table:table-cell table:style-name="Default" office:value-type="string" calcext:value-type="string">
            <text:p>Seeds</text:p>
          </table:table-cell>
          <table:table-cell table:style-name="Default"/>
          <table:table-cell/>
          <table:table-cell table:style-name="ce42" office:value-type="float" office:value="69" calcext:value-type="float">
            <text:p>69</text:p>
          </table:table-cell>
          <table:table-cell table:style-name="ce35"/>
          <table:table-cell table:style-name="ce42" office:value-type="float" office:value="666" calcext:value-type="float">
            <text:p>666</text:p>
          </table:table-cell>
          <table:table-cell/>
          <table:table-cell table:style-name="ce42" office:value-type="float" office:value="777" calcext:value-type="float">
            <text:p>777</text:p>
          </table:table-cell>
          <table:table-cell/>
          <table:table-cell table:style-name="ce42" office:value-type="float" office:value="911" calcext:value-type="float">
            <text:p>911</text:p>
          </table:table-cell>
          <table:table-cell/>
          <table:table-cell table:style-name="ce42" office:value-type="float" office:value="119" calcext:value-type="float">
            <text:p>119</text:p>
          </table:table-cell>
          <table:table-cell table:number-columns-repeated="5"/>
        </table:table-row>
        <table:table-row table:style-name="ro5">
          <table:table-cell table:style-name="Default"/>
          <table:table-cell table:style-name="Accent_20_2" office:value-type="string" calcext:value-type="string">
            <text:p>No Filters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Guess T1</text:p>
          </table:table-cell>
          <table:table-cell table:formula="of:=[$'A-Line'.I74]" office:value-type="float" office:value="612" calcext:value-type="float">
            <text:p>612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68" calcext:value-type="float">
            <text:p>468</text:p>
          </table:table-cell>
          <table:table-cell/>
          <table:table-cell office:value-type="float" office:value="457" calcext:value-type="float">
            <text:p>457</text:p>
          </table:table-cell>
          <table:table-cell/>
          <table:table-cell office:value-type="float" office:value="457" calcext:value-type="float">
            <text:p>457</text:p>
          </table:table-cell>
          <table:table-cell/>
          <table:table-cell office:value-type="float" office:value="458" calcext:value-type="float">
            <text:p>458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Guess T5</text:p>
          </table:table-cell>
          <table:table-cell table:formula="of:=[$'A-Line'.I75]" office:value-type="float" office:value="817" calcext:value-type="float">
            <text:p>817</text:p>
          </table:table-cell>
          <table:table-cell/>
          <table:table-cell office:value-type="float" office:value="706" calcext:value-type="float">
            <text:p>706</text:p>
          </table:table-cell>
          <table:table-cell/>
          <table:table-cell office:value-type="float" office:value="697" calcext:value-type="float">
            <text:p>697</text:p>
          </table:table-cell>
          <table:table-cell/>
          <table:table-cell office:value-type="float" office:value="698" calcext:value-type="float">
            <text:p>698</text:p>
          </table:table-cell>
          <table:table-cell/>
          <table:table-cell office:value-type="float" office:value="698" calcext:value-type="float">
            <text:p>698</text:p>
          </table:table-cell>
          <table:table-cell/>
          <table:table-cell office:value-type="float" office:value="708" calcext:value-type="float">
            <text:p>708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Total</text:p>
          </table:table-cell>
          <table:table-cell table:formula="of:=[$'A-Line'.I76]"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TOP 1</text:p>
          </table:table-cell>
          <table:table-cell table:style-name="ce67" table:formula="of:=[$'A-Line'.I77]" office:value-type="percentage" office:value="0.612" calcext:value-type="percentage">
            <text:p>61.20%</text:p>
          </table:table-cell>
          <table:table-cell/>
          <table:table-cell table:style-name="ce67" office:value-type="percentage" office:value="0.45" calcext:value-type="percentage">
            <text:p>45.00%</text:p>
          </table:table-cell>
          <table:table-cell/>
          <table:table-cell table:style-name="ce67" office:value-type="percentage" office:value="0.468" calcext:value-type="percentage">
            <text:p>46.80%</text:p>
          </table:table-cell>
          <table:table-cell/>
          <table:table-cell table:style-name="ce67" office:value-type="percentage" office:value="0.457" calcext:value-type="percentage">
            <text:p>45.70%</text:p>
          </table:table-cell>
          <table:table-cell/>
          <table:table-cell table:style-name="ce67" office:value-type="percentage" office:value="0.457" calcext:value-type="percentage">
            <text:p>45.70%</text:p>
          </table:table-cell>
          <table:table-cell/>
          <table:table-cell table:style-name="ce67" office:value-type="percentage" office:value="0.458" calcext:value-type="percentage">
            <text:p>45.80%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TOP 5</text:p>
          </table:table-cell>
          <table:table-cell table:style-name="ce67" table:formula="of:=[$'A-Line'.I78]" office:value-type="percentage" office:value="0.817" calcext:value-type="percentage">
            <text:p>81.70%</text:p>
          </table:table-cell>
          <table:table-cell/>
          <table:table-cell table:style-name="ce67" office:value-type="percentage" office:value="0.706" calcext:value-type="percentage">
            <text:p>70.60%</text:p>
          </table:table-cell>
          <table:table-cell/>
          <table:table-cell table:style-name="ce67" office:value-type="percentage" office:value="0.697" calcext:value-type="percentage">
            <text:p>69.70%</text:p>
          </table:table-cell>
          <table:table-cell/>
          <table:table-cell table:style-name="ce67" office:value-type="percentage" office:value="0.698" calcext:value-type="percentage">
            <text:p>69.80%</text:p>
          </table:table-cell>
          <table:table-cell/>
          <table:table-cell table:style-name="ce67" office:value-type="percentage" office:value="0.698" calcext:value-type="percentage">
            <text:p>69.80%</text:p>
          </table:table-cell>
          <table:table-cell/>
          <table:table-cell table:style-name="ce67" office:value-type="percentage" office:value="0.708" calcext:value-type="percentage">
            <text:p>70.80%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Diff TOP 1</text:p>
          </table:table-cell>
          <table:table-cell table:style-name="ce36" table:number-columns-repeated="2"/>
          <table:table-cell table:style-name="ce44" table:formula="of:=[.D162]-[.$B162]" office:value-type="percentage" office:value="-0.162" calcext:value-type="percentage">
            <text:p>-16.20%</text:p>
          </table:table-cell>
          <table:table-cell table:style-name="ce47"/>
          <table:table-cell table:style-name="ce44" table:formula="of:=[.F162]-[.$B162]" office:value-type="percentage" office:value="-0.144" calcext:value-type="percentage">
            <text:p>-14.40%</text:p>
          </table:table-cell>
          <table:table-cell table:style-name="ce47"/>
          <table:table-cell table:style-name="ce44" table:formula="of:=[.H162]-[.$B162]" office:value-type="percentage" office:value="-0.155" calcext:value-type="percentage">
            <text:p>-15.50%</text:p>
          </table:table-cell>
          <table:table-cell table:style-name="ce47"/>
          <table:table-cell table:style-name="ce44" table:formula="of:=[.J162]-[.$B162]" office:value-type="percentage" office:value="-0.155" calcext:value-type="percentage">
            <text:p>-15.50%</text:p>
          </table:table-cell>
          <table:table-cell table:style-name="ce47"/>
          <table:table-cell table:style-name="ce44" table:formula="of:=[.L162]-[.$B162]" office:value-type="percentage" office:value="-0.154" calcext:value-type="percentage">
            <text:p>-15.40%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Diff TOP 5</text:p>
          </table:table-cell>
          <table:table-cell table:style-name="ce37" table:number-columns-repeated="2"/>
          <table:table-cell table:style-name="ce45" table:formula="of:=[.D163]-[.$B163]" office:value-type="percentage" office:value="-0.111" calcext:value-type="percentage">
            <text:p>-11.10%</text:p>
          </table:table-cell>
          <table:table-cell table:style-name="ce50"/>
          <table:table-cell table:style-name="ce45" table:formula="of:=[.F163]-[.$B163]" office:value-type="percentage" office:value="-0.12" calcext:value-type="percentage">
            <text:p>-12.00%</text:p>
          </table:table-cell>
          <table:table-cell table:style-name="ce50"/>
          <table:table-cell table:style-name="ce45" table:formula="of:=[.H163]-[.$B163]" office:value-type="percentage" office:value="-0.119" calcext:value-type="percentage">
            <text:p>-11.90%</text:p>
          </table:table-cell>
          <table:table-cell table:style-name="ce50"/>
          <table:table-cell table:style-name="ce45" table:formula="of:=[.J163]-[.$B163]" office:value-type="percentage" office:value="-0.119" calcext:value-type="percentage">
            <text:p>-11.90%</text:p>
          </table:table-cell>
          <table:table-cell table:style-name="ce50"/>
          <table:table-cell table:style-name="ce45" table:formula="of:=[.L163]-[.$B163]" office:value-type="percentage" office:value="-0.109" calcext:value-type="percentage">
            <text:p>-10.90%</text:p>
          </table:table-cell>
          <table:table-cell table:number-columns-repeated="5"/>
        </table:table-row>
        <table:table-row table:style-name="ro5"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5"/>
        </table:table-row>
        <table:table-row table:style-name="ro5">
          <table:table-cell table:style-name="Default" office:value-type="string" calcext:value-type="string">
            <text:p>Seeds</text:p>
          </table:table-cell>
          <table:table-cell table:style-name="Default"/>
          <table:table-cell/>
          <table:table-cell table:style-name="ce42" office:value-type="float" office:value="420" calcext:value-type="float">
            <text:p>420</text:p>
          </table:table-cell>
          <table:table-cell/>
          <table:table-cell table:style-name="ce42" office:value-type="float" office:value="1308" calcext:value-type="float">
            <text:p>1308</text:p>
          </table:table-cell>
          <table:table-cell/>
          <table:table-cell table:style-name="ce42" office:value-type="float" office:value="7" calcext:value-type="float">
            <text:p>7</text:p>
          </table:table-cell>
          <table:table-cell/>
          <table:table-cell table:style-name="ce42" office:value-type="float" office:value="23" calcext:value-type="float">
            <text:p>23</text:p>
          </table:table-cell>
          <table:table-cell/>
          <table:table-cell table:style-name="ce42" office:value-type="float" office:value="9" calcext:value-type="float">
            <text:p>9</text:p>
          </table:table-cell>
          <table:table-cell table:number-columns-repeated="5"/>
        </table:table-row>
        <table:table-row table:style-name="ro5">
          <table:table-cell table:style-name="Default"/>
          <table:table-cell table:style-name="Accent_20_2" office:value-type="string" calcext:value-type="string">
            <text:p>No Filters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Guess T1</text:p>
          </table:table-cell>
          <table:table-cell table:formula="of:=[.$B159]" office:value-type="float" office:value="612" calcext:value-type="float">
            <text:p>612</text:p>
          </table:table-cell>
          <table:table-cell/>
          <table:table-cell office:value-type="float" office:value="459" calcext:value-type="float">
            <text:p>459</text:p>
          </table:table-cell>
          <table:table-cell/>
          <table:table-cell office:value-type="float" office:value="447" calcext:value-type="float">
            <text:p>447</text:p>
          </table:table-cell>
          <table:table-cell/>
          <table:table-cell office:value-type="float" office:value="443" calcext:value-type="float">
            <text:p>443</text:p>
          </table:table-cell>
          <table:table-cell/>
          <table:table-cell office:value-type="float" office:value="459" calcext:value-type="float">
            <text:p>459</text:p>
          </table:table-cell>
          <table:table-cell/>
          <table:table-cell office:value-type="float" office:value="463" calcext:value-type="float">
            <text:p>463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Guess T5</text:p>
          </table:table-cell>
          <table:table-cell table:formula="of:=[.$B160]" office:value-type="float" office:value="817" calcext:value-type="float">
            <text:p>817</text:p>
          </table:table-cell>
          <table:table-cell/>
          <table:table-cell office:value-type="float" office:value="703" calcext:value-type="float">
            <text:p>703</text:p>
          </table:table-cell>
          <table:table-cell/>
          <table:table-cell office:value-type="float" office:value="701" calcext:value-type="float">
            <text:p>701</text:p>
          </table:table-cell>
          <table:table-cell/>
          <table:table-cell office:value-type="float" office:value="712" calcext:value-type="float">
            <text:p>712</text:p>
          </table:table-cell>
          <table:table-cell/>
          <table:table-cell office:value-type="float" office:value="709" calcext:value-type="float">
            <text:p>709</text:p>
          </table:table-cell>
          <table:table-cell/>
          <table:table-cell office:value-type="float" office:value="695" calcext:value-type="float">
            <text:p>695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Total</text:p>
          </table:table-cell>
          <table:table-cell table:formula="of:=[.$B161]"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TOP 1</text:p>
          </table:table-cell>
          <table:table-cell table:style-name="ce67" table:formula="of:=[.$B162]" office:value-type="percentage" office:value="0.612" calcext:value-type="percentage">
            <text:p>61.20%</text:p>
          </table:table-cell>
          <table:table-cell/>
          <table:table-cell table:style-name="ce67" office:value-type="percentage" office:value="0.459" calcext:value-type="percentage">
            <text:p>45.90%</text:p>
          </table:table-cell>
          <table:table-cell/>
          <table:table-cell table:style-name="ce67" office:value-type="percentage" office:value="0.447" calcext:value-type="percentage">
            <text:p>44.70%</text:p>
          </table:table-cell>
          <table:table-cell/>
          <table:table-cell table:style-name="ce67" office:value-type="percentage" office:value="0.443" calcext:value-type="percentage">
            <text:p>44.30%</text:p>
          </table:table-cell>
          <table:table-cell/>
          <table:table-cell table:style-name="ce67" office:value-type="percentage" office:value="0.459" calcext:value-type="percentage">
            <text:p>45.90%</text:p>
          </table:table-cell>
          <table:table-cell/>
          <table:table-cell table:style-name="ce67" office:value-type="percentage" office:value="0.463" calcext:value-type="percentage">
            <text:p>46.30%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TOP 5</text:p>
          </table:table-cell>
          <table:table-cell table:style-name="ce67" table:formula="of:=[.$B163]" office:value-type="percentage" office:value="0.817" calcext:value-type="percentage">
            <text:p>81.70%</text:p>
          </table:table-cell>
          <table:table-cell/>
          <table:table-cell table:style-name="ce67" office:value-type="percentage" office:value="0.703" calcext:value-type="percentage">
            <text:p>70.30%</text:p>
          </table:table-cell>
          <table:table-cell/>
          <table:table-cell table:style-name="ce67" office:value-type="percentage" office:value="0.701" calcext:value-type="percentage">
            <text:p>70.10%</text:p>
          </table:table-cell>
          <table:table-cell/>
          <table:table-cell table:style-name="ce67" office:value-type="percentage" office:value="0.712" calcext:value-type="percentage">
            <text:p>71.20%</text:p>
          </table:table-cell>
          <table:table-cell/>
          <table:table-cell table:style-name="ce67" office:value-type="percentage" office:value="0.709" calcext:value-type="percentage">
            <text:p>70.90%</text:p>
          </table:table-cell>
          <table:table-cell/>
          <table:table-cell table:style-name="ce67" office:value-type="percentage" office:value="0.695" calcext:value-type="percentage">
            <text:p>69.50%</text:p>
          </table:table-cell>
          <table:table-cell/>
          <table:table-cell table:style-name="Accent_20_3" office:value-type="string" calcext:value-type="string">
            <text:p>TOP 1 AVG</text:p>
          </table:table-cell>
          <table:table-cell table:style-name="Accent_20_3" office:value-type="string" calcext:value-type="string">
            <text:p>TOP 5 AVG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iff TOP 1</text:p>
          </table:table-cell>
          <table:table-cell table:style-name="ce36" table:number-columns-repeated="2"/>
          <table:table-cell table:style-name="ce44" table:formula="of:=[.D172]-[.$B172]" office:value-type="percentage" office:value="-0.153" calcext:value-type="percentage">
            <text:p>-15.30%</text:p>
          </table:table-cell>
          <table:table-cell table:style-name="ce47"/>
          <table:table-cell table:style-name="ce44" table:formula="of:=[.F172]-[.$B172]" office:value-type="percentage" office:value="-0.165" calcext:value-type="percentage">
            <text:p>-16.50%</text:p>
          </table:table-cell>
          <table:table-cell table:style-name="ce47"/>
          <table:table-cell table:style-name="ce44" table:formula="of:=[.H172]-[.$B172]" office:value-type="percentage" office:value="-0.169" calcext:value-type="percentage">
            <text:p>-16.90%</text:p>
          </table:table-cell>
          <table:table-cell table:style-name="ce47"/>
          <table:table-cell table:style-name="ce44" table:formula="of:=[.J172]-[.$B172]" office:value-type="percentage" office:value="-0.153" calcext:value-type="percentage">
            <text:p>-15.30%</text:p>
          </table:table-cell>
          <table:table-cell table:style-name="ce47"/>
          <table:table-cell table:style-name="ce44" table:formula="of:=[.L172]-[.$B172]" office:value-type="percentage" office:value="-0.149" calcext:value-type="percentage">
            <text:p>-14.90%</text:p>
          </table:table-cell>
          <table:table-cell/>
          <table:table-cell table:style-name="ce49" table:formula="of:=AVERAGE([.D164];[.F164];[.H164];[.J164];[.L164];[.D174];[.F174];[.H174];[.J174];[.L174])" office:value-type="percentage" office:value="-0.1559" calcext:value-type="percentage">
            <text:p>-15.59%</text:p>
          </table:table-cell>
          <table:table-cell table:style-name="ce49" table:formula="of:=AVERAGE([.D165];[.F165];[.H165];[.J165];[.L165];[.D175];[.F175];[.H175];[.J175];[.L175])" office:value-type="percentage" office:value="-0.1143" calcext:value-type="percentage">
            <text:p>-11.43%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iff TOP 5</text:p>
          </table:table-cell>
          <table:table-cell table:style-name="ce37" table:number-columns-repeated="2"/>
          <table:table-cell table:style-name="ce45" table:formula="of:=[.D173]-[.$B173]" office:value-type="percentage" office:value="-0.114" calcext:value-type="percentage">
            <text:p>-11.40%</text:p>
          </table:table-cell>
          <table:table-cell table:style-name="ce50"/>
          <table:table-cell table:style-name="ce45" table:formula="of:=[.F173]-[.$B173]" office:value-type="percentage" office:value="-0.116" calcext:value-type="percentage">
            <text:p>-11.60%</text:p>
          </table:table-cell>
          <table:table-cell table:style-name="ce50"/>
          <table:table-cell table:style-name="ce45" table:formula="of:=[.H173]-[.$B173]" office:value-type="percentage" office:value="-0.105" calcext:value-type="percentage">
            <text:p>-10.50%</text:p>
          </table:table-cell>
          <table:table-cell table:style-name="ce50"/>
          <table:table-cell table:style-name="ce45" table:formula="of:=[.J173]-[.$B173]" office:value-type="percentage" office:value="-0.108" calcext:value-type="percentage">
            <text:p>-10.80%</text:p>
          </table:table-cell>
          <table:table-cell table:style-name="ce50"/>
          <table:table-cell table:style-name="ce45" table:formula="of:=[.L173]-[.$B173]" office:value-type="percentage" office:value="-0.122" calcext:value-type="percentage">
            <text:p>-12.20%</text:p>
          </table:table-cell>
          <table:table-cell table:number-columns-repeated="5"/>
        </table:table-row>
        <table:table-row table:style-name="ro5" table:number-rows-repeated="2"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5"/>
        </table:table-row>
        <table:table-row table:style-name="ro7">
          <table:table-cell table:style-name="Default" table:number-columns-repeated="2"/>
          <table:table-cell/>
          <table:table-cell table:style-name="ce41" office:value-type="string" calcext:value-type="string" table:number-columns-spanned="9" table:number-rows-spanned="1">
            <text:p>VGG19 BN</text:p>
          </table:table-cell>
          <table:covered-table-cell/>
          <table:covered-table-cell table:style-name="Default"/>
          <table:covered-table-cell/>
          <table:covered-table-cell table:style-name="Default"/>
          <table:covered-table-cell/>
          <table:covered-table-cell table:style-name="Default"/>
          <table:covered-table-cell/>
          <table:covered-table-cell table:style-name="Default"/>
          <table:table-cell table:number-columns-repeated="5"/>
        </table:table-row>
        <table:table-row table:style-name="ro5">
          <table:table-cell table:style-name="Default" office:value-type="string" calcext:value-type="string">
            <text:p>Seeds</text:p>
          </table:table-cell>
          <table:table-cell table:style-name="Default"/>
          <table:table-cell/>
          <table:table-cell table:style-name="ce42" office:value-type="float" office:value="69" calcext:value-type="float">
            <text:p>69</text:p>
          </table:table-cell>
          <table:table-cell table:style-name="ce35"/>
          <table:table-cell table:style-name="ce42" office:value-type="float" office:value="666" calcext:value-type="float">
            <text:p>666</text:p>
          </table:table-cell>
          <table:table-cell/>
          <table:table-cell table:style-name="ce42" office:value-type="float" office:value="777" calcext:value-type="float">
            <text:p>777</text:p>
          </table:table-cell>
          <table:table-cell/>
          <table:table-cell table:style-name="ce42" office:value-type="float" office:value="911" calcext:value-type="float">
            <text:p>911</text:p>
          </table:table-cell>
          <table:table-cell/>
          <table:table-cell table:style-name="ce42" office:value-type="float" office:value="119" calcext:value-type="float">
            <text:p>119</text:p>
          </table:table-cell>
          <table:table-cell/>
          <table:table-cell table:style-name="Accent_20_2" office:value-type="string" calcext:value-type="string">
            <text:p>No Filters</text:p>
          </table:table-cell>
          <table:table-cell table:style-name="ce56" office:value-type="string" calcext:value-type="string" table:number-columns-spanned="3" table:number-rows-spanned="3">
            <text:p>Risultati ottenuti dai modelli con le immagini originali del dataset Aline</text:p>
          </table:table-cell>
          <table:covered-table-cell table:number-columns-repeated="2"/>
        </table:table-row>
        <table:table-row table:style-name="ro5">
          <table:table-cell table:style-name="Default"/>
          <table:table-cell table:style-name="Accent_20_2" office:value-type="string" calcext:value-type="string">
            <text:p>No Filters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 table:number-columns-repeated="2"/>
          <table:covered-table-cell table:number-columns-repeated="3"/>
        </table:table-row>
        <table:table-row table:style-name="ro4">
          <table:table-cell office:value-type="string" calcext:value-type="string">
            <text:p>Guess T1</text:p>
          </table:table-cell>
          <table:table-cell table:formula="of:=[$'A-Line'.I83]" office:value-type="float" office:value="746" calcext:value-type="float">
            <text:p>746</text:p>
          </table:table-cell>
          <table:table-cell/>
          <table:table-cell office:value-type="float" office:value="667" calcext:value-type="float">
            <text:p>667</text:p>
          </table:table-cell>
          <table:table-cell/>
          <table:table-cell office:value-type="float" office:value="666" calcext:value-type="float">
            <text:p>666</text:p>
          </table:table-cell>
          <table:table-cell/>
          <table:table-cell office:value-type="float" office:value="655" calcext:value-type="float">
            <text:p>655</text:p>
          </table:table-cell>
          <table:table-cell/>
          <table:table-cell office:value-type="float" office:value="658" calcext:value-type="float">
            <text:p>658</text:p>
          </table:table-cell>
          <table:table-cell/>
          <table:table-cell office:value-type="float" office:value="657" calcext:value-type="float">
            <text:p>657</text:p>
          </table:table-cell>
          <table:table-cell table:number-columns-repeated="2"/>
          <table:covered-table-cell table:number-columns-repeated="3"/>
        </table:table-row>
        <table:table-row table:style-name="ro4">
          <table:table-cell office:value-type="string" calcext:value-type="string">
            <text:p>Guess T5</text:p>
          </table:table-cell>
          <table:table-cell table:formula="of:=[$'A-Line'.I84]" office:value-type="float" office:value="927" calcext:value-type="float">
            <text:p>927</text:p>
          </table:table-cell>
          <table:table-cell/>
          <table:table-cell office:value-type="float" office:value="886" calcext:value-type="float">
            <text:p>886</text:p>
          </table:table-cell>
          <table:table-cell/>
          <table:table-cell office:value-type="float" office:value="882" calcext:value-type="float">
            <text:p>882</text:p>
          </table:table-cell>
          <table:table-cell/>
          <table:table-cell office:value-type="float" office:value="881" calcext:value-type="float">
            <text:p>881</text:p>
          </table:table-cell>
          <table:table-cell/>
          <table:table-cell office:value-type="float" office:value="880" calcext:value-type="float">
            <text:p>880</text:p>
          </table:table-cell>
          <table:table-cell/>
          <table:table-cell office:value-type="float" office:value="878" calcext:value-type="float">
            <text:p>878</text:p>
          </table:table-cell>
          <table:table-cell/>
          <table:table-cell table:style-name="ce42" office:value-type="float" office:value="1234" calcext:value-type="float">
            <text:p>1234</text:p>
          </table:table-cell>
          <table:table-cell table:style-name="ce56" office:value-type="string" calcext:value-type="string" table:number-columns-spanned="3" table:number-rows-spanned="3">
            <text:p>Seed applicato alla generazione random dei filtri</text:p>
          </table:table-cell>
          <table:covered-table-cell table:number-columns-repeated="2"/>
        </table:table-row>
        <table:table-row table:style-name="ro4">
          <table:table-cell office:value-type="string" calcext:value-type="string">
            <text:p>Total</text:p>
          </table:table-cell>
          <table:table-cell table:formula="of:=[$'A-Line'.I85]"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  <table:covered-table-cell table:number-columns-repeated="3"/>
        </table:table-row>
        <table:table-row table:style-name="ro4">
          <table:table-cell office:value-type="string" calcext:value-type="string">
            <text:p>TOP 1</text:p>
          </table:table-cell>
          <table:table-cell table:style-name="ce67" table:formula="of:=[$'A-Line'.I86]" office:value-type="percentage" office:value="0.746" calcext:value-type="percentage">
            <text:p>74.60%</text:p>
          </table:table-cell>
          <table:table-cell/>
          <table:table-cell table:style-name="ce67" office:value-type="percentage" office:value="0.667" calcext:value-type="percentage">
            <text:p>66.70%</text:p>
          </table:table-cell>
          <table:table-cell/>
          <table:table-cell table:style-name="ce67" office:value-type="percentage" office:value="0.666" calcext:value-type="percentage">
            <text:p>66.60%</text:p>
          </table:table-cell>
          <table:table-cell/>
          <table:table-cell table:style-name="ce67" office:value-type="percentage" office:value="0.655" calcext:value-type="percentage">
            <text:p>65.50%</text:p>
          </table:table-cell>
          <table:table-cell/>
          <table:table-cell table:style-name="ce67" office:value-type="percentage" office:value="0.658" calcext:value-type="percentage">
            <text:p>65.80%</text:p>
          </table:table-cell>
          <table:table-cell/>
          <table:table-cell table:style-name="ce67" office:value-type="percentage" office:value="0.657" calcext:value-type="percentage">
            <text:p>65.70%</text:p>
          </table:table-cell>
          <table:table-cell table:number-columns-repeated="2"/>
          <table:covered-table-cell table:number-columns-repeated="3"/>
        </table:table-row>
        <table:table-row table:style-name="ro4">
          <table:table-cell office:value-type="string" calcext:value-type="string">
            <text:p>TOP 5</text:p>
          </table:table-cell>
          <table:table-cell table:style-name="ce67" table:formula="of:=[$'A-Line'.I87]" office:value-type="percentage" office:value="0.927" calcext:value-type="percentage">
            <text:p>92.70%</text:p>
          </table:table-cell>
          <table:table-cell/>
          <table:table-cell table:style-name="ce67" office:value-type="percentage" office:value="0.886" calcext:value-type="percentage">
            <text:p>88.60%</text:p>
          </table:table-cell>
          <table:table-cell/>
          <table:table-cell table:style-name="ce67" office:value-type="percentage" office:value="0.882" calcext:value-type="percentage">
            <text:p>88.20%</text:p>
          </table:table-cell>
          <table:table-cell/>
          <table:table-cell table:style-name="ce67" office:value-type="percentage" office:value="0.881" calcext:value-type="percentage">
            <text:p>88.10%</text:p>
          </table:table-cell>
          <table:table-cell/>
          <table:table-cell table:style-name="ce67" office:value-type="percentage" office:value="0.88" calcext:value-type="percentage">
            <text:p>88.00%</text:p>
          </table:table-cell>
          <table:table-cell/>
          <table:table-cell table:style-name="ce67" office:value-type="percentage" office:value="0.878" calcext:value-type="percentage">
            <text:p>87.80%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 table:style-name="ce56" office:value-type="string" calcext:value-type="string" table:number-columns-spanned="3" table:number-rows-spanned="3">
            <text:p>Risultati ottenuti dal testing dei modelli con le immagini del dataset Aline alterato dai filtri di Diego.</text:p>
          </table:table-cell>
          <table:covered-table-cell table:number-columns-repeated="2"/>
        </table:table-row>
        <table:table-row table:style-name="ro4">
          <table:table-cell office:value-type="string" calcext:value-type="string">
            <text:p>Diff TOP 1</text:p>
          </table:table-cell>
          <table:table-cell table:style-name="ce36" table:number-columns-repeated="2"/>
          <table:table-cell table:style-name="ce44" table:formula="of:=[.D184]-[.$B184]" office:value-type="percentage" office:value="-0.079" calcext:value-type="percentage">
            <text:p>-7.90%</text:p>
          </table:table-cell>
          <table:table-cell table:style-name="ce47"/>
          <table:table-cell table:style-name="ce44" table:formula="of:=[.F184]-[.$B184]" office:value-type="percentage" office:value="-0.08" calcext:value-type="percentage">
            <text:p>-8.00%</text:p>
          </table:table-cell>
          <table:table-cell table:style-name="ce47"/>
          <table:table-cell table:style-name="ce44" table:formula="of:=[.H184]-[.$B184]" office:value-type="percentage" office:value="-0.091" calcext:value-type="percentage">
            <text:p>-9.10%</text:p>
          </table:table-cell>
          <table:table-cell table:style-name="ce47"/>
          <table:table-cell table:style-name="ce44" table:formula="of:=[.J184]-[.$B184]" office:value-type="percentage" office:value="-0.088" calcext:value-type="percentage">
            <text:p>-8.80%</text:p>
          </table:table-cell>
          <table:table-cell table:style-name="ce47"/>
          <table:table-cell table:style-name="ce44" table:formula="of:=[.L184]-[.$B184]" office:value-type="percentage" office:value="-0.089" calcext:value-type="percentage">
            <text:p>-8.90%</text:p>
          </table:table-cell>
          <table:table-cell table:number-columns-repeated="2"/>
          <table:covered-table-cell table:number-columns-repeated="3"/>
        </table:table-row>
        <table:table-row table:style-name="ro4">
          <table:table-cell office:value-type="string" calcext:value-type="string">
            <text:p>Diff TOP 5</text:p>
          </table:table-cell>
          <table:table-cell table:style-name="ce37" table:number-columns-repeated="2"/>
          <table:table-cell table:style-name="ce45" table:formula="of:=[.D185]-[.$B185]" office:value-type="percentage" office:value="-0.041" calcext:value-type="percentage">
            <text:p>-4.10%</text:p>
          </table:table-cell>
          <table:table-cell table:style-name="ce50"/>
          <table:table-cell table:style-name="ce45" table:formula="of:=[.F185]-[.$B185]" office:value-type="percentage" office:value="-0.045" calcext:value-type="percentage">
            <text:p>-4.50%</text:p>
          </table:table-cell>
          <table:table-cell table:style-name="ce50"/>
          <table:table-cell table:style-name="ce45" table:formula="of:=[.H185]-[.$B185]" office:value-type="percentage" office:value="-0.046" calcext:value-type="percentage">
            <text:p>-4.60%</text:p>
          </table:table-cell>
          <table:table-cell table:style-name="ce50"/>
          <table:table-cell table:style-name="ce45" table:formula="of:=[.J185]-[.$B185]" office:value-type="percentage" office:value="-0.047" calcext:value-type="percentage">
            <text:p>-4.70%</text:p>
          </table:table-cell>
          <table:table-cell table:style-name="ce50"/>
          <table:table-cell table:style-name="ce45" table:formula="of:=[.L185]-[.$B185]" office:value-type="percentage" office:value="-0.049" calcext:value-type="percentage">
            <text:p>-4.90%</text:p>
          </table:table-cell>
          <table:table-cell table:number-columns-repeated="2"/>
          <table:covered-table-cell table:number-columns-repeated="3"/>
        </table:table-row>
        <table:table-row table:style-name="ro5"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5"/>
        </table:table-row>
        <table:table-row table:style-name="ro5">
          <table:table-cell table:style-name="Default" office:value-type="string" calcext:value-type="string">
            <text:p>Seeds</text:p>
          </table:table-cell>
          <table:table-cell table:style-name="Default"/>
          <table:table-cell/>
          <table:table-cell table:style-name="ce42" office:value-type="float" office:value="420" calcext:value-type="float">
            <text:p>420</text:p>
          </table:table-cell>
          <table:table-cell/>
          <table:table-cell table:style-name="ce42" office:value-type="float" office:value="1308" calcext:value-type="float">
            <text:p>1308</text:p>
          </table:table-cell>
          <table:table-cell/>
          <table:table-cell table:style-name="ce42" office:value-type="float" office:value="7" calcext:value-type="float">
            <text:p>7</text:p>
          </table:table-cell>
          <table:table-cell/>
          <table:table-cell table:style-name="ce42" office:value-type="float" office:value="23" calcext:value-type="float">
            <text:p>23</text:p>
          </table:table-cell>
          <table:table-cell/>
          <table:table-cell table:style-name="ce42" office:value-type="float" office:value="9" calcext:value-type="float">
            <text:p>9</text:p>
          </table:table-cell>
          <table:table-cell table:number-columns-repeated="5"/>
        </table:table-row>
        <table:table-row table:style-name="ro5">
          <table:table-cell table:style-name="Default"/>
          <table:table-cell table:style-name="Accent_20_2" office:value-type="string" calcext:value-type="string">
            <text:p>No Filters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Guess T1</text:p>
          </table:table-cell>
          <table:table-cell table:formula="of:=[.$B181]" office:value-type="float" office:value="746" calcext:value-type="float">
            <text:p>746</text:p>
          </table:table-cell>
          <table:table-cell/>
          <table:table-cell office:value-type="float" office:value="664" calcext:value-type="float">
            <text:p>664</text:p>
          </table:table-cell>
          <table:table-cell/>
          <table:table-cell office:value-type="float" office:value="665" calcext:value-type="float">
            <text:p>665</text:p>
          </table:table-cell>
          <table:table-cell/>
          <table:table-cell office:value-type="float" office:value="659" calcext:value-type="float">
            <text:p>659</text:p>
          </table:table-cell>
          <table:table-cell/>
          <table:table-cell office:value-type="float" office:value="670" calcext:value-type="float">
            <text:p>670</text:p>
          </table:table-cell>
          <table:table-cell/>
          <table:table-cell office:value-type="float" office:value="650" calcext:value-type="float">
            <text:p>650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Guess T5</text:p>
          </table:table-cell>
          <table:table-cell table:formula="of:=[.$B182]" office:value-type="float" office:value="927" calcext:value-type="float">
            <text:p>927</text:p>
          </table:table-cell>
          <table:table-cell/>
          <table:table-cell office:value-type="float" office:value="873" calcext:value-type="float">
            <text:p>873</text:p>
          </table:table-cell>
          <table:table-cell/>
          <table:table-cell office:value-type="float" office:value="887" calcext:value-type="float">
            <text:p>887</text:p>
          </table:table-cell>
          <table:table-cell/>
          <table:table-cell office:value-type="float" office:value="885" calcext:value-type="float">
            <text:p>885</text:p>
          </table:table-cell>
          <table:table-cell/>
          <table:table-cell office:value-type="float" office:value="886" calcext:value-type="float">
            <text:p>886</text:p>
          </table:table-cell>
          <table:table-cell/>
          <table:table-cell office:value-type="float" office:value="878" calcext:value-type="float">
            <text:p>878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Total</text:p>
          </table:table-cell>
          <table:table-cell table:formula="of:=[.$B183]"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TOP 1</text:p>
          </table:table-cell>
          <table:table-cell table:style-name="ce67" table:formula="of:=[.$B184]" office:value-type="percentage" office:value="0.746" calcext:value-type="percentage">
            <text:p>74.60%</text:p>
          </table:table-cell>
          <table:table-cell/>
          <table:table-cell table:style-name="ce67" office:value-type="percentage" office:value="0.664" calcext:value-type="percentage">
            <text:p>66.40%</text:p>
          </table:table-cell>
          <table:table-cell/>
          <table:table-cell table:style-name="ce67" office:value-type="percentage" office:value="0.665" calcext:value-type="percentage">
            <text:p>66.50%</text:p>
          </table:table-cell>
          <table:table-cell/>
          <table:table-cell table:style-name="ce67" office:value-type="percentage" office:value="0.659" calcext:value-type="percentage">
            <text:p>65.90%</text:p>
          </table:table-cell>
          <table:table-cell/>
          <table:table-cell table:style-name="ce67" office:value-type="percentage" office:value="0.67" calcext:value-type="percentage">
            <text:p>67.00%</text:p>
          </table:table-cell>
          <table:table-cell/>
          <table:table-cell table:style-name="ce67" office:value-type="percentage" office:value="0.65" calcext:value-type="percentage">
            <text:p>65.00%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TOP 5</text:p>
          </table:table-cell>
          <table:table-cell table:style-name="ce67" table:formula="of:=[.$B185]" office:value-type="percentage" office:value="0.927" calcext:value-type="percentage">
            <text:p>92.70%</text:p>
          </table:table-cell>
          <table:table-cell/>
          <table:table-cell table:style-name="ce67" office:value-type="percentage" office:value="0.873" calcext:value-type="percentage">
            <text:p>87.30%</text:p>
          </table:table-cell>
          <table:table-cell/>
          <table:table-cell table:style-name="ce67" office:value-type="percentage" office:value="0.887" calcext:value-type="percentage">
            <text:p>88.70%</text:p>
          </table:table-cell>
          <table:table-cell/>
          <table:table-cell table:style-name="ce67" office:value-type="percentage" office:value="0.885" calcext:value-type="percentage">
            <text:p>88.50%</text:p>
          </table:table-cell>
          <table:table-cell/>
          <table:table-cell table:style-name="ce67" office:value-type="percentage" office:value="0.886" calcext:value-type="percentage">
            <text:p>88.60%</text:p>
          </table:table-cell>
          <table:table-cell/>
          <table:table-cell table:style-name="ce67" office:value-type="percentage" office:value="0.878" calcext:value-type="percentage">
            <text:p>87.80%</text:p>
          </table:table-cell>
          <table:table-cell/>
          <table:table-cell table:style-name="Accent_20_3" office:value-type="string" calcext:value-type="string">
            <text:p>TOP 1 AVG</text:p>
          </table:table-cell>
          <table:table-cell table:style-name="Accent_20_3" office:value-type="string" calcext:value-type="string">
            <text:p>TOP 5 AVG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iff TOP 1</text:p>
          </table:table-cell>
          <table:table-cell table:style-name="ce36" table:number-columns-repeated="2"/>
          <table:table-cell table:style-name="ce44" table:formula="of:=[.D194]-[.$B194]" office:value-type="percentage" office:value="-0.082" calcext:value-type="percentage">
            <text:p>-8.20%</text:p>
          </table:table-cell>
          <table:table-cell table:style-name="ce47"/>
          <table:table-cell table:style-name="ce44" table:formula="of:=[.F194]-[.$B194]" office:value-type="percentage" office:value="-0.081" calcext:value-type="percentage">
            <text:p>-8.10%</text:p>
          </table:table-cell>
          <table:table-cell table:style-name="ce47"/>
          <table:table-cell table:style-name="ce44" table:formula="of:=[.H194]-[.$B194]" office:value-type="percentage" office:value="-0.087" calcext:value-type="percentage">
            <text:p>-8.70%</text:p>
          </table:table-cell>
          <table:table-cell table:style-name="ce47"/>
          <table:table-cell table:style-name="ce44" table:formula="of:=[.J194]-[.$B194]" office:value-type="percentage" office:value="-0.076" calcext:value-type="percentage">
            <text:p>-7.60%</text:p>
          </table:table-cell>
          <table:table-cell table:style-name="ce47"/>
          <table:table-cell table:style-name="ce44" table:formula="of:=[.L194]-[.$B194]" office:value-type="percentage" office:value="-0.096" calcext:value-type="percentage">
            <text:p>-9.60%</text:p>
          </table:table-cell>
          <table:table-cell/>
          <table:table-cell table:style-name="ce49" table:formula="of:=AVERAGE([.D186];[.F186];[.H186];[.J186];[.L186];[.D196];[.F196];[.H196];[.J196];[.L196])" office:value-type="percentage" office:value="-0.0849" calcext:value-type="percentage">
            <text:p>-8.49%</text:p>
          </table:table-cell>
          <table:table-cell table:style-name="ce49" table:formula="of:=AVERAGE([.D187];[.F187];[.H187];[.J187];[.L187];[.D197];[.F197];[.H197];[.J197];[.L197])" office:value-type="percentage" office:value="-0.0454" calcext:value-type="percentage">
            <text:p>-4.54%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iff TOP 5</text:p>
          </table:table-cell>
          <table:table-cell table:style-name="ce37" table:number-columns-repeated="2"/>
          <table:table-cell table:style-name="ce45" table:formula="of:=[.D195]-[.$B195]" office:value-type="percentage" office:value="-0.0540000000000001" calcext:value-type="percentage">
            <text:p>-5.40%</text:p>
          </table:table-cell>
          <table:table-cell table:style-name="ce50"/>
          <table:table-cell table:style-name="ce45" table:formula="of:=[.F195]-[.$B195]" office:value-type="percentage" office:value="-0.04" calcext:value-type="percentage">
            <text:p>-4.00%</text:p>
          </table:table-cell>
          <table:table-cell table:style-name="ce50"/>
          <table:table-cell table:style-name="ce45" table:formula="of:=[.H195]-[.$B195]" office:value-type="percentage" office:value="-0.042" calcext:value-type="percentage">
            <text:p>-4.20%</text:p>
          </table:table-cell>
          <table:table-cell table:style-name="ce50"/>
          <table:table-cell table:style-name="ce45" table:formula="of:=[.J195]-[.$B195]" office:value-type="percentage" office:value="-0.041" calcext:value-type="percentage">
            <text:p>-4.10%</text:p>
          </table:table-cell>
          <table:table-cell table:style-name="ce50"/>
          <table:table-cell table:style-name="ce45" table:formula="of:=[.L195]-[.$B195]" office:value-type="percentage" office:value="-0.049" calcext:value-type="percentage">
            <text:p>-4.90%</text:p>
          </table:table-cell>
          <table:table-cell table:number-columns-repeated="5"/>
        </table:table-row>
      </table:table>
      <table:table table:name="DeepUndeeper" table:style-name="ta1">
        <table:shapes>
          <draw:frame draw:z-index="0" draw:name="DeepUndeeper Results" draw:style-name="gr1" draw:text-style-name="P1" svg:width="9.2339in" svg:height="4.4091in" svg:x="0.0323in" svg:y="4.9496in">
            <draw:object draw:notify-on-update-of-ranges="DeepUndeeper.A3:DeepUndeeper.A13 DeepUndeeper.E2:DeepUndeeper.E2 DeepUndeeper.E3:DeepUndeeper.E1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  <svg:title>DeepUndeeper results</svg:title>
            <svg:desc>Risultati ottenuti dal modello passandogli i dataset ALine alterati e non.</svg:desc>
          </draw:frame>
        </table:shapes>
        <table:table-column table:style-name="co25" table:default-cell-style-name="ce60"/>
        <table:table-column table:style-name="co26" table:default-cell-style-name="ce60"/>
        <table:table-column table:style-name="co1" table:default-cell-style-name="ce60"/>
        <table:table-column table:style-name="co27" table:default-cell-style-name="ce60"/>
        <table:table-column table:style-name="co28" table:default-cell-style-name="ce61"/>
        <table:table-column table:style-name="co29" table:default-cell-style-name="ce70"/>
        <table:table-column table:style-name="co1" table:number-columns-repeated="2" table:default-cell-style-name="Default"/>
        <table:table-column table:style-name="co30" table:default-cell-style-name="Default"/>
        <table:table-column table:style-name="co1" table:default-cell-style-name="Default"/>
        <table:table-column table:style-name="co31" table:default-cell-style-name="Default"/>
        <table:table-row table:style-name="ro7">
          <table:table-cell table:style-name="ce58" office:value-type="string" calcext:value-type="string" table:number-columns-spanned="6" table:number-rows-spanned="1">
            <text:p>DeepUndeeper Aline Results</text:p>
          </table:table-cell>
          <table:covered-table-cell table:number-columns-repeated="5" table:style-name="Default"/>
          <table:table-cell table:number-columns-repeated="5"/>
        </table:table-row>
        <table:table-row table:style-name="ro10">
          <table:table-cell table:style-name="ce59" office:value-type="string" calcext:value-type="string">
            <text:p>Dataset</text:p>
          </table:table-cell>
          <table:table-cell table:style-name="ce59" office:value-type="string" calcext:value-type="string">
            <text:p>Tot. Imgs</text:p>
          </table:table-cell>
          <table:table-cell table:style-name="ce59" office:value-type="string" calcext:value-type="string">
            <text:p>Pulite</text:p>
          </table:table-cell>
          <table:table-cell table:style-name="ce59" office:value-type="string" calcext:value-type="string">
            <text:p>Distorte</text:p>
          </table:table-cell>
          <table:table-cell table:style-name="ce59" office:value-type="string" calcext:value-type="string">
            <text:p>AVG Error</text:p>
          </table:table-cell>
          <table:table-cell table:style-name="ce59" office:value-type="string" calcext:value-type="string">
            <text:p>AVG Error %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Aline_Normal</text:p>
          </table:table-cell>
          <table:table-cell office:value-type="float" office:value="1000" calcext:value-type="float">
            <text:p>1000</text:p>
          </table:table-cell>
          <table:table-cell office:value-type="float" office:value="860" calcext:value-type="float">
            <text:p>860</text:p>
          </table:table-cell>
          <table:table-cell office:value-type="float" office:value="140" calcext:value-type="float">
            <text:p>140</text:p>
          </table:table-cell>
          <table:table-cell office:value-type="float" office:value="0.518384250128803" calcext:value-type="float">
            <text:p>0.52</text:p>
          </table:table-cell>
          <table:table-cell office:value-type="percentage" office:value="0.518384250128803" calcext:value-type="percentage">
            <text:p>51.84%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Alina_119</text:p>
          </table:table-cell>
          <table:table-cell office:value-type="float" office:value="1000" calcext:value-type="float">
            <text:p>1000</text:p>
          </table:table-cell>
          <table:table-cell office:value-type="float" office:value="650" calcext:value-type="float">
            <text:p>650</text:p>
          </table:table-cell>
          <table:table-cell office:value-type="float" office:value="350" calcext:value-type="float">
            <text:p>350</text:p>
          </table:table-cell>
          <table:table-cell office:value-type="float" office:value="0.931491120384609" calcext:value-type="float">
            <text:p>0.93</text:p>
          </table:table-cell>
          <table:table-cell office:value-type="percentage" office:value="0.931491120384609" calcext:value-type="percentage">
            <text:p>93.15%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Alina_1308</text:p>
          </table:table-cell>
          <table:table-cell office:value-type="float" office:value="1000" calcext:value-type="float">
            <text:p>1000</text:p>
          </table:table-cell>
          <table:table-cell office:value-type="float" office:value="663" calcext:value-type="float">
            <text:p>663</text:p>
          </table:table-cell>
          <table:table-cell office:value-type="float" office:value="337" calcext:value-type="float">
            <text:p>337</text:p>
          </table:table-cell>
          <table:table-cell office:value-type="float" office:value="0.934449073590945" calcext:value-type="float">
            <text:p>0.93</text:p>
          </table:table-cell>
          <table:table-cell office:value-type="percentage" office:value="0.934449073590945" calcext:value-type="percentage">
            <text:p>93.44%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Alina_23</text:p>
          </table:table-cell>
          <table:table-cell office:value-type="float" office:value="1000" calcext:value-type="float">
            <text:p>1000</text:p>
          </table:table-cell>
          <table:table-cell office:value-type="float" office:value="620" calcext:value-type="float">
            <text:p>620</text:p>
          </table:table-cell>
          <table:table-cell office:value-type="float" office:value="380" calcext:value-type="float">
            <text:p>380</text:p>
          </table:table-cell>
          <table:table-cell office:value-type="float" office:value="0.958202628105543" calcext:value-type="float">
            <text:p>0.96</text:p>
          </table:table-cell>
          <table:table-cell office:value-type="percentage" office:value="0.958202628105543" calcext:value-type="percentage">
            <text:p>95.82%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Alina_420</text:p>
          </table:table-cell>
          <table:table-cell office:value-type="float" office:value="1000" calcext:value-type="float">
            <text:p>1000</text:p>
          </table:table-cell>
          <table:table-cell office:value-type="float" office:value="645" calcext:value-type="float">
            <text:p>645</text:p>
          </table:table-cell>
          <table:table-cell office:value-type="float" office:value="355" calcext:value-type="float">
            <text:p>355</text:p>
          </table:table-cell>
          <table:table-cell office:value-type="float" office:value="0.921598910938064" calcext:value-type="float">
            <text:p>0.92</text:p>
          </table:table-cell>
          <table:table-cell office:value-type="percentage" office:value="0.921598910938064" calcext:value-type="percentage">
            <text:p>92.16%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Alina_666</text:p>
          </table:table-cell>
          <table:table-cell office:value-type="float" office:value="1000" calcext:value-type="float">
            <text:p>1000</text:p>
          </table:table-cell>
          <table:table-cell office:value-type="float" office:value="635" calcext:value-type="float">
            <text:p>635</text:p>
          </table:table-cell>
          <table:table-cell office:value-type="float" office:value="365" calcext:value-type="float">
            <text:p>365</text:p>
          </table:table-cell>
          <table:table-cell office:value-type="float" office:value="0.96513043635508" calcext:value-type="float">
            <text:p>0.97</text:p>
          </table:table-cell>
          <table:table-cell office:value-type="percentage" office:value="0.96513043635508" calcext:value-type="percentage">
            <text:p>96.51%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Alina_69</text:p>
          </table:table-cell>
          <table:table-cell office:value-type="float" office:value="1000" calcext:value-type="float">
            <text:p>1000</text:p>
          </table:table-cell>
          <table:table-cell office:value-type="float" office:value="659" calcext:value-type="float">
            <text:p>659</text:p>
          </table:table-cell>
          <table:table-cell office:value-type="float" office:value="341" calcext:value-type="float">
            <text:p>341</text:p>
          </table:table-cell>
          <table:table-cell office:value-type="float" office:value="0.935713521842949" calcext:value-type="float">
            <text:p>0.94</text:p>
          </table:table-cell>
          <table:table-cell office:value-type="percentage" office:value="0.935713521842949" calcext:value-type="percentage">
            <text:p>93.57%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Alina_7</text:p>
          </table:table-cell>
          <table:table-cell office:value-type="float" office:value="1000" calcext:value-type="float">
            <text:p>1000</text:p>
          </table:table-cell>
          <table:table-cell office:value-type="float" office:value="611" calcext:value-type="float">
            <text:p>611</text:p>
          </table:table-cell>
          <table:table-cell office:value-type="float" office:value="389" calcext:value-type="float">
            <text:p>389</text:p>
          </table:table-cell>
          <table:table-cell office:value-type="float" office:value="1.01588105402941" calcext:value-type="float">
            <text:p>1.02</text:p>
          </table:table-cell>
          <table:table-cell office:value-type="percentage" office:value="1.01588105402941" calcext:value-type="percentage">
            <text:p>101.59%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Alina_777</text:p>
          </table:table-cell>
          <table:table-cell office:value-type="float" office:value="1000" calcext:value-type="float">
            <text:p>1000</text:p>
          </table:table-cell>
          <table:table-cell office:value-type="float" office:value="653" calcext:value-type="float">
            <text:p>653</text:p>
          </table:table-cell>
          <table:table-cell office:value-type="float" office:value="347" calcext:value-type="float">
            <text:p>347</text:p>
          </table:table-cell>
          <table:table-cell office:value-type="float" office:value="0.941891601308239" calcext:value-type="float">
            <text:p>0.94</text:p>
          </table:table-cell>
          <table:table-cell office:value-type="percentage" office:value="0.941891601308239" calcext:value-type="percentage">
            <text:p>94.19%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Alina_9</text:p>
          </table:table-cell>
          <table:table-cell office:value-type="float" office:value="1000" calcext:value-type="float">
            <text:p>1000</text:p>
          </table:table-cell>
          <table:table-cell office:value-type="float" office:value="670" calcext:value-type="float">
            <text:p>670</text:p>
          </table:table-cell>
          <table:table-cell office:value-type="float" office:value="330" calcext:value-type="float">
            <text:p>330</text:p>
          </table:table-cell>
          <table:table-cell office:value-type="float" office:value="0.936149641322957" calcext:value-type="float">
            <text:p>0.94</text:p>
          </table:table-cell>
          <table:table-cell office:value-type="percentage" office:value="0.936149641322957" calcext:value-type="percentage">
            <text:p>93.61%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Alina_911</text:p>
          </table:table-cell>
          <table:table-cell office:value-type="float" office:value="1000" calcext:value-type="float">
            <text:p>1000</text:p>
          </table:table-cell>
          <table:table-cell office:value-type="float" office:value="640" calcext:value-type="float">
            <text:p>640</text:p>
          </table:table-cell>
          <table:table-cell office:value-type="float" office:value="360" calcext:value-type="float">
            <text:p>360</text:p>
          </table:table-cell>
          <table:table-cell office:value-type="float" office:value="0.93292842526016" calcext:value-type="float">
            <text:p>0.93</text:p>
          </table:table-cell>
          <table:table-cell office:value-type="percentage" office:value="0.93292842526016" calcext:value-type="percentage">
            <text:p>93.29%</text:p>
          </table:table-cell>
          <table:table-cell table:number-columns-repeated="5"/>
        </table:table-row>
        <table:table-row table:style-name="ro5" table:number-rows-repeated="2">
          <table:table-cell table:style-name="Default" table:number-columns-repeated="6"/>
          <table:table-cell table:number-columns-repeated="5"/>
        </table:table-row>
        <table:table-row table:style-name="ro10">
          <table:table-cell table:style-name="ce59" office:value-type="string" calcext:value-type="string">
            <text:p>Dataset</text:p>
          </table:table-cell>
          <table:table-cell table:style-name="ce56" office:value-type="string" calcext:value-type="string" table:number-columns-spanned="3" table:number-rows-spanned="3">
            <text:p>Nome del dataset che e’ stato passato al modello</text:p>
          </table:table-cell>
          <table:covered-table-cell table:number-columns-repeated="2" table:style-name="Default"/>
          <table:table-cell table:style-name="ce59" office:value-type="string" calcext:value-type="string">
            <text:p>Pulite</text:p>
          </table:table-cell>
          <table:table-cell table:style-name="ce56" office:value-type="string" calcext:value-type="string" table:number-columns-spanned="3" table:number-rows-spanned="3">
            <text:p>Immagini considerate non alterate (??)</text:p>
          </table:table-cell>
          <table:covered-table-cell table:number-columns-repeated="2"/>
          <table:table-cell table:number-columns-repeated="3"/>
        </table:table-row>
        <table:table-row table:style-name="ro5">
          <table:table-cell table:style-name="Default"/>
          <table:covered-table-cell table:number-columns-repeated="3" table:style-name="Default"/>
          <table:table-cell table:style-name="Default"/>
          <table:covered-table-cell table:style-name="Default"/>
          <table:covered-table-cell table:number-columns-repeated="2"/>
          <table:table-cell table:number-columns-repeated="3"/>
        </table:table-row>
        <table:table-row table:style-name="ro5">
          <table:table-cell table:style-name="Default"/>
          <table:covered-table-cell table:number-columns-repeated="3" table:style-name="Default"/>
          <table:table-cell table:style-name="Default"/>
          <table:covered-table-cell table:style-name="Default"/>
          <table:covered-table-cell table:number-columns-repeated="2"/>
          <table:table-cell table:number-columns-repeated="3"/>
        </table:table-row>
        <table:table-row table:style-name="ro5">
          <table:table-cell table:style-name="Default" table:number-columns-repeated="6"/>
          <table:table-cell table:number-columns-repeated="5"/>
        </table:table-row>
        <table:table-row table:style-name="ro10">
          <table:table-cell table:style-name="ce59" office:value-type="string" calcext:value-type="string">
            <text:p>AVG Error</text:p>
          </table:table-cell>
          <table:table-cell table:style-name="ce56" office:value-type="string" calcext:value-type="string" table:number-columns-spanned="3" table:number-rows-spanned="3">
            <text:p>Differenza tra immagine originale e immagine ottenuta dopo essere stata passata al modelo (pixel a pixel)</text:p>
          </table:table-cell>
          <table:covered-table-cell table:number-columns-repeated="2" table:style-name="Default"/>
          <table:table-cell table:style-name="ce59" office:value-type="string" calcext:value-type="string">
            <text:p>Distorte</text:p>
          </table:table-cell>
          <table:table-cell table:style-name="ce56" office:value-type="string" calcext:value-type="string" table:number-columns-spanned="3" table:number-rows-spanned="3">
            <text:p>Immagini considerate alterate (??)</text:p>
          </table:table-cell>
          <table:covered-table-cell table:number-columns-repeated="2"/>
          <table:table-cell table:number-columns-repeated="3"/>
        </table:table-row>
        <table:table-row table:style-name="ro5">
          <table:table-cell table:style-name="Default"/>
          <table:covered-table-cell table:number-columns-repeated="3" table:style-name="Default"/>
          <table:table-cell table:style-name="Default"/>
          <table:covered-table-cell table:style-name="Default"/>
          <table:covered-table-cell table:number-columns-repeated="2"/>
          <table:table-cell table:number-columns-repeated="3"/>
        </table:table-row>
        <table:table-row table:style-name="ro5">
          <table:table-cell table:style-name="Default"/>
          <table:covered-table-cell table:number-columns-repeated="3" table:style-name="Default"/>
          <table:table-cell table:style-name="Default"/>
          <table:covered-table-cell table:style-name="Default"/>
          <table:covered-table-cell table:number-columns-repeated="2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4" number:min-decimal-places="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Untitled1" style:family="table-cell" style:parent-style-name="Default">
      <style:table-cell-properties fo:background-color="#ff0000"/>
    </style:style>
    <style:style style:name="Untitled2" style:family="table-cell" style:parent-style-name="Default">
      <style:table-cell-properties fo:background-color="#ffff38"/>
    </style:style>
    <style:style style:name="Untitled3" style:family="table-cell" style:parent-style-name="Default">
      <style:table-cell-properties fo:background-color="#81d41a"/>
    </style:style>
  </office:styles>
  <office:automatic-styles>
    <style:page-layout style:name="Mpm1">
      <style:page-layout-properties fo:page-width="16.5354in" fo:page-height="11.6929in" style:num-format="1" style:print-orientation="landscape" fo:border="none" fo:padding-top="0in" fo:padding-bottom="0in" fo:padding-left="0.1201in" fo:padding-right="0in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9">00/00/0000</text:date>, <text:time style:data-style-name="N2" text:time-value="11:02:10.37638990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23T16:49:52.036469276</meta:creation-date>
    <dc:date>2021-04-29T11:09:54.533591309</dc:date>
    <meta:editing-duration>P1DT13H41M1S</meta:editing-duration>
    <meta:editing-cycles>150</meta:editing-cycles>
    <meta:generator>LibreOffice/7.0.5.2$Linux_X86_64 LibreOffice_project/00$Build-2</meta:generator>
    <meta:document-statistic meta:table-count="7" meta:cell-count="3551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3.455cm" svg:height="11.2cm" xlink:href=".." xlink:type="simple" chart:class="chart:bar" chart:style-name="ch1">
        <chart:title svg:x="9.474cm" svg:y="0.36cm" chart:style-name="ch2">
          <text:p>DeepUndeeper Rsults</text:p>
        </chart:title>
        <chart:legend chart:legend-position="end" svg:x="21.112cm" svg:y="5.301cm" style:legend-expansion="high" chart:style-name="ch3"/>
        <chart:plot-area chart:style-name="ch4" table:cell-range-address="DeepUndeeper.A3:DeepUndeeper.A13 DeepUndeeper.E2:DeepUndeeper.E13" chart:data-source-has-labels="both" svg:x="1.48cm" svg:y="1.363cm" svg:width="19.163cm" svg:height="8.632cm">
          <chart:coordinate-region svg:x="2.392cm" svg:y="1.363cm" svg:width="18.251cm" svg:height="6.461cm"/>
          <chart:axis chart:dimension="x" chart:name="primary-x" chart:style-name="ch5" chartooo:axis-type="auto">
            <chartooo:date-scale/>
            <chart:title svg:x="9.972cm" svg:y="10.219cm" chart:style-name="ch6">
              <text:p>Dataset Name</text:p>
            </chart:title>
            <chart:categories table:cell-range-address="DeepUndeeper.A3:DeepUndeeper.A13"/>
          </chart:axis>
          <chart:axis chart:dimension="y" chart:name="primary-y" chart:style-name="ch7">
            <chart:title svg:x="0.451cm" svg:y="6.689cm" chart:style-name="ch8">
              <text:p>AVG ERROR</text:p>
            </chart:title>
            <chart:grid chart:style-name="ch9" chart:class="major"/>
          </chart:axis>
          <chart:series chart:style-name="ch10" chart:values-cell-range-address="DeepUndeeper.E3:DeepUndeeper.E13" chart:label-cell-address="DeepUndeeper.E2:DeepUndeeper.E2" chart:class="chart:bar">
            <chart:data-point chart:repeated="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G Error</text:p>
                <draw:g>
                  <svg:desc>DeepUndeeper.E2:DeepUndeeper.E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line_Normal</text:p>
                <draw:g>
                  <svg:desc>DeepUndeeper.A3:DeepUndeeper.A13</svg:desc>
                </draw:g>
              </table:table-cell>
              <table:table-cell office:value-type="float" office:value="0.518384250128803">
                <text:p>0.518384250128803</text:p>
                <draw:g>
                  <svg:desc>DeepUndeeper.E3:DeepUndeeper.E13</svg:desc>
                </draw:g>
              </table:table-cell>
            </table:table-row>
            <table:table-row>
              <table:table-cell office:value-type="string">
                <text:p>Alina_119</text:p>
              </table:table-cell>
              <table:table-cell office:value-type="float" office:value="0.931491120384609">
                <text:p>0.931491120384609</text:p>
              </table:table-cell>
            </table:table-row>
            <table:table-row>
              <table:table-cell office:value-type="string">
                <text:p>Alina_1308</text:p>
              </table:table-cell>
              <table:table-cell office:value-type="float" office:value="0.934449073590945">
                <text:p>0.934449073590945</text:p>
              </table:table-cell>
            </table:table-row>
            <table:table-row>
              <table:table-cell office:value-type="string">
                <text:p>Alina_23</text:p>
              </table:table-cell>
              <table:table-cell office:value-type="float" office:value="0.958202628105543">
                <text:p>0.958202628105543</text:p>
              </table:table-cell>
            </table:table-row>
            <table:table-row>
              <table:table-cell office:value-type="string">
                <text:p>Alina_420</text:p>
              </table:table-cell>
              <table:table-cell office:value-type="float" office:value="0.921598910938064">
                <text:p>0.921598910938064</text:p>
              </table:table-cell>
            </table:table-row>
            <table:table-row>
              <table:table-cell office:value-type="string">
                <text:p>Alina_666</text:p>
              </table:table-cell>
              <table:table-cell office:value-type="float" office:value="0.96513043635508">
                <text:p>0.96513043635508</text:p>
              </table:table-cell>
            </table:table-row>
            <table:table-row>
              <table:table-cell office:value-type="string">
                <text:p>Alina_69</text:p>
              </table:table-cell>
              <table:table-cell office:value-type="float" office:value="0.935713521842949">
                <text:p>0.935713521842949</text:p>
              </table:table-cell>
            </table:table-row>
            <table:table-row>
              <table:table-cell office:value-type="string">
                <text:p>Alina_7</text:p>
              </table:table-cell>
              <table:table-cell office:value-type="float" office:value="1.01588105402941">
                <text:p>1.01588105402941</text:p>
              </table:table-cell>
            </table:table-row>
            <table:table-row>
              <table:table-cell office:value-type="string">
                <text:p>Alina_777</text:p>
              </table:table-cell>
              <table:table-cell office:value-type="float" office:value="0.941891601308239">
                <text:p>0.941891601308239</text:p>
              </table:table-cell>
            </table:table-row>
            <table:table-row>
              <table:table-cell office:value-type="string">
                <text:p>Alina_9</text:p>
              </table:table-cell>
              <table:table-cell office:value-type="float" office:value="0.936149641322957">
                <text:p>0.936149641322957</text:p>
              </table:table-cell>
            </table:table-row>
            <table:table-row>
              <table:table-cell office:value-type="string">
                <text:p>Alina_911</text:p>
              </table:table-cell>
              <table:table-cell office:value-type="float" office:value="0.93292842526016">
                <text:p>0.9329284252601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5.2$Linux_X86_64 LibreOffice_project/0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